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02in"/>
    </style:style>
    <style:style style:name="co3" style:family="table-column">
      <style:table-column-properties fo:break-before="auto" style:column-width="1.4909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1.2028in"/>
    </style:style>
    <style:style style:name="co6" style:family="table-column">
      <style:table-column-properties fo:break-before="auto" style:column-width="2.0846in"/>
    </style:style>
    <style:style style:name="co7" style:family="table-column">
      <style:table-column-properties fo:break-before="auto" style:column-width="1.7701in"/>
    </style:style>
    <style:style style:name="co8" style:family="table-column">
      <style:table-column-properties fo:break-before="auto" style:column-width="2.3701in"/>
    </style:style>
    <style:style style:name="co9" style:family="table-column">
      <style:table-column-properties fo:break-before="auto" style:column-width="1.7445in"/>
    </style:style>
    <style:style style:name="co10" style:family="table-column">
      <style:table-column-properties fo:break-before="auto" style:column-width="1.7508in"/>
    </style:style>
    <style:style style:name="co11" style:family="table-column">
      <style:table-column-properties fo:break-before="auto" style:column-width="2.0854in"/>
    </style:style>
    <style:style style:name="co12" style:family="table-column">
      <style:table-column-properties fo:break-before="auto" style:column-width="1.6957in"/>
    </style:style>
    <style:style style:name="co13" style:family="table-column">
      <style:table-column-properties fo:break-before="auto" style:column-width="2.3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1"/>
    </style:style>
    <style:style style:name="ce10" style:family="table-cell" style:parent-style-name="Default" style:data-style-name="N61"/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#00a933"/>
    </style:style>
    <style:style style:name="ce9" style:family="table-cell" style:parent-style-name="Default" style:data-style-name="N121">
      <style:table-cell-properties fo:background-color="#00a933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8.4441in" svg:height="4.7496in" svg:x="24.328in" svg:y="3.9776in">
            <draw:object draw:notify-on-update-of-ranges="Arkusz1.B8:Arkusz1.B50 Arkusz1.C8:Arkusz1.C50 Arkusz1.B8:Arkusz1.B50 Arkusz1.D8:Arkusz1.D50 Arkusz1.B8:Arkusz1.B50 Arkusz1.AC8:Arkusz1.AC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0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6" table:default-cell-style-name="ce12"/>
        <table:table-column table:style-name="co4" table:default-cell-style-name="Default"/>
        <table:table-column table:style-name="co4" table:number-columns-repeated="2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table:formula="of:=([.B2]*((1/2)*[.C2]+(1/3)*[.E2]))/([.C2]+(1/2)*[.E2])" office:value-type="float" office:value="5.07936507936508" calcext:value-type="float">
            <text:p>5.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.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.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.57460317460317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Default" table:number-columns-repeated="6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Δy – zmienna niezależna, od niego zależą kolejne Y1</text:p>
          </table:table-cell>
          <table:table-cell/>
          <table:table-cell table:style-name="Default"/>
          <table:table-cell table:number-columns-repeated="9"/>
          <table:table-cell table:style-name="Default" table:number-columns-repeated="6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Y2 – stałe</text:p>
          </table:table-cell>
          <table:table-cell office:value-type="string" calcext:value-type="string">
            <text:p>Y1 dla X=0 też parametrem wejściowym jest</text:p>
          </table:table-cell>
          <table:table-cell table:style-name="Default"/>
          <table:table-cell table:number-columns-repeated="9"/>
          <table:table-cell table:style-name="Default" table:number-columns-repeated="6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/>
          <table:table-cell table:style-name="Default"/>
          <table:table-cell table:number-columns-repeated="9"/>
          <table:table-cell table:style-name="ce11" office:value-type="string" calcext:value-type="string" table:number-columns-spanned="4" table:number-rows-spanned="1">
            <text:p>Współczynniki kierunkowe</text:p>
          </table:table-cell>
          <table:covered-table-cell table:number-columns-repeated="3"/>
          <table:table-cell table:style-name="ce13" office:value-type="string" calcext:value-type="string">
            <text:p>Nowe funkcje</text:p>
          </table:table-cell>
          <table:table-cell table:number-columns-repeated="2"/>
          <table:table-cell table:style-name="Default" office:value-type="string" calcext:value-type="string">
            <text:p>Nieortogonalność</text:p>
          </table:table-cell>
          <table:table-cell table:style-name="Default"/>
          <table:table-cell table:style-name="ce6" office:value-type="string" calcext:value-type="string" table:number-columns-spanned="8" table:number-rows-spanned="1">
            <text:p>Do sprawdzenia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table:style-name="Default"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środek x</text:p>
          </table:table-cell>
          <table:table-cell office:value-type="string" calcext:value-type="string">
            <text:p>środek y</text:p>
          </table:table-cell>
          <table:table-cell office:value-type="string" calcext:value-type="string">
            <text:p>normalizacja</text:p>
          </table:table-cell>
          <table:table-cell office:value-type="string" calcext:value-type="string">
            <text:p>cos(beta)</text:p>
          </table:table-cell>
          <table:table-cell office:value-type="string" calcext:value-type="string">
            <text:p>Kąt</text:p>
          </table:table-cell>
          <table:table-cell table:style-name="ce7" office:value-type="string" calcext:value-type="string">
            <text:p>cos(alpha)</text:p>
          </table:table-cell>
          <table:table-cell table:style-name="ce7" office:value-type="string" calcext:value-type="string">
            <text:p>Kąt</text:p>
          </table:table-cell>
          <table:table-cell table:style-name="ce8" office:value-type="string" calcext:value-type="string">
            <text:p>Normalizacja</text:p>
          </table:table-cell>
          <table:table-cell table:style-name="ce7" office:value-type="string" calcext:value-type="string">
            <text:p>cos (beta)-Fluent(nieorto)</text:p>
          </table:table-cell>
          <table:table-cell table:style-name="ce7"/>
          <table:table-cell office:value-type="string" calcext:value-type="string">
            <text:p>cos z iloczynu skalarnego</text:p>
          </table:table-cell>
          <table:table-cell office:value-type="string" calcext:value-type="string">
            <text:p>cos z iloczynu wektoroweg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.0000160643705129985" calcext:value-type="float">
            <text:p>1.61E-05</text:p>
          </table:table-cell>
          <table:table-cell table:formula="of:=[$Arkusz3.C1]" office:value-type="float" office:value="0.000032262193006057" calcext:value-type="float">
            <text:p>3.23E-05</text:p>
          </table:table-cell>
          <table:table-cell/>
          <table:table-cell table:formula="of:=((1/2)*[.C8]*[.C8]+((1/3)*[.E9]+[.C8])*(1/2)*[.E9])/([.C8]+(1/2)*[.E9])" office:value-type="float" office:value="0.00000891655917759994" calcext:value-type="float">
            <text:p>8.91655917759994E-06</text:p>
          </table:table-cell>
          <table:table-cell table:formula="of:=(((1/2)*([.B9]-[.B8])+[.B8])*[.C8]+((2/3)*([.B9]-[.B8])+[.B8])*(1/2)*[.E9])/([.C8]+(1/2)*[.E9])" office:value-type="float" office:value="0.000516065548062135" calcext:value-type="float">
            <text:p>0.000516065548062</text:p>
          </table:table-cell>
          <table:table-cell table:formula="of:=(((1/2)*([.D8]-[.C9])+[.C8]+[.E9])*([.D8]-[.C9])+((2/3)*[.E9]+[.C8])*(1/2)*[.E9])/([.D8]-[.C9]+(1/2)*[.E9])" office:value-type="float" office:value="0.0000249863320498743" calcext:value-type="float">
            <text:p>2.49863320498743E-05</text:p>
          </table:table-cell>
          <table:table-cell table:formula="of:=(((1/2)*([.B9]-[.B8])+[.B8])*([.D8]-[.C9])+((1/3)*([.B9]-[.B8])+[.B8])*(1/2)*[.E9])/([.D8]-[.C9]+(1/2)*[.E9])" office:value-type="float" office:value="0.000480280895937969" calcext:value-type="float">
            <text:p>0.000480280895938</text:p>
          </table:table-cell>
          <table:table-cell table:formula="of:=DEGREES(ATAN(([.G8]-[.I8])/([.H8]-[.F8])))" office:value-type="float" office:value="65.8166364519452" calcext:value-type="float">
            <text:p>65.8166364519452</text:p>
          </table:table-cell>
          <table:table-cell table:formula="of:=DEGREES(ATAN(([.C9]-[.C8])/([.B9]-[.B8])))" office:value-type="float" office:value="0.196373096301689" calcext:value-type="float">
            <text:p>0.196373096301689</text:p>
          </table:table-cell>
          <table:table-cell table:formula="of:=[.J8]-[.K8]" office:value-type="float" office:value="65.6202633556435" calcext:value-type="float">
            <text:p>65.6202633556435</text:p>
          </table:table-cell>
          <table:table-cell table:formula="of:=ABS([.L8])" office:value-type="float" office:value="65.6202633556435" calcext:value-type="float">
            <text:p>65.6202633556435</text:p>
          </table:table-cell>
          <table:table-cell table:formula="of:=[.E9]/([.B9]-[.B8])" office:value-type="float" office:value="0.00342737051299617" calcext:value-type="float">
            <text:p>0.003427370512996</text:p>
          </table:table-cell>
          <table:table-cell table:formula="of:=[.C9]-[.N8]*[.B9]" office:value-type="float" office:value="0.0000160643705129985" calcext:value-type="float">
            <text:p>1.60643705129985E-05</text:p>
          </table:table-cell>
          <table:table-cell table:formula="of:=([.F8]-[.H8])/([.G8]-[.I8])" office:value-type="float" office:value="-0.449068858250045" calcext:value-type="float">
            <text:p>-0.449068858250045</text:p>
          </table:table-cell>
          <table:table-cell table:formula="of:=[.F8]-[.P8]*[.G8]" office:value-type="float" office:value="0.000240665525628046" calcext:value-type="float">
            <text:p>0.000240665525628</text:p>
          </table:table-cell>
          <table:table-cell table:formula="of:=([.Q8]-[.O8])/([.N8]-[.P8])" office:value-type="float" office:value="0.000496360280679079" calcext:value-type="float">
            <text:p>0.000496360280679</text:p>
          </table:table-cell>
          <table:table-cell table:formula="of:=[.N8]*[.R8]+[.O8]" office:value-type="float" office:value="0.0000177655811028205" calcext:value-type="float">
            <text:p>1.77655811028205E-05</text:p>
          </table:table-cell>
          <table:table-cell table:formula="of:=SQRT(([.B9]-[.R8])^2+([.C9]-[.S8])^2)*SQRT(([.F8]-[.S8])^2+([.G8]-[.R8])^2)" office:value-type="float" office:value="0.0000000108791802364523" calcext:value-type="float">
            <text:p>1.08791802364523E-08</text:p>
          </table:table-cell>
          <table:table-cell table:formula="of:=(-([.B9]-[.R8])*([.F8]-[.S8])+([.C9]-[.S8])*([.G8]-[.R8]))/[.T8]" office:value-type="float" office:value="0.412782329542421" calcext:value-type="float">
            <text:p>0.412782329542421</text:p>
          </table:table-cell>
          <table:table-cell table:formula="of:=DEGREES(ACOS([.U8]))" office:value-type="float" office:value="65.6202633556435" calcext:value-type="float">
            <text:p>65.6202633556435</text:p>
          </table:table-cell>
          <table:table-cell table:style-name="ce7" table:formula="of:=(([.B9]-[.R8])*([.G8]-[.R8])+([.C9]-[.S8])*([.F8]-[.S8]))/[.Y8]" office:value-type="float" office:value="0.910829703302177" calcext:value-type="float">
            <text:p>0.910829703302177</text:p>
          </table:table-cell>
          <table:table-cell table:style-name="ce7" table:formula="of:=DEGREES(ACOS([.W8]))" office:value-type="float" office:value="24.3797366443565" calcext:value-type="float">
            <text:p>24.3797366443565</text:p>
          </table:table-cell>
          <table:table-cell table:style-name="ce9" table:formula="of:=SQRT(([.B9]-[.R8])^2+([.C9]-[.S8])^2)*SQRT(([.F8]-[.S8])^2+([.G8]-[.R8])^2)" office:value-type="float" office:value="0.0000000108791802364523" calcext:value-type="float">
            <text:p>.000000010879180</text:p>
          </table:table-cell>
          <table:table-cell table:style-name="ce7" table:formula="of:=SQRT(1-[.W8]^2)" office:value-type="float" office:value="0.412782329542421" calcext:value-type="float">
            <text:p>0.412782329542421</text:p>
          </table:table-cell>
          <table:table-cell table:style-name="ce7" table:formula="of:=DEGREES(ACOS([.Z8]))" office:value-type="float" office:value="65.6202633556435" calcext:value-type="float">
            <text:p>65.6202633556435</text:p>
          </table:table-cell>
          <table:table-cell table:formula="of:=[.M8]-[.AA8]" office:value-type="float" office:value="0" calcext:value-type="float">
            <text:p>0</text:p>
          </table:table-cell>
          <table:table-cell table:formula="of:=[.M8]-DEGREES(ACOS([.U8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99999999999998" calcext:value-type="float">
            <text:p>0.001</text:p>
          </table:table-cell>
          <table:table-cell table:formula="of:=[.C8]+[.E9]" office:value-type="float" office:value="0.0000194917410259946" calcext:value-type="float">
            <text:p>1.94917410259946E-05</text:p>
          </table:table-cell>
          <table:table-cell table:formula="of:=[$Arkusz3.C2]" office:value-type="float" office:value="0.000032262193006057" calcext:value-type="float">
            <text:p>3.23E-05</text:p>
          </table:table-cell>
          <table:table-cell table:formula="of:=[$Arkusz3.E1]" office:value-type="float" office:value="0.0000034273705129961" calcext:value-type="float">
            <text:p>3.4273705129961E-06</text:p>
          </table:table-cell>
          <table:table-cell table:formula="of:=((1/2)*[.C9]*[.C9]+((1/3)*[.E10]+[.C9])*(1/2)*[.E10])/([.C9]+(1/2)*[.E10])" office:value-type="float" office:value="0.00000865956211297959" calcext:value-type="float">
            <text:p>8.65956211297959E-06</text:p>
          </table:table-cell>
          <table:table-cell table:formula="of:=(((1/2)*([.B10]-[.B9])+[.B9])*[.C9]+((2/3)*([.B10]-[.B9])+[.B9])*(1/2)*[.E10])/([.C9]+(1/2)*[.E10])" office:value-type="float" office:value="0.00148200027596604" calcext:value-type="float">
            <text:p>0.001482000275966</text:p>
          </table:table-cell>
          <table:table-cell table:formula="of:=(((1/2)*([.D9]-[.C10])+[.C9]+[.E10])*([.D9]-[.C10])+((2/3)*[.E10]+[.C9])*(1/2)*[.E10])/([.D9]-[.C10]+(1/2)*[.E10])" office:value-type="float" office:value="0.0000246834474852902" calcext:value-type="float">
            <text:p>2.46834474852902E-05</text:p>
          </table:table-cell>
          <table:table-cell table:formula="of:=(((1/2)*([.B10]-[.B9])+[.B9])*([.D9]-[.C10])+((1/3)*([.B10]-[.B9])+[.B9])*(1/2)*[.E10])/([.D9]-[.C10]+(1/2)*[.E10])" office:value-type="float" office:value="0.00152957037170665" calcext:value-type="float">
            <text:p>0.001529570371707</text:p>
          </table:table-cell>
          <table:table-cell table:formula="of:=DEGREES(ATAN(([.G9]-[.I9])/([.H9]-[.F9])))" office:value-type="float" office:value="-71.3840114133821" calcext:value-type="float">
            <text:p>-71.3840114133821</text:p>
          </table:table-cell>
          <table:table-cell table:formula="of:=DEGREES(ATAN(([.C10]-[.C9])/([.B10]-[.B9])))" office:value-type="float" office:value="-0.25825904320585" calcext:value-type="float">
            <text:p>-0.25825904320585</text:p>
          </table:table-cell>
          <table:table-cell table:formula="of:=[.J9]-[.K9]" office:value-type="float" office:value="-71.1257523701763" calcext:value-type="float">
            <text:p>-71.1257523701763</text:p>
          </table:table-cell>
          <table:table-cell table:formula="of:=ABS([.L9])" office:value-type="float" office:value="71.1257523701763" calcext:value-type="float">
            <text:p>71.1257523701763</text:p>
          </table:table-cell>
          <table:table-cell table:formula="of:=[.E10]/([.B10]-[.B9])" office:value-type="float" office:value="-0.00450750115377194" calcext:value-type="float">
            <text:p>-0.004507501153772</text:p>
          </table:table-cell>
          <table:table-cell table:formula="of:=[.C10]-[.N9]*[.B10]" office:value-type="float" office:value="0.0000239992421797665" calcext:value-type="float">
            <text:p>2.39992421797665E-05</text:p>
          </table:table-cell>
          <table:table-cell table:formula="of:=([.F9]-[.H9])/([.G9]-[.I9])" office:value-type="float" office:value="0.336847868873036" calcext:value-type="float">
            <text:p>0.336847868873036</text:p>
          </table:table-cell>
          <table:table-cell table:formula="of:=[.F9]-[.P9]*[.G9]" office:value-type="float" office:value="-0.000490549072515433" calcext:value-type="float">
            <text:p>-0.000490549072515</text:p>
          </table:table-cell>
          <table:table-cell table:formula="of:=([.Q9]-[.O9])/([.N9]-[.P9])" office:value-type="float" office:value="0.00150736844905879" calcext:value-type="float">
            <text:p>0.001507368449059</text:p>
          </table:table-cell>
          <table:table-cell table:formula="of:=[.N9]*[.R9]+[.O9]" office:value-type="float" office:value="0.0000172047771564745" calcext:value-type="float">
            <text:p>1.72047771564745E-05</text:p>
          </table:table-cell>
          <table:table-cell table:formula="of:=SQRT(([.B10]-[.R9])^2+([.C10]-[.S9])^2)*SQRT(([.F9]-[.S9])^2+([.G9]-[.R9])^2)" office:value-type="float" office:value="0.0000000134110980968962" calcext:value-type="float">
            <text:p>1.34110980968962E-08</text:p>
          </table:table-cell>
          <table:table-cell table:formula="of:=(-([.B10]-[.R9])*([.F9]-[.S9])+([.C10]-[.S9])*([.G9]-[.R9]))/[.T9]" office:value-type="float" office:value="0.32349215451559" calcext:value-type="float">
            <text:p>0.32349215451559</text:p>
          </table:table-cell>
          <table:table-cell table:formula="of:=DEGREES(ACOS([.U9]))" office:value-type="float" office:value="71.1257523701764" calcext:value-type="float">
            <text:p>71.1257523701764</text:p>
          </table:table-cell>
          <table:table-cell table:style-name="ce7" table:formula="of:=(([.B10]-[.R9])*([.G9]-[.R9])+([.C10]-[.S9])*([.F9]-[.S9]))/[.Y9]" office:value-type="float" office:value="-0.946230852364719" calcext:value-type="float">
            <text:p>-0.946230852364719</text:p>
          </table:table-cell>
          <table:table-cell table:style-name="ce7" table:formula="of:=DEGREES(ACOS([.W9]))" office:value-type="float" office:value="161.125752370176" calcext:value-type="float">
            <text:p>161.125752370176</text:p>
          </table:table-cell>
          <table:table-cell table:style-name="ce9" table:formula="of:=SQRT(([.B10]-[.R9])^2+([.C10]-[.S9])^2)*SQRT(([.F9]-[.S9])^2+([.G9]-[.R9])^2)" office:value-type="float" office:value="0.0000000134110980968962" calcext:value-type="float">
            <text:p>.000000013411098</text:p>
          </table:table-cell>
          <table:table-cell table:style-name="ce7" table:formula="of:=SQRT(1-[.W9]^2)" office:value-type="float" office:value="0.323492154515589" calcext:value-type="float">
            <text:p>0.323492154515589</text:p>
          </table:table-cell>
          <table:table-cell table:style-name="ce7" table:formula="of:=DEGREES(ACOS([.Z9]))" office:value-type="float" office:value="71.1257523701764" calcext:value-type="float">
            <text:p>71.1257523701764</text:p>
          </table:table-cell>
          <table:table-cell table:formula="of:=[.M9]-[.AA9]" office:value-type="float" office:value="0" calcext:value-type="float">
            <text:p>0</text:p>
          </table:table-cell>
          <table:table-cell table:formula="of:=[.M9]-DEGREES(ACOS([.U9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00836202831636" calcext:value-type="float">
            <text:p>0.002008362028316</text:p>
          </table:table-cell>
          <table:table-cell table:formula="of:=[.C9]+[.E10]" office:value-type="float" office:value="0.0000149465480199387" calcext:value-type="float">
            <text:p>1.49465480199387E-05</text:p>
          </table:table-cell>
          <table:table-cell table:formula="of:=[$Arkusz3.C3]" office:value-type="float" office:value="0.0000322621930060571" calcext:value-type="float">
            <text:p>3.23E-05</text:p>
          </table:table-cell>
          <table:table-cell table:formula="of:=[$Arkusz3.E2]" office:value-type="float" office:value="-0.0000045451930060559" calcext:value-type="float">
            <text:p>-4.5451930060559E-06</text:p>
          </table:table-cell>
          <table:table-cell table:formula="of:=((1/2)*[.C10]*[.C10]+((1/3)*[.E11]+[.C10])*(1/2)*[.E11])/([.C10]+(1/2)*[.E11])" office:value-type="float" office:value="0.00000839996586397226" calcext:value-type="float">
            <text:p>8.39996586397226E-06</text:p>
          </table:table-cell>
          <table:table-cell table:formula="of:=(((1/2)*([.B11]-[.B10])+[.B10])*[.C10]+((2/3)*([.B11]-[.B10])+[.B10])*(1/2)*[.E11])/([.C10]+(1/2)*[.E11])" office:value-type="float" office:value="0.0025392100270247" calcext:value-type="float">
            <text:p>0.002539210027025</text:p>
          </table:table-cell>
          <table:table-cell table:formula="of:=(((1/2)*([.D10]-[.C11])+[.C10]+[.E11])*([.D10]-[.C11])+((2/3)*[.E11]+[.C10])*(1/2)*[.E11])/([.D10]-[.C11]+(1/2)*[.E11])" office:value-type="float" office:value="0.0000244647893832298" calcext:value-type="float">
            <text:p>2.44647893832298E-05</text:p>
          </table:table-cell>
          <table:table-cell table:formula="of:=(((1/2)*([.B11]-[.B10])+[.B10])*([.D10]-[.C11])+((1/3)*([.B11]-[.B10])+[.B10])*(1/2)*[.E11])/([.D10]-[.C11]+(1/2)*[.E11])" office:value-type="float" office:value="0.00250124607962264" calcext:value-type="float">
            <text:p>0.002501246079623</text:p>
          </table:table-cell>
          <table:table-cell table:formula="of:=DEGREES(ATAN(([.G10]-[.I10])/([.H10]-[.F10])))" office:value-type="float" office:value="67.06386297232" calcext:value-type="float">
            <text:p>67.06386297232</text:p>
          </table:table-cell>
          <table:table-cell table:formula="of:=DEGREES(ATAN(([.C11]-[.C10])/([.B11]-[.B10])))" office:value-type="float" office:value="0.200039621647237" calcext:value-type="float">
            <text:p>0.200039621647237</text:p>
          </table:table-cell>
          <table:table-cell table:formula="of:=[.J10]-[.K10]" office:value-type="float" office:value="66.8638233506728" calcext:value-type="float">
            <text:p>66.8638233506728</text:p>
          </table:table-cell>
          <table:table-cell table:formula="of:=ABS([.L10])" office:value-type="float" office:value="66.8638233506728" calcext:value-type="float">
            <text:p>66.8638233506728</text:p>
          </table:table-cell>
          <table:table-cell table:formula="of:=[.E11]/([.B11]-[.B10])" office:value-type="float" office:value="0.00349136421822339" calcext:value-type="float">
            <text:p>0.003491364218223</text:p>
          </table:table-cell>
          <table:table-cell table:formula="of:=[.C11]-[.N10]*[.B11]" office:value-type="float" office:value="0.00000793462469703641" calcext:value-type="float">
            <text:p>7.93462469703641E-06</text:p>
          </table:table-cell>
          <table:table-cell table:formula="of:=([.F10]-[.H10])/([.G10]-[.I10])" office:value-type="float" office:value="-0.423159987793669" calcext:value-type="float">
            <text:p>-0.423159987793669</text:p>
          </table:table-cell>
          <table:table-cell table:formula="of:=[.F10]-[.P10]*[.G10]" office:value-type="float" office:value="0.00108289204990531" calcext:value-type="float">
            <text:p>0.001082892049905</text:p>
          </table:table-cell>
          <table:table-cell table:formula="of:=([.Q10]-[.O10])/([.N10]-[.P10])" office:value-type="float" office:value="0.00251952190035087" calcext:value-type="float">
            <text:p>0.002519521900351</text:p>
          </table:table-cell>
          <table:table-cell table:formula="of:=[.N10]*[.R10]+[.O10]" office:value-type="float" office:value="0.0000167311933069516" calcext:value-type="float">
            <text:p>1.67311933069516E-05</text:p>
          </table:table-cell>
          <table:table-cell table:formula="of:=SQRT(([.B11]-[.R10])^2+([.C11]-[.S10])^2)*SQRT(([.F10]-[.S10])^2+([.G10]-[.R10])^2)" office:value-type="float" office:value="0.0000000109884302355825" calcext:value-type="float">
            <text:p>1.09884302355825E-08</text:p>
          </table:table-cell>
          <table:table-cell table:formula="of:=(-([.B11]-[.R10])*([.F10]-[.S10])+([.C11]-[.S10])*([.G10]-[.R10]))/[.T10]" office:value-type="float" office:value="0.392917815163619" calcext:value-type="float">
            <text:p>0.392917815163619</text:p>
          </table:table-cell>
          <table:table-cell table:formula="of:=DEGREES(ACOS([.U10]))" office:value-type="float" office:value="66.8638233506721" calcext:value-type="float">
            <text:p>66.8638233506721</text:p>
          </table:table-cell>
          <table:table-cell table:style-name="ce7" table:formula="of:=(([.B11]-[.R10])*([.G10]-[.R10])+([.C11]-[.S10])*([.F10]-[.S10]))/[.Y10]" office:value-type="float" office:value="0.919573591686412" calcext:value-type="float">
            <text:p>0.919573591686412</text:p>
          </table:table-cell>
          <table:table-cell table:style-name="ce7" table:formula="of:=DEGREES(ACOS([.W10]))" office:value-type="float" office:value="23.1361766493279" calcext:value-type="float">
            <text:p>23.1361766493279</text:p>
          </table:table-cell>
          <table:table-cell table:style-name="ce9" table:formula="of:=SQRT(([.B11]-[.R10])^2+([.C11]-[.S10])^2)*SQRT(([.F10]-[.S10])^2+([.G10]-[.R10])^2)" office:value-type="float" office:value="0.0000000109884302355825" calcext:value-type="float">
            <text:p>.000000010988430</text:p>
          </table:table-cell>
          <table:table-cell table:style-name="ce7" table:formula="of:=SQRT(1-[.W10]^2)" office:value-type="float" office:value="0.392917815163618" calcext:value-type="float">
            <text:p>0.392917815163618</text:p>
          </table:table-cell>
          <table:table-cell table:style-name="ce7" table:formula="of:=DEGREES(ACOS([.Z10]))" office:value-type="float" office:value="66.8638233506721" calcext:value-type="float">
            <text:p>66.8638233506721</text:p>
          </table:table-cell>
          <table:table-cell table:formula="of:=[.M10]-[.AA10]" office:value-type="float" office:value="0.000000000000667910171614494" calcext:value-type="float">
            <text:p>6.67910171614494E-13</text:p>
          </table:table-cell>
          <table:table-cell table:formula="of:=[.M10]-DEGREES(ACOS([.U10]))" office:value-type="float" office:value="0.000000000000682121026329696" calcext:value-type="float">
            <text:p>6.82121026329696E-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03351803678293" calcext:value-type="float">
            <text:p>0.003033518036783</text:p>
          </table:table-cell>
          <table:table-cell table:formula="of:=[.C10]+[.E11]" office:value-type="float" office:value="0.0000185257410259956" calcext:value-type="float">
            <text:p>1.85257410259956E-05</text:p>
          </table:table-cell>
          <table:table-cell table:formula="of:=[$Arkusz3.C4]" office:value-type="float" office:value="0.0000322621930060571" calcext:value-type="float">
            <text:p>3.23E-05</text:p>
          </table:table-cell>
          <table:table-cell table:formula="of:=[$Arkusz3.E3]" office:value-type="float" office:value="0.0000035791930060569" calcext:value-type="float">
            <text:p>3.5791930060569E-06</text:p>
          </table:table-cell>
          <table:table-cell table:formula="of:=((1/2)*[.C11]*[.C11]+((1/3)*[.E12]+[.C11])*(1/2)*[.E12])/([.C11]+(1/2)*[.E12])" office:value-type="float" office:value="0.00000815302193149391" calcext:value-type="float">
            <text:p>8.15302193149391E-06</text:p>
          </table:table-cell>
          <table:table-cell table:formula="of:=(((1/2)*([.B12]-[.B11])+[.B11])*[.C11]+((2/3)*([.B12]-[.B11])+[.B11])*(1/2)*[.E12])/([.C11]+(1/2)*[.E12])" office:value-type="float" office:value="0.00353357058150806" calcext:value-type="float">
            <text:p>0.003533570581508</text:p>
          </table:table-cell>
          <table:table-cell table:formula="of:=(((1/2)*([.D11]-[.C12])+[.C11]+[.E12])*([.D11]-[.C12])+((2/3)*[.E12]+[.C11])*(1/2)*[.E12])/([.D11]-[.C12]+(1/2)*[.E12])" office:value-type="float" office:value="0.0000241717800224004" calcext:value-type="float">
            <text:p>2.41717800224004E-05</text:p>
          </table:table-cell>
          <table:table-cell table:formula="of:=(((1/2)*([.B12]-[.B11])+[.B11])*([.D11]-[.C12])+((1/3)*([.B12]-[.B11])+[.B11])*(1/2)*[.E12])/([.D11]-[.C12]+(1/2)*[.E12])" office:value-type="float" office:value="0.00358418569224315" calcext:value-type="float">
            <text:p>0.003584185692243</text:p>
          </table:table-cell>
          <table:table-cell table:formula="of:=DEGREES(ATAN(([.G11]-[.I11])/([.H11]-[.F11])))" office:value-type="float" office:value="-72.4383718223466" calcext:value-type="float">
            <text:p>-72.4383718223466</text:p>
          </table:table-cell>
          <table:table-cell table:formula="of:=DEGREES(ATAN(([.C12]-[.C11])/([.B12]-[.B11])))" office:value-type="float" office:value="-0.254330160444191" calcext:value-type="float">
            <text:p>-0.254330160444191</text:p>
          </table:table-cell>
          <table:table-cell table:formula="of:=[.J11]-[.K11]" office:value-type="float" office:value="-72.1840416619024" calcext:value-type="float">
            <text:p>-72.1840416619024</text:p>
          </table:table-cell>
          <table:table-cell table:formula="of:=ABS([.L11])" office:value-type="float" office:value="72.1840416619024" calcext:value-type="float">
            <text:p>72.1840416619024</text:p>
          </table:table-cell>
          <table:table-cell table:formula="of:=[.E12]/([.B12]-[.B11])" office:value-type="float" office:value="-0.00443892784152889" calcext:value-type="float">
            <text:p>-0.004438927841529</text:p>
          </table:table-cell>
          <table:table-cell table:formula="of:=[.C12]-[.N11]*[.B12]" office:value-type="float" office:value="0.0000319913086972514" calcext:value-type="float">
            <text:p>3.19913086972514E-05</text:p>
          </table:table-cell>
          <table:table-cell table:formula="of:=([.F11]-[.H11])/([.G11]-[.I11])" office:value-type="float" office:value="0.316481735558127" calcext:value-type="float">
            <text:p>0.316481735558127</text:p>
          </table:table-cell>
          <table:table-cell table:formula="of:=[.F11]-[.P11]*[.G11]" office:value-type="float" office:value="-0.00111015752842132" calcext:value-type="float">
            <text:p>-0.001110157528421</text:p>
          </table:table-cell>
          <table:table-cell table:formula="of:=([.Q11]-[.O11])/([.N11]-[.P11])" office:value-type="float" office:value="0.0035589756827101" calcext:value-type="float">
            <text:p>0.00355897568271</text:p>
          </table:table-cell>
          <table:table-cell table:formula="of:=[.N11]*[.R11]+[.O11]" office:value-type="float" office:value="0.0000161932724519452" calcext:value-type="float">
            <text:p>1.61932724519452E-05</text:p>
          </table:table-cell>
          <table:table-cell table:formula="of:=SQRT(([.B12]-[.R11])^2+([.C12]-[.S11])^2)*SQRT(([.F11]-[.S11])^2+([.G11]-[.R11])^2)" office:value-type="float" office:value="0.0000000139915591461033" calcext:value-type="float">
            <text:p>1.39915591461033E-08</text:p>
          </table:table-cell>
          <table:table-cell table:formula="of:=(-([.B12]-[.R11])*([.F11]-[.S11])+([.C12]-[.S11])*([.G11]-[.R11]))/[.T11]" office:value-type="float" office:value="0.305960485458362" calcext:value-type="float">
            <text:p>0.305960485458362</text:p>
          </table:table-cell>
          <table:table-cell table:formula="of:=DEGREES(ACOS([.U11]))" office:value-type="float" office:value="72.1840416619027" calcext:value-type="float">
            <text:p>72.1840416619027</text:p>
          </table:table-cell>
          <table:table-cell table:style-name="ce7" table:formula="of:=(([.B12]-[.R11])*([.G11]-[.R11])+([.C12]-[.S11])*([.F11]-[.S11]))/[.Y11]" office:value-type="float" office:value="-0.952044211861027" calcext:value-type="float">
            <text:p>-0.952044211861027</text:p>
          </table:table-cell>
          <table:table-cell table:style-name="ce7" table:formula="of:=DEGREES(ACOS([.W11]))" office:value-type="float" office:value="162.184041661903" calcext:value-type="float">
            <text:p>162.184041661903</text:p>
          </table:table-cell>
          <table:table-cell table:style-name="ce9" table:formula="of:=SQRT(([.B12]-[.R11])^2+([.C12]-[.S11])^2)*SQRT(([.F11]-[.S11])^2+([.G11]-[.R11])^2)" office:value-type="float" office:value="0.0000000139915591461033" calcext:value-type="float">
            <text:p>.000000013991559</text:p>
          </table:table-cell>
          <table:table-cell table:style-name="ce7" table:formula="of:=SQRT(1-[.W11]^2)" office:value-type="float" office:value="0.305960485458362" calcext:value-type="float">
            <text:p>0.305960485458362</text:p>
          </table:table-cell>
          <table:table-cell table:style-name="ce7" table:formula="of:=DEGREES(ACOS([.Z11]))" office:value-type="float" office:value="72.1840416619027" calcext:value-type="float">
            <text:p>72.1840416619027</text:p>
          </table:table-cell>
          <table:table-cell table:formula="of:=[.M11]-[.AA11]" office:value-type="float" office:value="0" calcext:value-type="float">
            <text:p>0</text:p>
          </table:table-cell>
          <table:table-cell table:formula="of:=[.M11]-DEGREES(ACOS([.U11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08404040897127" calcext:value-type="float">
            <text:p>0.004084040408971</text:p>
          </table:table-cell>
          <table:table-cell table:formula="of:=[.C11]+[.E12]" office:value-type="float" office:value="0.0000138625480199398" calcext:value-type="float">
            <text:p>1.38625480199398E-05</text:p>
          </table:table-cell>
          <table:table-cell table:formula="of:=[$Arkusz3.C5]" office:value-type="float" office:value="0.0000322621930060571" calcext:value-type="float">
            <text:p>3.23E-05</text:p>
          </table:table-cell>
          <table:table-cell table:formula="of:=[$Arkusz3.E4]" office:value-type="float" office:value="-0.0000046631930060558" calcext:value-type="float">
            <text:p>-4.6631930060558E-06</text:p>
          </table:table-cell>
          <table:table-cell table:formula="of:=((1/2)*[.C12]*[.C12]+((1/3)*[.E13]+[.C12])*(1/2)*[.E13])/([.C12]+(1/2)*[.E13])" office:value-type="float" office:value="0.00000787170109410535" calcext:value-type="float">
            <text:p>7.87170109410535E-06</text:p>
          </table:table-cell>
          <table:table-cell table:formula="of:=(((1/2)*([.B13]-[.B12])+[.B12])*[.C12]+((2/3)*([.B13]-[.B12])+[.B12])*(1/2)*[.E13])/([.C12]+(1/2)*[.E13])" office:value-type="float" office:value="0.0046472661038659" calcext:value-type="float">
            <text:p>0.004647266103866</text:p>
          </table:table-cell>
          <table:table-cell table:formula="of:=(((1/2)*([.D12]-[.C13])+[.C12]+[.E13])*([.D12]-[.C13])+((2/3)*[.E13]+[.C12])*(1/2)*[.E13])/([.D12]-[.C13]+(1/2)*[.E13])" office:value-type="float" office:value="0.0000239349635952019" calcext:value-type="float">
            <text:p>2.39349635952019E-05</text:p>
          </table:table-cell>
          <table:table-cell table:formula="of:=(((1/2)*([.B13]-[.B12])+[.B12])*([.D12]-[.C13])+((1/3)*([.B13]-[.B12])+[.B12])*(1/2)*[.E13])/([.D12]-[.C13]+(1/2)*[.E13])" office:value-type="float" office:value="0.00460664003777303" calcext:value-type="float">
            <text:p>0.004606640037773</text:p>
          </table:table-cell>
          <table:table-cell table:formula="of:=DEGREES(ATAN(([.G12]-[.I12])/([.H12]-[.F12])))" office:value-type="float" office:value="68.4265041068615" calcext:value-type="float">
            <text:p>68.4265041068615</text:p>
          </table:table-cell>
          <table:table-cell table:formula="of:=DEGREES(ATAN(([.C13]-[.C12])/([.B13]-[.B12])))" office:value-type="float" office:value="0.191334674730633" calcext:value-type="float">
            <text:p>0.191334674730633</text:p>
          </table:table-cell>
          <table:table-cell table:formula="of:=[.J12]-[.K12]" office:value-type="float" office:value="68.2351694321309" calcext:value-type="float">
            <text:p>68.2351694321309</text:p>
          </table:table-cell>
          <table:table-cell table:formula="of:=ABS([.L12])" office:value-type="float" office:value="68.2351694321309" calcext:value-type="float">
            <text:p>68.2351694321309</text:p>
          </table:table-cell>
          <table:table-cell table:formula="of:=[.E13]/([.B13]-[.B12])" office:value-type="float" office:value="0.00333943246077005" calcext:value-type="float">
            <text:p>0.00333943246077</text:p>
          </table:table-cell>
          <table:table-cell table:formula="of:=[.C13]-[.N12]*[.B13]" office:value-type="float" office:value="0.000000224170907124546" calcext:value-type="float">
            <text:p>2.24170907124546E-07</text:p>
          </table:table-cell>
          <table:table-cell table:formula="of:=([.F12]-[.H12])/([.G12]-[.I12])" office:value-type="float" office:value="-0.395393008625967" calcext:value-type="float">
            <text:p>-0.395393008625967</text:p>
          </table:table-cell>
          <table:table-cell table:formula="of:=[.F12]-[.P12]*[.G12]" office:value-type="float" office:value="0.00184536822778712" calcext:value-type="float">
            <text:p>0.001845368227787</text:p>
          </table:table-cell>
          <table:table-cell table:formula="of:=([.Q12]-[.O12])/([.N12]-[.P12])" office:value-type="float" office:value="0.0046275242913546" calcext:value-type="float">
            <text:p>0.004627524291355</text:p>
          </table:table-cell>
          <table:table-cell table:formula="of:=[.N12]*[.R12]+[.O12]" office:value-type="float" office:value="0.000015677475738676" calcext:value-type="float">
            <text:p>1.5677475738676E-05</text:p>
          </table:table-cell>
          <table:table-cell table:formula="of:=SQRT(([.B13]-[.R12])^2+([.C13]-[.S12])^2)*SQRT(([.F12]-[.S12])^2+([.G12]-[.R12])^2)" office:value-type="float" office:value="0.0000000114889579896241" calcext:value-type="float">
            <text:p>1.14889579896241E-08</text:p>
          </table:table-cell>
          <table:table-cell table:formula="of:=(-([.B13]-[.R12])*([.F12]-[.S12])+([.C13]-[.S12])*([.G12]-[.R12]))/[.T12]" office:value-type="float" office:value="0.370797840238108" calcext:value-type="float">
            <text:p>0.370797840238108</text:p>
          </table:table-cell>
          <table:table-cell table:formula="of:=DEGREES(ACOS([.U12]))" office:value-type="float" office:value="68.2351694321313" calcext:value-type="float">
            <text:p>68.2351694321313</text:p>
          </table:table-cell>
          <table:table-cell table:style-name="ce7" table:formula="of:=(([.B13]-[.R12])*([.G12]-[.R12])+([.C13]-[.S12])*([.F12]-[.S12]))/[.Y12]" office:value-type="float" office:value="0.928713605841302" calcext:value-type="float">
            <text:p>0.928713605841302</text:p>
          </table:table-cell>
          <table:table-cell table:style-name="ce7" table:formula="of:=DEGREES(ACOS([.W12]))" office:value-type="float" office:value="21.7648305678687" calcext:value-type="float">
            <text:p>21.7648305678687</text:p>
          </table:table-cell>
          <table:table-cell table:style-name="ce9" table:formula="of:=SQRT(([.B13]-[.R12])^2+([.C13]-[.S12])^2)*SQRT(([.F12]-[.S12])^2+([.G12]-[.R12])^2)" office:value-type="float" office:value="0.0000000114889579896241" calcext:value-type="float">
            <text:p>.000000011488958</text:p>
          </table:table-cell>
          <table:table-cell table:style-name="ce7" table:formula="of:=SQRT(1-[.W12]^2)" office:value-type="float" office:value="0.370797840238109" calcext:value-type="float">
            <text:p>0.370797840238109</text:p>
          </table:table-cell>
          <table:table-cell table:style-name="ce7" table:formula="of:=DEGREES(ACOS([.Z12]))" office:value-type="float" office:value="68.2351694321313" calcext:value-type="float">
            <text:p>68.2351694321313</text:p>
          </table:table-cell>
          <table:table-cell table:formula="of:=[.M12]-[.AA12]" office:value-type="float" office:value="-0.000000000000383693077310454" calcext:value-type="float">
            <text:p>-3.83693077310454E-13</text:p>
          </table:table-cell>
          <table:table-cell table:formula="of:=[.M12]-DEGREES(ACOS([.U12]))" office:value-type="float" office:value="-0.000000000000397903932025656" calcext:value-type="float">
            <text:p>-3.97903932025656E-1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16871364270448" calcext:value-type="float">
            <text:p>0.005168713642704</text:p>
          </table:table-cell>
          <table:table-cell table:formula="of:=[.C12]+[.E13]" office:value-type="float" office:value="0.0000174847410259969" calcext:value-type="float">
            <text:p>1.74847410259969E-05</text:p>
          </table:table-cell>
          <table:table-cell table:formula="of:=[$Arkusz3.C6]" office:value-type="float" office:value="0.0000322621930060571" calcext:value-type="float">
            <text:p>3.23E-05</text:p>
          </table:table-cell>
          <table:table-cell table:formula="of:=[$Arkusz3.E5]" office:value-type="float" office:value="0.0000036221930060571" calcext:value-type="float">
            <text:p>3.6221930060571E-06</text:p>
          </table:table-cell>
          <table:table-cell table:formula="of:=((1/2)*[.C13]*[.C13]+((1/3)*[.E14]+[.C13])*(1/2)*[.E14])/([.C13]+(1/2)*[.E14])" office:value-type="float" office:value="0.00000765128160342734" calcext:value-type="float">
            <text:p>7.65128160342734E-06</text:p>
          </table:table-cell>
          <table:table-cell table:formula="of:=(((1/2)*([.B14]-[.B13])+[.B13])*[.C13]+((2/3)*([.B14]-[.B13])+[.B13])*(1/2)*[.E14])/([.C13]+(1/2)*[.E14])" office:value-type="float" office:value="0.00570421457202689" calcext:value-type="float">
            <text:p>0.005704214572027</text:p>
          </table:table-cell>
          <table:table-cell table:formula="of:=(((1/2)*([.D13]-[.C14])+[.C13]+[.E14])*([.D13]-[.C14])+((2/3)*[.E14]+[.C13])*(1/2)*[.E14])/([.D13]-[.C14]+(1/2)*[.E14])" office:value-type="float" office:value="0.0000236728709080126" calcext:value-type="float">
            <text:p>2.36728709080126E-05</text:p>
          </table:table-cell>
          <table:table-cell table:formula="of:=(((1/2)*([.B14]-[.B13])+[.B13])*([.D13]-[.C14])+((1/3)*([.B14]-[.B13])+[.B13])*(1/2)*[.E14])/([.D13]-[.C14]+(1/2)*[.E14])" office:value-type="float" office:value="0.00575796015226279" calcext:value-type="float">
            <text:p>0.005757960152263</text:p>
          </table:table-cell>
          <table:table-cell table:formula="of:=DEGREES(ATAN(([.G13]-[.I13])/([.H13]-[.F13])))" office:value-type="float" office:value="-73.400650127117" calcext:value-type="float">
            <text:p>-73.400650127117</text:p>
          </table:table-cell>
          <table:table-cell table:formula="of:=DEGREES(ATAN(([.C14]-[.C13])/([.B14]-[.B13])))" office:value-type="float" office:value="-0.233480243025771" calcext:value-type="float">
            <text:p>-0.233480243025771</text:p>
          </table:table-cell>
          <table:table-cell table:formula="of:=[.J13]-[.K13]" office:value-type="float" office:value="-73.1671698840913" calcext:value-type="float">
            <text:p>-73.1671698840913</text:p>
          </table:table-cell>
          <table:table-cell table:formula="of:=ABS([.L13])" office:value-type="float" office:value="73.1671698840913" calcext:value-type="float">
            <text:p>73.1671698840913</text:p>
          </table:table-cell>
          <table:table-cell table:formula="of:=[.E14]/([.B14]-[.B13])" office:value-type="float" office:value="-0.00407502153526306" calcext:value-type="float">
            <text:p>-0.004075021535263</text:p>
          </table:table-cell>
          <table:table-cell table:formula="of:=[.C14]-[.N13]*[.B14]" office:value-type="float" office:value="0.0000385473604296256" calcext:value-type="float">
            <text:p>3.85473604296256E-05</text:p>
          </table:table-cell>
          <table:table-cell table:formula="of:=([.F13]-[.H13])/([.G13]-[.I13])" office:value-type="float" office:value="0.298100592351284" calcext:value-type="float">
            <text:p>0.298100592351284</text:p>
          </table:table-cell>
          <table:table-cell table:formula="of:=[.F13]-[.P13]*[.G13]" office:value-type="float" office:value="-0.00169277846121662" calcext:value-type="float">
            <text:p>-0.001692778461217</text:p>
          </table:table-cell>
          <table:table-cell table:formula="of:=([.Q13]-[.O13])/([.N13]-[.P13])" office:value-type="float" office:value="0.00572953521754497" calcext:value-type="float">
            <text:p>0.005729535217545</text:p>
          </table:table-cell>
          <table:table-cell table:formula="of:=[.N13]*[.R13]+[.O13]" office:value-type="float" office:value="0.0000151993810310818" calcext:value-type="float">
            <text:p>1.51993810310818E-05</text:p>
          </table:table-cell>
          <table:table-cell table:formula="of:=SQRT(([.B14]-[.R13])^2+([.C14]-[.S13])^2)*SQRT(([.F13]-[.S13])^2+([.G13]-[.R13])^2)" office:value-type="float" office:value="0.0000000149831748027983" calcext:value-type="float">
            <text:p>1.49831748027983E-08</text:p>
          </table:table-cell>
          <table:table-cell table:formula="of:=(-([.B14]-[.R13])*([.F13]-[.S13])+([.C14]-[.S13])*([.G13]-[.R13]))/[.T13]" office:value-type="float" office:value="0.289580287427715" calcext:value-type="float">
            <text:p>0.289580287427715</text:p>
          </table:table-cell>
          <table:table-cell table:formula="of:=DEGREES(ACOS([.U13]))" office:value-type="float" office:value="73.1671698840911" calcext:value-type="float">
            <text:p>73.1671698840911</text:p>
          </table:table-cell>
          <table:table-cell table:style-name="ce7" table:formula="of:=(([.B14]-[.R13])*([.G13]-[.R13])+([.C14]-[.S13])*([.F13]-[.S13]))/[.Y13]" office:value-type="float" office:value="-0.957153727012167" calcext:value-type="float">
            <text:p>-0.957153727012167</text:p>
          </table:table-cell>
          <table:table-cell table:style-name="ce7" table:formula="of:=DEGREES(ACOS([.W13]))" office:value-type="float" office:value="163.167169884091" calcext:value-type="float">
            <text:p>163.167169884091</text:p>
          </table:table-cell>
          <table:table-cell table:style-name="ce9" table:formula="of:=SQRT(([.B14]-[.R13])^2+([.C14]-[.S13])^2)*SQRT(([.F13]-[.S13])^2+([.G13]-[.R13])^2)" office:value-type="float" office:value="0.0000000149831748027983" calcext:value-type="float">
            <text:p>.000000014983175</text:p>
          </table:table-cell>
          <table:table-cell table:style-name="ce7" table:formula="of:=SQRT(1-[.W13]^2)" office:value-type="float" office:value="0.289580287427715" calcext:value-type="float">
            <text:p>0.289580287427715</text:p>
          </table:table-cell>
          <table:table-cell table:style-name="ce7" table:formula="of:=DEGREES(ACOS([.Z13]))" office:value-type="float" office:value="73.1671698840911" calcext:value-type="float">
            <text:p>73.1671698840911</text:p>
          </table:table-cell>
          <table:table-cell table:formula="of:=[.M13]-[.AA13]" office:value-type="float" office:value="0" calcext:value-type="float">
            <text:p>0</text:p>
          </table:table-cell>
          <table:table-cell table:formula="of:=[.M13]-DEGREES(ACOS([.U13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629660780627709" calcext:value-type="float">
            <text:p>0.006296607806277</text:p>
          </table:table-cell>
          <table:table-cell table:formula="of:=[.C13]+[.E14]" office:value-type="float" office:value="0.000012888548019941" calcext:value-type="float">
            <text:p>1.2888548019941E-05</text:p>
          </table:table-cell>
          <table:table-cell table:formula="of:=[$Arkusz3.C7]" office:value-type="float" office:value="0.0000322621930060571" calcext:value-type="float">
            <text:p>3.23E-05</text:p>
          </table:table-cell>
          <table:table-cell table:formula="of:=[$Arkusz3.E6]" office:value-type="float" office:value="-0.0000045961930060559" calcext:value-type="float">
            <text:p>-4.5961930060559E-06</text:p>
          </table:table-cell>
          <table:table-cell table:formula="of:=((1/2)*[.C14]*[.C14]+((1/3)*[.E15]+[.C14])*(1/2)*[.E15])/([.C14]+(1/2)*[.E15])" office:value-type="float" office:value="0.00000736763609105637" calcext:value-type="float">
            <text:p>7.36763609105637E-06</text:p>
          </table:table-cell>
          <table:table-cell table:formula="of:=(((1/2)*([.B15]-[.B14])+[.B14])*[.C14]+((2/3)*([.B15]-[.B14])+[.B14])*(1/2)*[.E15])/([.C14]+(1/2)*[.E15])" office:value-type="float" office:value="0.00691069945802304" calcext:value-type="float">
            <text:p>0.006910699458023</text:p>
          </table:table-cell>
          <table:table-cell table:formula="of:=(((1/2)*([.D14]-[.C15])+[.C14]+[.E15])*([.D14]-[.C15])+((2/3)*[.E15]+[.C14])*(1/2)*[.E15])/([.D14]-[.C15]+(1/2)*[.E15])" office:value-type="float" office:value="0.0000234330775951493" calcext:value-type="float">
            <text:p>2.34330775951493E-05</text:p>
          </table:table-cell>
          <table:table-cell table:formula="of:=(((1/2)*([.B15]-[.B14])+[.B14])*([.D14]-[.C15])+((1/3)*([.B15]-[.B14])+[.B14])*(1/2)*[.E15])/([.D14]-[.C15]+(1/2)*[.E15])" office:value-type="float" office:value="0.00686703491128931" calcext:value-type="float">
            <text:p>0.006867034911289</text:p>
          </table:table-cell>
          <table:table-cell table:formula="of:=DEGREES(ATAN(([.G14]-[.I14])/([.H14]-[.F14])))" office:value-type="float" office:value="69.7999810206707" calcext:value-type="float">
            <text:p>69.7999810206707</text:p>
          </table:table-cell>
          <table:table-cell table:formula="of:=DEGREES(ATAN(([.C15]-[.C14])/([.B15]-[.B14])))" office:value-type="float" office:value="0.17230193759287" calcext:value-type="float">
            <text:p>0.17230193759287</text:p>
          </table:table-cell>
          <table:table-cell table:formula="of:=[.J14]-[.K14]" office:value-type="float" office:value="69.6276790830779" calcext:value-type="float">
            <text:p>69.6276790830779</text:p>
          </table:table-cell>
          <table:table-cell table:formula="of:=ABS([.L14])" office:value-type="float" office:value="69.6276790830779" calcext:value-type="float">
            <text:p>69.6276790830779</text:p>
          </table:table-cell>
          <table:table-cell table:formula="of:=[.E15]/([.B15]-[.B14])" office:value-type="float" office:value="0.00300724518387644" calcext:value-type="float">
            <text:p>0.003007245183876</text:p>
          </table:table-cell>
          <table:table-cell table:formula="of:=[.C15]-[.N14]*[.B15]" office:value-type="float" office:value="-0.0000060468954802446" calcext:value-type="float">
            <text:p>-6.0468954802446E-06</text:p>
          </table:table-cell>
          <table:table-cell table:formula="of:=([.F14]-[.H14])/([.G14]-[.I14])" office:value-type="float" office:value="-0.367928736374225" calcext:value-type="float">
            <text:p>-0.367928736374225</text:p>
          </table:table-cell>
          <table:table-cell table:formula="of:=[.F14]-[.P14]*[.G14]" office:value-type="float" office:value="0.00255001255514351" calcext:value-type="float">
            <text:p>0.002550012555144</text:p>
          </table:table-cell>
          <table:table-cell table:formula="of:=([.Q14]-[.O14])/([.N14]-[.P14])" office:value-type="float" office:value="0.00689083717326946" calcext:value-type="float">
            <text:p>0.006890837173269</text:p>
          </table:table-cell>
          <table:table-cell table:formula="of:=[.N14]*[.R14]+[.O14]" office:value-type="float" office:value="0.0000146755414219467" calcext:value-type="float">
            <text:p>1.46755414219467E-05</text:p>
          </table:table-cell>
          <table:table-cell table:formula="of:=SQRT(([.B15]-[.R14])^2+([.C15]-[.S14])^2)*SQRT(([.F14]-[.S14])^2+([.G14]-[.R14])^2)" office:value-type="float" office:value="0.0000000124088865484588" calcext:value-type="float">
            <text:p>1.24088865484588E-08</text:p>
          </table:table-cell>
          <table:table-cell table:formula="of:=(-([.B15]-[.R14])*([.F14]-[.S14])+([.C15]-[.S14])*([.G14]-[.R14]))/[.T14]" office:value-type="float" office:value="0.348119214046227" calcext:value-type="float">
            <text:p>0.348119214046227</text:p>
          </table:table-cell>
          <table:table-cell table:formula="of:=DEGREES(ACOS([.U14]))" office:value-type="float" office:value="69.6276790830778" calcext:value-type="float">
            <text:p>69.6276790830778</text:p>
          </table:table-cell>
          <table:table-cell table:style-name="ce7" table:formula="of:=(([.B15]-[.R14])*([.G14]-[.R14])+([.C15]-[.S14])*([.F14]-[.S14]))/[.Y14]" office:value-type="float" office:value="0.93745027218079" calcext:value-type="float">
            <text:p>0.93745027218079</text:p>
          </table:table-cell>
          <table:table-cell table:style-name="ce7" table:formula="of:=DEGREES(ACOS([.W14]))" office:value-type="float" office:value="20.3723209169222" calcext:value-type="float">
            <text:p>20.3723209169222</text:p>
          </table:table-cell>
          <table:table-cell table:style-name="ce9" table:formula="of:=SQRT(([.B15]-[.R14])^2+([.C15]-[.S14])^2)*SQRT(([.F14]-[.S14])^2+([.G14]-[.R14])^2)" office:value-type="float" office:value="0.0000000124088865484588" calcext:value-type="float">
            <text:p>.000000012408887</text:p>
          </table:table-cell>
          <table:table-cell table:style-name="ce7" table:formula="of:=SQRT(1-[.W14]^2)" office:value-type="float" office:value="0.348119214046227" calcext:value-type="float">
            <text:p>0.348119214046227</text:p>
          </table:table-cell>
          <table:table-cell table:style-name="ce7" table:formula="of:=DEGREES(ACOS([.Z14]))" office:value-type="float" office:value="69.6276790830778" calcext:value-type="float">
            <text:p>69.6276790830778</text:p>
          </table:table-cell>
          <table:table-cell table:formula="of:=[.M14]-[.AA14]" office:value-type="float" office:value="0" calcext:value-type="float">
            <text:p>0</text:p>
          </table:table-cell>
          <table:table-cell table:formula="of:=[.M14]-DEGREES(ACOS([.U14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47715438262268" calcext:value-type="float">
            <text:p>0.007477154382623</text:p>
          </table:table-cell>
          <table:table-cell table:formula="of:=[.C14]+[.E15]" office:value-type="float" office:value="0.0000164387410259981" calcext:value-type="float">
            <text:p>1.64387410259981E-05</text:p>
          </table:table-cell>
          <table:table-cell table:formula="of:=[$Arkusz3.C8]" office:value-type="float" office:value="0.0000322621930060571" calcext:value-type="float">
            <text:p>3.23E-05</text:p>
          </table:table-cell>
          <table:table-cell table:formula="of:=[$Arkusz3.E7]" office:value-type="float" office:value="0.0000035501930060571" calcext:value-type="float">
            <text:p>3.5501930060571E-06</text:p>
          </table:table-cell>
          <table:table-cell table:formula="of:=((1/2)*[.C15]*[.C15]+((1/3)*[.E16]+[.C15])*(1/2)*[.E16])/([.C15]+(1/2)*[.E16])" office:value-type="float" office:value="0.00000718465454174318" calcext:value-type="float">
            <text:p>7.18465454174318E-06</text:p>
          </table:table-cell>
          <table:table-cell table:formula="of:=(((1/2)*([.B16]-[.B15])+[.B15])*[.C15]+((2/3)*([.B16]-[.B15])+[.B15])*(1/2)*[.E16])/([.C15]+(1/2)*[.E16])" office:value-type="float" office:value="0.00806700452672938" calcext:value-type="float">
            <text:p>0.008067004526729</text:p>
          </table:table-cell>
          <table:table-cell table:formula="of:=(((1/2)*([.D15]-[.C16])+[.C15]+[.E16])*([.D15]-[.C16])+((2/3)*[.E16]+[.C15])*(1/2)*[.E16])/([.D15]-[.C16]+(1/2)*[.E16])" office:value-type="float" office:value="0.0000232161508767824" calcext:value-type="float">
            <text:p>2.32161508767824E-05</text:p>
          </table:table-cell>
          <table:table-cell table:formula="of:=(((1/2)*([.B16]-[.B15])+[.B15])*([.D15]-[.C16])+((1/3)*([.B16]-[.B15])+[.B15])*(1/2)*[.E16])/([.D15]-[.C16]+(1/2)*[.E16])" office:value-type="float" office:value="0.00812378259440553" calcext:value-type="float">
            <text:p>0.008123782594406</text:p>
          </table:table-cell>
          <table:table-cell table:formula="of:=DEGREES(ATAN(([.G15]-[.I15])/([.H15]-[.F15])))" office:value-type="float" office:value="-74.2327782672033" calcext:value-type="float">
            <text:p>-74.2327782672033</text:p>
          </table:table-cell>
          <table:table-cell table:formula="of:=DEGREES(ATAN(([.C16]-[.C15])/([.B16]-[.B15])))" office:value-type="float" office:value="-0.201015852918737" calcext:value-type="float">
            <text:p>-0.201015852918737</text:p>
          </table:table-cell>
          <table:table-cell table:formula="of:=[.J15]-[.K15]" office:value-type="float" office:value="-74.0317624142845" calcext:value-type="float">
            <text:p>-74.0317624142845</text:p>
          </table:table-cell>
          <table:table-cell table:formula="of:=ABS([.L15])" office:value-type="float" office:value="74.0317624142845" calcext:value-type="float">
            <text:p>74.0317624142845</text:p>
          </table:table-cell>
          <table:table-cell table:formula="of:=[.E16]/([.B16]-[.B15])" office:value-type="float" office:value="-0.00350840287687954" calcext:value-type="float">
            <text:p>-0.00350840287688</text:p>
          </table:table-cell>
          <table:table-cell table:formula="of:=[.C16]-[.N15]*[.B16]" office:value-type="float" office:value="0.000042671610972864" calcext:value-type="float">
            <text:p>4.2671610972864E-05</text:p>
          </table:table-cell>
          <table:table-cell table:formula="of:=([.F15]-[.H15])/([.G15]-[.I15])" office:value-type="float" office:value="0.282353679707419" calcext:value-type="float">
            <text:p>0.282353679707419</text:p>
          </table:table-cell>
          <table:table-cell table:formula="of:=[.F15]-[.P15]*[.G15]" office:value-type="float" office:value="-0.0022705637577967" calcext:value-type="float">
            <text:p>-0.002270563757797</text:p>
          </table:table-cell>
          <table:table-cell table:formula="of:=([.Q15]-[.O15])/([.N15]-[.P15])" office:value-type="float" office:value="0.00809213781645004" calcext:value-type="float">
            <text:p>0.00809213781645</text:p>
          </table:table-cell>
          <table:table-cell table:formula="of:=[.N15]*[.R15]+[.O15]" office:value-type="float" office:value="0.0000142811313775249" calcext:value-type="float">
            <text:p>1.42811313775249E-05</text:p>
          </table:table-cell>
          <table:table-cell table:formula="of:=SQRT(([.B16]-[.R15])^2+([.C16]-[.S15])^2)*SQRT(([.F15]-[.S15])^2+([.G15]-[.R15])^2)" office:value-type="float" office:value="0.0000000164031906551735" calcext:value-type="float">
            <text:p>1.64031906551735E-08</text:p>
          </table:table-cell>
          <table:table-cell table:formula="of:=(-([.B16]-[.R15])*([.F15]-[.S15])+([.C16]-[.S15])*([.G15]-[.R15]))/[.T15]" office:value-type="float" office:value="0.275104429699274" calcext:value-type="float">
            <text:p>0.275104429699274</text:p>
          </table:table-cell>
          <table:table-cell table:formula="of:=DEGREES(ACOS([.U15]))" office:value-type="float" office:value="74.0317624142844" calcext:value-type="float">
            <text:p>74.0317624142844</text:p>
          </table:table-cell>
          <table:table-cell table:style-name="ce7" table:formula="of:=(([.B16]-[.R15])*([.G15]-[.R15])+([.C16]-[.S15])*([.F15]-[.S15]))/[.Y15]" office:value-type="float" office:value="-0.961414350194461" calcext:value-type="float">
            <text:p>-0.961414350194461</text:p>
          </table:table-cell>
          <table:table-cell table:style-name="ce7" table:formula="of:=DEGREES(ACOS([.W15]))" office:value-type="float" office:value="164.031762414284" calcext:value-type="float">
            <text:p>164.031762414284</text:p>
          </table:table-cell>
          <table:table-cell table:style-name="ce9" table:formula="of:=SQRT(([.B16]-[.R15])^2+([.C16]-[.S15])^2)*SQRT(([.F15]-[.S15])^2+([.G15]-[.R15])^2)" office:value-type="float" office:value="0.0000000164031906551735" calcext:value-type="float">
            <text:p>.000000016403191</text:p>
          </table:table-cell>
          <table:table-cell table:style-name="ce7" table:formula="of:=SQRT(1-[.W15]^2)" office:value-type="float" office:value="0.275104429699274" calcext:value-type="float">
            <text:p>0.275104429699274</text:p>
          </table:table-cell>
          <table:table-cell table:style-name="ce7" table:formula="of:=DEGREES(ACOS([.Z15]))" office:value-type="float" office:value="74.0317624142844" calcext:value-type="float">
            <text:p>74.0317624142844</text:p>
          </table:table-cell>
          <table:table-cell table:formula="of:=[.M15]-[.AA15]" office:value-type="float" office:value="0" calcext:value-type="float">
            <text:p>0</text:p>
          </table:table-cell>
          <table:table-cell table:formula="of:=[.M15]-DEGREES(ACOS([.U15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872022513564146" calcext:value-type="float">
            <text:p>0.008720225135641</text:p>
          </table:table-cell>
          <table:table-cell table:formula="of:=[.C15]+[.E16]" office:value-type="float" office:value="0.0000120775480199422" calcext:value-type="float">
            <text:p>1.20775480199422E-05</text:p>
          </table:table-cell>
          <table:table-cell table:formula="of:=[$Arkusz3.C9]" office:value-type="float" office:value="0.0000322621930060571" calcext:value-type="float">
            <text:p>3.23E-05</text:p>
          </table:table-cell>
          <table:table-cell table:formula="of:=[$Arkusz3.E8]" office:value-type="float" office:value="-0.0000043611930060559" calcext:value-type="float">
            <text:p>-4.3611930060559E-06</text:p>
          </table:table-cell>
          <table:table-cell table:formula="of:=((1/2)*[.C16]*[.C16]+((1/3)*[.E17]+[.C16])*(1/2)*[.E17])/([.C16]+(1/2)*[.E17])" office:value-type="float" office:value="0.00000691678609629751" calcext:value-type="float">
            <text:p>6.91678609629751E-06</text:p>
          </table:table-cell>
          <table:table-cell table:formula="of:=(((1/2)*([.B17]-[.B16])+[.B16])*[.C16]+((2/3)*([.B17]-[.B16])+[.B16])*(1/2)*[.E17])/([.C16]+(1/2)*[.E17])" office:value-type="float" office:value="0.00940510279627579" calcext:value-type="float">
            <text:p>0.009405102796276</text:p>
          </table:table-cell>
          <table:table-cell table:formula="of:=(((1/2)*([.D16]-[.C17])+[.C16]+[.E17])*([.D16]-[.C17])+((2/3)*[.E17]+[.C16])*(1/2)*[.E17])/([.D16]-[.C17]+(1/2)*[.E17])" office:value-type="float" office:value="0.000022987773072301" calcext:value-type="float">
            <text:p>2.2987773072301E-05</text:p>
          </table:table-cell>
          <table:table-cell table:formula="of:=(((1/2)*([.B17]-[.B16])+[.B16])*([.D16]-[.C17])+((1/3)*([.B17]-[.B16])+[.B16])*(1/2)*[.E17])/([.D16]-[.C17]+(1/2)*[.E17])" office:value-type="float" office:value="0.00935821543231824" calcext:value-type="float">
            <text:p>0.009358215432318</text:p>
          </table:table-cell>
          <table:table-cell table:formula="of:=DEGREES(ATAN(([.G16]-[.I16])/([.H16]-[.F16])))" office:value-type="float" office:value="71.0804738217784" calcext:value-type="float">
            <text:p>71.0804738217784</text:p>
          </table:table-cell>
          <table:table-cell table:formula="of:=DEGREES(ATAN(([.C17]-[.C16])/([.B17]-[.B16])))" office:value-type="float" office:value="0.146905876948646" calcext:value-type="float">
            <text:p>0.146905876948646</text:p>
          </table:table-cell>
          <table:table-cell table:formula="of:=[.J16]-[.K16]" office:value-type="float" office:value="70.9335679448297" calcext:value-type="float">
            <text:p>70.9335679448297</text:p>
          </table:table-cell>
          <table:table-cell table:formula="of:=ABS([.L16])" office:value-type="float" office:value="70.9335679448297" calcext:value-type="float">
            <text:p>70.9335679448297</text:p>
          </table:table-cell>
          <table:table-cell table:formula="of:=[.E17]/([.B17]-[.B16])" office:value-type="float" office:value="0.00256399686190144" calcext:value-type="float">
            <text:p>0.002563996861901</text:p>
          </table:table-cell>
          <table:table-cell table:formula="of:=[.C17]-[.N16]*[.B17]" office:value-type="float" office:value="-0.0000102810818629165" calcext:value-type="float">
            <text:p>-1.02810818629165E-05</text:p>
          </table:table-cell>
          <table:table-cell table:formula="of:=([.F16]-[.H16])/([.G16]-[.I16])" office:value-type="float" office:value="-0.342757314967679" calcext:value-type="float">
            <text:p>-0.342757314967679</text:p>
          </table:table-cell>
          <table:table-cell table:formula="of:=[.F16]-[.P16]*[.G16]" office:value-type="float" office:value="0.0032305845675428" calcext:value-type="float">
            <text:p>0.003230584567543</text:p>
          </table:table-cell>
          <table:table-cell table:formula="of:=([.Q16]-[.O16])/([.N16]-[.P16])" office:value-type="float" office:value="0.00938507279563769" calcext:value-type="float">
            <text:p>0.009385072795638</text:p>
          </table:table-cell>
          <table:table-cell table:formula="of:=[.N16]*[.R16]+[.O16]" office:value-type="float" office:value="0.000013782215333815" calcext:value-type="float">
            <text:p>1.3782215333815E-05</text:p>
          </table:table-cell>
          <table:table-cell table:formula="of:=SQRT(([.B17]-[.R16])^2+([.C17]-[.S16])^2)*SQRT(([.F16]-[.S16])^2+([.G16]-[.R16])^2)" office:value-type="float" office:value="0.0000000137872734238298" calcext:value-type="float">
            <text:p>1.37872734238298E-08</text:p>
          </table:table-cell>
          <table:table-cell table:formula="of:=(-([.B17]-[.R16])*([.F16]-[.S16])+([.C17]-[.S16])*([.G16]-[.R16]))/[.T16]" office:value-type="float" office:value="0.32666422453712" calcext:value-type="float">
            <text:p>0.32666422453712</text:p>
          </table:table-cell>
          <table:table-cell table:formula="of:=DEGREES(ACOS([.U16]))" office:value-type="float" office:value="70.9335679448303" calcext:value-type="float">
            <text:p>70.9335679448303</text:p>
          </table:table-cell>
          <table:table-cell table:style-name="ce7" table:formula="of:=(([.B17]-[.R16])*([.G16]-[.R16])+([.C17]-[.S16])*([.F16]-[.S16]))/[.Y16]" office:value-type="float" office:value="0.94514045750225" calcext:value-type="float">
            <text:p>0.94514045750225</text:p>
          </table:table-cell>
          <table:table-cell table:style-name="ce7" table:formula="of:=DEGREES(ACOS([.W16]))" office:value-type="float" office:value="19.0664320551697" calcext:value-type="float">
            <text:p>19.0664320551697</text:p>
          </table:table-cell>
          <table:table-cell table:style-name="ce9" table:formula="of:=SQRT(([.B17]-[.R16])^2+([.C17]-[.S16])^2)*SQRT(([.F16]-[.S16])^2+([.G16]-[.R16])^2)" office:value-type="float" office:value="0.0000000137872734238298" calcext:value-type="float">
            <text:p>.000000013787273</text:p>
          </table:table-cell>
          <table:table-cell table:style-name="ce7" table:formula="of:=SQRT(1-[.W16]^2)" office:value-type="float" office:value="0.32666422453712" calcext:value-type="float">
            <text:p>0.32666422453712</text:p>
          </table:table-cell>
          <table:table-cell table:style-name="ce7" table:formula="of:=DEGREES(ACOS([.Z16]))" office:value-type="float" office:value="70.9335679448303" calcext:value-type="float">
            <text:p>70.9335679448303</text:p>
          </table:table-cell>
          <table:table-cell table:formula="of:=[.M16]-[.AA16]" office:value-type="float" office:value="-0.00000000000056843418860808" calcext:value-type="float">
            <text:p>-5.6843418860808E-13</text:p>
          </table:table-cell>
          <table:table-cell table:formula="of:=[.M16]-DEGREES(ACOS([.U16]))" office:value-type="float" office:value="-0.000000000000554223333892878" calcext:value-type="float">
            <text:p>-5.54223333892878E-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00362146581694" calcext:value-type="float">
            <text:p>0.010036214658169</text:p>
          </table:table-cell>
          <table:table-cell table:formula="of:=[.C16]+[.E17]" office:value-type="float" office:value="0.000015451741025999" calcext:value-type="float">
            <text:p>1.5451741025999E-05</text:p>
          </table:table-cell>
          <table:table-cell table:formula="of:=[$Arkusz3.C10]" office:value-type="float" office:value="0.0000322621930060572" calcext:value-type="float">
            <text:p>3.23E-05</text:p>
          </table:table-cell>
          <table:table-cell table:formula="of:=[$Arkusz3.E9]" office:value-type="float" office:value="0.0000033741930060568" calcext:value-type="float">
            <text:p>3.3741930060568E-06</text:p>
          </table:table-cell>
          <table:table-cell table:formula="of:=((1/2)*[.C17]*[.C17]+((1/3)*[.E18]+[.C17])*(1/2)*[.E18])/([.C17]+(1/2)*[.E18])" office:value-type="float" office:value="0.00000677494054319156" calcext:value-type="float">
            <text:p>6.77494054319156E-06</text:p>
          </table:table-cell>
          <table:table-cell table:formula="of:=(((1/2)*([.B18]-[.B17])+[.B17])*[.C17]+((2/3)*([.B18]-[.B17])+[.B17])*(1/2)*[.E18])/([.C17]+(1/2)*[.E18])" office:value-type="float" office:value="0.010701459375989" calcext:value-type="float">
            <text:p>0.010701459375989</text:p>
          </table:table-cell>
          <table:table-cell table:formula="of:=(((1/2)*([.D17]-[.C18])+[.C17]+[.E18])*([.D17]-[.C18])+((2/3)*[.E18]+[.C17])*(1/2)*[.E18])/([.D17]-[.C18]+(1/2)*[.E18])" office:value-type="float" office:value="0.0000228209406713801" calcext:value-type="float">
            <text:p>2.28209406713801E-05</text:p>
          </table:table-cell>
          <table:table-cell table:formula="of:=(((1/2)*([.B18]-[.B17])+[.B17])*([.D17]-[.C18])+((1/3)*([.B18]-[.B17])+[.B17])*(1/2)*[.E18])/([.D17]-[.C18]+(1/2)*[.E18])" office:value-type="float" office:value="0.0107609904830792" calcext:value-type="float">
            <text:p>0.010760990483079</text:p>
          </table:table-cell>
          <table:table-cell table:formula="of:=DEGREES(ATAN(([.G17]-[.I17])/([.H17]-[.F17])))" office:value-type="float" office:value="-74.9150059615025" calcext:value-type="float">
            <text:p>-74.9150059615025</text:p>
          </table:table-cell>
          <table:table-cell table:formula="of:=DEGREES(ATAN(([.C18]-[.C17])/([.B18]-[.B17])))" office:value-type="float" office:value="-0.163801752907223" calcext:value-type="float">
            <text:p>-0.163801752907223</text:p>
          </table:table-cell>
          <table:table-cell table:formula="of:=[.J17]-[.K17]" office:value-type="float" office:value="-74.7512042085953" calcext:value-type="float">
            <text:p>-74.7512042085953</text:p>
          </table:table-cell>
          <table:table-cell table:formula="of:=ABS([.L17])" office:value-type="float" office:value="74.7512042085953" calcext:value-type="float">
            <text:p>74.7512042085953</text:p>
          </table:table-cell>
          <table:table-cell table:formula="of:=[.E18]/([.B18]-[.B17])" office:value-type="float" office:value="-0.00285888769752172" calcext:value-type="float">
            <text:p>-0.002858887697522</text:p>
          </table:table-cell>
          <table:table-cell table:formula="of:=[.C18]-[.N17]*[.B18]" office:value-type="float" office:value="0.0000441441516419267" calcext:value-type="float">
            <text:p>4.41441516419267E-05</text:p>
          </table:table-cell>
          <table:table-cell table:formula="of:=([.F17]-[.H17])/([.G17]-[.I17])" office:value-type="float" office:value="0.269539756817823" calcext:value-type="float">
            <text:p>0.269539756817823</text:p>
          </table:table-cell>
          <table:table-cell table:formula="of:=[.F17]-[.P17]*[.G17]" office:value-type="float" office:value="-0.00287769381725671" calcext:value-type="float">
            <text:p>-0.002877693817257</text:p>
          </table:table-cell>
          <table:table-cell table:formula="of:=([.Q17]-[.O17])/([.N17]-[.P17])" office:value-type="float" office:value="0.0107263307939627" calcext:value-type="float">
            <text:p>0.010726330793963</text:p>
          </table:table-cell>
          <table:table-cell table:formula="of:=[.N17]*[.R17]+[.O17]" office:value-type="float" office:value="0.0000134787764955184" calcext:value-type="float">
            <text:p>1.34787764955184E-05</text:p>
          </table:table-cell>
          <table:table-cell table:formula="of:=SQRT(([.B18]-[.R17])^2+([.C18]-[.S17])^2)*SQRT(([.F17]-[.S17])^2+([.G17]-[.R17])^2)" office:value-type="float" office:value="0.0000000182837608371037" calcext:value-type="float">
            <text:p>1.82837608371037E-08</text:p>
          </table:table-cell>
          <table:table-cell table:formula="of:=(-([.B18]-[.R17])*([.F17]-[.S17])+([.C18]-[.S17])*([.G17]-[.R17]))/[.T17]" office:value-type="float" office:value="0.263010937074085" calcext:value-type="float">
            <text:p>0.263010937074085</text:p>
          </table:table-cell>
          <table:table-cell table:formula="of:=DEGREES(ACOS([.U17]))" office:value-type="float" office:value="74.7512042085953" calcext:value-type="float">
            <text:p>74.7512042085953</text:p>
          </table:table-cell>
          <table:table-cell table:style-name="ce7" table:formula="of:=(([.B18]-[.R17])*([.G17]-[.R17])+([.C18]-[.S17])*([.F17]-[.S17]))/[.Y17]" office:value-type="float" office:value="-0.964792851849252" calcext:value-type="float">
            <text:p>-0.964792851849252</text:p>
          </table:table-cell>
          <table:table-cell table:style-name="ce7" table:formula="of:=DEGREES(ACOS([.W17]))" office:value-type="float" office:value="164.751204208595" calcext:value-type="float">
            <text:p>164.751204208595</text:p>
          </table:table-cell>
          <table:table-cell table:style-name="ce9" table:formula="of:=SQRT(([.B18]-[.R17])^2+([.C18]-[.S17])^2)*SQRT(([.F17]-[.S17])^2+([.G17]-[.R17])^2)" office:value-type="float" office:value="0.0000000182837608371037" calcext:value-type="float">
            <text:p>.000000018283761</text:p>
          </table:table-cell>
          <table:table-cell table:style-name="ce7" table:formula="of:=SQRT(1-[.W17]^2)" office:value-type="float" office:value="0.263010937074085" calcext:value-type="float">
            <text:p>0.263010937074085</text:p>
          </table:table-cell>
          <table:table-cell table:style-name="ce7" table:formula="of:=DEGREES(ACOS([.Z17]))" office:value-type="float" office:value="74.7512042085953" calcext:value-type="float">
            <text:p>74.7512042085953</text:p>
          </table:table-cell>
          <table:table-cell table:formula="of:=[.M17]-[.AA17]" office:value-type="float" office:value="0" calcext:value-type="float">
            <text:p>0</text:p>
          </table:table-cell>
          <table:table-cell table:formula="of:=[.M17]-DEGREES(ACOS([.U17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14361272918578" calcext:value-type="float">
            <text:p>0.011436127291858</text:p>
          </table:table-cell>
          <table:table-cell table:formula="of:=[.C17]+[.E18]" office:value-type="float" office:value="0.000011449548019942" calcext:value-type="float">
            <text:p>1.1449548019942E-05</text:p>
          </table:table-cell>
          <table:table-cell table:formula="of:=[$Arkusz3.C11]" office:value-type="float" office:value="0.0000322621930060572" calcext:value-type="float">
            <text:p>3.23E-05</text:p>
          </table:table-cell>
          <table:table-cell table:formula="of:=[$Arkusz3.E10]" office:value-type="float" office:value="-0.000004002193006057" calcext:value-type="float">
            <text:p>-4.002193006057E-06</text:p>
          </table:table-cell>
          <table:table-cell table:formula="of:=((1/2)*[.C18]*[.C18]+((1/3)*[.E19]+[.C18])*(1/2)*[.E19])/([.C18]+(1/2)*[.E19])" office:value-type="float" office:value="0.00000653627177968919" calcext:value-type="float">
            <text:p>6.53627177968919E-06</text:p>
          </table:table-cell>
          <table:table-cell table:formula="of:=(((1/2)*([.B19]-[.B18])+[.B18])*[.C18]+((2/3)*([.B19]-[.B18])+[.B18])*(1/2)*[.E19])/([.C18]+(1/2)*[.E19])" office:value-type="float" office:value="0.0122137971614434" calcext:value-type="float">
            <text:p>0.012213797161443</text:p>
          </table:table-cell>
          <table:table-cell table:formula="of:=(((1/2)*([.D18]-[.C19])+[.C18]+[.E19])*([.D18]-[.C19])+((2/3)*[.E19]+[.C18])*(1/2)*[.E19])/([.D18]-[.C19]+(1/2)*[.E19])" office:value-type="float" office:value="0.0000226150847618826" calcext:value-type="float">
            <text:p>2.26150847618826E-05</text:p>
          </table:table-cell>
          <table:table-cell table:formula="of:=(((1/2)*([.B19]-[.B18])+[.B18])*([.D18]-[.C19])+((1/3)*([.B19]-[.B18])+[.B18])*(1/2)*[.E19])/([.D18]-[.C19]+(1/2)*[.E19])" office:value-type="float" office:value="0.0121636931188365" calcext:value-type="float">
            <text:p>0.012163693118837</text:p>
          </table:table-cell>
          <table:table-cell table:formula="of:=DEGREES(ATAN(([.G18]-[.I18])/([.H18]-[.F18])))" office:value-type="float" office:value="72.2081229317288" calcext:value-type="float">
            <text:p>72.2081229317288</text:p>
          </table:table-cell>
          <table:table-cell table:formula="of:=DEGREES(ATAN(([.C19]-[.C18])/([.B19]-[.B18])))" office:value-type="float" office:value="0.119576009315036" calcext:value-type="float">
            <text:p>0.119576009315036</text:p>
          </table:table-cell>
          <table:table-cell table:formula="of:=[.J18]-[.K18]" office:value-type="float" office:value="72.0885469224137" calcext:value-type="float">
            <text:p>72.0885469224137</text:p>
          </table:table-cell>
          <table:table-cell table:formula="of:=ABS([.L18])" office:value-type="float" office:value="72.0885469224137" calcext:value-type="float">
            <text:p>72.0885469224137</text:p>
          </table:table-cell>
          <table:table-cell table:formula="of:=[.E19]/([.B19]-[.B18])" office:value-type="float" office:value="0.00208699809895076" calcext:value-type="float">
            <text:p>0.002086998098951</text:p>
          </table:table-cell>
          <table:table-cell table:formula="of:=[.C19]-[.N18]*[.B19]" office:value-type="float" office:value="-0.0000124176278975242" calcext:value-type="float">
            <text:p>-1.24176278975242E-05</text:p>
          </table:table-cell>
          <table:table-cell table:formula="of:=([.F18]-[.H18])/([.G18]-[.I18])" office:value-type="float" office:value="-0.320908496512891" calcext:value-type="float">
            <text:p>-0.320908496512891</text:p>
          </table:table-cell>
          <table:table-cell table:formula="of:=[.F18]-[.P18]*[.G18]" office:value-type="float" office:value="0.00392604755557189" calcext:value-type="float">
            <text:p>0.003926047555572</text:p>
          </table:table-cell>
          <table:table-cell table:formula="of:=([.Q18]-[.O18])/([.N18]-[.P18])" office:value-type="float" office:value="0.0121935607436334" calcext:value-type="float">
            <text:p>0.012193560743634</text:p>
          </table:table-cell>
          <table:table-cell table:formula="of:=[.N18]*[.R18]+[.O18]" office:value-type="float" office:value="0.0000130303101938795" calcext:value-type="float">
            <text:p>1.30303101938795E-05</text:p>
          </table:table-cell>
          <table:table-cell table:formula="of:=SQRT(([.B19]-[.R18])^2+([.C19]-[.S18])^2)*SQRT(([.F18]-[.S18])^2+([.G18]-[.R18])^2)" office:value-type="float" office:value="0.0000000156869674964355" calcext:value-type="float">
            <text:p>1.56869674964355E-08</text:p>
          </table:table-cell>
          <table:table-cell table:formula="of:=(-([.B19]-[.R18])*([.F18]-[.S18])+([.C19]-[.S18])*([.G18]-[.R18]))/[.T18]" office:value-type="float" office:value="0.307546829587276" calcext:value-type="float">
            <text:p>0.307546829587276</text:p>
          </table:table-cell>
          <table:table-cell table:formula="of:=DEGREES(ACOS([.U18]))" office:value-type="float" office:value="72.0885469224126" calcext:value-type="float">
            <text:p>72.0885469224126</text:p>
          </table:table-cell>
          <table:table-cell table:style-name="ce7" table:formula="of:=(([.B19]-[.R18])*([.G18]-[.R18])+([.C19]-[.S18])*([.F18]-[.S18]))/[.Y18]" office:value-type="float" office:value="0.951532946151007" calcext:value-type="float">
            <text:p>0.951532946151007</text:p>
          </table:table-cell>
          <table:table-cell table:style-name="ce7" table:formula="of:=DEGREES(ACOS([.W18]))" office:value-type="float" office:value="17.9114530775874" calcext:value-type="float">
            <text:p>17.9114530775874</text:p>
          </table:table-cell>
          <table:table-cell table:style-name="ce9" table:formula="of:=SQRT(([.B19]-[.R18])^2+([.C19]-[.S18])^2)*SQRT(([.F18]-[.S18])^2+([.G18]-[.R18])^2)" office:value-type="float" office:value="0.0000000156869674964355" calcext:value-type="float">
            <text:p>.000000015686967</text:p>
          </table:table-cell>
          <table:table-cell table:style-name="ce7" table:formula="of:=SQRT(1-[.W18]^2)" office:value-type="float" office:value="0.307546829587276" calcext:value-type="float">
            <text:p>0.307546829587276</text:p>
          </table:table-cell>
          <table:table-cell table:style-name="ce7" table:formula="of:=DEGREES(ACOS([.Z18]))" office:value-type="float" office:value="72.0885469224126" calcext:value-type="float">
            <text:p>72.0885469224126</text:p>
          </table:table-cell>
          <table:table-cell table:formula="of:=[.M18]-[.AA18]" office:value-type="float" office:value="0.00000000000116529008664656" calcext:value-type="float">
            <text:p>1.16529008664656E-12</text:p>
          </table:table-cell>
          <table:table-cell table:formula="of:=[.M18]-DEGREES(ACOS([.U18]))" office:value-type="float" office:value="0.00000000000115107923193136" calcext:value-type="float">
            <text:p>1.15107923193136E-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293166914579" calcext:value-type="float">
            <text:p>0.01293166914579</text:p>
          </table:table-cell>
          <table:table-cell table:formula="of:=[.C18]+[.E19]" office:value-type="float" office:value="0.0000145707410259998" calcext:value-type="float">
            <text:p>1.45707410259998E-05</text:p>
          </table:table-cell>
          <table:table-cell table:formula="of:=[$Arkusz3.C12]" office:value-type="float" office:value="0.0000322621930060572" calcext:value-type="float">
            <text:p>3.23E-05</text:p>
          </table:table-cell>
          <table:table-cell table:formula="of:=[$Arkusz3.E11]" office:value-type="float" office:value="0.0000031211930060578" calcext:value-type="float">
            <text:p>3.1211930060578E-06</text:p>
          </table:table-cell>
          <table:table-cell table:formula="of:=((1/2)*[.C19]*[.C19]+((1/3)*[.E20]+[.C19])*(1/2)*[.E20])/([.C19]+(1/2)*[.E20])" office:value-type="float" office:value="0.00000643368535832963" calcext:value-type="float">
            <text:p>6.43368535832963E-06</text:p>
          </table:table-cell>
          <table:table-cell table:formula="of:=(((1/2)*([.B20]-[.B19])+[.B19])*[.C19]+((2/3)*([.B20]-[.B19])+[.B19])*(1/2)*[.E20])/([.C19]+(1/2)*[.E20])" office:value-type="float" office:value="0.0136961550009215" calcext:value-type="float">
            <text:p>0.013696155000922</text:p>
          </table:table-cell>
          <table:table-cell table:formula="of:=(((1/2)*([.D19]-[.C20])+[.C19]+[.E20])*([.D19]-[.C20])+((2/3)*[.E20]+[.C19])*(1/2)*[.E20])/([.D19]-[.C20]+(1/2)*[.E20])" office:value-type="float" office:value="0.0000224958565907832" calcext:value-type="float">
            <text:p>2.24958565907832E-05</text:p>
          </table:table-cell>
          <table:table-cell table:formula="of:=(((1/2)*([.B20]-[.B19])+[.B19])*([.D19]-[.C20])+((1/3)*([.B20]-[.B19])+[.B19])*(1/2)*[.E20])/([.D19]-[.C20]+(1/2)*[.E20])" office:value-type="float" office:value="0.0137580233969207" calcext:value-type="float">
            <text:p>0.013758023396921</text:p>
          </table:table-cell>
          <table:table-cell table:formula="of:=DEGREES(ATAN(([.G19]-[.I19])/([.H19]-[.F19])))" office:value-type="float" office:value="-75.4462677336368" calcext:value-type="float">
            <text:p>-75.4462677336368</text:p>
          </table:table-cell>
          <table:table-cell table:formula="of:=DEGREES(ATAN(([.C20]-[.C19])/([.B20]-[.B19])))" office:value-type="float" office:value="-0.127661967205943" calcext:value-type="float">
            <text:p>-0.127661967205943</text:p>
          </table:table-cell>
          <table:table-cell table:formula="of:=[.J19]-[.K19]" office:value-type="float" office:value="-75.3186057664309" calcext:value-type="float">
            <text:p>-75.3186057664309</text:p>
          </table:table-cell>
          <table:table-cell table:formula="of:=ABS([.L19])" office:value-type="float" office:value="75.3186057664309" calcext:value-type="float">
            <text:p>75.3186057664309</text:p>
          </table:table-cell>
          <table:table-cell table:formula="of:=[.E20]/([.B20]-[.B19])" office:value-type="float" office:value="-0.00222812534451345" calcext:value-type="float">
            <text:p>-0.002228125344513</text:p>
          </table:table-cell>
          <table:table-cell table:formula="of:=[.C20]-[.N19]*[.B20]" office:value-type="float" office:value="0.0000433841207965971" calcext:value-type="float">
            <text:p>4.33841207965971E-05</text:p>
          </table:table-cell>
          <table:table-cell table:formula="of:=([.F19]-[.H19])/([.G19]-[.I19])" office:value-type="float" office:value="0.259618355592611" calcext:value-type="float">
            <text:p>0.259618355592611</text:p>
          </table:table-cell>
          <table:table-cell table:formula="of:=[.F19]-[.P19]*[.G19]" office:value-type="float" office:value="-0.00354933955392243" calcext:value-type="float">
            <text:p>-0.003549339553922</text:p>
          </table:table-cell>
          <table:table-cell table:formula="of:=([.Q19]-[.O19])/([.N19]-[.P19])" office:value-type="float" office:value="0.0137207254489768" calcext:value-type="float">
            <text:p>0.013720725448977</text:p>
          </table:table-cell>
          <table:table-cell table:formula="of:=[.N19]*[.R19]+[.O19]" office:value-type="float" office:value="0.0000128126246786212" calcext:value-type="float">
            <text:p>1.28126246786212E-05</text:p>
          </table:table-cell>
          <table:table-cell table:formula="of:=SQRT(([.B20]-[.R19])^2+([.C20]-[.S19])^2)*SQRT(([.F19]-[.S19])^2+([.G19]-[.R19])^2)" office:value-type="float" office:value="0.0000000206791865267593" calcext:value-type="float">
            <text:p>2.06791865267593E-08</text:p>
          </table:table-cell>
          <table:table-cell table:formula="of:=(-([.B20]-[.R19])*([.F19]-[.S19])+([.C20]-[.S19])*([.G19]-[.R19]))/[.T19]" office:value-type="float" office:value="0.253443828531064" calcext:value-type="float">
            <text:p>0.253443828531064</text:p>
          </table:table-cell>
          <table:table-cell table:formula="of:=DEGREES(ACOS([.U19]))" office:value-type="float" office:value="75.3186057664314" calcext:value-type="float">
            <text:p>75.3186057664314</text:p>
          </table:table-cell>
          <table:table-cell table:style-name="ce7" table:formula="of:=(([.B20]-[.R19])*([.G19]-[.R19])+([.C20]-[.S19])*([.F19]-[.S19]))/[.Y19]" office:value-type="float" office:value="-0.967350105070298" calcext:value-type="float">
            <text:p>-0.967350105070298</text:p>
          </table:table-cell>
          <table:table-cell table:style-name="ce7" table:formula="of:=DEGREES(ACOS([.W19]))" office:value-type="float" office:value="165.318605766431" calcext:value-type="float">
            <text:p>165.318605766431</text:p>
          </table:table-cell>
          <table:table-cell table:style-name="ce9" table:formula="of:=SQRT(([.B20]-[.R19])^2+([.C20]-[.S19])^2)*SQRT(([.F19]-[.S19])^2+([.G19]-[.R19])^2)" office:value-type="float" office:value="0.0000000206791865267593" calcext:value-type="float">
            <text:p>.000000020679187</text:p>
          </table:table-cell>
          <table:table-cell table:style-name="ce7" table:formula="of:=SQRT(1-[.W19]^2)" office:value-type="float" office:value="0.253443828531064" calcext:value-type="float">
            <text:p>0.253443828531064</text:p>
          </table:table-cell>
          <table:table-cell table:style-name="ce7" table:formula="of:=DEGREES(ACOS([.Z19]))" office:value-type="float" office:value="75.3186057664314" calcext:value-type="float">
            <text:p>75.3186057664314</text:p>
          </table:table-cell>
          <table:table-cell table:formula="of:=[.M19]-[.AA19]" office:value-type="float" office:value="-0.000000000000525801624462474" calcext:value-type="float">
            <text:p>-5.25801624462474E-13</text:p>
          </table:table-cell>
          <table:table-cell table:formula="of:=[.M19]-DEGREES(ACOS([.U19]))" office:value-type="float" office:value="-0.000000000000554223333892878" calcext:value-type="float">
            <text:p>-5.54223333892878E-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45353459832969" calcext:value-type="float">
            <text:p>0.014535345983297</text:p>
          </table:table-cell>
          <table:table-cell table:formula="of:=[.C19]+[.E20]" office:value-type="float" office:value="0.0000109975480199415" calcext:value-type="float">
            <text:p>1.09975480199415E-05</text:p>
          </table:table-cell>
          <table:table-cell table:formula="of:=[$Arkusz3.C13]" office:value-type="float" office:value="0.0000322621930060572" calcext:value-type="float">
            <text:p>3.23E-05</text:p>
          </table:table-cell>
          <table:table-cell table:formula="of:=[$Arkusz3.E12]" office:value-type="float" office:value="-0.0000035731930060583" calcext:value-type="float">
            <text:p>-3.5731930060583E-06</text:p>
          </table:table-cell>
          <table:table-cell table:formula="of:=((1/2)*[.C20]*[.C20]+((1/3)*[.E21]+[.C20])*(1/2)*[.E21])/([.C20]+(1/2)*[.E21])" office:value-type="float" office:value="0.00000623026336538496" calcext:value-type="float">
            <text:p>6.23026336538496E-06</text:p>
          </table:table-cell>
          <table:table-cell table:formula="of:=(((1/2)*([.B21]-[.B20])+[.B20])*[.C20]+((2/3)*([.B21]-[.B20])+[.B20])*(1/2)*[.E21])/([.C20]+(1/2)*[.E21])" office:value-type="float" office:value="0.0154306244467762" calcext:value-type="float">
            <text:p>0.015430624446776</text:p>
          </table:table-cell>
          <table:table-cell table:formula="of:=(((1/2)*([.D20]-[.C21])+[.C20]+[.E21])*([.D20]-[.C21])+((2/3)*[.E21]+[.C20])*(1/2)*[.E21])/([.D20]-[.C21]+(1/2)*[.E21])" office:value-type="float" office:value="0.0000223179898637377" calcext:value-type="float">
            <text:p>2.23179898637377E-05</text:p>
          </table:table-cell>
          <table:table-cell table:formula="of:=(((1/2)*([.B21]-[.B20])+[.B20])*([.D20]-[.C21])+((1/3)*([.B21]-[.B20])+[.B20])*(1/2)*[.E21])/([.D20]-[.C21]+(1/2)*[.E21])" office:value-type="float" office:value="0.0153775433857055" calcext:value-type="float">
            <text:p>0.015377543385706</text:p>
          </table:table-cell>
          <table:table-cell table:formula="of:=DEGREES(ATAN(([.G20]-[.I20])/([.H20]-[.F20])))" office:value-type="float" office:value="73.1390738837342" calcext:value-type="float">
            <text:p>73.1390738837342</text:p>
          </table:table-cell>
          <table:table-cell table:formula="of:=DEGREES(ATAN(([.C21]-[.C20])/([.B21]-[.B20])))" office:value-type="float" office:value="0.093627217069387" calcext:value-type="float">
            <text:p>0.093627217069387</text:p>
          </table:table-cell>
          <table:table-cell table:formula="of:=[.J20]-[.K20]" office:value-type="float" office:value="73.0454466666648" calcext:value-type="float">
            <text:p>73.0454466666648</text:p>
          </table:table-cell>
          <table:table-cell table:formula="of:=ABS([.L20])" office:value-type="float" office:value="73.0454466666648" calcext:value-type="float">
            <text:p>73.0454466666648</text:p>
          </table:table-cell>
          <table:table-cell table:formula="of:=[.E21]/([.B21]-[.B20])" office:value-type="float" office:value="0.0016341046618534" calcext:value-type="float">
            <text:p>0.001634104661853</text:p>
          </table:table-cell>
          <table:table-cell table:formula="of:=[.C21]-[.N20]*[.B21]" office:value-type="float" office:value="-0.0000127547286130161" calcext:value-type="float">
            <text:p>-1.27547286130161E-05</text:p>
          </table:table-cell>
          <table:table-cell table:formula="of:=([.F20]-[.H20])/([.G20]-[.I20])" office:value-type="float" office:value="-0.3030784647831" calcext:value-type="float">
            <text:p>-0.3030784647831</text:p>
          </table:table-cell>
          <table:table-cell table:formula="of:=[.F20]-[.P20]*[.G20]" office:value-type="float" office:value="0.00468292023133888" calcext:value-type="float">
            <text:p>0.004682920231339</text:p>
          </table:table-cell>
          <table:table-cell table:formula="of:=([.Q20]-[.O20])/([.N20]-[.P20])" office:value-type="float" office:value="0.0154101780852206" calcext:value-type="float">
            <text:p>0.015410178085221</text:p>
          </table:table-cell>
          <table:table-cell table:formula="of:=[.N20]*[.R20]+[.O20]" office:value-type="float" office:value="0.0000124271152360341" calcext:value-type="float">
            <text:p>1.24271152360341E-05</text:p>
          </table:table-cell>
          <table:table-cell table:formula="of:=SQRT(([.B21]-[.R20])^2+([.C21]-[.S20])^2)*SQRT(([.F20]-[.S20])^2+([.G20]-[.R20])^2)" office:value-type="float" office:value="0.0000000181684302387937" calcext:value-type="float">
            <text:p>1.81684302387937E-08</text:p>
          </table:table-cell>
          <table:table-cell table:formula="of:=(-([.B21]-[.R20])*([.F20]-[.S20])+([.C21]-[.S20])*([.G20]-[.R20]))/[.T20]" office:value-type="float" office:value="0.291613077665127" calcext:value-type="float">
            <text:p>0.291613077665127</text:p>
          </table:table-cell>
          <table:table-cell table:formula="of:=DEGREES(ACOS([.U20]))" office:value-type="float" office:value="73.0454466666628" calcext:value-type="float">
            <text:p>73.0454466666628</text:p>
          </table:table-cell>
          <table:table-cell table:style-name="ce7" table:formula="of:=(([.B21]-[.R20])*([.G20]-[.R20])+([.C21]-[.S20])*([.F20]-[.S20]))/[.Y20]" office:value-type="float" office:value="0.956536362578377" calcext:value-type="float">
            <text:p>0.956536362578377</text:p>
          </table:table-cell>
          <table:table-cell table:style-name="ce7" table:formula="of:=DEGREES(ACOS([.W20]))" office:value-type="float" office:value="16.9545533333372" calcext:value-type="float">
            <text:p>16.9545533333372</text:p>
          </table:table-cell>
          <table:table-cell table:style-name="ce9" table:formula="of:=SQRT(([.B21]-[.R20])^2+([.C21]-[.S20])^2)*SQRT(([.F20]-[.S20])^2+([.G20]-[.R20])^2)" office:value-type="float" office:value="0.0000000181684302387937" calcext:value-type="float">
            <text:p>.000000018168430</text:p>
          </table:table-cell>
          <table:table-cell table:style-name="ce7" table:formula="of:=SQRT(1-[.W20]^2)" office:value-type="float" office:value="0.291613077665126" calcext:value-type="float">
            <text:p>0.291613077665126</text:p>
          </table:table-cell>
          <table:table-cell table:style-name="ce7" table:formula="of:=DEGREES(ACOS([.Z20]))" office:value-type="float" office:value="73.0454466666628" calcext:value-type="float">
            <text:p>73.0454466666628</text:p>
          </table:table-cell>
          <table:table-cell table:formula="of:=[.M20]-[.AA20]" office:value-type="float" office:value="0.00000000000201794136955868" calcext:value-type="float">
            <text:p>2.01794136955868E-12</text:p>
          </table:table-cell>
          <table:table-cell table:formula="of:=[.M20]-DEGREES(ACOS([.U20]))" office:value-type="float" office:value="0.00000000000206057393370429" calcext:value-type="float">
            <text:p>2.06057393370429E-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6260567795504" calcext:value-type="float">
            <text:p>0.016260567795504</text:p>
          </table:table-cell>
          <table:table-cell table:formula="of:=[.C20]+[.E21]" office:value-type="float" office:value="0.0000138167410260003" calcext:value-type="float">
            <text:p>1.38167410260003E-05</text:p>
          </table:table-cell>
          <table:table-cell table:formula="of:=[$Arkusz3.C14]" office:value-type="float" office:value="0.0000322621930060573" calcext:value-type="float">
            <text:p>3.23E-05</text:p>
          </table:table-cell>
          <table:table-cell table:formula="of:=[$Arkusz3.E13]" office:value-type="float" office:value="0.0000028191930060588" calcext:value-type="float">
            <text:p>2.8191930060588E-06</text:p>
          </table:table-cell>
          <table:table-cell table:formula="of:=((1/2)*[.C21]*[.C21]+((1/3)*[.E22]+[.C21])*(1/2)*[.E22])/([.C21]+(1/2)*[.E22])" office:value-type="float" office:value="0.00000616073634254676" calcext:value-type="float">
            <text:p>6.16073634254676E-06</text:p>
          </table:table-cell>
          <table:table-cell table:formula="of:=(((1/2)*([.B22]-[.B21])+[.B21])*[.C21]+((2/3)*([.B22]-[.B21])+[.B21])*(1/2)*[.E22])/([.C21]+(1/2)*[.E22])" office:value-type="float" office:value="0.0171516376634189" calcext:value-type="float">
            <text:p>0.017151637663419</text:p>
          </table:table-cell>
          <table:table-cell table:formula="of:=(((1/2)*([.D21]-[.C22])+[.C21]+[.E22])*([.D21]-[.C22])+((2/3)*[.E22]+[.C21])*(1/2)*[.E22])/([.D21]-[.C22]+(1/2)*[.E22])" office:value-type="float" office:value="0.0000222383543934701" calcext:value-type="float">
            <text:p>2.22383543934701E-05</text:p>
          </table:table-cell>
          <table:table-cell table:formula="of:=(((1/2)*([.B22]-[.B21])+[.B21])*([.D21]-[.C22])+((1/3)*([.B22]-[.B21])+[.B21])*(1/2)*[.E22])/([.D21]-[.C22]+(1/2)*[.E22])" office:value-type="float" office:value="0.0172153761054765" calcext:value-type="float">
            <text:p>0.017215376105477</text:p>
          </table:table-cell>
          <table:table-cell table:formula="of:=DEGREES(ATAN(([.G21]-[.I21])/([.H21]-[.F21])))" office:value-type="float" office:value="-75.8428300781097" calcext:value-type="float">
            <text:p>-75.8428300781097</text:p>
          </table:table-cell>
          <table:table-cell table:formula="of:=DEGREES(ATAN(([.C22]-[.C21])/([.B22]-[.B21])))" office:value-type="float" office:value="-0.0961456422709392" calcext:value-type="float">
            <text:p>-0.096145642270939</text:p>
          </table:table-cell>
          <table:table-cell table:formula="of:=[.J21]-[.K21]" office:value-type="float" office:value="-75.7466844358388" calcext:value-type="float">
            <text:p>-75.7466844358388</text:p>
          </table:table-cell>
          <table:table-cell table:formula="of:=ABS([.L21])" office:value-type="float" office:value="75.7466844358388" calcext:value-type="float">
            <text:p>75.7466844358388</text:p>
          </table:table-cell>
          <table:table-cell table:formula="of:=[.E22]/([.B22]-[.B21])" office:value-type="float" office:value="-0.00167805959414359" calcext:value-type="float">
            <text:p>-0.001678059594144</text:p>
          </table:table-cell>
          <table:table-cell table:formula="of:=[.C22]-[.N21]*[.B22]" office:value-type="float" office:value="0.000041102942821468" calcext:value-type="float">
            <text:p>4.1102942821468E-05</text:p>
          </table:table-cell>
          <table:table-cell table:formula="of:=([.F21]-[.H21])/([.G21]-[.I21])" office:value-type="float" office:value="0.252243662252914" calcext:value-type="float">
            <text:p>0.252243662252914</text:p>
          </table:table-cell>
          <table:table-cell table:formula="of:=[.F21]-[.P21]*[.G21]" office:value-type="float" office:value="-0.00432023116151324" calcext:value-type="float">
            <text:p>-0.004320231161513</text:p>
          </table:table-cell>
          <table:table-cell table:formula="of:=([.Q21]-[.O21])/([.N21]-[.P21])" office:value-type="float" office:value="0.0171759000081199" calcext:value-type="float">
            <text:p>0.01717590000812</text:p>
          </table:table-cell>
          <table:table-cell table:formula="of:=[.N21]*[.R21]+[.O21]" office:value-type="float" office:value="0.0000122807590247914" calcext:value-type="float">
            <text:p>1.22807590247914E-05</text:p>
          </table:table-cell>
          <table:table-cell table:formula="of:=SQRT(([.B22]-[.R21])^2+([.C22]-[.S21])^2)*SQRT(([.F21]-[.S21])^2+([.G21]-[.R21])^2)" office:value-type="float" office:value="0.0000000236676596288394" calcext:value-type="float">
            <text:p>2.36676596288394E-08</text:p>
          </table:table-cell>
          <table:table-cell table:formula="of:=(-([.B22]-[.R21])*([.F21]-[.S21])+([.C22]-[.S21])*([.G21]-[.R21]))/[.T21]" office:value-type="float" office:value="0.246209379597309" calcext:value-type="float">
            <text:p>0.246209379597309</text:p>
          </table:table-cell>
          <table:table-cell table:formula="of:=DEGREES(ACOS([.U21]))" office:value-type="float" office:value="75.7466844358394" calcext:value-type="float">
            <text:p>75.7466844358394</text:p>
          </table:table-cell>
          <table:table-cell table:style-name="ce7" table:formula="of:=(([.B22]-[.R21])*([.G21]-[.R21])+([.C22]-[.S21])*([.F21]-[.S21]))/[.Y21]" office:value-type="float" office:value="-0.969216663805523" calcext:value-type="float">
            <text:p>-0.969216663805523</text:p>
          </table:table-cell>
          <table:table-cell table:style-name="ce7" table:formula="of:=DEGREES(ACOS([.W21]))" office:value-type="float" office:value="165.746684435839" calcext:value-type="float">
            <text:p>165.746684435839</text:p>
          </table:table-cell>
          <table:table-cell table:style-name="ce9" table:formula="of:=SQRT(([.B22]-[.R21])^2+([.C22]-[.S21])^2)*SQRT(([.F21]-[.S21])^2+([.G21]-[.R21])^2)" office:value-type="float" office:value="0.0000000236676596288394" calcext:value-type="float">
            <text:p>.000000023667660</text:p>
          </table:table-cell>
          <table:table-cell table:style-name="ce7" table:formula="of:=SQRT(1-[.W21]^2)" office:value-type="float" office:value="0.24620937959731" calcext:value-type="float">
            <text:p>0.24620937959731</text:p>
          </table:table-cell>
          <table:table-cell table:style-name="ce7" table:formula="of:=DEGREES(ACOS([.Z21]))" office:value-type="float" office:value="75.7466844358393" calcext:value-type="float">
            <text:p>75.7466844358393</text:p>
          </table:table-cell>
          <table:table-cell table:formula="of:=[.M21]-[.AA21]" office:value-type="float" office:value="-0.00000000000056843418860808" calcext:value-type="float">
            <text:p>-5.6843418860808E-13</text:p>
          </table:table-cell>
          <table:table-cell table:formula="of:=[.M21]-DEGREES(ACOS([.U21]))" office:value-type="float" office:value="-0.000000000000596855898038484" calcext:value-type="float">
            <text:p>-5.96855898038484E-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8121760936057" calcext:value-type="float">
            <text:p>0.018121760936057</text:p>
          </table:table-cell>
          <table:table-cell table:formula="of:=[.C21]+[.E22]" office:value-type="float" office:value="0.0000106935480199411" calcext:value-type="float">
            <text:p>1.06935480199411E-05</text:p>
          </table:table-cell>
          <table:table-cell table:formula="of:=[$Arkusz3.C15]" office:value-type="float" office:value="0.0000322621930060573" calcext:value-type="float">
            <text:p>3.23E-05</text:p>
          </table:table-cell>
          <table:table-cell table:formula="of:=[$Arkusz3.E14]" office:value-type="float" office:value="-0.0000031231930060592" calcext:value-type="float">
            <text:p>-3.1231930060592E-06</text:p>
          </table:table-cell>
          <table:table-cell table:formula="of:=((1/2)*[.C22]*[.C22]+((1/3)*[.E23]+[.C22])*(1/2)*[.E23])/([.C22]+(1/2)*[.E23])" office:value-type="float" office:value="0.00000599336288535031" calcext:value-type="float">
            <text:p>5.99336288535031E-06</text:p>
          </table:table-cell>
          <table:table-cell table:formula="of:=(((1/2)*([.B23]-[.B22])+[.B22])*[.C22]+((2/3)*([.B23]-[.B22])+[.B22])*(1/2)*[.E23])/([.C22]+(1/2)*[.E23])" office:value-type="float" office:value="0.0191632230508646" calcext:value-type="float">
            <text:p>0.019163223050865</text:p>
          </table:table-cell>
          <table:table-cell table:formula="of:=(((1/2)*([.D22]-[.C23])+[.C22]+[.E23])*([.D22]-[.C23])+((2/3)*[.E23]+[.C22])*(1/2)*[.E23])/([.D22]-[.C23]+(1/2)*[.E23])" office:value-type="float" office:value="0.0000220898606563844" calcext:value-type="float">
            <text:p>2.20898606563844E-05</text:p>
          </table:table-cell>
          <table:table-cell table:formula="of:=(((1/2)*([.B23]-[.B22])+[.B22])*([.D22]-[.C23])+((1/3)*([.B23]-[.B22])+[.B22])*(1/2)*[.E23])/([.D22]-[.C23]+(1/2)*[.E23])" office:value-type="float" office:value="0.0191074947976193" calcext:value-type="float">
            <text:p>0.019107494797619</text:p>
          </table:table-cell>
          <table:table-cell table:formula="of:=DEGREES(ATAN(([.G22]-[.I22])/([.H22]-[.F22])))" office:value-type="float" office:value="73.8892154601615" calcext:value-type="float">
            <text:p>73.8892154601615</text:p>
          </table:table-cell>
          <table:table-cell table:formula="of:=DEGREES(ATAN(([.C23]-[.C22])/([.B23]-[.B22])))" office:value-type="float" office:value="0.0711438161273449" calcext:value-type="float">
            <text:p>0.071143816127345</text:p>
          </table:table-cell>
          <table:table-cell table:formula="of:=[.J22]-[.K22]" office:value-type="float" office:value="73.8180716440342" calcext:value-type="float">
            <text:p>73.8180716440342</text:p>
          </table:table-cell>
          <table:table-cell table:formula="of:=ABS([.L22])" office:value-type="float" office:value="73.8180716440342" calcext:value-type="float">
            <text:p>73.8180716440342</text:p>
          </table:table-cell>
          <table:table-cell table:formula="of:=[.E23]/([.B23]-[.B22])" office:value-type="float" office:value="0.00124169447200534" calcext:value-type="float">
            <text:p>0.001241694472005</text:p>
          </table:table-cell>
          <table:table-cell table:formula="of:=[.C23]-[.N22]*[.B23]" office:value-type="float" office:value="-0.0000118081423573631" calcext:value-type="float">
            <text:p>-1.18081423573631E-05</text:p>
          </table:table-cell>
          <table:table-cell table:formula="of:=([.F22]-[.H22])/([.G22]-[.I22])" office:value-type="float" office:value="-0.288839086705024" calcext:value-type="float">
            <text:p>-0.288839086705024</text:p>
          </table:table-cell>
          <table:table-cell table:formula="of:=[.F22]-[.P22]*[.G22]" office:value-type="float" office:value="0.00554108120722173" calcext:value-type="float">
            <text:p>0.005541081207222</text:p>
          </table:table-cell>
          <table:table-cell table:formula="of:=([.Q22]-[.O22])/([.N22]-[.P22])" office:value-type="float" office:value="0.0191425620375391" calcext:value-type="float">
            <text:p>0.019142562037539</text:p>
          </table:table-cell>
          <table:table-cell table:formula="of:=[.N22]*[.R22]+[.O22]" office:value-type="float" office:value="0.0000119610711046684" calcext:value-type="float">
            <text:p>1.19610711046684E-05</text:p>
          </table:table-cell>
          <table:table-cell table:formula="of:=SQRT(([.B23]-[.R22])^2+([.C23]-[.S22])^2)*SQRT(([.F22]-[.S22])^2+([.G22]-[.R22])^2)" office:value-type="float" office:value="0.0000000213319998429941" calcext:value-type="float">
            <text:p>2.13319998429941E-08</text:p>
          </table:table-cell>
          <table:table-cell table:formula="of:=(-([.B23]-[.R22])*([.F22]-[.S22])+([.C23]-[.S22])*([.G22]-[.R22]))/[.T22]" office:value-type="float" office:value="0.2786882062334" calcext:value-type="float">
            <text:p>0.2786882062334</text:p>
          </table:table-cell>
          <table:table-cell table:formula="of:=DEGREES(ACOS([.U22]))" office:value-type="float" office:value="73.8180716440348" calcext:value-type="float">
            <text:p>73.8180716440348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/>
          <table:table-cell table:formula="of:=[.M22]-DEGREES(ACOS([.U22]))" office:value-type="float" office:value="-0.00000000000056843418860808" calcext:value-type="float">
            <text:p>-5.6843418860808E-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01344887546993" calcext:value-type="float">
            <text:p>0.020134488754699</text:p>
          </table:table-cell>
          <table:table-cell table:formula="of:=[.C22]+[.E23]" office:value-type="float" office:value="0.0000131927410260006" calcext:value-type="float">
            <text:p>1.31927410260006E-05</text:p>
          </table:table-cell>
          <table:table-cell table:formula="of:=[$Arkusz3.C16]" office:value-type="float" office:value="0.0000322621930060573" calcext:value-type="float">
            <text:p>3.23E-05</text:p>
          </table:table-cell>
          <table:table-cell table:formula="of:=[$Arkusz3.E15]" office:value-type="float" office:value="0.0000024991930060595" calcext:value-type="float">
            <text:p>2.4991930060595E-06</text:p>
          </table:table-cell>
          <table:table-cell table:formula="of:=((1/2)*[.C23]*[.C23]+((1/3)*[.E24]+[.C23])*(1/2)*[.E24])/([.C23]+(1/2)*[.E24])" office:value-type="float" office:value="0.00000595019444618049" calcext:value-type="float">
            <text:p>5.95019444618049E-06</text:p>
          </table:table-cell>
          <table:table-cell table:formula="of:=(((1/2)*([.B24]-[.B23])+[.B23])*[.C23]+((2/3)*([.B24]-[.B23])+[.B23])*(1/2)*[.E24])/([.C23]+(1/2)*[.E24])" office:value-type="float" office:value="0.0211838326271796" calcext:value-type="float">
            <text:p>0.02118383262718</text:p>
          </table:table-cell>
          <table:table-cell table:formula="of:=(((1/2)*([.D23]-[.C24])+[.C23]+[.E24])*([.D23]-[.C24])+((2/3)*[.E24]+[.C23])*(1/2)*[.E24])/([.D23]-[.C24]+(1/2)*[.E24])" office:value-type="float" office:value="0.0000220411900122635" calcext:value-type="float">
            <text:p>2.20411900122635E-05</text:p>
          </table:table-cell>
          <table:table-cell table:formula="of:=(((1/2)*([.B24]-[.B23])+[.B23])*([.D23]-[.C24])+((1/3)*([.B24]-[.B23])+[.B23])*(1/2)*[.E24])/([.D23]-[.C24]+(1/2)*[.E24])" office:value-type="float" office:value="0.0212489536903469" calcext:value-type="float">
            <text:p>0.021248953690347</text:p>
          </table:table-cell>
          <table:table-cell table:formula="of:=DEGREES(ATAN(([.G23]-[.I23])/([.H23]-[.F23])))" office:value-type="float" office:value="-76.1205942549998" calcext:value-type="float">
            <text:p>-76.1205942549998</text:p>
          </table:table-cell>
          <table:table-cell table:formula="of:=DEGREES(ATAN(([.C24]-[.C23])/([.B24]-[.B23])))" office:value-type="float" office:value="-0.070564366368925" calcext:value-type="float">
            <text:p>-0.070564366368925</text:p>
          </table:table-cell>
          <table:table-cell table:formula="of:=[.J23]-[.K23]" office:value-type="float" office:value="-76.0500298886309" calcext:value-type="float">
            <text:p>-76.0500298886309</text:p>
          </table:table-cell>
          <table:table-cell table:formula="of:=ABS([.L23])" office:value-type="float" office:value="76.0500298886309" calcext:value-type="float">
            <text:p>76.0500298886309</text:p>
          </table:table-cell>
          <table:table-cell table:formula="of:=[.E24]/([.B24]-[.B23])" office:value-type="float" office:value="-0.00123158115040493" calcext:value-type="float">
            <text:p>-0.001231581150405</text:p>
          </table:table-cell>
          <table:table-cell table:formula="of:=[.C24]-[.N23]*[.B24]" office:value-type="float" office:value="0.0000379899978493283" calcext:value-type="float">
            <text:p>3.79899978493283E-05</text:p>
          </table:table-cell>
          <table:table-cell table:formula="of:=([.F23]-[.H23])/([.G23]-[.I23])" office:value-type="float" office:value="0.247093563640511" calcext:value-type="float">
            <text:p>0.247093563640511</text:p>
          </table:table-cell>
          <table:table-cell table:formula="of:=[.F23]-[.P23]*[.G23]" office:value-type="float" office:value="-0.00522843850096774" calcext:value-type="float">
            <text:p>-0.005228438500968</text:p>
          </table:table-cell>
          <table:table-cell table:formula="of:=([.Q23]-[.O23])/([.N23]-[.P23])" office:value-type="float" office:value="0.0212077939318279" calcext:value-type="float">
            <text:p>0.021207793931828</text:p>
          </table:table-cell>
          <table:table-cell table:formula="of:=[.N23]*[.R23]+[.O23]" office:value-type="float" office:value="0.000011870878601217" calcext:value-type="float">
            <text:p>1.1870878601217E-05</text:p>
          </table:table-cell>
          <table:table-cell table:formula="of:=SQRT(([.B24]-[.R23])^2+([.C24]-[.S23])^2)*SQRT(([.F23]-[.S23])^2+([.G23]-[.R23])^2)" office:value-type="float" office:value="0.0000000273423832158763" calcext:value-type="float">
            <text:p>2.73423832158763E-08</text:p>
          </table:table-cell>
          <table:table-cell table:formula="of:=(-([.B24]-[.R23])*([.F23]-[.S23])+([.C24]-[.S23])*([.G23]-[.R23]))/[.T23]" office:value-type="float" office:value="0.241074554563446" calcext:value-type="float">
            <text:p>0.241074554563446</text:p>
          </table:table-cell>
          <table:table-cell table:formula="of:=DEGREES(ACOS([.U23]))" office:value-type="float" office:value="76.0500298886302" calcext:value-type="float">
            <text:p>76.0500298886302</text:p>
          </table:table-cell>
          <table:table-cell table:number-columns-repeated="6"/>
          <table:table-cell table:formula="of:=[.M23]-DEGREES(ACOS([.U23]))" office:value-type="float" office:value="0.000000000000696331881044898" calcext:value-type="float">
            <text:p>6.96331881044898E-1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23155817384435" calcext:value-type="float">
            <text:p>0.022315581738444</text:p>
          </table:table-cell>
          <table:table-cell table:formula="of:=[.C23]+[.E24]" office:value-type="float" office:value="0.0000105065480199408" calcext:value-type="float">
            <text:p>1.05065480199408E-05</text:p>
          </table:table-cell>
          <table:table-cell table:formula="of:=[$Arkusz3.C17]" office:value-type="float" office:value="0.0000322621930060573" calcext:value-type="float">
            <text:p>3.23E-05</text:p>
          </table:table-cell>
          <table:table-cell table:formula="of:=[$Arkusz3.E16]" office:value-type="float" office:value="-0.0000026861930060598" calcext:value-type="float">
            <text:p>-2.6861930060598E-06</text:p>
          </table:table-cell>
          <table:table-cell table:formula="of:=((1/2)*[.C24]*[.C24]+((1/3)*[.E25]+[.C24])*(1/2)*[.E25])/([.C24]+(1/2)*[.E25])" office:value-type="float" office:value="0.0000058161954447536" calcext:value-type="float">
            <text:p>5.8161954447536E-06</text:p>
          </table:table-cell>
          <table:table-cell table:formula="of:=(((1/2)*([.B25]-[.B24])+[.B24])*[.C24]+((2/3)*([.B25]-[.B24])+[.B24])*(1/2)*[.E25])/([.C24]+(1/2)*[.E25])" office:value-type="float" office:value="0.0235365705497101" calcext:value-type="float">
            <text:p>0.02353657054971</text:p>
          </table:table-cell>
          <table:table-cell table:formula="of:=(((1/2)*([.D24]-[.C25])+[.C24]+[.E25])*([.D24]-[.C25])+((2/3)*[.E25]+[.C24])*(1/2)*[.E25])/([.D24]-[.C25]+(1/2)*[.E25])" office:value-type="float" office:value="0.0000219205580072416" calcext:value-type="float">
            <text:p>2.19205580072416E-05</text:p>
          </table:table-cell>
          <table:table-cell table:formula="of:=(((1/2)*([.B25]-[.B24])+[.B24])*([.D24]-[.C25])+((1/3)*([.B25]-[.B24])+[.B24])*(1/2)*[.E25])/([.D24]-[.C25]+(1/2)*[.E25])" office:value-type="float" office:value="0.0234785840523691" calcext:value-type="float">
            <text:p>0.023478584052369</text:p>
          </table:table-cell>
          <table:table-cell table:formula="of:=DEGREES(ATAN(([.G24]-[.I24])/([.H24]-[.F24])))" office:value-type="float" office:value="74.4786389560162" calcext:value-type="float">
            <text:p>74.4786389560162</text:p>
          </table:table-cell>
          <table:table-cell table:formula="of:=DEGREES(ATAN(([.C25]-[.C24])/([.B25]-[.B24])))" office:value-type="float" office:value="0.0528309726873486" calcext:value-type="float">
            <text:p>0.052830972687349</text:p>
          </table:table-cell>
          <table:table-cell table:formula="of:=[.J24]-[.K24]" office:value-type="float" office:value="74.4258079833289" calcext:value-type="float">
            <text:p>74.4258079833289</text:p>
          </table:table-cell>
          <table:table-cell table:formula="of:=ABS([.L24])" office:value-type="float" office:value="74.4258079833289" calcext:value-type="float">
            <text:p>74.4258079833289</text:p>
          </table:table-cell>
          <table:table-cell table:formula="of:=[.E25]/([.B25]-[.B24])" office:value-type="float" office:value="0.000922074681747936" calcext:value-type="float">
            <text:p>0.000922074681748</text:p>
          </table:table-cell>
          <table:table-cell table:formula="of:=[.C25]-[.N24]*[.B25]" office:value-type="float" office:value="-0.0000100700849095545" calcext:value-type="float">
            <text:p>-1.00700849095545E-05</text:p>
          </table:table-cell>
          <table:table-cell table:formula="of:=([.F24]-[.H24])/([.G24]-[.I24])" office:value-type="float" office:value="-0.277726079362632" calcext:value-type="float">
            <text:p>-0.277726079362632</text:p>
          </table:table-cell>
          <table:table-cell table:formula="of:=[.F24]-[.P24]*[.G24]" office:value-type="float" office:value="0.00654253565585772" calcext:value-type="float">
            <text:p>0.006542535655858</text:p>
          </table:table-cell>
          <table:table-cell table:formula="of:=([.Q24]-[.O24])/([.N24]-[.P24])" office:value-type="float" office:value="0.0235156976483097" calcext:value-type="float">
            <text:p>0.02351569764831</text:p>
          </table:table-cell>
          <table:table-cell table:formula="of:=[.N24]*[.R24]+[.O24]" office:value-type="float" office:value="0.0000116131445155913" calcext:value-type="float">
            <text:p>1.16131445155913E-05</text:p>
          </table:table-cell>
          <table:table-cell table:formula="of:=SQRT(([.B25]-[.R24])^2+([.C25]-[.S24])^2)*SQRT(([.F24]-[.S24])^2+([.G24]-[.R24])^2)" office:value-type="float" office:value="0.0000000252932301313167" calcext:value-type="float">
            <text:p>2.52932301313167E-08</text:p>
          </table:table-cell>
          <table:table-cell table:formula="of:=(-([.B25]-[.R24])*([.F24]-[.S24])+([.C25]-[.S24])*([.G24]-[.R24]))/[.T24]" office:value-type="float" office:value="0.268485951909628" calcext:value-type="float">
            <text:p>0.268485951909628</text:p>
          </table:table-cell>
          <table:table-cell table:formula="of:=DEGREES(ACOS([.U24]))" office:value-type="float" office:value="74.4258079833288" calcext:value-type="float">
            <text:p>74.4258079833288</text:p>
          </table:table-cell>
          <table:table-cell table:number-columns-repeated="6"/>
          <table:table-cell table:formula="of:=[.M24]-DEGREES(ACOS([.U24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46832782485802" calcext:value-type="float">
            <text:p>0.02468327824858</text:p>
          </table:table-cell>
          <table:table-cell table:formula="of:=[.C24]+[.E25]" office:value-type="float" office:value="0.0000126897410260008" calcext:value-type="float">
            <text:p>1.26897410260008E-05</text:p>
          </table:table-cell>
          <table:table-cell table:formula="of:=[$Arkusz3.C18]" office:value-type="float" office:value="0.0000322621930060574" calcext:value-type="float">
            <text:p>3.23E-05</text:p>
          </table:table-cell>
          <table:table-cell table:formula="of:=[$Arkusz3.E17]" office:value-type="float" office:value="0.00000218319300606" calcext:value-type="float">
            <text:p>2.18319300606E-06</text:p>
          </table:table-cell>
          <table:table-cell table:formula="of:=((1/2)*[.C25]*[.C25]+((1/3)*[.E26]+[.C25])*(1/2)*[.E26])/([.C25]+(1/2)*[.E26])" office:value-type="float" office:value="0.00000579264838687161" calcext:value-type="float">
            <text:p>5.79264838687161E-06</text:p>
          </table:table-cell>
          <table:table-cell table:formula="of:=(((1/2)*([.B26]-[.B25])+[.B25])*[.C25]+((2/3)*([.B26]-[.B25])+[.B25])*(1/2)*[.E26])/([.C25]+(1/2)*[.E26])" office:value-type="float" office:value="0.0259278966309806" calcext:value-type="float">
            <text:p>0.025927896630981</text:p>
          </table:table-cell>
          <table:table-cell table:formula="of:=(((1/2)*([.D25]-[.C26])+[.C25]+[.E26])*([.D25]-[.C26])+((2/3)*[.E26]+[.C25])*(1/2)*[.E26])/([.D25]-[.C26]+(1/2)*[.E26])" office:value-type="float" office:value="0.0000218944238505707" calcext:value-type="float">
            <text:p>2.18944238505707E-05</text:p>
          </table:table-cell>
          <table:table-cell table:formula="of:=(((1/2)*([.B26]-[.B25])+[.B25])*([.D25]-[.C26])+((1/3)*([.B26]-[.B25])+[.B25])*(1/2)*[.E26])/([.D25]-[.C26]+(1/2)*[.E26])" office:value-type="float" office:value="0.025993981459556" calcext:value-type="float">
            <text:p>0.025993981459556</text:p>
          </table:table-cell>
          <table:table-cell table:formula="of:=DEGREES(ATAN(([.G25]-[.I25])/([.H25]-[.F25])))" office:value-type="float" office:value="-76.3065219719985" calcext:value-type="float">
            <text:p>-76.3065219719985</text:p>
          </table:table-cell>
          <table:table-cell table:formula="of:=DEGREES(ATAN(([.C26]-[.C25])/([.B26]-[.B25])))" office:value-type="float" office:value="-0.0508428757336552" calcext:value-type="float">
            <text:p>-0.050842875733655</text:p>
          </table:table-cell>
          <table:table-cell table:formula="of:=[.J25]-[.K25]" office:value-type="float" office:value="-76.2556790962649" calcext:value-type="float">
            <text:p>-76.2556790962649</text:p>
          </table:table-cell>
          <table:table-cell table:formula="of:=ABS([.L25])" office:value-type="float" office:value="76.2556790962649" calcext:value-type="float">
            <text:p>76.2556790962649</text:p>
          </table:table-cell>
          <table:table-cell table:formula="of:=[.E26]/([.B26]-[.B25])" office:value-type="float" office:value="-0.000887375815651674" calcext:value-type="float">
            <text:p>-0.000887375815652</text:p>
          </table:table-cell>
          <table:table-cell table:formula="of:=[.C26]-[.N25]*[.B26]" office:value-type="float" office:value="0.0000345930851947919" calcext:value-type="float">
            <text:p>3.45930851947919E-05</text:p>
          </table:table-cell>
          <table:table-cell table:formula="of:=([.F25]-[.H25])/([.G25]-[.I25])" office:value-type="float" office:value="0.243653132054825" calcext:value-type="float">
            <text:p>0.243653132054825</text:p>
          </table:table-cell>
          <table:table-cell table:formula="of:=[.F25]-[.P25]*[.G25]" office:value-type="float" office:value="-0.00631162057334528" calcext:value-type="float">
            <text:p>-0.006311620573345</text:p>
          </table:table-cell>
          <table:table-cell table:formula="of:=([.Q25]-[.O25])/([.N25]-[.P25])" office:value-type="float" office:value="0.0259515845199005" calcext:value-type="float">
            <text:p>0.025951584519901</text:p>
          </table:table-cell>
          <table:table-cell table:formula="of:=[.N25]*[.R25]+[.O25]" office:value-type="float" office:value="0.0000115642767139918" calcext:value-type="float">
            <text:p>1.15642767139918E-05</text:p>
          </table:table-cell>
          <table:table-cell table:formula="of:=SQRT(([.B26]-[.R25])^2+([.C26]-[.S25])^2)*SQRT(([.F25]-[.S25])^2+([.G25]-[.R25])^2)" office:value-type="float" office:value="0.0000000318363955017432" calcext:value-type="float">
            <text:p>3.18363955017432E-08</text:p>
          </table:table-cell>
          <table:table-cell table:formula="of:=(-([.B26]-[.R25])*([.F25]-[.S25])+([.C26]-[.S25])*([.G25]-[.R25]))/[.T25]" office:value-type="float" office:value="0.237589612773724" calcext:value-type="float">
            <text:p>0.237589612773724</text:p>
          </table:table-cell>
          <table:table-cell table:formula="of:=DEGREES(ACOS([.U25]))" office:value-type="float" office:value="76.2556790962647" calcext:value-type="float">
            <text:p>76.2556790962647</text:p>
          </table:table-cell>
          <table:table-cell table:number-columns-repeated="6"/>
          <table:table-cell table:formula="of:=[.M25]-DEGREES(ACOS([.U25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72573770303718" calcext:value-type="float">
            <text:p>0.027257377030372</text:p>
          </table:table-cell>
          <table:table-cell table:formula="of:=[.C25]+[.E26]" office:value-type="float" office:value="0.0000104055480199405" calcext:value-type="float">
            <text:p>1.04055480199405E-05</text:p>
          </table:table-cell>
          <table:table-cell table:formula="of:=[$Arkusz3.C19]" office:value-type="float" office:value="0.0000322621930060574" calcext:value-type="float">
            <text:p>3.23E-05</text:p>
          </table:table-cell>
          <table:table-cell table:formula="of:=[$Arkusz3.E18]" office:value-type="float" office:value="-0.0000022841930060603" calcext:value-type="float">
            <text:p>-2.2841930060603E-06</text:p>
          </table:table-cell>
          <table:table-cell table:formula="of:=((1/2)*[.C26]*[.C26]+((1/3)*[.E27]+[.C26])*(1/2)*[.E27])/([.C26]+(1/2)*[.E27])" office:value-type="float" office:value="0.00000568685794507627" calcext:value-type="float">
            <text:p>5.68685794507627E-06</text:p>
          </table:table-cell>
          <table:table-cell table:formula="of:=(((1/2)*([.B27]-[.B26])+[.B26])*[.C26]+((2/3)*([.B27]-[.B26])+[.B26])*(1/2)*[.E27])/([.C26]+(1/2)*[.E27])" office:value-type="float" office:value="0.0286971612162737" calcext:value-type="float">
            <text:p>0.028697161216274</text:p>
          </table:table-cell>
          <table:table-cell table:formula="of:=(((1/2)*([.D26]-[.C27])+[.C26]+[.E27])*([.D26]-[.C27])+((2/3)*[.E27]+[.C26])*(1/2)*[.E27])/([.D26]-[.C27]+(1/2)*[.E27])" office:value-type="float" office:value="0.000021797845970013" calcext:value-type="float">
            <text:p>2.1797845970013E-05</text:p>
          </table:table-cell>
          <table:table-cell table:formula="of:=(((1/2)*([.B27]-[.B26])+[.B26])*([.D26]-[.C27])+((1/3)*([.B27]-[.B26])+[.B26])*(1/2)*[.E27])/([.D26]-[.C27]+(1/2)*[.E27])" office:value-type="float" office:value="0.0286373536774157" calcext:value-type="float">
            <text:p>0.028637353677416</text:p>
          </table:table-cell>
          <table:table-cell table:formula="of:=DEGREES(ATAN(([.G26]-[.I26])/([.H26]-[.F26])))" office:value-type="float" office:value="74.9235100674398" calcext:value-type="float">
            <text:p>74.9235100674398</text:p>
          </table:table-cell>
          <table:table-cell table:formula="of:=DEGREES(ATAN(([.C27]-[.C26])/([.B27]-[.B26])))" office:value-type="float" office:value="0.0385279439831914" calcext:value-type="float">
            <text:p>0.038527943983191</text:p>
          </table:table-cell>
          <table:table-cell table:formula="of:=[.J26]-[.K26]" office:value-type="float" office:value="74.8849821234566" calcext:value-type="float">
            <text:p>74.8849821234566</text:p>
          </table:table-cell>
          <table:table-cell table:formula="of:=ABS([.L26])" office:value-type="float" office:value="74.8849821234566" calcext:value-type="float">
            <text:p>74.8849821234566</text:p>
          </table:table-cell>
          <table:table-cell table:formula="of:=[.E27]/([.B27]-[.B26])" office:value-type="float" office:value="0.000672439577884053" calcext:value-type="float">
            <text:p>0.000672439577884</text:p>
          </table:table-cell>
          <table:table-cell table:formula="of:=[.C27]-[.N26]*[.B27]" office:value-type="float" office:value="-0.0000079233910845892" calcext:value-type="float">
            <text:p>-7.9233910845892E-06</text:p>
          </table:table-cell>
          <table:table-cell table:formula="of:=([.F26]-[.H26])/([.G26]-[.I26])" office:value-type="float" office:value="-0.269380555237037" calcext:value-type="float">
            <text:p>-0.269380555237037</text:p>
          </table:table-cell>
          <table:table-cell table:formula="of:=[.F26]-[.P26]*[.G26]" office:value-type="float" office:value="0.00773614408011167" calcext:value-type="float">
            <text:p>0.007736144080112</text:p>
          </table:table-cell>
          <table:table-cell table:formula="of:=([.Q26]-[.O26])/([.N26]-[.P26])" office:value-type="float" office:value="0.0286761029127027" calcext:value-type="float">
            <text:p>0.028676102912703</text:p>
          </table:table-cell>
          <table:table-cell table:formula="of:=[.N26]*[.R26]+[.O26]" office:value-type="float" office:value="0.0000113595554533883" calcext:value-type="float">
            <text:p>1.13595554533883E-05</text:p>
          </table:table-cell>
          <table:table-cell table:formula="of:=SQRT(([.B27]-[.R26])^2+([.C27]-[.S26])^2)*SQRT(([.F26]-[.S26])^2+([.G26]-[.R26])^2)" office:value-type="float" office:value="0.0000000301683669528579" calcext:value-type="float">
            <text:p>3.01683669528579E-08</text:p>
          </table:table-cell>
          <table:table-cell table:formula="of:=(-([.B27]-[.R26])*([.F26]-[.S26])+([.C27]-[.S26])*([.G26]-[.R26]))/[.T26]" office:value-type="float" office:value="0.260757561066681" calcext:value-type="float">
            <text:p>0.260757561066681</text:p>
          </table:table-cell>
          <table:table-cell table:formula="of:=DEGREES(ACOS([.U26]))" office:value-type="float" office:value="74.8849821234551" calcext:value-type="float">
            <text:p>74.8849821234551</text:p>
          </table:table-cell>
          <table:table-cell table:number-columns-repeated="6"/>
          <table:table-cell table:formula="of:=[.M26]-DEGREES(ACOS([.U26]))" office:value-type="float" office:value="0.00000000000147792889038101" calcext:value-type="float">
            <text:p>1.47792889038101E-1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00594027707206" calcext:value-type="float">
            <text:p>0.030059402770721</text:p>
          </table:table-cell>
          <table:table-cell table:formula="of:=[.C26]+[.E27]" office:value-type="float" office:value="0.0000122897410260009" calcext:value-type="float">
            <text:p>1.22897410260009E-05</text:p>
          </table:table-cell>
          <table:table-cell table:formula="of:=[$Arkusz3.C20]" office:value-type="float" office:value="0.0000322621930060574" calcext:value-type="float">
            <text:p>3.23E-05</text:p>
          </table:table-cell>
          <table:table-cell table:formula="of:=[$Arkusz3.E19]" office:value-type="float" office:value="0.0000018841930060604" calcext:value-type="float">
            <text:p>1.8841930060604E-06</text:p>
          </table:table-cell>
          <table:table-cell table:formula="of:=((1/2)*[.C27]*[.C27]+((1/3)*[.E28]+[.C27])*(1/2)*[.E28])/([.C27]+(1/2)*[.E28])" office:value-type="float" office:value="0.00000567673560795431" calcext:value-type="float">
            <text:p>5.67673560795431E-06</text:p>
          </table:table-cell>
          <table:table-cell table:formula="of:=(((1/2)*([.B28]-[.B27])+[.B27])*[.C27]+((2/3)*([.B28]-[.B27])+[.B27])*(1/2)*[.E28])/([.C27]+(1/2)*[.E28])" office:value-type="float" office:value="0.0315427988861148" calcext:value-type="float">
            <text:p>0.031542798886115</text:p>
          </table:table-cell>
          <table:table-cell table:formula="of:=(((1/2)*([.D27]-[.C28])+[.C27]+[.E28])*([.D27]-[.C28])+((2/3)*[.E28]+[.C27])*(1/2)*[.E28])/([.D27]-[.C28]+(1/2)*[.E28])" office:value-type="float" office:value="0.0000217867770622594" calcext:value-type="float">
            <text:p>2.17867770622594E-05</text:p>
          </table:table-cell>
          <table:table-cell table:formula="of:=(((1/2)*([.B28]-[.B27])+[.B27])*([.D27]-[.C28])+((1/3)*([.B28]-[.B27])+[.B27])*(1/2)*[.E28])/([.D27]-[.C28]+(1/2)*[.E28])" office:value-type="float" office:value="0.031609516785484" calcext:value-type="float">
            <text:p>0.031609516785484</text:p>
          </table:table-cell>
          <table:table-cell table:formula="of:=DEGREES(ATAN(([.G27]-[.I27])/([.H27]-[.F27])))" office:value-type="float" office:value="-76.4249232057979" calcext:value-type="float">
            <text:p>-76.4249232057979</text:p>
          </table:table-cell>
          <table:table-cell table:formula="of:=DEGREES(ATAN(([.C28]-[.C27])/([.B28]-[.B27])))" office:value-type="float" office:value="-0.0361631670217107" calcext:value-type="float">
            <text:p>-0.036163167021711</text:p>
          </table:table-cell>
          <table:table-cell table:formula="of:=[.J27]-[.K27]" office:value-type="float" office:value="-76.3887600387762" calcext:value-type="float">
            <text:p>-76.3887600387762</text:p>
          </table:table-cell>
          <table:table-cell table:formula="of:=ABS([.L27])" office:value-type="float" office:value="76.3887600387762" calcext:value-type="float">
            <text:p>76.3887600387762</text:p>
          </table:table-cell>
          <table:table-cell table:formula="of:=[.E28]/([.B28]-[.B27])" office:value-type="float" office:value="-0.000631166416290272" calcext:value-type="float">
            <text:p>-0.00063116641629</text:p>
          </table:table-cell>
          <table:table-cell table:formula="of:=[.C28]-[.N27]*[.B28]" office:value-type="float" office:value="0.0000312622265486225" calcext:value-type="float">
            <text:p>3.12622265486225E-05</text:p>
          </table:table-cell>
          <table:table-cell table:formula="of:=([.F27]-[.H27])/([.G27]-[.I27])" office:value-type="float" office:value="0.241465058202147" calcext:value-type="float">
            <text:p>0.241465058202147</text:p>
          </table:table-cell>
          <table:table-cell table:formula="of:=[.F27]-[.P27]*[.G27]" office:value-type="float" office:value="-0.0076108070332864" calcext:value-type="float">
            <text:p>-0.007610807033286</text:p>
          </table:table-cell>
          <table:table-cell table:formula="of:=([.Q27]-[.O27])/([.N27]-[.P27])" office:value-type="float" office:value="0.0315662471477178" calcext:value-type="float">
            <text:p>0.031566247147718</text:p>
          </table:table-cell>
          <table:table-cell table:formula="of:=[.N27]*[.R27]+[.O27]" office:value-type="float" office:value="0.0000113386714606644" calcext:value-type="float">
            <text:p>1.13386714606644E-05</text:p>
          </table:table-cell>
          <table:table-cell table:formula="of:=SQRT(([.B28]-[.R27])^2+([.C28]-[.S27])^2)*SQRT(([.F27]-[.S27])^2+([.G27]-[.R27])^2)" office:value-type="float" office:value="0.0000000373058635688056" calcext:value-type="float">
            <text:p>3.73058635688056E-08</text:p>
          </table:table-cell>
          <table:table-cell table:formula="of:=(-([.B28]-[.R27])*([.F27]-[.S27])+([.C28]-[.S27])*([.G27]-[.R27]))/[.T27]" office:value-type="float" office:value="0.235332782375896" calcext:value-type="float">
            <text:p>0.235332782375896</text:p>
          </table:table-cell>
          <table:table-cell table:formula="of:=DEGREES(ACOS([.U27]))" office:value-type="float" office:value="76.3887600387772" calcext:value-type="float">
            <text:p>76.3887600387772</text:p>
          </table:table-cell>
          <table:table-cell table:number-columns-repeated="6"/>
          <table:table-cell table:formula="of:=[.M27]-DEGREES(ACOS([.U27]))" office:value-type="float" office:value="-0.00000000000109423581307055" calcext:value-type="float">
            <text:p>-1.09423581307055E-1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31127860882105" calcext:value-type="float">
            <text:p>0.033112786088211</text:p>
          </table:table-cell>
          <table:table-cell table:formula="of:=[.C27]+[.E28]" office:value-type="float" office:value="0.0000103625480199403" calcext:value-type="float">
            <text:p>1.03625480199403E-05</text:p>
          </table:table-cell>
          <table:table-cell table:formula="of:=[$Arkusz3.C21]" office:value-type="float" office:value="0.0000322621930060575" calcext:value-type="float">
            <text:p>3.23E-05</text:p>
          </table:table-cell>
          <table:table-cell table:formula="of:=[$Arkusz3.E20]" office:value-type="float" office:value="-0.0000019271930060606" calcext:value-type="float">
            <text:p>-1.9271930060606E-06</text:p>
          </table:table-cell>
          <table:table-cell table:formula="of:=((1/2)*[.C28]*[.C28]+((1/3)*[.E29]+[.C28])*(1/2)*[.E29])/([.C28]+(1/2)*[.E29])" office:value-type="float" office:value="0.00000559375733382595" calcext:value-type="float">
            <text:p>5.59375733382595E-06</text:p>
          </table:table-cell>
          <table:table-cell table:formula="of:=(((1/2)*([.B29]-[.B28])+[.B28])*[.C28]+((2/3)*([.B29]-[.B28])+[.B28])*(1/2)*[.E29])/([.C28]+(1/2)*[.E29])" office:value-type="float" office:value="0.034817960111218" calcext:value-type="float">
            <text:p>0.034817960111218</text:p>
          </table:table-cell>
          <table:table-cell table:formula="of:=(((1/2)*([.D28]-[.C29])+[.C28]+[.E29])*([.D28]-[.C29])+((2/3)*[.E29]+[.C28])*(1/2)*[.E29])/([.D28]-[.C29]+(1/2)*[.E29])" office:value-type="float" office:value="0.0000217100410486229" calcext:value-type="float">
            <text:p>2.17100410486229E-05</text:p>
          </table:table-cell>
          <table:table-cell table:formula="of:=(((1/2)*([.B29]-[.B28])+[.B28])*([.D28]-[.C29])+((1/3)*([.B29]-[.B28])+[.B28])*(1/2)*[.E29])/([.D28]-[.C29]+(1/2)*[.E29])" office:value-type="float" office:value="0.0347567251951853" calcext:value-type="float">
            <text:p>0.034756725195185</text:p>
          </table:table-cell>
          <table:table-cell table:formula="of:=DEGREES(ATAN(([.G28]-[.I28])/([.H28]-[.F28])))" office:value-type="float" office:value="75.2548339335058" calcext:value-type="float">
            <text:p>75.2548339335058</text:p>
          </table:table-cell>
          <table:table-cell table:formula="of:=DEGREES(ATAN(([.C29]-[.C28])/([.B29]-[.B28])))" office:value-type="float" office:value="0.0277198120703916" calcext:value-type="float">
            <text:p>0.027719812070392</text:p>
          </table:table-cell>
          <table:table-cell table:formula="of:=[.J28]-[.K28]" office:value-type="float" office:value="75.2271141214354" calcext:value-type="float">
            <text:p>75.2271141214354</text:p>
          </table:table-cell>
          <table:table-cell table:formula="of:=ABS([.L28])" office:value-type="float" office:value="75.2271141214354" calcext:value-type="float">
            <text:p>75.2271141214354</text:p>
          </table:table-cell>
          <table:table-cell table:formula="of:=[.E29]/([.B29]-[.B28])" office:value-type="float" office:value="0.000483802026409338" calcext:value-type="float">
            <text:p>0.000483802026409</text:p>
          </table:table-cell>
          <table:table-cell table:formula="of:=[.C29]-[.N28]*[.B29]" office:value-type="float" office:value="-0.00000565748498959487" calcext:value-type="float">
            <text:p>-5.65748498959487E-06</text:p>
          </table:table-cell>
          <table:table-cell table:formula="of:=([.F28]-[.H28])/([.G28]-[.I28])" office:value-type="float" office:value="-0.263187814386624" calcext:value-type="float">
            <text:p>-0.263187814386624</text:p>
          </table:table-cell>
          <table:table-cell table:formula="of:=[.F28]-[.P28]*[.G28]" office:value-type="float" office:value="0.00916925658040594" calcext:value-type="float">
            <text:p>0.009169256580406</text:p>
          </table:table-cell>
          <table:table-cell table:formula="of:=([.Q28]-[.O28])/([.N28]-[.P28])" office:value-type="float" office:value="0.0347967452477832" calcext:value-type="float">
            <text:p>0.034796745247783</text:p>
          </table:table-cell>
          <table:table-cell table:formula="of:=[.N28]*[.R28]+[.O28]" office:value-type="float" office:value="0.0000111772508737322" calcext:value-type="float">
            <text:p>1.11772508737322E-05</text:p>
          </table:table-cell>
          <table:table-cell table:formula="of:=SQRT(([.B29]-[.R28])^2+([.C29]-[.S28])^2)*SQRT(([.F28]-[.S28])^2+([.G28]-[.R28])^2)" office:value-type="float" office:value="0.0000000361157192503908" calcext:value-type="float">
            <text:p>3.61157192503908E-08</text:p>
          </table:table-cell>
          <table:table-cell table:formula="of:=(-([.B29]-[.R28])*([.F28]-[.S28])+([.C29]-[.S28])*([.G28]-[.R28]))/[.T28]" office:value-type="float" office:value="0.254988198847607" calcext:value-type="float">
            <text:p>0.254988198847607</text:p>
          </table:table-cell>
          <table:table-cell table:formula="of:=DEGREES(ACOS([.U28]))" office:value-type="float" office:value="75.2271141214373" calcext:value-type="float">
            <text:p>75.2271141214373</text:p>
          </table:table-cell>
          <table:table-cell table:number-columns-repeated="6"/>
          <table:table-cell table:formula="of:=[.M28]-DEGREES(ACOS([.U28]))" office:value-type="float" office:value="-0.00000000000187583282240666" calcext:value-type="float">
            <text:p>-1.87583282240666E-1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64430594606031" calcext:value-type="float">
            <text:p>0.036443059460603</text:p>
          </table:table-cell>
          <table:table-cell table:formula="of:=[.C28]+[.E29]" office:value-type="float" office:value="0.0000119737410260009" calcext:value-type="float">
            <text:p>1.19737410260009E-05</text:p>
          </table:table-cell>
          <table:table-cell table:formula="of:=[$Arkusz3.C22]" office:value-type="float" office:value="0.0000322621930060575" calcext:value-type="float">
            <text:p>3.23E-05</text:p>
          </table:table-cell>
          <table:table-cell table:formula="of:=[$Arkusz3.E21]" office:value-type="float" office:value="0.0000016111930060606" calcext:value-type="float">
            <text:p>1.6111930060606E-06</text:p>
          </table:table-cell>
          <table:table-cell table:formula="of:=((1/2)*[.C29]*[.C29]+((1/3)*[.E30]+[.C29])*(1/2)*[.E30])/([.C29]+(1/2)*[.E30])" office:value-type="float" office:value="0.0000055923322232927" calcext:value-type="float">
            <text:p>5.5923322232927E-06</text:p>
          </table:table-cell>
          <table:table-cell table:formula="of:=(((1/2)*([.B30]-[.B29])+[.B29])*[.C29]+((2/3)*([.B30]-[.B29])+[.B29])*(1/2)*[.E30])/([.C29]+(1/2)*[.E30])" office:value-type="float" office:value="0.0382166896002184" calcext:value-type="float">
            <text:p>0.038216689600218</text:p>
          </table:table-cell>
          <table:table-cell table:formula="of:=(((1/2)*([.D29]-[.C30])+[.C29]+[.E30])*([.D29]-[.C30])+((2/3)*[.E30]+[.C29])*(1/2)*[.E30])/([.D29]-[.C30]+(1/2)*[.E30])" office:value-type="float" office:value="0.0000217085035214135" calcext:value-type="float">
            <text:p>2.17085035214135E-05</text:p>
          </table:table-cell>
          <table:table-cell table:formula="of:=(((1/2)*([.B30]-[.B29])+[.B29])*([.D29]-[.C30])+((1/3)*([.B30]-[.B29])+[.B29])*(1/2)*[.E30])/([.D29]-[.C30]+(1/2)*[.E30])" office:value-type="float" office:value="0.0382837852255488" calcext:value-type="float">
            <text:p>0.038283785225549</text:p>
          </table:table-cell>
          <table:table-cell table:formula="of:=DEGREES(ATAN(([.G29]-[.I29])/([.H29]-[.F29])))" office:value-type="float" office:value="-76.4935919362352" calcext:value-type="float">
            <text:p>-76.4935919362352</text:p>
          </table:table-cell>
          <table:table-cell table:formula="of:=DEGREES(ATAN(([.C30]-[.C29])/([.B30]-[.B29])))" office:value-type="float" office:value="-0.0254905201036314" calcext:value-type="float">
            <text:p>-0.025490520103631</text:p>
          </table:table-cell>
          <table:table-cell table:formula="of:=[.J29]-[.K29]" office:value-type="float" office:value="-76.4681014161316" calcext:value-type="float">
            <text:p>-76.4681014161316</text:p>
          </table:table-cell>
          <table:table-cell table:formula="of:=ABS([.L29])" office:value-type="float" office:value="76.4681014161316" calcext:value-type="float">
            <text:p>76.4681014161316</text:p>
          </table:table-cell>
          <table:table-cell table:formula="of:=[.E30]/([.B30]-[.B29])" office:value-type="float" office:value="-0.000444893533206801" calcext:value-type="float">
            <text:p>-0.000444893533207</text:p>
          </table:table-cell>
          <table:table-cell table:formula="of:=[.C30]-[.N29]*[.B30]" office:value-type="float" office:value="0.0000281870225102941" calcext:value-type="float">
            <text:p>2.81870225102941E-05</text:p>
          </table:table-cell>
          <table:table-cell table:formula="of:=([.F29]-[.H29])/([.G29]-[.I29])" office:value-type="float" office:value="0.240197050385341" calcext:value-type="float">
            <text:p>0.240197050385341</text:p>
          </table:table-cell>
          <table:table-cell table:formula="of:=[.F29]-[.P29]*[.G29]" office:value-type="float" office:value="-0.00917394378524128" calcext:value-type="float">
            <text:p>-0.009173943785241</text:p>
          </table:table-cell>
          <table:table-cell table:formula="of:=([.Q29]-[.O29])/([.N29]-[.P29])" office:value-type="float" office:value="0.0382399288249862" calcext:value-type="float">
            <text:p>0.038239928824986</text:p>
          </table:table-cell>
          <table:table-cell table:formula="of:=[.N29]*[.R29]+[.O29]" office:value-type="float" office:value="0.0000111743254657694" calcext:value-type="float">
            <text:p>1.11743254657694E-05</text:p>
          </table:table-cell>
          <table:table-cell table:formula="of:=SQRT(([.B30]-[.R29])^2+([.C30]-[.S29])^2)*SQRT(([.F29]-[.S29])^2+([.G29]-[.R29])^2)" office:value-type="float" office:value="0.0000000439319887002997" calcext:value-type="float">
            <text:p>4.39319887002997E-08</text:p>
          </table:table-cell>
          <table:table-cell table:formula="of:=(-([.B30]-[.R29])*([.F29]-[.S29])+([.C30]-[.S29])*([.G29]-[.R29]))/[.T29]" office:value-type="float" office:value="0.233986680323412" calcext:value-type="float">
            <text:p>0.233986680323412</text:p>
          </table:table-cell>
          <table:table-cell table:formula="of:=DEGREES(ACOS([.U29]))" office:value-type="float" office:value="76.4681014161311" calcext:value-type="float">
            <text:p>76.4681014161311</text:p>
          </table:table-cell>
          <table:table-cell table:number-columns-repeated="6"/>
          <table:table-cell table:formula="of:=[.M29]-DEGREES(ACOS([.U29]))" office:value-type="float" office:value="0.000000000000483169060316868" calcext:value-type="float">
            <text:p>4.83169060316868E-1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00780707281395" calcext:value-type="float">
            <text:p>0.04007807072814</text:p>
          </table:table-cell>
          <table:table-cell table:formula="of:=[.C29]+[.E30]" office:value-type="float" office:value="0.0000103565480199401" calcext:value-type="float">
            <text:p>1.03565480199401E-05</text:p>
          </table:table-cell>
          <table:table-cell table:formula="of:=[$Arkusz3.C23]" office:value-type="float" office:value="0.0000322621930060575" calcext:value-type="float">
            <text:p>3.23E-05</text:p>
          </table:table-cell>
          <table:table-cell table:formula="of:=[$Arkusz3.E22]" office:value-type="float" office:value="-0.0000016171930060608" calcext:value-type="float">
            <text:p>-1.6171930060608E-06</text:p>
          </table:table-cell>
          <table:table-cell table:formula="of:=((1/2)*[.C30]*[.C30]+((1/3)*[.E31]+[.C30])*(1/2)*[.E31])/([.C30]+(1/2)*[.E31])" office:value-type="float" office:value="0.00000552764689598814" calcext:value-type="float">
            <text:p>5.52764689598814E-06</text:p>
          </table:table-cell>
          <table:table-cell table:formula="of:=(((1/2)*([.B31]-[.B30])+[.B30])*[.C30]+((2/3)*([.B31]-[.B30])+[.B30])*(1/2)*[.E31])/([.C30]+(1/2)*[.E31])" office:value-type="float" office:value="0.0421041709064439" calcext:value-type="float">
            <text:p>0.042104170906444</text:p>
          </table:table-cell>
          <table:table-cell table:formula="of:=(((1/2)*([.D30]-[.C31])+[.C30]+[.E31])*([.D30]-[.C31])+((2/3)*[.E31]+[.C30])*(1/2)*[.E31])/([.D30]-[.C31]+(1/2)*[.E31])" office:value-type="float" office:value="0.0000216479878878572" calcext:value-type="float">
            <text:p>2.16479878878572E-05</text:p>
          </table:table-cell>
          <table:table-cell table:formula="of:=(((1/2)*([.B31]-[.B30])+[.B30])*([.D30]-[.C31])+((1/3)*([.B31]-[.B30])+[.B30])*(1/2)*[.E31])/([.D30]-[.C31]+(1/2)*[.E31])" office:value-type="float" office:value="0.0420417970246962" calcext:value-type="float">
            <text:p>0.042041797024696</text:p>
          </table:table-cell>
          <table:table-cell table:formula="of:=DEGREES(ATAN(([.G30]-[.I30])/([.H30]-[.F30])))" office:value-type="float" office:value="75.5091628222476" calcext:value-type="float">
            <text:p>75.5091628222476</text:p>
          </table:table-cell>
          <table:table-cell table:formula="of:=DEGREES(ATAN(([.C31]-[.C30])/([.B31]-[.B30])))" office:value-type="float" office:value="0.0197597248802216" calcext:value-type="float">
            <text:p>0.019759724880222</text:p>
          </table:table-cell>
          <table:table-cell table:formula="of:=[.J30]-[.K30]" office:value-type="float" office:value="75.4894030973674" calcext:value-type="float">
            <text:p>75.4894030973674</text:p>
          </table:table-cell>
          <table:table-cell table:formula="of:=ABS([.L30])" office:value-type="float" office:value="75.4894030973674" calcext:value-type="float">
            <text:p>75.4894030973674</text:p>
          </table:table-cell>
          <table:table-cell table:formula="of:=[.E31]/([.B31]-[.B30])" office:value-type="float" office:value="0.000344872272120786" calcext:value-type="float">
            <text:p>0.000344872272121</text:p>
          </table:table-cell>
          <table:table-cell table:formula="of:=[.C31]-[.N30]*[.B31]" office:value-type="float" office:value="-0.00000346526729429095" calcext:value-type="float">
            <text:p>-3.46526729429095E-06</text:p>
          </table:table-cell>
          <table:table-cell table:formula="of:=([.F30]-[.H30])/([.G30]-[.I30])" office:value-type="float" office:value="-0.25844697396071" calcext:value-type="float">
            <text:p>-0.25844697396071</text:p>
          </table:table-cell>
          <table:table-cell table:formula="of:=[.F30]-[.P30]*[.G30]" office:value-type="float" office:value="0.010887223208791" calcext:value-type="float">
            <text:p>0.010887223208791</text:p>
          </table:table-cell>
          <table:table-cell table:formula="of:=([.Q30]-[.O30])/([.N30]-[.P30])" office:value-type="float" office:value="0.0420828114742344" calcext:value-type="float">
            <text:p>0.042082811474234</text:p>
          </table:table-cell>
          <table:table-cell table:formula="of:=[.N30]*[.R30]+[.O30]" office:value-type="float" office:value="0.000011047927516059" calcext:value-type="float">
            <text:p>1.1047927516059E-05</text:p>
          </table:table-cell>
          <table:table-cell table:formula="of:=SQRT(([.B31]-[.R30])^2+([.C31]-[.S30])^2)*SQRT(([.F30]-[.S30])^2+([.G30]-[.R30])^2)" office:value-type="float" office:value="0.0000000433592862932624" calcext:value-type="float">
            <text:p>4.33592862932624E-08</text:p>
          </table:table-cell>
          <table:table-cell table:formula="of:=(-([.B31]-[.R30])*([.F30]-[.S30])+([.C31]-[.S30])*([.G30]-[.R30]))/[.T30]" office:value-type="float" office:value="0.250559059491829" calcext:value-type="float">
            <text:p>0.250559059491829</text:p>
          </table:table-cell>
          <table:table-cell table:formula="of:=DEGREES(ACOS([.U30]))" office:value-type="float" office:value="75.4894030973661" calcext:value-type="float">
            <text:p>75.4894030973661</text:p>
          </table:table-cell>
          <table:table-cell table:number-columns-repeated="6"/>
          <table:table-cell table:formula="of:=[.M30]-DEGREES(ACOS([.U30]))" office:value-type="float" office:value="0.00000000000127897692436818" calcext:value-type="float">
            <text:p>1.27897692436818E-1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4048215957969" calcext:value-type="float">
            <text:p>0.044048215957969</text:p>
          </table:table-cell>
          <table:table-cell table:formula="of:=[.C30]+[.E31]" office:value-type="float" office:value="0.0000117257410260009" calcext:value-type="float">
            <text:p>1.17257410260009E-05</text:p>
          </table:table-cell>
          <table:table-cell table:formula="of:=[$Arkusz3.C24]" office:value-type="float" office:value="0.0000322621930060576" calcext:value-type="float">
            <text:p>3.23E-05</text:p>
          </table:table-cell>
          <table:table-cell table:formula="of:=[$Arkusz3.E23]" office:value-type="float" office:value="0.0000013691930060608" calcext:value-type="float">
            <text:p>1.3691930060608E-06</text:p>
          </table:table-cell>
          <table:table-cell table:formula="of:=((1/2)*[.C31]*[.C31]+((1/3)*[.E32]+[.C31])*(1/2)*[.E32])/([.C31]+(1/2)*[.E32])" office:value-type="float" office:value="0.00000553147751445089" calcext:value-type="float">
            <text:p>5.53147751445089E-06</text:p>
          </table:table-cell>
          <table:table-cell table:formula="of:=(((1/2)*([.B32]-[.B31])+[.B31])*[.C31]+((2/3)*([.B32]-[.B31])+[.B31])*(1/2)*[.E32])/([.C31]+(1/2)*[.E32])" office:value-type="float" office:value="0.0461731768676124" calcext:value-type="float">
            <text:p>0.046173176867612</text:p>
          </table:table-cell>
          <table:table-cell table:formula="of:=(((1/2)*([.D31]-[.C32])+[.C31]+[.E32])*([.D31]-[.C32])+((2/3)*[.E32]+[.C31])*(1/2)*[.E32])/([.D31]-[.C32]+(1/2)*[.E32])" office:value-type="float" office:value="0.0000216520720566648" calcext:value-type="float">
            <text:p>2.16520720566648E-05</text:p>
          </table:table-cell>
          <table:table-cell table:formula="of:=(((1/2)*([.B32]-[.B31])+[.B31])*([.D31]-[.C32])+((1/3)*([.B32]-[.B31])+[.B31])*(1/2)*[.E32])/([.D31]-[.C32]+(1/2)*[.E32])" office:value-type="float" office:value="0.0462405176270853" calcext:value-type="float">
            <text:p>0.046240517627085</text:p>
          </table:table-cell>
          <table:table-cell table:formula="of:=DEGREES(ATAN(([.G31]-[.I31])/([.H31]-[.F31])))" office:value-type="float" office:value="-76.537406626202" calcext:value-type="float">
            <text:p>-76.537406626202</text:p>
          </table:table-cell>
          <table:table-cell table:formula="of:=DEGREES(ATAN(([.C32]-[.C31])/([.B32]-[.B31])))" office:value-type="float" office:value="-0.0178708412707063" calcext:value-type="float">
            <text:p>-0.017870841270706</text:p>
          </table:table-cell>
          <table:table-cell table:formula="of:=[.J31]-[.K31]" office:value-type="float" office:value="-76.5195357849313" calcext:value-type="float">
            <text:p>-76.5195357849313</text:p>
          </table:table-cell>
          <table:table-cell table:formula="of:=ABS([.L31])" office:value-type="float" office:value="76.5195357849313" calcext:value-type="float">
            <text:p>76.5195357849313</text:p>
          </table:table-cell>
          <table:table-cell table:formula="of:=[.E32]/([.B32]-[.B31])" office:value-type="float" office:value="-0.000311905030389646" calcext:value-type="float">
            <text:p>-0.00031190503039</text:p>
          </table:table-cell>
          <table:table-cell table:formula="of:=[.C32]-[.N31]*[.B32]" office:value-type="float" office:value="0.0000254646011629809" calcext:value-type="float">
            <text:p>2.54646011629809E-05</text:p>
          </table:table-cell>
          <table:table-cell table:formula="of:=([.F31]-[.H31])/([.G31]-[.I31])" office:value-type="float" office:value="0.239388368476914" calcext:value-type="float">
            <text:p>0.239388368476914</text:p>
          </table:table-cell>
          <table:table-cell table:formula="of:=[.F31]-[.P31]*[.G31]" office:value-type="float" office:value="-0.0110477900002193" calcext:value-type="float">
            <text:p>-0.011047790000219</text:p>
          </table:table-cell>
          <table:table-cell table:formula="of:=([.Q31]-[.O31])/([.N31]-[.P31])" office:value-type="float" office:value="0.0461962535100939" calcext:value-type="float">
            <text:p>0.046196253510094</text:p>
          </table:table-cell>
          <table:table-cell table:formula="of:=[.N31]*[.R31]+[.O31]" office:value-type="float" office:value="0.0000110557573080273" calcext:value-type="float">
            <text:p>1.10557573080273E-05</text:p>
          </table:table-cell>
          <table:table-cell table:formula="of:=SQRT(([.B32]-[.R31])^2+([.C32]-[.S31])^2)*SQRT(([.F31]-[.S31])^2+([.G31]-[.R31])^2)" office:value-type="float" office:value="0.0000000519762013836763" calcext:value-type="float">
            <text:p>5.19762013836763E-08</text:p>
          </table:table-cell>
          <table:table-cell table:formula="of:=(-([.B32]-[.R31])*([.F31]-[.S31])+([.C32]-[.S31])*([.G31]-[.R31]))/[.T31]" office:value-type="float" office:value="0.233113807379631" calcext:value-type="float">
            <text:p>0.233113807379631</text:p>
          </table:table-cell>
          <table:table-cell table:formula="of:=DEGREES(ACOS([.U31]))" office:value-type="float" office:value="76.5195357849324" calcext:value-type="float">
            <text:p>76.5195357849324</text:p>
          </table:table-cell>
          <table:table-cell table:number-columns-repeated="6"/>
          <table:table-cell table:formula="of:=[.M31]-DEGREES(ACOS([.U31]))" office:value-type="float" office:value="-0.00000000000112265752250096" calcext:value-type="float">
            <text:p>-1.12265752250096E-1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83866936169235" calcext:value-type="float">
            <text:p>0.048386693616924</text:p>
          </table:table-cell>
          <table:table-cell table:formula="of:=[.C31]+[.E32]" office:value-type="float" office:value="0.0000103725480199399" calcext:value-type="float">
            <text:p>1.03725480199399E-05</text:p>
          </table:table-cell>
          <table:table-cell table:formula="of:=[$Arkusz3.C25]" office:value-type="float" office:value="0.0000322621930060577" calcext:value-type="float">
            <text:p>3.23E-05</text:p>
          </table:table-cell>
          <table:table-cell table:formula="of:=[$Arkusz3.E24]" office:value-type="float" office:value="-0.000001353193006061" calcext:value-type="float">
            <text:p>-1.353193006061E-06</text:p>
          </table:table-cell>
          <table:table-cell table:formula="of:=((1/2)*[.C32]*[.C32]+((1/3)*[.E33]+[.C32])*(1/2)*[.E33])/([.C32]+(1/2)*[.E33])" office:value-type="float" office:value="0.00000548092579881421" calcext:value-type="float">
            <text:p>5.48092579881421E-06</text:p>
          </table:table-cell>
          <table:table-cell table:formula="of:=(((1/2)*([.B33]-[.B32])+[.B32])*[.C32]+((2/3)*([.B33]-[.B32])+[.B32])*(1/2)*[.E33])/([.C32]+(1/2)*[.E33])" office:value-type="float" office:value="0.0508000384081029" calcext:value-type="float">
            <text:p>0.050800038408103</text:p>
          </table:table-cell>
          <table:table-cell table:formula="of:=(((1/2)*([.D32]-[.C33])+[.C32]+[.E33])*([.D32]-[.C33])+((2/3)*[.E33]+[.C32])*(1/2)*[.E33])/([.D32]-[.C33]+(1/2)*[.E33])" office:value-type="float" office:value="0.0000216042960198821" calcext:value-type="float">
            <text:p>2.16042960198821E-05</text:p>
          </table:table-cell>
          <table:table-cell table:formula="of:=(((1/2)*([.B33]-[.B32])+[.B32])*([.D32]-[.C33])+((1/3)*([.B33]-[.B32])+[.B32])*(1/2)*[.E33])/([.D32]-[.C33]+(1/2)*[.E33])" office:value-type="float" office:value="0.050736756313673" calcext:value-type="float">
            <text:p>0.050736756313673</text:p>
          </table:table-cell>
          <table:table-cell table:formula="of:=DEGREES(ATAN(([.G32]-[.I32])/([.H32]-[.F32])))" office:value-type="float" office:value="75.705979698957" calcext:value-type="float">
            <text:p>75.705979698957</text:p>
          </table:table-cell>
          <table:table-cell table:formula="of:=DEGREES(ATAN(([.C33]-[.C32])/([.B33]-[.B32])))" office:value-type="float" office:value="0.0139907929052787" calcext:value-type="float">
            <text:p>0.013990792905279</text:p>
          </table:table-cell>
          <table:table-cell table:formula="of:=[.J32]-[.K32]" office:value-type="float" office:value="75.6919889060517" calcext:value-type="float">
            <text:p>75.6919889060517</text:p>
          </table:table-cell>
          <table:table-cell table:formula="of:=ABS([.L32])" office:value-type="float" office:value="75.6919889060517" calcext:value-type="float">
            <text:p>75.6919889060517</text:p>
          </table:table-cell>
          <table:table-cell table:formula="of:=[.E33]/([.B33]-[.B32])" office:value-type="float" office:value="0.000244185406015084" calcext:value-type="float">
            <text:p>0.000244185406015</text:p>
          </table:table-cell>
          <table:table-cell table:formula="of:=[.C33]-[.N32]*[.B33]" office:value-type="float" office:value="-0.00000144277640663604" calcext:value-type="float">
            <text:p>-1.44277640663604E-06</text:p>
          </table:table-cell>
          <table:table-cell table:formula="of:=([.F32]-[.H32])/([.G32]-[.I32])" office:value-type="float" office:value="-0.254785660404216" calcext:value-type="float">
            <text:p>-0.254785660404216</text:p>
          </table:table-cell>
          <table:table-cell table:formula="of:=[.F32]-[.P32]*[.G32]" office:value-type="float" office:value="0.0129486022601668" calcext:value-type="float">
            <text:p>0.012948602260167</text:p>
          </table:table-cell>
          <table:table-cell table:formula="of:=([.Q32]-[.O32])/([.N32]-[.P32])" office:value-type="float" office:value="0.0507785470968353" calcext:value-type="float">
            <text:p>0.050778547096835</text:p>
          </table:table-cell>
          <table:table-cell table:formula="of:=[.N32]*[.R32]+[.O32]" office:value-type="float" office:value="0.0000109566037330608" calcext:value-type="float">
            <text:p>1.09566037330608E-05</text:p>
          </table:table-cell>
          <table:table-cell table:formula="of:=SQRT(([.B33]-[.R32])^2+([.C33]-[.S32])^2)*SQRT(([.F32]-[.S32])^2+([.G32]-[.R32])^2)" office:value-type="float" office:value="0.0000000521454718668343" calcext:value-type="float">
            <text:p>5.21454718668343E-08</text:p>
          </table:table-cell>
          <table:table-cell table:formula="of:=(-([.B33]-[.R32])*([.F32]-[.S32])+([.C33]-[.S32])*([.G32]-[.R32]))/[.T32]" office:value-type="float" office:value="0.247134498054692" calcext:value-type="float">
            <text:p>0.247134498054692</text:p>
          </table:table-cell>
          <table:table-cell table:formula="of:=DEGREES(ACOS([.U32]))" office:value-type="float" office:value="75.6919889060482" calcext:value-type="float">
            <text:p>75.6919889060482</text:p>
          </table:table-cell>
          <table:table-cell table:number-columns-repeated="6"/>
          <table:table-cell table:formula="of:=[.M32]-DEGREES(ACOS([.U32]))" office:value-type="float" office:value="0.00000000000346744855050929" calcext:value-type="float">
            <text:p>3.46744855050929E-1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53129782178037" calcext:value-type="float">
            <text:p>0.053129782178037</text:p>
          </table:table-cell>
          <table:table-cell table:formula="of:=[.C32]+[.E33]" office:value-type="float" office:value="0.0000115307410260009" calcext:value-type="float">
            <text:p>1.15307410260009E-05</text:p>
          </table:table-cell>
          <table:table-cell table:formula="of:=[$Arkusz3.C26]" office:value-type="float" office:value="0.0000322621930060577" calcext:value-type="float">
            <text:p>3.23E-05</text:p>
          </table:table-cell>
          <table:table-cell table:formula="of:=[$Arkusz3.E25]" office:value-type="float" office:value="0.000001158193006061" calcext:value-type="float">
            <text:p>1.158193006061E-06</text:p>
          </table:table-cell>
          <table:table-cell table:formula="of:=((1/2)*[.C33]*[.C33]+((1/3)*[.E34]+[.C33])*(1/2)*[.E34])/([.C33]+(1/2)*[.E34])" office:value-type="float" office:value="0.0000054881582114433" calcext:value-type="float">
            <text:p>5.4881582114433E-06</text:p>
          </table:table-cell>
          <table:table-cell table:formula="of:=(((1/2)*([.B34]-[.B33])+[.B33])*[.C33]+((2/3)*([.B34]-[.B33])+[.B33])*(1/2)*[.E34])/([.C33]+(1/2)*[.E34])" office:value-type="float" office:value="0.0556789920355703" calcext:value-type="float">
            <text:p>0.05567899203557</text:p>
          </table:table-cell>
          <table:table-cell table:formula="of:=(((1/2)*([.D33]-[.C34])+[.C33]+[.E34])*([.D33]-[.C34])+((2/3)*[.E34]+[.C33])*(1/2)*[.E34])/([.D33]-[.C34]+(1/2)*[.E34])" office:value-type="float" office:value="0.0000216119283781234" calcext:value-type="float">
            <text:p>2.16119283781234E-05</text:p>
          </table:table-cell>
          <table:table-cell table:formula="of:=(((1/2)*([.B34]-[.B33])+[.B33])*([.D33]-[.C34])+((1/3)*([.B34]-[.B33])+[.B33])*(1/2)*[.E34])/([.D33]-[.C34]+(1/2)*[.E34])" office:value-type="float" office:value="0.0557463641137026" calcext:value-type="float">
            <text:p>0.055746364113703</text:p>
          </table:table-cell>
          <table:table-cell table:formula="of:=DEGREES(ATAN(([.G33]-[.I33])/([.H33]-[.F33])))" office:value-type="float" office:value="-76.5408828075149" calcext:value-type="float">
            <text:p>-76.5408828075149</text:p>
          </table:table-cell>
          <table:table-cell table:formula="of:=DEGREES(ATAN(([.C34]-[.C33])/([.B34]-[.B33])))" office:value-type="float" office:value="-0.012461190365293" calcext:value-type="float">
            <text:p>-0.012461190365293</text:p>
          </table:table-cell>
          <table:table-cell table:formula="of:=[.J33]-[.K33]" office:value-type="float" office:value="-76.5284216171496" calcext:value-type="float">
            <text:p>-76.5284216171496</text:p>
          </table:table-cell>
          <table:table-cell table:formula="of:=ABS([.L33])" office:value-type="float" office:value="76.5284216171496" calcext:value-type="float">
            <text:p>76.5284216171496</text:p>
          </table:table-cell>
          <table:table-cell table:formula="of:=[.E34]/([.B34]-[.B33])" office:value-type="float" office:value="-0.000217488804021331" calcext:value-type="float">
            <text:p>-0.000217488804021</text:p>
          </table:table-cell>
          <table:table-cell table:formula="of:=[.C34]-[.N33]*[.B34]" office:value-type="float" office:value="0.000023085873809816" calcext:value-type="float">
            <text:p>2.3085873809816E-05</text:p>
          </table:table-cell>
          <table:table-cell table:formula="of:=([.F33]-[.H33])/([.G33]-[.I33])" office:value-type="float" office:value="0.239324221749803" calcext:value-type="float">
            <text:p>0.239324221749803</text:p>
          </table:table-cell>
          <table:table-cell table:formula="of:=[.F33]-[.P33]*[.G33]" office:value-type="float" office:value="-0.0133198432785149" calcext:value-type="float">
            <text:p>-0.013319843278515</text:p>
          </table:table-cell>
          <table:table-cell table:formula="of:=([.Q33]-[.O33])/([.N33]-[.P33])" office:value-type="float" office:value="0.0557019031110517" calcext:value-type="float">
            <text:p>0.055701903111052</text:p>
          </table:table-cell>
          <table:table-cell table:formula="of:=[.N33]*[.R33]+[.O33]" office:value-type="float" office:value="0.0000109713335204813" calcext:value-type="float">
            <text:p>1.09713335204813E-05</text:p>
          </table:table-cell>
          <table:table-cell table:formula="of:=SQRT(([.B34]-[.R33])^2+([.C34]-[.S33])^2)*SQRT(([.F33]-[.S33])^2+([.G33]-[.R33])^2)" office:value-type="float" office:value="0.0000000616100132489562" calcext:value-type="float">
            <text:p>6.16100132489562E-08</text:p>
          </table:table-cell>
          <table:table-cell table:formula="of:=(-([.B34]-[.R33])*([.F33]-[.S33])+([.C34]-[.S33])*([.G33]-[.R33]))/[.T33]" office:value-type="float" office:value="0.232962990279237" calcext:value-type="float">
            <text:p>0.232962990279237</text:p>
          </table:table-cell>
          <table:table-cell table:formula="of:=DEGREES(ACOS([.U33]))" office:value-type="float" office:value="76.5284216171469" calcext:value-type="float">
            <text:p>76.5284216171469</text:p>
          </table:table-cell>
          <table:table-cell table:number-columns-repeated="6"/>
          <table:table-cell table:formula="of:=[.M33]-DEGREES(ACOS([.U33]))" office:value-type="float" office:value="0.00000000000267164068645798" calcext:value-type="float">
            <text:p>2.67164068645798E-1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583171434821644" calcext:value-type="float">
            <text:p>0.058317143482164</text:p>
          </table:table-cell>
          <table:table-cell table:formula="of:=[.C33]+[.E34]" office:value-type="float" office:value="0.0000104025480199397" calcext:value-type="float">
            <text:p>1.04025480199397E-05</text:p>
          </table:table-cell>
          <table:table-cell table:formula="of:=[$Arkusz3.C27]" office:value-type="float" office:value="0.0000322621930060578" calcext:value-type="float">
            <text:p>3.23E-05</text:p>
          </table:table-cell>
          <table:table-cell table:formula="of:=[$Arkusz3.E26]" office:value-type="float" office:value="-0.0000011281930060612" calcext:value-type="float">
            <text:p>-1.1281930060612E-06</text:p>
          </table:table-cell>
          <table:table-cell table:formula="of:=((1/2)*[.C34]*[.C34]+((1/3)*[.E35]+[.C34])*(1/2)*[.E35])/([.C34]+(1/2)*[.E35])" office:value-type="float" office:value="0.00000544896817665217" calcext:value-type="float">
            <text:p>5.44896817665217E-06</text:p>
          </table:table-cell>
          <table:table-cell table:formula="of:=(((1/2)*([.B35]-[.B34])+[.B34])*[.C34]+((2/3)*([.B35]-[.B34])+[.B34])*(1/2)*[.E35])/([.C34]+(1/2)*[.E35])" office:value-type="float" office:value="0.0611970393415958" calcext:value-type="float">
            <text:p>0.061197039341596</text:p>
          </table:table-cell>
          <table:table-cell table:formula="of:=(((1/2)*([.D34]-[.C35])+[.C34]+[.E35])*([.D34]-[.C35])+((2/3)*[.E35]+[.C34])*(1/2)*[.E35])/([.D34]-[.C35]+(1/2)*[.E35])" office:value-type="float" office:value="0.0000215745608567411" calcext:value-type="float">
            <text:p>2.15745608567411E-05</text:p>
          </table:table-cell>
          <table:table-cell table:formula="of:=(((1/2)*([.B35]-[.B34])+[.B34])*([.D34]-[.C35])+((1/3)*([.B35]-[.B34])+[.B34])*(1/2)*[.E35])/([.D34]-[.C35]+(1/2)*[.E35])" office:value-type="float" office:value="0.0611330473747763" calcext:value-type="float">
            <text:p>0.061133047374776</text:p>
          </table:table-cell>
          <table:table-cell table:formula="of:=DEGREES(ATAN(([.G34]-[.I34])/([.H34]-[.F34])))" office:value-type="float" office:value="75.8562789209833" calcext:value-type="float">
            <text:p>75.8562789209833</text:p>
          </table:table-cell>
          <table:table-cell table:formula="of:=DEGREES(ATAN(([.C35]-[.C34])/([.B35]-[.B34])))" office:value-type="float" office:value="0.00985579403814426" calcext:value-type="float">
            <text:p>0.009855794038144</text:p>
          </table:table-cell>
          <table:table-cell table:formula="of:=[.J34]-[.K34]" office:value-type="float" office:value="75.8464231269451" calcext:value-type="float">
            <text:p>75.8464231269451</text:p>
          </table:table-cell>
          <table:table-cell table:formula="of:=ABS([.L34])" office:value-type="float" office:value="75.8464231269451" calcext:value-type="float">
            <text:p>75.8464231269451</text:p>
          </table:table-cell>
          <table:table-cell table:formula="of:=[.E35]/([.B35]-[.B34])" office:value-type="float" office:value="0.000172016058060669" calcext:value-type="float">
            <text:p>0.000172016058061</text:p>
          </table:table-cell>
          <table:table-cell table:formula="of:=[.C35]-[.N34]*[.B35]" office:value-type="float" office:value="0.000000371062880779323" calcext:value-type="float">
            <text:p>3.71062880779323E-07</text:p>
          </table:table-cell>
          <table:table-cell table:formula="of:=([.F34]-[.H34])/([.G34]-[.I34])" office:value-type="float" office:value="-0.251994015523752" calcext:value-type="float">
            <text:p>-0.251994015523752</text:p>
          </table:table-cell>
          <table:table-cell table:formula="of:=[.F34]-[.P34]*[.G34]" office:value-type="float" office:value="0.0154267366500304" calcext:value-type="float">
            <text:p>0.01542673665003</text:p>
          </table:table-cell>
          <table:table-cell table:formula="of:=([.Q34]-[.O34])/([.N34]-[.P34])" office:value-type="float" office:value="0.0611754306889851" calcext:value-type="float">
            <text:p>0.061175430688985</text:p>
          </table:table-cell>
          <table:table-cell table:formula="of:=[.N34]*[.R34]+[.O34]" office:value-type="float" office:value="0.0000108942193180622" calcext:value-type="float">
            <text:p>1.08942193180622E-05</text:p>
          </table:table-cell>
          <table:table-cell table:formula="of:=SQRT(([.B35]-[.R34])^2+([.C35]-[.S34])^2)*SQRT(([.F34]-[.S34])^2+([.G34]-[.R34])^2)" office:value-type="float" office:value="0.0000000627683757239512" calcext:value-type="float">
            <text:p>6.27683757239512E-08</text:p>
          </table:table-cell>
          <table:table-cell table:formula="of:=(-([.B35]-[.R34])*([.F34]-[.S34])+([.C35]-[.S34])*([.G34]-[.R34]))/[.T34]" office:value-type="float" office:value="0.244521825520523" calcext:value-type="float">
            <text:p>0.244521825520523</text:p>
          </table:table-cell>
          <table:table-cell table:formula="of:=DEGREES(ACOS([.U34]))" office:value-type="float" office:value="75.846423126947" calcext:value-type="float">
            <text:p>75.846423126947</text:p>
          </table:table-cell>
          <table:table-cell table:number-columns-repeated="6"/>
          <table:table-cell table:formula="of:=[.M34]-DEGREES(ACOS([.U34]))" office:value-type="float" office:value="-0.00000000000191846538655227" calcext:value-type="float">
            <text:p>-1.91846538655227E-1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3992154391418" calcext:value-type="float">
            <text:p>0.063992154391418</text:p>
          </table:table-cell>
          <table:table-cell table:formula="of:=[.C34]+[.E35]" office:value-type="float" office:value="0.0000113787410260008" calcext:value-type="float">
            <text:p>1.13787410260008E-05</text:p>
          </table:table-cell>
          <table:table-cell table:formula="of:=[$Arkusz3.C28]" office:value-type="float" office:value="0.0000322621930060579" calcext:value-type="float">
            <text:p>3.23E-05</text:p>
          </table:table-cell>
          <table:table-cell table:formula="of:=[$Arkusz3.E27]" office:value-type="float" office:value="0.0000009761930060611" calcext:value-type="float">
            <text:p>9.761930060611E-07</text:p>
          </table:table-cell>
          <table:table-cell table:formula="of:=((1/2)*[.C35]*[.C35]+((1/3)*[.E36]+[.C35])*(1/2)*[.E36])/([.C35]+(1/2)*[.E36])" office:value-type="float" office:value="0.0000054576986467866" calcext:value-type="float">
            <text:p>5.4576986467866E-06</text:p>
          </table:table-cell>
          <table:table-cell table:formula="of:=(((1/2)*([.B36]-[.B35])+[.B35])*[.C35]+((2/3)*([.B36]-[.B35])+[.B35])*(1/2)*[.E36])/([.C35]+(1/2)*[.E36])" office:value-type="float" office:value="0.0670526088919732" calcext:value-type="float">
            <text:p>0.067052608891973</text:p>
          </table:table-cell>
          <table:table-cell table:formula="of:=(((1/2)*([.D35]-[.C36])+[.C35]+[.E36])*([.D35]-[.C36])+((2/3)*[.E36]+[.C35])*(1/2)*[.E36])/([.D35]-[.C36]+(1/2)*[.E36])" office:value-type="float" office:value="0.0000215836939089446" calcext:value-type="float">
            <text:p>2.15836939089446E-05</text:p>
          </table:table-cell>
          <table:table-cell table:formula="of:=(((1/2)*([.B36]-[.B35])+[.B35])*([.D35]-[.C36])+((1/3)*([.B36]-[.B35])+[.B35])*(1/2)*[.E36])/([.D35]-[.C36]+(1/2)*[.E36])" office:value-type="float" office:value="0.067119997806462" calcext:value-type="float">
            <text:p>0.067119997806462</text:p>
          </table:table-cell>
          <table:table-cell table:formula="of:=DEGREES(ATAN(([.G35]-[.I35])/([.H35]-[.F35])))" office:value-type="float" office:value="-76.5423337349794" calcext:value-type="float">
            <text:p>-76.5423337349794</text:p>
          </table:table-cell>
          <table:table-cell table:formula="of:=DEGREES(ATAN(([.C36]-[.C35])/([.B36]-[.B35])))" office:value-type="float" office:value="-0.00867441098186274" calcext:value-type="float">
            <text:p>-0.008674410981863</text:p>
          </table:table-cell>
          <table:table-cell table:formula="of:=[.J35]-[.K35]" office:value-type="float" office:value="-76.5336593239975" calcext:value-type="float">
            <text:p>-76.5336593239975</text:p>
          </table:table-cell>
          <table:table-cell table:formula="of:=ABS([.L35])" office:value-type="float" office:value="76.5336593239975" calcext:value-type="float">
            <text:p>76.5336593239975</text:p>
          </table:table-cell>
          <table:table-cell table:formula="of:=[.E36]/([.B36]-[.B35])" office:value-type="float" office:value="-0.000151397033461386" calcext:value-type="float">
            <text:p>-0.000151397033461</text:p>
          </table:table-cell>
          <table:table-cell table:formula="of:=[.C36]-[.N35]*[.B36]" office:value-type="float" office:value="0.0000210669633656645" calcext:value-type="float">
            <text:p>2.10669633656645E-05</text:p>
          </table:table-cell>
          <table:table-cell table:formula="of:=([.F35]-[.H35])/([.G35]-[.I35])" office:value-type="float" office:value="0.239297448021913" calcext:value-type="float">
            <text:p>0.239297448021913</text:p>
          </table:table-cell>
          <table:table-cell table:formula="of:=[.F35]-[.P35]*[.G35]" office:value-type="float" office:value="-0.0160400604924138" calcext:value-type="float">
            <text:p>-0.016040060492414</text:p>
          </table:table-cell>
          <table:table-cell table:formula="of:=([.Q35]-[.O35])/([.N35]-[.P35])" office:value-type="float" office:value="0.0670754016460811" calcext:value-type="float">
            <text:p>0.067075401646081</text:p>
          </table:table-cell>
          <table:table-cell table:formula="of:=[.N35]*[.R35]+[.O35]" office:value-type="float" office:value="0.0000109119465382168" calcext:value-type="float">
            <text:p>1.09119465382168E-05</text:p>
          </table:table-cell>
          <table:table-cell table:formula="of:=SQRT(([.B36]-[.R35])^2+([.C36]-[.S35])^2)*SQRT(([.F35]-[.S35])^2+([.G35]-[.R35])^2)" office:value-type="float" office:value="0.000000073282100845152" calcext:value-type="float">
            <text:p>7.3282100845152E-08</text:p>
          </table:table-cell>
          <table:table-cell table:formula="of:=(-([.B36]-[.R35])*([.F35]-[.S35])+([.C36]-[.S35])*([.G35]-[.R35]))/[.T35]" office:value-type="float" office:value="0.232874089311223" calcext:value-type="float">
            <text:p>0.232874089311223</text:p>
          </table:table-cell>
          <table:table-cell table:formula="of:=DEGREES(ACOS([.U35]))" office:value-type="float" office:value="76.5336593239972" calcext:value-type="float">
            <text:p>76.5336593239972</text:p>
          </table:table-cell>
          <table:table-cell table:number-columns-repeated="6"/>
          <table:table-cell table:formula="of:=[.M35]-DEGREES(ACOS([.U35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02022695077165" calcext:value-type="float">
            <text:p>0.070202269507717</text:p>
          </table:table-cell>
          <table:table-cell table:formula="of:=[.C35]+[.E36]" office:value-type="float" office:value="0.0000104385480199395" calcext:value-type="float">
            <text:p>1.04385480199395E-05</text:p>
          </table:table-cell>
          <table:table-cell table:formula="of:=[$Arkusz3.C29]" office:value-type="float" office:value="0.0000322621930060579" calcext:value-type="float">
            <text:p>3.23E-05</text:p>
          </table:table-cell>
          <table:table-cell table:formula="of:=[$Arkusz3.E28]" office:value-type="float" office:value="-0.000000940193006061303" calcext:value-type="float">
            <text:p>-9.40193006061303E-07</text:p>
          </table:table-cell>
          <table:table-cell table:formula="of:=((1/2)*[.C36]*[.C36]+((1/3)*[.E37]+[.C36])*(1/2)*[.E37])/([.C36]+(1/2)*[.E37])" office:value-type="float" office:value="0.00000542664980358517" calcext:value-type="float">
            <text:p>5.42664980358517E-06</text:p>
          </table:table-cell>
          <table:table-cell table:formula="of:=(((1/2)*([.B37]-[.B36])+[.B36])*[.C36]+((2/3)*([.B37]-[.B36])+[.B36])*(1/2)*[.E37])/([.C36]+(1/2)*[.E37])" office:value-type="float" office:value="0.0736436173959535" calcext:value-type="float">
            <text:p>0.073643617395954</text:p>
          </table:table-cell>
          <table:table-cell table:formula="of:=(((1/2)*([.D36]-[.C37])+[.C36]+[.E37])*([.D36]-[.C37])+((2/3)*[.E37]+[.C36])*(1/2)*[.E37])/([.D36]-[.C37]+(1/2)*[.E37])" office:value-type="float" office:value="0.0000215538630072567" calcext:value-type="float">
            <text:p>2.15538630072567E-05</text:p>
          </table:table-cell>
          <table:table-cell table:formula="of:=(((1/2)*([.B37]-[.B36])+[.B36])*([.D36]-[.C37])+((1/3)*([.B37]-[.B36])+[.B36])*(1/2)*[.E37])/([.D36]-[.C37]+(1/2)*[.E37])" office:value-type="float" office:value="0.0735791750432077" calcext:value-type="float">
            <text:p>0.073579175043208</text:p>
          </table:table-cell>
          <table:table-cell table:formula="of:=DEGREES(ATAN(([.G36]-[.I36])/([.H36]-[.F36])))" office:value-type="float" office:value="75.9498455420189" calcext:value-type="float">
            <text:p>75.9498455420189</text:p>
          </table:table-cell>
          <table:table-cell table:formula="of:=DEGREES(ATAN(([.C37]-[.C36])/([.B37]-[.B36])))" office:value-type="float" office:value="0.00690529296990004" calcext:value-type="float">
            <text:p>0.0069052929699</text:p>
          </table:table-cell>
          <table:table-cell table:formula="of:=[.J36]-[.K36]" office:value-type="float" office:value="75.942940249049" calcext:value-type="float">
            <text:p>75.942940249049</text:p>
          </table:table-cell>
          <table:table-cell table:formula="of:=ABS([.L36])" office:value-type="float" office:value="75.942940249049" calcext:value-type="float">
            <text:p>75.942940249049</text:p>
          </table:table-cell>
          <table:table-cell table:formula="of:=[.E37]/([.B37]-[.B36])" office:value-type="float" office:value="0.000120520098723095" calcext:value-type="float">
            <text:p>0.000120520098723</text:p>
          </table:table-cell>
          <table:table-cell table:formula="of:=[.C37]-[.N36]*[.B37]" office:value-type="float" office:value="0.00000197776356828416" calcext:value-type="float">
            <text:p>1.97776356828416E-06</text:p>
          </table:table-cell>
          <table:table-cell table:formula="of:=([.F36]-[.H36])/([.G36]-[.I36])" office:value-type="float" office:value="-0.250257982778977" calcext:value-type="float">
            <text:p>-0.250257982778977</text:p>
          </table:table-cell>
          <table:table-cell table:formula="of:=[.F36]-[.P36]*[.G36]" office:value-type="float" office:value="0.0184353297838617" calcext:value-type="float">
            <text:p>0.018435329783862</text:p>
          </table:table-cell>
          <table:table-cell table:formula="of:=([.Q36]-[.O36])/([.N36]-[.P36])" office:value-type="float" office:value="0.0736219436110989" calcext:value-type="float">
            <text:p>0.073621943611099</text:p>
          </table:table-cell>
          <table:table-cell table:formula="of:=[.N36]*[.R36]+[.O36]" office:value-type="float" office:value="0.00001085068748048" calcext:value-type="float">
            <text:p>1.085068748048E-05</text:p>
          </table:table-cell>
          <table:table-cell table:formula="of:=SQRT(([.B37]-[.R36])^2+([.C37]-[.S36])^2)*SQRT(([.F36]-[.S36])^2+([.G36]-[.R36])^2)" office:value-type="float" office:value="0.0000000754601506922939" calcext:value-type="float">
            <text:p>7.54601506922939E-08</text:p>
          </table:table-cell>
          <table:table-cell table:formula="of:=(-([.B37]-[.R36])*([.F36]-[.S36])+([.C37]-[.S36])*([.G36]-[.R36]))/[.T36]" office:value-type="float" office:value="0.242888074090356" calcext:value-type="float">
            <text:p>0.242888074090356</text:p>
          </table:table-cell>
          <table:table-cell table:formula="of:=DEGREES(ACOS([.U36]))" office:value-type="float" office:value="75.9429402490463" calcext:value-type="float">
            <text:p>75.9429402490463</text:p>
          </table:table-cell>
          <table:table-cell table:number-columns-repeated="6"/>
          <table:table-cell table:formula="of:=[.M36]-DEGREES(ACOS([.U36]))" office:value-type="float" office:value="0.00000000000267164068645798" calcext:value-type="float">
            <text:p>2.67164068645798E-1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69994179895101" calcext:value-type="float">
            <text:p>0.07699941798951</text:p>
          </table:table-cell>
          <table:table-cell table:formula="of:=[.C36]+[.E37]" office:value-type="float" office:value="0.0000112577410260008" calcext:value-type="float">
            <text:p>1.12577410260008E-05</text:p>
          </table:table-cell>
          <table:table-cell table:formula="of:=[$Arkusz3.C30]" office:value-type="float" office:value="0.000032262193006058" calcext:value-type="float">
            <text:p>3.23E-05</text:p>
          </table:table-cell>
          <table:table-cell table:formula="of:=[$Arkusz3.E29]" office:value-type="float" office:value="0.000000819193006061301" calcext:value-type="float">
            <text:p>8.19193006061301E-07</text:p>
          </table:table-cell>
          <table:table-cell table:formula="of:=((1/2)*[.C37]*[.C37]+((1/3)*[.E38]+[.C37])*(1/2)*[.E38])/([.C37]+(1/2)*[.E38])" office:value-type="float" office:value="0.00000543566822446618" calcext:value-type="float">
            <text:p>5.43566822446618E-06</text:p>
          </table:table-cell>
          <table:table-cell table:formula="of:=(((1/2)*([.B38]-[.B37])+[.B37])*[.C37]+((2/3)*([.B38]-[.B37])+[.B37])*(1/2)*[.E38])/([.C37]+(1/2)*[.E38])" office:value-type="float" office:value="0.0806752934891679" calcext:value-type="float">
            <text:p>0.080675293489168</text:p>
          </table:table-cell>
          <table:table-cell table:formula="of:=(((1/2)*([.D37]-[.C38])+[.C37]+[.E38])*([.D37]-[.C38])+((2/3)*[.E38]+[.C37])*(1/2)*[.E38])/([.D37]-[.C38]+(1/2)*[.E38])" office:value-type="float" office:value="0.000021563227266862" calcext:value-type="float">
            <text:p>2.1563227266862E-05</text:p>
          </table:table-cell>
          <table:table-cell table:formula="of:=(((1/2)*([.B38]-[.B37])+[.B37])*([.D37]-[.C38])+((1/3)*([.B38]-[.B37])+[.B37])*(1/2)*[.E38])/([.D37]-[.C38]+(1/2)*[.E38])" office:value-type="float" office:value="0.0807425973755302" calcext:value-type="float">
            <text:p>0.08074259737553</text:p>
          </table:table-cell>
          <table:table-cell table:formula="of:=DEGREES(ATAN(([.G37]-[.I37])/([.H37]-[.F37])))" office:value-type="float" office:value="-76.5246926436946" calcext:value-type="float">
            <text:p>-76.5246926436946</text:p>
          </table:table-cell>
          <table:table-cell table:formula="of:=DEGREES(ATAN(([.C38]-[.C37])/([.B38]-[.B37])))" office:value-type="float" office:value="-0.00602287846013113" calcext:value-type="float">
            <text:p>-0.006022878460131</text:p>
          </table:table-cell>
          <table:table-cell table:formula="of:=[.J37]-[.K37]" office:value-type="float" office:value="-76.5186697652345" calcext:value-type="float">
            <text:p>-76.5186697652345</text:p>
          </table:table-cell>
          <table:table-cell table:formula="of:=ABS([.L37])" office:value-type="float" office:value="76.5186697652345" calcext:value-type="float">
            <text:p>76.5186697652345</text:p>
          </table:table-cell>
          <table:table-cell table:formula="of:=[.E38]/([.B38]-[.B37])" office:value-type="float" office:value="-0.000105119059963923" calcext:value-type="float">
            <text:p>-0.000105119059964</text:p>
          </table:table-cell>
          <table:table-cell table:formula="of:=[.C38]-[.N37]*[.B38]" office:value-type="float" office:value="0.0000193518474628273" calcext:value-type="float">
            <text:p>1.93518474628273E-05</text:p>
          </table:table-cell>
          <table:table-cell table:formula="of:=([.F37]-[.H37])/([.G37]-[.I37])" office:value-type="float" office:value="0.239622998226163" calcext:value-type="float">
            <text:p>0.239622998226163</text:p>
          </table:table-cell>
          <table:table-cell table:formula="of:=[.F37]-[.P37]*[.G37]" office:value-type="float" office:value="-0.0193262200404256" calcext:value-type="float">
            <text:p>-0.019326220040426</text:p>
          </table:table-cell>
          <table:table-cell table:formula="of:=([.Q37]-[.O37])/([.N37]-[.P37])" office:value-type="float" office:value="0.0806979677932337" calcext:value-type="float">
            <text:p>0.080697967793234</text:p>
          </table:table-cell>
          <table:table-cell table:formula="of:=[.N37]*[.R37]+[.O37]" office:value-type="float" office:value="0.0000108689529474036" calcext:value-type="float">
            <text:p>1.08689529474036E-05</text:p>
          </table:table-cell>
          <table:table-cell table:formula="of:=SQRT(([.B38]-[.R37])^2+([.C38]-[.S37])^2)*SQRT(([.F37]-[.S37])^2+([.G37]-[.R37])^2)" office:value-type="float" office:value="0.0000000872601363896523" calcext:value-type="float">
            <text:p>8.72601363896523E-08</text:p>
          </table:table-cell>
          <table:table-cell table:formula="of:=(-([.B38]-[.R37])*([.F37]-[.S37])+([.C38]-[.S37])*([.G37]-[.R37]))/[.T37]" office:value-type="float" office:value="0.233128505824679" calcext:value-type="float">
            <text:p>0.233128505824679</text:p>
          </table:table-cell>
          <table:table-cell table:formula="of:=DEGREES(ACOS([.U37]))" office:value-type="float" office:value="76.5186697652298" calcext:value-type="float">
            <text:p>76.5186697652298</text:p>
          </table:table-cell>
          <table:table-cell table:number-columns-repeated="6"/>
          <table:table-cell table:formula="of:=[.M37]-DEGREES(ACOS([.U37]))" office:value-type="float" office:value="0.00000000000463273863715585" calcext:value-type="float">
            <text:p>4.63273863715585E-1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84440437784874" calcext:value-type="float">
            <text:p>0.084440437784874</text:p>
          </table:table-cell>
          <table:table-cell table:formula="of:=[.C37]+[.E38]" office:value-type="float" office:value="0.0000104755480199392" calcext:value-type="float">
            <text:p>1.04755480199392E-05</text:p>
          </table:table-cell>
          <table:table-cell table:formula="of:=[$Arkusz3.C31]" office:value-type="float" office:value="0.0000322621930060581" calcext:value-type="float">
            <text:p>3.23E-05</text:p>
          </table:table-cell>
          <table:table-cell table:formula="of:=[$Arkusz3.E30]" office:value-type="float" office:value="-0.0000007821930060616" calcext:value-type="float">
            <text:p>-7.821930060616E-07</text:p>
          </table:table-cell>
          <table:table-cell table:formula="of:=((1/2)*[.C38]*[.C38]+((1/3)*[.E39]+[.C38])*(1/2)*[.E39])/([.C38]+(1/2)*[.E39])" office:value-type="float" office:value="0.00000541139092895057" calcext:value-type="float">
            <text:p>5.41139092895057E-06</text:p>
          </table:table-cell>
          <table:table-cell table:formula="of:=(((1/2)*([.B39]-[.B38])+[.B38])*[.C38]+((2/3)*([.B39]-[.B38])+[.B38])*(1/2)*[.E39])/([.C38]+(1/2)*[.E39])" office:value-type="float" office:value="0.0885571172832129" calcext:value-type="float">
            <text:p>0.088557117283213</text:p>
          </table:table-cell>
          <table:table-cell table:formula="of:=(((1/2)*([.D38]-[.C39])+[.C38]+[.E39])*([.D38]-[.C39])+((2/3)*[.E39]+[.C38])*(1/2)*[.E39])/([.D38]-[.C39]+(1/2)*[.E39])" office:value-type="float" office:value="0.0000215397511512295" calcext:value-type="float">
            <text:p>2.15397511512295E-05</text:p>
          </table:table-cell>
          <table:table-cell table:formula="of:=(((1/2)*([.B39]-[.B38])+[.B38])*([.D38]-[.C39])+((1/3)*([.B39]-[.B38])+[.B38])*(1/2)*[.E39])/([.D38]-[.C39]+(1/2)*[.E39])" office:value-type="float" office:value="0.0884922365623029" calcext:value-type="float">
            <text:p>0.088492236562303</text:p>
          </table:table-cell>
          <table:table-cell table:formula="of:=DEGREES(ATAN(([.G38]-[.I38])/([.H38]-[.F38])))" office:value-type="float" office:value="76.0400978623385" calcext:value-type="float">
            <text:p>76.0400978623385</text:p>
          </table:table-cell>
          <table:table-cell table:formula="of:=DEGREES(ATAN(([.C39]-[.C38])/([.B39]-[.B38])))" office:value-type="float" office:value="0.00483278656504445" calcext:value-type="float">
            <text:p>0.004832786565044</text:p>
          </table:table-cell>
          <table:table-cell table:formula="of:=[.J38]-[.K38]" office:value-type="float" office:value="76.0352650757735" calcext:value-type="float">
            <text:p>76.0352650757735</text:p>
          </table:table-cell>
          <table:table-cell table:formula="of:=ABS([.L38])" office:value-type="float" office:value="76.0352650757735" calcext:value-type="float">
            <text:p>76.0352650757735</text:p>
          </table:table-cell>
          <table:table-cell table:formula="of:=[.E39]/([.B39]-[.B38])" office:value-type="float" office:value="0.0000843480378062067" calcext:value-type="float">
            <text:p>8.43480378062067E-05</text:p>
          </table:table-cell>
          <table:table-cell table:formula="of:=[.C39]-[.N38]*[.B39]" office:value-type="float" office:value="0.00000335316278128801" calcext:value-type="float">
            <text:p>3.35316278128801E-06</text:p>
          </table:table-cell>
          <table:table-cell table:formula="of:=([.F38]-[.H38])/([.G38]-[.I38])" office:value-type="float" office:value="-0.248584787530965" calcext:value-type="float">
            <text:p>-0.248584787530965</text:p>
          </table:table-cell>
          <table:table-cell table:formula="of:=[.F38]-[.P38]*[.G38]" office:value-type="float" office:value="0.0220193635751312" calcext:value-type="float">
            <text:p>0.022019363575131</text:p>
          </table:table-cell>
          <table:table-cell table:formula="of:=([.Q38]-[.O38])/([.N38]-[.P38])" office:value-type="float" office:value="0.0885353558735528" calcext:value-type="float">
            <text:p>0.088535355873553</text:p>
          </table:table-cell>
          <table:table-cell table:formula="of:=[.N38]*[.R38]+[.O38]" office:value-type="float" office:value="0.0000108209463256964" calcext:value-type="float">
            <text:p>1.08209463256964E-05</text:p>
          </table:table-cell>
          <table:table-cell table:formula="of:=SQRT(([.B39]-[.R38])^2+([.C39]-[.S38])^2)*SQRT(([.F38]-[.S38])^2+([.G38]-[.R38])^2)" office:value-type="float" office:value="0.0000000908651988255915" calcext:value-type="float">
            <text:p>9.08651988255915E-08</text:p>
          </table:table-cell>
          <table:table-cell table:formula="of:=(-([.B39]-[.R38])*([.F38]-[.S38])+([.C39]-[.S38])*([.G38]-[.R38]))/[.T38]" office:value-type="float" office:value="0.241324640863822" calcext:value-type="float">
            <text:p>0.241324640863822</text:p>
          </table:table-cell>
          <table:table-cell table:formula="of:=DEGREES(ACOS([.U38]))" office:value-type="float" office:value="76.0352650757816" calcext:value-type="float">
            <text:p>76.0352650757816</text:p>
          </table:table-cell>
          <table:table-cell table:number-columns-repeated="6"/>
          <table:table-cell table:formula="of:=[.M38]-DEGREES(ACOS([.U38]))" office:value-type="float" office:value="-0.00000000000814281975181075" calcext:value-type="float">
            <text:p>-8.14281975181075E-1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25875509120395" calcext:value-type="float">
            <text:p>0.09258755091204</text:p>
          </table:table-cell>
          <table:table-cell table:formula="of:=[.C38]+[.E39]" office:value-type="float" office:value="0.0000111627410260008" calcext:value-type="float">
            <text:p>1.11627410260008E-05</text:p>
          </table:table-cell>
          <table:table-cell table:formula="of:=[$Arkusz3.C32]" office:value-type="float" office:value="0.0000322621930060582" calcext:value-type="float">
            <text:p>3.23E-05</text:p>
          </table:table-cell>
          <table:table-cell table:formula="of:=[$Arkusz3.E31]" office:value-type="float" office:value="0.000000687193006061598" calcext:value-type="float">
            <text:p>6.87193006061598E-07</text:p>
          </table:table-cell>
          <table:table-cell table:formula="of:=((1/2)*[.C39]*[.C39]+((1/3)*[.E40]+[.C39])*(1/2)*[.E40])/([.C39]+(1/2)*[.E40])" office:value-type="float" office:value="0.00000542020265841225" calcext:value-type="float">
            <text:p>5.42020265841225E-06</text:p>
          </table:table-cell>
          <table:table-cell table:formula="of:=(((1/2)*([.B40]-[.B39])+[.B39])*[.C39]+((2/3)*([.B40]-[.B39])+[.B39])*(1/2)*[.E40])/([.C39]+(1/2)*[.E40])" office:value-type="float" office:value="0.0970035445177988" calcext:value-type="float">
            <text:p>0.097003544517799</text:p>
          </table:table-cell>
          <table:table-cell table:formula="of:=(((1/2)*([.D39]-[.C40])+[.C39]+[.E40])*([.D39]-[.C40])+((2/3)*[.E40]+[.C39])*(1/2)*[.E40])/([.D39]-[.C40]+(1/2)*[.E40])" office:value-type="float" office:value="0.0000215488440827335" calcext:value-type="float">
            <text:p>2.15488440827335E-05</text:p>
          </table:table-cell>
          <table:table-cell table:formula="of:=(((1/2)*([.B40]-[.B39])+[.B39])*([.D39]-[.C40])+((1/3)*([.B40]-[.B39])+[.B39])*(1/2)*[.E40])/([.D39]-[.C40]+(1/2)*[.E40])" office:value-type="float" office:value="0.0970708135889367" calcext:value-type="float">
            <text:p>0.097070813588937</text:p>
          </table:table-cell>
          <table:table-cell table:formula="of:=DEGREES(ATAN(([.G39]-[.I39])/([.H39]-[.F39])))" office:value-type="float" office:value="-76.5171012160909" calcext:value-type="float">
            <text:p>-76.5171012160909</text:p>
          </table:table-cell>
          <table:table-cell table:formula="of:=DEGREES(ATAN(([.C40]-[.C39])/([.B40]-[.B39])))" office:value-type="float" office:value="-0.00418217899257644" calcext:value-type="float">
            <text:p>-0.004182178992576</text:p>
          </table:table-cell>
          <table:table-cell table:formula="of:=[.J39]-[.K39]" office:value-type="float" office:value="-76.5129190370983" calcext:value-type="float">
            <text:p>-76.5129190370983</text:p>
          </table:table-cell>
          <table:table-cell table:formula="of:=ABS([.L39])" office:value-type="float" office:value="76.5129190370983" calcext:value-type="float">
            <text:p>76.5129190370983</text:p>
          </table:table-cell>
          <table:table-cell table:formula="of:=[.E40]/([.B40]-[.B39])" office:value-type="float" office:value="-0.0000729927934578323" calcext:value-type="float">
            <text:p>-7.29927934578323E-05</text:p>
          </table:table-cell>
          <table:table-cell table:formula="of:=[.C40]-[.N39]*[.B40]" office:value-type="float" office:value="0.0000179209650064898" calcext:value-type="float">
            <text:p>1.79209650064898E-05</text:p>
          </table:table-cell>
          <table:table-cell table:formula="of:=([.F39]-[.H39])/([.G39]-[.I39])" office:value-type="float" office:value="0.239763105859634" calcext:value-type="float">
            <text:p>0.239763105859634</text:p>
          </table:table-cell>
          <table:table-cell table:formula="of:=[.F39]-[.P39]*[.G39]" office:value-type="float" office:value="-0.0232524509103223" calcext:value-type="float">
            <text:p>-0.023252450910322</text:p>
          </table:table-cell>
          <table:table-cell table:formula="of:=([.Q39]-[.O39])/([.N39]-[.P39])" office:value-type="float" office:value="0.0970261441293203" calcext:value-type="float">
            <text:p>0.09702614412932</text:p>
          </table:table-cell>
          <table:table-cell table:formula="of:=[.N39]*[.R39]+[.O39]" office:value-type="float" office:value="0.0000108387557080485" calcext:value-type="float">
            <text:p>1.08387557080485E-05</text:p>
          </table:table-cell>
          <table:table-cell table:formula="of:=SQRT(([.B40]-[.R39])^2+([.C40]-[.S39])^2)*SQRT(([.F39]-[.S39])^2+([.G39]-[.R39])^2)" office:value-type="float" office:value="0.000000104179405377984" calcext:value-type="float">
            <text:p>1.04179405377984E-07</text:p>
          </table:table-cell>
          <table:table-cell table:formula="of:=(-([.B40]-[.R39])*([.F39]-[.S39])+([.C40]-[.S39])*([.G39]-[.R39]))/[.T39]" office:value-type="float" office:value="0.233226108212913" calcext:value-type="float">
            <text:p>0.233226108212913</text:p>
          </table:table-cell>
          <table:table-cell table:formula="of:=DEGREES(ACOS([.U39]))" office:value-type="float" office:value="76.5129190370967" calcext:value-type="float">
            <text:p>76.5129190370967</text:p>
          </table:table-cell>
          <table:table-cell table:number-columns-repeated="6"/>
          <table:table-cell table:formula="of:=[.M39]-DEGREES(ACOS([.U39]))" office:value-type="float" office:value="0.00000000000160582658281783" calcext:value-type="float">
            <text:p>1.60582658281783E-1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01508883761672" calcext:value-type="float">
            <text:p>0.101508883761672</text:p>
          </table:table-cell>
          <table:table-cell table:formula="of:=[.C39]+[.E40]" office:value-type="float" office:value="0.000010511548019939" calcext:value-type="float">
            <text:p>1.0511548019939E-05</text:p>
          </table:table-cell>
          <table:table-cell table:formula="of:=[$Arkusz3.C33]" office:value-type="float" office:value="0.0000322621930060583" calcext:value-type="float">
            <text:p>3.23E-05</text:p>
          </table:table-cell>
          <table:table-cell table:formula="of:=[$Arkusz3.E32]" office:value-type="float" office:value="-0.0000006511930060618" calcext:value-type="float">
            <text:p>-6.511930060618E-07</text:p>
          </table:table-cell>
          <table:table-cell table:formula="of:=((1/2)*[.C40]*[.C40]+((1/3)*[.E41]+[.C40])*(1/2)*[.E41])/([.C40]+(1/2)*[.E41])" office:value-type="float" office:value="0.00000540084877847167" calcext:value-type="float">
            <text:p>5.40084877847167E-06</text:p>
          </table:table-cell>
          <table:table-cell table:formula="of:=(((1/2)*([.B41]-[.B40])+[.B40])*[.C40]+((2/3)*([.B41]-[.B40])+[.B40])*(1/2)*[.E41])/([.C40]+(1/2)*[.E41])" office:value-type="float" office:value="0.106437325767122" calcext:value-type="float">
            <text:p>0.106437325767122</text:p>
          </table:table-cell>
          <table:table-cell table:formula="of:=(((1/2)*([.D40]-[.C41])+[.C40]+[.E41])*([.D40]-[.C41])+((2/3)*[.E41]+[.C40])*(1/2)*[.E41])/([.D40]-[.C41]+(1/2)*[.E41])" office:value-type="float" office:value="0.0000215300264842976" calcext:value-type="float">
            <text:p>2.15300264842976E-05</text:p>
          </table:table-cell>
          <table:table-cell table:formula="of:=(((1/2)*([.B41]-[.B40])+[.B40])*([.D40]-[.C41])+((1/3)*([.B41]-[.B40])+[.B40])*(1/2)*[.E41])/([.D40]-[.C41]+(1/2)*[.E41])" office:value-type="float" office:value="0.106372140891531" calcext:value-type="float">
            <text:p>0.106372140891531</text:p>
          </table:table-cell>
          <table:table-cell table:formula="of:=DEGREES(ATAN(([.G40]-[.I40])/([.H40]-[.F40])))" office:value-type="float" office:value="76.1020276681226" calcext:value-type="float">
            <text:p>76.1020276681226</text:p>
          </table:table-cell>
          <table:table-cell table:formula="of:=DEGREES(ATAN(([.C41]-[.C40])/([.B41]-[.B40])))" office:value-type="float" office:value="0.00337314385772071" calcext:value-type="float">
            <text:p>0.003373143857721</text:p>
          </table:table-cell>
          <table:table-cell table:formula="of:=[.J40]-[.K40]" office:value-type="float" office:value="76.0986545242649" calcext:value-type="float">
            <text:p>76.0986545242649</text:p>
          </table:table-cell>
          <table:table-cell table:formula="of:=ABS([.L40])" office:value-type="float" office:value="76.0986545242649" calcext:value-type="float">
            <text:p>76.0986545242649</text:p>
          </table:table-cell>
          <table:table-cell table:formula="of:=[.E41]/([.B41]-[.B40])" office:value-type="float" office:value="0.0000588724665286661" calcext:value-type="float">
            <text:p>5.88724665286661E-05</text:p>
          </table:table-cell>
          <table:table-cell table:formula="of:=[.C41]-[.N40]*[.B41]" office:value-type="float" office:value="0.0000045354696583177" calcext:value-type="float">
            <text:p>4.5354696583177E-06</text:p>
          </table:table-cell>
          <table:table-cell table:formula="of:=([.F40]-[.H40])/([.G40]-[.I40])" office:value-type="float" office:value="-0.24743742408668" calcext:value-type="float">
            <text:p>-0.24743742408668</text:p>
          </table:table-cell>
          <table:table-cell table:formula="of:=[.F40]-[.P40]*[.G40]" office:value-type="float" office:value="0.0263419785632701" calcext:value-type="float">
            <text:p>0.02634197856327</text:p>
          </table:table-cell>
          <table:table-cell table:formula="of:=([.Q40]-[.O40])/([.N40]-[.P40])" office:value-type="float" office:value="0.106415503829365" calcext:value-type="float">
            <text:p>0.106415503829365</text:p>
          </table:table-cell>
          <table:table-cell table:formula="of:=[.N40]*[.R40]+[.O40]" office:value-type="float" office:value="0.0000108004128456432" calcext:value-type="float">
            <text:p>1.08004128456432E-05</text:p>
          </table:table-cell>
          <table:table-cell table:formula="of:=SQRT(([.B41]-[.R40])^2+([.C41]-[.S40])^2)*SQRT(([.F40]-[.S40])^2+([.G40]-[.R40])^2)" office:value-type="float" office:value="0.000000109332421892631" calcext:value-type="float">
            <text:p>1.09332421892631E-07</text:p>
          </table:table-cell>
          <table:table-cell table:formula="of:=(-([.B41]-[.R40])*([.F40]-[.S40])+([.C41]-[.S40])*([.G40]-[.R40]))/[.T40]" office:value-type="float" office:value="0.240250837728241" calcext:value-type="float">
            <text:p>0.240250837728241</text:p>
          </table:table-cell>
          <table:table-cell table:formula="of:=DEGREES(ACOS([.U40]))" office:value-type="float" office:value="76.0986545242674" calcext:value-type="float">
            <text:p>76.0986545242674</text:p>
          </table:table-cell>
          <table:table-cell table:number-columns-repeated="6"/>
          <table:table-cell table:formula="of:=[.M40]-DEGREES(ACOS([.U40]))" office:value-type="float" office:value="-0.00000000000251532128459075" calcext:value-type="float">
            <text:p>-2.51532128459075E-1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11279036771681" calcext:value-type="float">
            <text:p>0.111279036771681</text:p>
          </table:table-cell>
          <table:table-cell table:formula="of:=[.C40]+[.E41]" office:value-type="float" office:value="0.0000110867410260007" calcext:value-type="float">
            <text:p>1.10867410260007E-05</text:p>
          </table:table-cell>
          <table:table-cell table:formula="of:=[$Arkusz3.C34]" office:value-type="float" office:value="0.0000322621930060585" calcext:value-type="float">
            <text:p>3.23E-05</text:p>
          </table:table-cell>
          <table:table-cell table:formula="of:=[$Arkusz3.E33]" office:value-type="float" office:value="0.000000575193006061702" calcext:value-type="float">
            <text:p>5.75193006061702E-07</text:p>
          </table:table-cell>
          <table:table-cell table:formula="of:=((1/2)*[.C41]*[.C41]+((1/3)*[.E42]+[.C41])*(1/2)*[.E42])/([.C41]+(1/2)*[.E42])" office:value-type="float" office:value="0.00000540920055119562" calcext:value-type="float">
            <text:p>5.40920055119562E-06</text:p>
          </table:table-cell>
          <table:table-cell table:formula="of:=(((1/2)*([.B42]-[.B41])+[.B41])*[.C41]+((2/3)*([.B42]-[.B41])+[.B41])*(1/2)*[.E42])/([.C41]+(1/2)*[.E42])" office:value-type="float" office:value="0.116584754568714" calcext:value-type="float">
            <text:p>0.116584754568714</text:p>
          </table:table-cell>
          <table:table-cell table:formula="of:=(((1/2)*([.D41]-[.C42])+[.C41]+[.E42])*([.D41]-[.C42])+((2/3)*[.E42]+[.C41])*(1/2)*[.E42])/([.D41]-[.C42]+(1/2)*[.E42])" office:value-type="float" office:value="0.0000215385997205438" calcext:value-type="float">
            <text:p>2.15385997205438E-05</text:p>
          </table:table-cell>
          <table:table-cell table:formula="of:=(((1/2)*([.B42]-[.B41])+[.B41])*([.D41]-[.C42])+((1/3)*([.B42]-[.B41])+[.B41])*(1/2)*[.E42])/([.D41]-[.C42]+(1/2)*[.E42])" office:value-type="float" office:value="0.116651875207327" calcext:value-type="float">
            <text:p>0.116651875207327</text:p>
          </table:table-cell>
          <table:table-cell table:formula="of:=DEGREES(ATAN(([.G41]-[.I41])/([.H41]-[.F41])))" office:value-type="float" office:value="-76.4877652976455" calcext:value-type="float">
            <text:p>-76.4877652976455</text:p>
          </table:table-cell>
          <table:table-cell table:formula="of:=DEGREES(ATAN(([.C42]-[.C41])/([.B42]-[.B41])))" office:value-type="float" office:value="-0.00289776909981409" calcext:value-type="float">
            <text:p>-0.002897769099814</text:p>
          </table:table-cell>
          <table:table-cell table:formula="of:=[.J41]-[.K41]" office:value-type="float" office:value="-76.4848675285457" calcext:value-type="float">
            <text:p>-76.4848675285457</text:p>
          </table:table-cell>
          <table:table-cell table:formula="of:=ABS([.L41])" office:value-type="float" office:value="76.4848675285457" calcext:value-type="float">
            <text:p>76.4848675285457</text:p>
          </table:table-cell>
          <table:table-cell table:formula="of:=[.E42]/([.B42]-[.B41])" office:value-type="float" office:value="-0.0000505756117974305" calcext:value-type="float">
            <text:p>-5.05756117974305E-05</text:p>
          </table:table-cell>
          <table:table-cell table:formula="of:=[.C42]-[.N41]*[.B42]" office:value-type="float" office:value="0.0000167147463909572" calcext:value-type="float">
            <text:p>1.67147463909572E-05</text:p>
          </table:table-cell>
          <table:table-cell table:formula="of:=([.F41]-[.H41])/([.G41]-[.I41])" office:value-type="float" office:value="0.240304614239437" calcext:value-type="float">
            <text:p>0.240304614239437</text:p>
          </table:table-cell>
          <table:table-cell table:formula="of:=[.F41]-[.P41]*[.G41]" office:value-type="float" office:value="-0.0280104452722831" calcext:value-type="float">
            <text:p>-0.028010445272283</text:p>
          </table:table-cell>
          <table:table-cell table:formula="of:=([.Q41]-[.O41])/([.N41]-[.P41])" office:value-type="float" office:value="0.116607259597853" calcext:value-type="float">
            <text:p>0.116607259597853</text:p>
          </table:table-cell>
          <table:table-cell table:formula="of:=[.N41]*[.R41]+[.O41]" office:value-type="float" office:value="0.000010817262896774" calcext:value-type="float">
            <text:p>1.0817262896774E-05</text:p>
          </table:table-cell>
          <table:table-cell table:formula="of:=SQRT(([.B42]-[.R41])^2+([.C42]-[.S41])^2)*SQRT(([.F41]-[.S41])^2+([.G41]-[.R41])^2)" office:value-type="float" office:value="0.000000124349090035093" calcext:value-type="float">
            <text:p>1.24349090035093E-07</text:p>
          </table:table-cell>
          <table:table-cell table:formula="of:=(-([.B42]-[.R41])*([.F41]-[.S41])+([.C42]-[.S41])*([.G41]-[.R41]))/[.T41]" office:value-type="float" office:value="0.233702169741504" calcext:value-type="float">
            <text:p>0.233702169741504</text:p>
          </table:table-cell>
          <table:table-cell table:formula="of:=DEGREES(ACOS([.U41]))" office:value-type="float" office:value="76.4848675285382" calcext:value-type="float">
            <text:p>76.4848675285382</text:p>
          </table:table-cell>
          <table:table-cell table:number-columns-repeated="6"/>
          <table:table-cell table:formula="of:=[.M41]-DEGREES(ACOS([.U41]))" office:value-type="float" office:value="0.00000000000750333128962666" calcext:value-type="float">
            <text:p>7.50333128962666E-1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197970823819" calcext:value-type="float">
            <text:p>0.12197970823819</text:p>
          </table:table-cell>
          <table:table-cell table:formula="of:=[.C41]+[.E42]" office:value-type="float" office:value="0.0000105455480199387" calcext:value-type="float">
            <text:p>1.05455480199387E-05</text:p>
          </table:table-cell>
          <table:table-cell table:formula="of:=[$Arkusz3.C35]" office:value-type="float" office:value="0.0000322621930060586" calcext:value-type="float">
            <text:p>3.23E-05</text:p>
          </table:table-cell>
          <table:table-cell table:formula="of:=[$Arkusz3.E34]" office:value-type="float" office:value="-0.000000541193006062" calcext:value-type="float">
            <text:p>-5.41193006062E-07</text:p>
          </table:table-cell>
          <table:table-cell table:formula="of:=((1/2)*[.C42]*[.C42]+((1/3)*[.E43]+[.C42])*(1/2)*[.E43])/([.C42]+(1/2)*[.E43])" office:value-type="float" office:value="0.000005393966721922" calcext:value-type="float">
            <text:p>5.393966721922E-06</text:p>
          </table:table-cell>
          <table:table-cell table:formula="of:=(((1/2)*([.B43]-[.B42])+[.B42])*[.C42]+((2/3)*([.B43]-[.B42])+[.B42])*(1/2)*[.E43])/([.C42]+(1/2)*[.E43])" office:value-type="float" office:value="0.127883616538185" calcext:value-type="float">
            <text:p>0.127883616538185</text:p>
          </table:table-cell>
          <table:table-cell table:formula="of:=(((1/2)*([.D42]-[.C43])+[.C42]+[.E43])*([.D42]-[.C43])+((2/3)*[.E43]+[.C42])*(1/2)*[.E43])/([.D42]-[.C43]+(1/2)*[.E43])" office:value-type="float" office:value="0.0000215237195301239" calcext:value-type="float">
            <text:p>2.15237195301239E-05</text:p>
          </table:table-cell>
          <table:table-cell table:formula="of:=(((1/2)*([.B43]-[.B42])+[.B42])*([.D42]-[.C43])+((1/3)*([.B43]-[.B42])+[.B42])*(1/2)*[.E43])/([.D42]-[.C43]+(1/2)*[.E43])" office:value-type="float" office:value="0.127818158385493" calcext:value-type="float">
            <text:p>0.127818158385493</text:p>
          </table:table-cell>
          <table:table-cell table:formula="of:=DEGREES(ATAN(([.G42]-[.I42])/([.H42]-[.F42])))" office:value-type="float" office:value="76.1573389887018" calcext:value-type="float">
            <text:p>76.1573389887018</text:p>
          </table:table-cell>
          <table:table-cell table:formula="of:=DEGREES(ATAN(([.C43]-[.C42])/([.B43]-[.B42])))" office:value-type="float" office:value="0.00235228277469556" calcext:value-type="float">
            <text:p>0.002352282774696</text:p>
          </table:table-cell>
          <table:table-cell table:formula="of:=[.J42]-[.K42]" office:value-type="float" office:value="76.1549867059271" calcext:value-type="float">
            <text:p>76.1549867059271</text:p>
          </table:table-cell>
          <table:table-cell table:formula="of:=ABS([.L42])" office:value-type="float" office:value="76.1549867059271" calcext:value-type="float">
            <text:p>76.1549867059271</text:p>
          </table:table-cell>
          <table:table-cell table:formula="of:=[.E43]/([.B43]-[.B42])" office:value-type="float" office:value="0.0000410550793794518" calcext:value-type="float">
            <text:p>4.10550793794518E-05</text:p>
          </table:table-cell>
          <table:table-cell table:formula="of:=[.C43]-[.N42]*[.B43]" office:value-type="float" office:value="0.00000553766141553744" calcext:value-type="float">
            <text:p>5.53766141553744E-06</text:p>
          </table:table-cell>
          <table:table-cell table:formula="of:=([.F42]-[.H42])/([.G42]-[.I42])" office:value-type="float" office:value="-0.246413199044345" calcext:value-type="float">
            <text:p>-0.246413199044345</text:p>
          </table:table-cell>
          <table:table-cell table:formula="of:=[.F42]-[.P42]*[.G42]" office:value-type="float" office:value="0.0315176050232563" calcext:value-type="float">
            <text:p>0.031517605023256</text:p>
          </table:table-cell>
          <table:table-cell table:formula="of:=([.Q42]-[.O42])/([.N42]-[.P42])" office:value-type="float" office:value="0.127861730258554" calcext:value-type="float">
            <text:p>0.127861730258554</text:p>
          </table:table-cell>
          <table:table-cell table:formula="of:=[.N42]*[.R42]+[.O42]" office:value-type="float" office:value="0.0000107870349008964" calcext:value-type="float">
            <text:p>1.07870349008964E-05</text:p>
          </table:table-cell>
          <table:table-cell table:formula="of:=SQRT(([.B43]-[.R42])^2+([.C43]-[.S42])^2)*SQRT(([.F42]-[.S42])^2+([.G42]-[.R42])^2)" office:value-type="float" office:value="0.000000131608654339772" calcext:value-type="float">
            <text:p>1.31608654339772E-07</text:p>
          </table:table-cell>
          <table:table-cell table:formula="of:=(-([.B43]-[.R42])*([.F42]-[.S42])+([.C43]-[.S42])*([.G42]-[.R42]))/[.T42]" office:value-type="float" office:value="0.239296336294524" calcext:value-type="float">
            <text:p>0.239296336294524</text:p>
          </table:table-cell>
          <table:table-cell table:formula="of:=DEGREES(ACOS([.U42]))" office:value-type="float" office:value="76.1549867059274" calcext:value-type="float">
            <text:p>76.1549867059274</text:p>
          </table:table-cell>
          <table:table-cell table:number-columns-repeated="6"/>
          <table:table-cell table:formula="of:=[.M42]-DEGREES(ACOS([.U42]))" office:value-type="float" office:value="-0.000000000000298427949019242" calcext:value-type="float">
            <text:p>-2.98427949019242E-1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33700377479006" calcext:value-type="float">
            <text:p>0.133700377479006</text:p>
          </table:table-cell>
          <table:table-cell table:formula="of:=[.C42]+[.E43]" office:value-type="float" office:value="0.0000110267410260007" calcext:value-type="float">
            <text:p>1.10267410260007E-05</text:p>
          </table:table-cell>
          <table:table-cell table:formula="of:=[$Arkusz3.C36]" office:value-type="float" office:value="0.0000322621930060587" calcext:value-type="float">
            <text:p>3.23E-05</text:p>
          </table:table-cell>
          <table:table-cell table:formula="of:=[$Arkusz3.E35]" office:value-type="float" office:value="0.000000481193006062" calcext:value-type="float">
            <text:p>4.81193006062E-07</text:p>
          </table:table-cell>
          <table:table-cell table:formula="of:=((1/2)*[.C43]*[.C43]+((1/3)*[.E44]+[.C43])*(1/2)*[.E44])/([.C43]+(1/2)*[.E44])" office:value-type="float" office:value="0.00000540160406274305" calcext:value-type="float">
            <text:p>5.40160406274305E-06</text:p>
          </table:table-cell>
          <table:table-cell table:formula="of:=(((1/2)*([.B44]-[.B43])+[.B43])*[.C43]+((2/3)*([.B44]-[.B43])+[.B43])*(1/2)*[.E44])/([.C43]+(1/2)*[.E44])" office:value-type="float" office:value="0.140075124205928" calcext:value-type="float">
            <text:p>0.140075124205928</text:p>
          </table:table-cell>
          <table:table-cell table:formula="of:=(((1/2)*([.D43]-[.C44])+[.C43]+[.E44])*([.D43]-[.C44])+((2/3)*[.E44]+[.C43])*(1/2)*[.E44])/([.D43]-[.C44]+(1/2)*[.E44])" office:value-type="float" office:value="0.0000215315252638873" calcext:value-type="float">
            <text:p>2.15315252638873E-05</text:p>
          </table:table-cell>
          <table:table-cell table:formula="of:=(((1/2)*([.B44]-[.B43])+[.B43])*([.D43]-[.C44])+((1/3)*([.B44]-[.B43])+[.B43])*(1/2)*[.E44])/([.D43]-[.C44]+(1/2)*[.E44])" office:value-type="float" office:value="0.140142159097237" calcext:value-type="float">
            <text:p>0.140142159097237</text:p>
          </table:table-cell>
          <table:table-cell table:formula="of:=DEGREES(ATAN(([.G43]-[.I43])/([.H43]-[.F43])))" office:value-type="float" office:value="-76.470694362959" calcext:value-type="float">
            <text:p>-76.470694362959</text:p>
          </table:table-cell>
          <table:table-cell table:formula="of:=DEGREES(ATAN(([.C44]-[.C43])/([.B44]-[.B43])))" office:value-type="float" office:value="-0.0020090981375724" calcext:value-type="float">
            <text:p>-0.002009098137572</text:p>
          </table:table-cell>
          <table:table-cell table:formula="of:=[.J43]-[.K43]" office:value-type="float" office:value="-76.4686852648214" calcext:value-type="float">
            <text:p>-76.4686852648214</text:p>
          </table:table-cell>
          <table:table-cell table:formula="of:=ABS([.L43])" office:value-type="float" office:value="76.4686852648214" calcext:value-type="float">
            <text:p>76.4686852648214</text:p>
          </table:table-cell>
          <table:table-cell table:formula="of:=[.E44]/([.B44]-[.B43])" office:value-type="float" office:value="-0.0000350653775106962" calcext:value-type="float">
            <text:p>-3.50653775106962E-05</text:p>
          </table:table-cell>
          <table:table-cell table:formula="of:=[.C44]-[.N43]*[.B44]" office:value-type="float" office:value="0.0000157149952356246" calcext:value-type="float">
            <text:p>1.57149952356246E-05</text:p>
          </table:table-cell>
          <table:table-cell table:formula="of:=([.F43]-[.H43])/([.G43]-[.I43])" office:value-type="float" office:value="0.240619785997732" calcext:value-type="float">
            <text:p>0.240619785997732</text:p>
          </table:table-cell>
          <table:table-cell table:formula="of:=[.F43]-[.P43]*[.G43]" office:value-type="float" office:value="-0.0336994448059734" calcext:value-type="float">
            <text:p>-0.033699444805973</text:p>
          </table:table-cell>
          <table:table-cell table:formula="of:=([.Q43]-[.O43])/([.N43]-[.P43])" office:value-type="float" office:value="0.140097569646076" calcext:value-type="float">
            <text:p>0.140097569646076</text:p>
          </table:table-cell>
          <table:table-cell table:formula="of:=[.N43]*[.R43]+[.O43]" office:value-type="float" office:value="0.0000108024210676539" calcext:value-type="float">
            <text:p>1.08024210676539E-05</text:p>
          </table:table-cell>
          <table:table-cell table:formula="of:=SQRT(([.B44]-[.R43])^2+([.C44]-[.S43])^2)*SQRT(([.F43]-[.S43])^2+([.G43]-[.R43])^2)" office:value-type="float" office:value="0.000000148708534306433" calcext:value-type="float">
            <text:p>1.48708534306433E-07</text:p>
          </table:table-cell>
          <table:table-cell table:formula="of:=(-([.B44]-[.R43])*([.F43]-[.S43])+([.C44]-[.S43])*([.G43]-[.R43]))/[.T43]" office:value-type="float" office:value="0.233976773108183" calcext:value-type="float">
            <text:p>0.233976773108183</text:p>
          </table:table-cell>
          <table:table-cell table:formula="of:=DEGREES(ACOS([.U43]))" office:value-type="float" office:value="76.4686852648091" calcext:value-type="float">
            <text:p>76.4686852648091</text:p>
          </table:table-cell>
          <table:table-cell table:number-columns-repeated="6"/>
          <table:table-cell table:formula="of:=[.M43]-DEGREES(ACOS([.U43]))" office:value-type="float" office:value="0.0000000000123350218927953" calcext:value-type="float">
            <text:p>1.23350218927953E-1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46539053062207" calcext:value-type="float">
            <text:p>0.146539053062207</text:p>
          </table:table-cell>
          <table:table-cell table:formula="of:=[.C43]+[.E44]" office:value-type="float" office:value="0.0000105765480199384" calcext:value-type="float">
            <text:p>1.05765480199384E-05</text:p>
          </table:table-cell>
          <table:table-cell table:formula="of:=[$Arkusz3.C37]" office:value-type="float" office:value="0.0000322621930060589" calcext:value-type="float">
            <text:p>3.23E-05</text:p>
          </table:table-cell>
          <table:table-cell table:formula="of:=[$Arkusz3.E36]" office:value-type="float" office:value="-0.000000450193006062302" calcext:value-type="float">
            <text:p>-4.50193006062302E-07</text:p>
          </table:table-cell>
          <table:table-cell table:formula="of:=((1/2)*[.C44]*[.C44]+((1/3)*[.E45]+[.C44])*(1/2)*[.E45])/([.C44]+(1/2)*[.E45])" office:value-type="float" office:value="0.00000538919454996052" calcext:value-type="float">
            <text:p>5.38919454996052E-06</text:p>
          </table:table-cell>
          <table:table-cell table:formula="of:=(((1/2)*([.B45]-[.B44])+[.B44])*[.C44]+((2/3)*([.B45]-[.B44])+[.B44])*(1/2)*[.E45])/([.C44]+(1/2)*[.E45])" office:value-type="float" office:value="0.153614702032145" calcext:value-type="float">
            <text:p>0.153614702032145</text:p>
          </table:table-cell>
          <table:table-cell table:formula="of:=(((1/2)*([.D44]-[.C45])+[.C44]+[.E45])*([.D44]-[.C45])+((2/3)*[.E45]+[.C44])*(1/2)*[.E45])/([.D44]-[.C45]+(1/2)*[.E45])" office:value-type="float" office:value="0.0000215193566175417" calcext:value-type="float">
            <text:p>2.15193566175417E-05</text:p>
          </table:table-cell>
          <table:table-cell table:formula="of:=(((1/2)*([.B45]-[.B44])+[.B44])*([.D44]-[.C45])+((1/3)*([.B45]-[.B44])+[.B44])*(1/2)*[.E45])/([.D44]-[.C45]+(1/2)*[.E45])" office:value-type="float" office:value="0.153549187745189" calcext:value-type="float">
            <text:p>0.153549187745189</text:p>
          </table:table-cell>
          <table:table-cell table:formula="of:=DEGREES(ATAN(([.G44]-[.I44])/([.H44]-[.F44])))" office:value-type="float" office:value="76.1684066328257" calcext:value-type="float">
            <text:p>76.1684066328257</text:p>
          </table:table-cell>
          <table:table-cell table:formula="of:=DEGREES(ATAN(([.C45]-[.C44])/([.B45]-[.B44])))" office:value-type="float" office:value="0.00163442845474162" calcext:value-type="float">
            <text:p>0.001634428454742</text:p>
          </table:table-cell>
          <table:table-cell table:formula="of:=[.J44]-[.K44]" office:value-type="float" office:value="76.166772204371" calcext:value-type="float">
            <text:p>76.166772204371</text:p>
          </table:table-cell>
          <table:table-cell table:formula="of:=ABS([.L44])" office:value-type="float" office:value="76.166772204371" calcext:value-type="float">
            <text:p>76.166772204371</text:p>
          </table:table-cell>
          <table:table-cell table:formula="of:=[.E45]/([.B45]-[.B44])" office:value-type="float" office:value="0.000028526157931262" calcext:value-type="float">
            <text:p>2.8526157931262E-05</text:p>
          </table:table-cell>
          <table:table-cell table:formula="of:=[.C45]-[.N44]*[.B45]" office:value-type="float" office:value="0.00000639635184918829" calcext:value-type="float">
            <text:p>6.39635184918829E-06</text:p>
          </table:table-cell>
          <table:table-cell table:formula="of:=([.F44]-[.H44])/([.G44]-[.I44])" office:value-type="float" office:value="-0.246208312977204" calcext:value-type="float">
            <text:p>-0.246208312977204</text:p>
          </table:table-cell>
          <table:table-cell table:formula="of:=[.F44]-[.P44]*[.G44]" office:value-type="float" office:value="0.0378266058303804" calcext:value-type="float">
            <text:p>0.037826605830381</text:p>
          </table:table-cell>
          <table:table-cell table:formula="of:=([.Q44]-[.O44])/([.N44]-[.P44])" office:value-type="float" office:value="0.153592815808423" calcext:value-type="float">
            <text:p>0.153592815808423</text:p>
          </table:table-cell>
          <table:table-cell table:formula="of:=[.N44]*[.R44]+[.O44]" office:value-type="float" office:value="0.0000107777647700466" calcext:value-type="float">
            <text:p>1.07777647700466E-05</text:p>
          </table:table-cell>
          <table:table-cell table:formula="of:=SQRT(([.B45]-[.R44])^2+([.C45]-[.S44])^2)*SQRT(([.F44]-[.S44])^2+([.G44]-[.R44])^2)" office:value-type="float" office:value="0.000000158010370397079" calcext:value-type="float">
            <text:p>1.58010370397079E-07</text:p>
          </table:table-cell>
          <table:table-cell table:formula="of:=(-([.B45]-[.R44])*([.F44]-[.S44])+([.C45]-[.S44])*([.G44]-[.R44]))/[.T44]" office:value-type="float" office:value="0.239096611646537" calcext:value-type="float">
            <text:p>0.239096611646537</text:p>
          </table:table-cell>
          <table:table-cell table:formula="of:=DEGREES(ACOS([.U44]))" office:value-type="float" office:value="76.1667722043709" calcext:value-type="float">
            <text:p>76.1667722043709</text:p>
          </table:table-cell>
          <table:table-cell table:number-columns-repeated="6"/>
          <table:table-cell table:formula="of:=[.M44]-DEGREES(ACOS([.U44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60603092356564" calcext:value-type="float">
            <text:p>0.160603092356564</text:p>
          </table:table-cell>
          <table:table-cell table:formula="of:=[.C44]+[.E45]" office:value-type="float" office:value="0.0000109777410260007" calcext:value-type="float">
            <text:p>1.09777410260007E-05</text:p>
          </table:table-cell>
          <table:table-cell table:formula="of:=[$Arkusz3.C38]" office:value-type="float" office:value="0.0000322621930060591" calcext:value-type="float">
            <text:p>3.23E-05</text:p>
          </table:table-cell>
          <table:table-cell table:formula="of:=[$Arkusz3.E37]" office:value-type="float" office:value="0.000000401193006062303" calcext:value-type="float">
            <text:p>4.01193006062303E-07</text:p>
          </table:table-cell>
          <table:table-cell table:formula="of:=((1/2)*[.C45]*[.C45]+((1/3)*[.E46]+[.C45])*(1/2)*[.E46])/([.C45]+(1/2)*[.E46])" office:value-type="float" office:value="0.0000053958629320222" calcext:value-type="float">
            <text:p>5.3958629320222E-06</text:p>
          </table:table-cell>
          <table:table-cell table:formula="of:=(((1/2)*([.B46]-[.B45])+[.B45])*[.C45]+((2/3)*([.B46]-[.B45])+[.B45])*(1/2)*[.E46])/([.C45]+(1/2)*[.E46])" office:value-type="float" office:value="0.168262072715346" calcext:value-type="float">
            <text:p>0.168262072715346</text:p>
          </table:table-cell>
          <table:table-cell table:formula="of:=(((1/2)*([.D45]-[.C46])+[.C45]+[.E46])*([.D45]-[.C46])+((2/3)*[.E46]+[.C45])*(1/2)*[.E46])/([.D45]-[.C46]+(1/2)*[.E46])" office:value-type="float" office:value="0.0000215261470475685" calcext:value-type="float">
            <text:p>2.15261470475685E-05</text:p>
          </table:table-cell>
          <table:table-cell table:formula="of:=(((1/2)*([.B46]-[.B45])+[.B45])*([.D45]-[.C46])+((1/3)*([.B46]-[.B45])+[.B45])*(1/2)*[.E46])/([.D45]-[.C46]+(1/2)*[.E46])" office:value-type="float" office:value="0.168328971130644" calcext:value-type="float">
            <text:p>0.168328971130644</text:p>
          </table:table-cell>
          <table:table-cell table:formula="of:=DEGREES(ATAN(([.G45]-[.I45])/([.H45]-[.F45])))" office:value-type="float" office:value="-76.4438177285137" calcext:value-type="float">
            <text:p>-76.4438177285137</text:p>
          </table:table-cell>
          <table:table-cell table:formula="of:=DEGREES(ATAN(([.C46]-[.C45])/([.B46]-[.B45])))" office:value-type="float" office:value="-0.00139155386280921" calcext:value-type="float">
            <text:p>-0.001391553862809</text:p>
          </table:table-cell>
          <table:table-cell table:formula="of:=[.J45]-[.K45]" office:value-type="float" office:value="-76.4424261746508" calcext:value-type="float">
            <text:p>-76.4424261746508</text:p>
          </table:table-cell>
          <table:table-cell table:formula="of:=ABS([.L45])" office:value-type="float" office:value="76.4424261746508" calcext:value-type="float">
            <text:p>76.4424261746508</text:p>
          </table:table-cell>
          <table:table-cell table:formula="of:=[.E46]/([.B46]-[.B45])" office:value-type="float" office:value="-0.0000242871966296415" calcext:value-type="float">
            <text:p>-2.42871966296415E-05</text:p>
          </table:table-cell>
          <table:table-cell table:formula="of:=[.C46]-[.N45]*[.B46]" office:value-type="float" office:value="0.0000148783399093931" calcext:value-type="float">
            <text:p>1.48783399093931E-05</text:p>
          </table:table-cell>
          <table:table-cell table:formula="of:=([.F45]-[.H45])/([.G45]-[.I45])" office:value-type="float" office:value="0.241116086887069" calcext:value-type="float">
            <text:p>0.241116086887069</text:p>
          </table:table-cell>
          <table:table-cell table:formula="of:=[.F45]-[.P45]*[.G45]" office:value-type="float" office:value="-0.0405652966816998" calcext:value-type="float">
            <text:p>-0.0405652966817</text:p>
          </table:table-cell>
          <table:table-cell table:formula="of:=([.Q45]-[.O45])/([.N45]-[.P45])" office:value-type="float" office:value="0.168284449154599" calcext:value-type="float">
            <text:p>0.168284449154599</text:p>
          </table:table-cell>
          <table:table-cell table:formula="of:=[.N45]*[.R45]+[.O45]" office:value-type="float" office:value="0.0000107911824030644" calcext:value-type="float">
            <text:p>1.07911824030644E-05</text:p>
          </table:table-cell>
          <table:table-cell table:formula="of:=SQRT(([.B46]-[.R45])^2+([.C46]-[.S45])^2)*SQRT(([.F45]-[.S45])^2+([.G45]-[.R45])^2)" office:value-type="float" office:value="0.000000177826695158321" calcext:value-type="float">
            <text:p>1.77826695158321E-07</text:p>
          </table:table-cell>
          <table:table-cell table:formula="of:=(-([.B46]-[.R45])*([.F45]-[.S45])+([.C46]-[.S45])*([.G45]-[.R45]))/[.T45]" office:value-type="float" office:value="0.234422334485075" calcext:value-type="float">
            <text:p>0.234422334485075</text:p>
          </table:table-cell>
          <table:table-cell table:formula="of:=DEGREES(ACOS([.U45]))" office:value-type="float" office:value="76.4424261746594" calcext:value-type="float">
            <text:p>76.4424261746594</text:p>
          </table:table-cell>
          <table:table-cell table:number-columns-repeated="6"/>
          <table:table-cell table:formula="of:=[.M45]-DEGREES(ACOS([.U45]))" office:value-type="float" office:value="-0.00000000000855493453855161" calcext:value-type="float">
            <text:p>-8.55493453855161E-1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760100992569" calcext:value-type="float">
            <text:p>0.1760100992569</text:p>
          </table:table-cell>
          <table:table-cell table:formula="of:=[.C45]+[.E46]" office:value-type="float" office:value="0.000010603548019938" calcext:value-type="float">
            <text:p>1.0603548019938E-05</text:p>
          </table:table-cell>
          <table:table-cell table:formula="of:=[$Arkusz3.C39]" office:value-type="float" office:value="0.0000322621930060593" calcext:value-type="float">
            <text:p>3.23E-05</text:p>
          </table:table-cell>
          <table:table-cell table:formula="of:=[$Arkusz3.E38]" office:value-type="float" office:value="-0.000000374193006062704" calcext:value-type="float">
            <text:p>-3.74193006062704E-07</text:p>
          </table:table-cell>
          <table:table-cell table:formula="of:=((1/2)*[.C46]*[.C46]+((1/3)*[.E47]+[.C46])*(1/2)*[.E47])/([.C46]+(1/2)*[.E47])" office:value-type="float" office:value="0.00000538600688858437" calcext:value-type="float">
            <text:p>5.38600688858437E-06</text:p>
          </table:table-cell>
          <table:table-cell table:formula="of:=(((1/2)*([.B47]-[.B46])+[.B46])*[.C46]+((2/3)*([.B47]-[.B46])+[.B46])*(1/2)*[.E47])/([.C46]+(1/2)*[.E47])" office:value-type="float" office:value="0.184493275145888" calcext:value-type="float">
            <text:p>0.184493275145888</text:p>
          </table:table-cell>
          <table:table-cell table:formula="of:=(((1/2)*([.D46]-[.C47])+[.C46]+[.E47])*([.D46]-[.C47])+((2/3)*[.E47]+[.C46])*(1/2)*[.E47])/([.D46]-[.C47]+(1/2)*[.E47])" office:value-type="float" office:value="0.0000215164509328292" calcext:value-type="float">
            <text:p>2.15164509328292E-05</text:p>
          </table:table-cell>
          <table:table-cell table:formula="of:=(((1/2)*([.B47]-[.B46])+[.B46])*([.D46]-[.C47])+((1/3)*([.B47]-[.B46])+[.B46])*(1/2)*[.E47])/([.D46]-[.C47]+(1/2)*[.E47])" office:value-type="float" office:value="0.184427565381215" calcext:value-type="float">
            <text:p>0.184427565381215</text:p>
          </table:table-cell>
          <table:table-cell table:formula="of:=DEGREES(ATAN(([.G46]-[.I46])/([.H46]-[.F46])))" office:value-type="float" office:value="76.2077484912535" calcext:value-type="float">
            <text:p>76.2077484912535</text:p>
          </table:table-cell>
          <table:table-cell table:formula="of:=DEGREES(ATAN(([.C47]-[.C46])/([.B47]-[.B46])))" office:value-type="float" office:value="0.00113782585753736" calcext:value-type="float">
            <text:p>0.001137825857537</text:p>
          </table:table-cell>
          <table:table-cell table:formula="of:=[.J46]-[.K46]" office:value-type="float" office:value="76.206610665396" calcext:value-type="float">
            <text:p>76.206610665396</text:p>
          </table:table-cell>
          <table:table-cell table:formula="of:=ABS([.L46])" office:value-type="float" office:value="76.206610665396" calcext:value-type="float">
            <text:p>76.206610665396</text:p>
          </table:table-cell>
          <table:table-cell table:formula="of:=[.E47]/([.B47]-[.B46])" office:value-type="float" office:value="0.0000198588075309654" calcext:value-type="float">
            <text:p>1.98588075309654E-05</text:p>
          </table:table-cell>
          <table:table-cell table:formula="of:=[.C47]-[.N46]*[.B47]" office:value-type="float" office:value="0.0000071081973352891" calcext:value-type="float">
            <text:p>7.1081973352891E-06</text:p>
          </table:table-cell>
          <table:table-cell table:formula="of:=([.F46]-[.H46])/([.G46]-[.I46])" office:value-type="float" office:value="-0.245480167587299" calcext:value-type="float">
            <text:p>-0.245480167587299</text:p>
          </table:table-cell>
          <table:table-cell table:formula="of:=[.F46]-[.P46]*[.G46]" office:value-type="float" office:value="0.045294826108431" calcext:value-type="float">
            <text:p>0.045294826108431</text:p>
          </table:table-cell>
          <table:table-cell table:formula="of:=([.Q46]-[.O46])/([.N46]-[.P46])" office:value-type="float" office:value="0.184471336219984" calcext:value-type="float">
            <text:p>0.184471336219984</text:p>
          </table:table-cell>
          <table:table-cell table:formula="of:=[.N46]*[.R46]+[.O46]" office:value-type="float" office:value="0.0000107715780962618" calcext:value-type="float">
            <text:p>1.07715780962618E-05</text:p>
          </table:table-cell>
          <table:table-cell table:formula="of:=SQRT(([.B47]-[.R46])^2+([.C47]-[.S46])^2)*SQRT(([.F46]-[.S46])^2+([.G46]-[.R46])^2)" office:value-type="float" office:value="0.00000019015531222853" calcext:value-type="float">
            <text:p>1.9015531222853E-07</text:p>
          </table:table-cell>
          <table:table-cell table:formula="of:=(-([.B47]-[.R46])*([.F46]-[.S46])+([.C47]-[.S46])*([.G46]-[.R46]))/[.T46]" office:value-type="float" office:value="0.238421408579672" calcext:value-type="float">
            <text:p>0.238421408579672</text:p>
          </table:table-cell>
          <table:table-cell table:formula="of:=DEGREES(ACOS([.U46]))" office:value-type="float" office:value="76.2066106653998" calcext:value-type="float">
            <text:p>76.2066106653998</text:p>
          </table:table-cell>
          <table:table-cell table:number-columns-repeated="6"/>
          <table:table-cell table:formula="of:=[.M46]-DEGREES(ACOS([.U46]))" office:value-type="float" office:value="-0.00000000000378008735424373" calcext:value-type="float">
            <text:p>-3.78008735424373E-1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92888907591184" calcext:value-type="float">
            <text:p>0.192888907591184</text:p>
          </table:table-cell>
          <table:table-cell table:formula="of:=[.C46]+[.E47]" office:value-type="float" office:value="0.0000109387410260006" calcext:value-type="float">
            <text:p>1.09387410260006E-05</text:p>
          </table:table-cell>
          <table:table-cell table:formula="of:=[$Arkusz3.C40]" office:value-type="float" office:value="0.0000322621930060595" calcext:value-type="float">
            <text:p>3.23E-05</text:p>
          </table:table-cell>
          <table:table-cell table:formula="of:=[$Arkusz3.E39]" office:value-type="float" office:value="0.000000335193006062602" calcext:value-type="float">
            <text:p>3.35193006062602E-07</text:p>
          </table:table-cell>
          <table:table-cell table:formula="of:=((1/2)*[.C47]*[.C47]+((1/3)*[.E48]+[.C47])*(1/2)*[.E48])/([.C47]+(1/2)*[.E48])" office:value-type="float" office:value="0.00000539194646079942" calcext:value-type="float">
            <text:p>5.39194646079942E-06</text:p>
          </table:table-cell>
          <table:table-cell table:formula="of:=(((1/2)*([.B48]-[.B47])+[.B47])*[.C47]+((2/3)*([.B48]-[.B47])+[.B47])*(1/2)*[.E48])/([.C47]+(1/2)*[.E48])" office:value-type="float" office:value="0.202090311572261" calcext:value-type="float">
            <text:p>0.202090311572261</text:p>
          </table:table-cell>
          <table:table-cell table:formula="of:=(((1/2)*([.D47]-[.C48])+[.C47]+[.E48])*([.D47]-[.C48])+((2/3)*[.E48]+[.C47])*(1/2)*[.E48])/([.D47]-[.C48]+(1/2)*[.E48])" office:value-type="float" office:value="0.0000215224809049219" calcext:value-type="float">
            <text:p>2.15224809049219E-05</text:p>
          </table:table-cell>
          <table:table-cell table:formula="of:=(((1/2)*([.B48]-[.B47])+[.B47])*([.D47]-[.C48])+((1/3)*([.B48]-[.B47])+[.B47])*(1/2)*[.E48])/([.D47]-[.C48]+(1/2)*[.E48])" office:value-type="float" office:value="0.202157109045652" calcext:value-type="float">
            <text:p>0.202157109045652</text:p>
          </table:table-cell>
          <table:table-cell table:formula="of:=DEGREES(ATAN(([.G47]-[.I47])/([.H47]-[.F47])))" office:value-type="float" office:value="-76.4238868726721" calcext:value-type="float">
            <text:p>-76.4238868726721</text:p>
          </table:table-cell>
          <table:table-cell table:formula="of:=DEGREES(ATAN(([.C48]-[.C47])/([.B48]-[.B47])))" office:value-type="float" office:value="-0.000964216207138629" calcext:value-type="float">
            <text:p>-0.000964216207139</text:p>
          </table:table-cell>
          <table:table-cell table:formula="of:=[.J47]-[.K47]" office:value-type="float" office:value="-76.4229226564649" calcext:value-type="float">
            <text:p>-76.4229226564649</text:p>
          </table:table-cell>
          <table:table-cell table:formula="of:=ABS([.L47])" office:value-type="float" office:value="76.4229226564649" calcext:value-type="float">
            <text:p>76.4229226564649</text:p>
          </table:table-cell>
          <table:table-cell table:formula="of:=[.E48]/([.B48]-[.B47])" office:value-type="float" office:value="-0.0000168287475172494" calcext:value-type="float">
            <text:p>-1.68287475172494E-05</text:p>
          </table:table-cell>
          <table:table-cell table:formula="of:=[.C48]-[.N47]*[.B48]" office:value-type="float" office:value="0.0000141848197507307" calcext:value-type="float">
            <text:p>1.41848197507307E-05</text:p>
          </table:table-cell>
          <table:table-cell table:formula="of:=([.F47]-[.H47])/([.G47]-[.I47])" office:value-type="float" office:value="0.241484200305042" calcext:value-type="float">
            <text:p>0.241484200305042</text:p>
          </table:table-cell>
          <table:table-cell table:formula="of:=[.F47]-[.P47]*[.G47]" office:value-type="float" office:value="-0.0487962253329635" calcext:value-type="float">
            <text:p>-0.048796225332964</text:p>
          </table:table-cell>
          <table:table-cell table:formula="of:=([.Q47]-[.O47])/([.N47]-[.P47])" office:value-type="float" office:value="0.202112638377584" calcext:value-type="float">
            <text:p>0.202112638377584</text:p>
          </table:table-cell>
          <table:table-cell table:formula="of:=[.N47]*[.R47]+[.O47]" office:value-type="float" office:value="0.0000107835171894292" calcext:value-type="float">
            <text:p>1.07835171894292E-05</text:p>
          </table:table-cell>
          <table:table-cell table:formula="of:=SQRT(([.B48]-[.R47])^2+([.C48]-[.S47])^2)*SQRT(([.F47]-[.S47])^2+([.G47]-[.R47])^2)" office:value-type="float" office:value="0.000000212873180132779" calcext:value-type="float">
            <text:p>2.12873180132779E-07</text:p>
          </table:table-cell>
          <table:table-cell table:formula="of:=(-([.B48]-[.R47])*([.F47]-[.S47])+([.C48]-[.S47])*([.G47]-[.R47]))/[.T47]" office:value-type="float" office:value="0.234753236191562" calcext:value-type="float">
            <text:p>0.234753236191562</text:p>
          </table:table-cell>
          <table:table-cell table:formula="of:=DEGREES(ACOS([.U47]))" office:value-type="float" office:value="76.4229226564773" calcext:value-type="float">
            <text:p>76.4229226564773</text:p>
          </table:table-cell>
          <table:table-cell table:number-columns-repeated="6"/>
          <table:table-cell table:formula="of:=[.M47]-DEGREES(ACOS([.U47]))" office:value-type="float" office:value="-0.0000000000123918653116561" calcext:value-type="float">
            <text:p>-1.23918653116561E-1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11380658432655" calcext:value-type="float">
            <text:p>0.211380658432655</text:p>
          </table:table-cell>
          <table:table-cell table:formula="of:=[.C47]+[.E48]" office:value-type="float" office:value="0.0000106275480199376" calcext:value-type="float">
            <text:p>1.06275480199376E-05</text:p>
          </table:table-cell>
          <table:table-cell table:formula="of:=[$Arkusz3.C41]" office:value-type="float" office:value="0.0000322621930060597" calcext:value-type="float">
            <text:p>3.23E-05</text:p>
          </table:table-cell>
          <table:table-cell table:formula="of:=[$Arkusz3.E40]" office:value-type="float" office:value="-0.000000311193006063" calcext:value-type="float">
            <text:p>-3.11193006063E-07</text:p>
          </table:table-cell>
          <table:table-cell table:formula="of:=((1/2)*[.C48]*[.C48]+((1/3)*[.E49]+[.C48])*(1/2)*[.E49])/([.C48]+(1/2)*[.E49])" office:value-type="float" office:value="0.00000538387390728639" calcext:value-type="float">
            <text:p>5.38387390728639E-06</text:p>
          </table:table-cell>
          <table:table-cell table:formula="of:=(((1/2)*([.B49]-[.B48])+[.B48])*[.C48]+((2/3)*([.B49]-[.B48])+[.B48])*(1/2)*[.E49])/([.C48]+(1/2)*[.E49])" office:value-type="float" office:value="0.221554096545854" calcext:value-type="float">
            <text:p>0.221554096545854</text:p>
          </table:table-cell>
          <table:table-cell table:formula="of:=(((1/2)*([.D48]-[.C49])+[.C48]+[.E49])*([.D48]-[.C49])+((2/3)*[.E49]+[.C48])*(1/2)*[.E49])/([.D48]-[.C49]+(1/2)*[.E49])" office:value-type="float" office:value="0.0000215145176662768" calcext:value-type="float">
            <text:p>2.15145176662768E-05</text:p>
          </table:table-cell>
          <table:table-cell table:formula="of:=(((1/2)*([.B49]-[.B48])+[.B48])*([.D48]-[.C49])+((1/3)*([.B49]-[.B48])+[.B48])*(1/2)*[.E49])/([.D48]-[.C49]+(1/2)*[.E49])" office:value-type="float" office:value="0.221488390836679" calcext:value-type="float">
            <text:p>0.221488390836679</text:p>
          </table:table-cell>
          <table:table-cell table:formula="of:=DEGREES(ATAN(([.G48]-[.I48])/([.H48]-[.F48])))" office:value-type="float" office:value="76.2067654603743" calcext:value-type="float">
            <text:p>76.2067654603743</text:p>
          </table:table-cell>
          <table:table-cell table:formula="of:=DEGREES(ATAN(([.C49]-[.C48])/([.B49]-[.B48])))" office:value-type="float" office:value="0.000789591132447689" calcext:value-type="float">
            <text:p>0.000789591132448</text:p>
          </table:table-cell>
          <table:table-cell table:formula="of:=[.J48]-[.K48]" office:value-type="float" office:value="76.2059758692419" calcext:value-type="float">
            <text:p>76.2059758692419</text:p>
          </table:table-cell>
          <table:table-cell table:formula="of:=ABS([.L48])" office:value-type="float" office:value="76.2059758692419" calcext:value-type="float">
            <text:p>76.2059758692419</text:p>
          </table:table-cell>
          <table:table-cell table:formula="of:=[.E49]/([.B49]-[.B48])" office:value-type="float" office:value="0.0000137809650066352" calcext:value-type="float">
            <text:p>1.37809650066352E-05</text:p>
          </table:table-cell>
          <table:table-cell table:formula="of:=[.C49]-[.N48]*[.B49]" office:value-type="float" office:value="0.00000771451856299767" calcext:value-type="float">
            <text:p>7.71451856299767E-06</text:p>
          </table:table-cell>
          <table:table-cell table:formula="of:=([.F48]-[.H48])/([.G48]-[.I48])" office:value-type="float" office:value="-0.245498358686586" calcext:value-type="float">
            <text:p>-0.245498358686586</text:p>
          </table:table-cell>
          <table:table-cell table:formula="of:=[.F48]-[.P48]*[.G48]" office:value-type="float" office:value="0.054396550936204" calcext:value-type="float">
            <text:p>0.054396550936204</text:p>
          </table:table-cell>
          <table:table-cell table:formula="of:=([.Q48]-[.O48])/([.N48]-[.P48])" office:value-type="float" office:value="0.221532167390274" calcext:value-type="float">
            <text:p>0.221532167390274</text:p>
          </table:table-cell>
          <table:table-cell table:formula="of:=[.N48]*[.R48]+[.O48]" office:value-type="float" office:value="0.0000107674456096471" calcext:value-type="float">
            <text:p>1.07674456096471E-05</text:p>
          </table:table-cell>
          <table:table-cell table:formula="of:=SQRT(([.B49]-[.R48])^2+([.C49]-[.S48])^2)*SQRT(([.F48]-[.S48])^2+([.G48]-[.R48])^2)" office:value-type="float" office:value="0.000000228237618691003" calcext:value-type="float">
            <text:p>2.28237618691003E-07</text:p>
          </table:table-cell>
          <table:table-cell table:formula="of:=(-([.B49]-[.R48])*([.F48]-[.S48])+([.C49]-[.S48])*([.G48]-[.R48]))/[.T48]" office:value-type="float" office:value="0.238432168341153" calcext:value-type="float">
            <text:p>0.238432168341153</text:p>
          </table:table-cell>
          <table:table-cell table:formula="of:=DEGREES(ACOS([.U48]))" office:value-type="float" office:value="76.2059758692586" calcext:value-type="float">
            <text:p>76.2059758692586</text:p>
          </table:table-cell>
          <table:table-cell table:number-columns-repeated="6"/>
          <table:table-cell table:formula="of:=[.M48]-DEGREES(ACOS([.U48]))" office:value-type="float" office:value="-0.0000000000167261759997928" calcext:value-type="float">
            <text:p>-1.67261759997928E-1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31639980325467" calcext:value-type="float">
            <text:p>0.231639980325467</text:p>
          </table:table-cell>
          <table:table-cell table:formula="of:=[.C48]+[.E49]" office:value-type="float" office:value="0.0000109067410260006" calcext:value-type="float">
            <text:p>1.09067410260006E-05</text:p>
          </table:table-cell>
          <table:table-cell table:formula="of:=[$Arkusz3.C42]" office:value-type="float" office:value="0.00003226219300606" calcext:value-type="float">
            <text:p>3.23E-05</text:p>
          </table:table-cell>
          <table:table-cell table:formula="of:=[$Arkusz3.E41]" office:value-type="float" office:value="0.000000279193006063001" calcext:value-type="float">
            <text:p>2.79193006063001E-07</text:p>
          </table:table-cell>
          <table:table-cell table:formula="of:=((1/2)*[.C49]*[.C49]+((1/3)*[.E50]+[.C49])*(1/2)*[.E50])/([.C49]+(1/2)*[.E50])" office:value-type="float" office:value="0.00000538907998488369" calcext:value-type="float">
            <text:p>5.38907998488369E-06</text:p>
          </table:table-cell>
          <table:table-cell table:formula="of:=(((1/2)*([.B50]-[.B49])+[.B49])*[.C49]+((2/3)*([.B50]-[.B49])+[.B49])*(1/2)*[.E50])/([.C49]+(1/2)*[.E50])" office:value-type="float" office:value="0.242693819447467" calcext:value-type="float">
            <text:p>0.242693819447467</text:p>
          </table:table-cell>
          <table:table-cell table:formula="of:=(((1/2)*([.D49]-[.C50])+[.C49]+[.E50])*([.D49]-[.C50])+((2/3)*[.E50]+[.C49])*(1/2)*[.E50])/([.D49]-[.C50]+(1/2)*[.E50])" office:value-type="float" office:value="0.0000215197894785215" calcext:value-type="float">
            <text:p>2.15197894785215E-05</text:p>
          </table:table-cell>
          <table:table-cell table:formula="of:=(((1/2)*([.B50]-[.B49])+[.B49])*([.D49]-[.C50])+((1/3)*([.B50]-[.B49])+[.B49])*(1/2)*[.E50])/([.D49]-[.C50]+(1/2)*[.E50])" office:value-type="float" office:value="0.242760360191258" calcext:value-type="float">
            <text:p>0.242760360191258</text:p>
          </table:table-cell>
          <table:table-cell table:formula="of:=DEGREES(ATAN(([.G49]-[.I49])/([.H49]-[.F49])))" office:value-type="float" office:value="-76.3733141092623" calcext:value-type="float">
            <text:p>-76.3733141092623</text:p>
          </table:table-cell>
          <table:table-cell table:formula="of:=DEGREES(ATAN(([.C50]-[.C49])/([.B50]-[.B49])))" office:value-type="float" office:value="-0.000666479018362318" calcext:value-type="float">
            <text:p>-0.000666479018362</text:p>
          </table:table-cell>
          <table:table-cell table:formula="of:=[.J49]-[.K49]" office:value-type="float" office:value="-76.372647630244" calcext:value-type="float">
            <text:p>-76.372647630244</text:p>
          </table:table-cell>
          <table:table-cell table:formula="of:=ABS([.L49])" office:value-type="float" office:value="76.372647630244" calcext:value-type="float">
            <text:p>76.372647630244</text:p>
          </table:table-cell>
          <table:table-cell table:formula="of:=[.E50]/([.B50]-[.B49])" office:value-type="float" office:value="-0.0000116322532664069" calcext:value-type="float">
            <text:p>-1.16322532664069E-05</text:p>
          </table:table-cell>
          <table:table-cell table:formula="of:=[.C50]-[.N49]*[.B50]" office:value-type="float" office:value="0.0000136012359437719" calcext:value-type="float">
            <text:p>1.36012359437719E-05</text:p>
          </table:table-cell>
          <table:table-cell table:formula="of:=([.F49]-[.H49])/([.G49]-[.I49])" office:value-type="float" office:value="0.242418532986378" calcext:value-type="float">
            <text:p>0.242418532986378</text:p>
          </table:table-cell>
          <table:table-cell table:formula="of:=[.F49]-[.P49]*[.G49]" office:value-type="float" office:value="-0.0588280905953311" calcext:value-type="float">
            <text:p>-0.058828090595331</text:p>
          </table:table-cell>
          <table:table-cell table:formula="of:=([.Q49]-[.O49])/([.N49]-[.P49])" office:value-type="float" office:value="0.242716048859305" calcext:value-type="float">
            <text:p>0.242716048859305</text:p>
          </table:table-cell>
          <table:table-cell table:formula="of:=[.N49]*[.R49]+[.O49]" office:value-type="float" office:value="0.0000107779013916189" calcext:value-type="float">
            <text:p>1.07779013916189E-05</text:p>
          </table:table-cell>
          <table:table-cell table:formula="of:=SQRT(([.B50]-[.R49])^2+([.C50]-[.S49])^2)*SQRT(([.F49]-[.S49])^2+([.G49]-[.R49])^2)" office:value-type="float" office:value="0.000000254356020689187" calcext:value-type="float">
            <text:p>2.54356020689187E-07</text:p>
          </table:table-cell>
          <table:table-cell table:formula="of:=(-([.B50]-[.R49])*([.F49]-[.S49])+([.C50]-[.S49])*([.G49]-[.R49]))/[.T49]" office:value-type="float" office:value="0.235606089693332" calcext:value-type="float">
            <text:p>0.235606089693332</text:p>
          </table:table-cell>
          <table:table-cell table:formula="of:=DEGREES(ACOS([.U49]))" office:value-type="float" office:value="76.3726476302588" calcext:value-type="float">
            <text:p>76.3726476302588</text:p>
          </table:table-cell>
          <table:table-cell table:number-columns-repeated="6"/>
          <table:table-cell table:formula="of:=[.M49]-DEGREES(ACOS([.U49]))" office:value-type="float" office:value="-0.0000000000148219214679557" calcext:value-type="float">
            <text:p>-1.48219214679557E-1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53836282292958" calcext:value-type="float">
            <text:p>0.253836282292958</text:p>
          </table:table-cell>
          <table:table-cell table:formula="of:=[.C49]+[.E50]" office:value-type="float" office:value="0.0000106485480199371" calcext:value-type="float">
            <text:p>1.06485480199371E-05</text:p>
          </table:table-cell>
          <table:table-cell table:formula="of:=[$Arkusz3.C43]" office:value-type="float" office:value="0.0000322621930060603" calcext:value-type="float">
            <text:p>3.23E-05</text:p>
          </table:table-cell>
          <table:table-cell table:formula="of:=[$Arkusz3.E42]" office:value-type="float" office:value="-0.0000002581930060635" calcext:value-type="float">
            <text:p>-2.581930060635E-07</text:p>
          </table:table-cell>
          <table:table-cell table:formula="of:=((1/2)*[.C50]*[.C50]+((1/3)*[.E51]+[.C50])*(1/2)*[.E51])/([.C50]+(1/2)*[.E51])" office:value-type="float" office:value="0.00000538278273620201" calcext:value-type="float">
            <text:p>5.38278273620201E-06</text:p>
          </table:table-cell>
          <table:table-cell table:formula="of:=(((1/2)*([.B51]-[.B50])+[.B50])*[.C50]+((2/3)*([.B51]-[.B50])+[.B50])*(1/2)*[.E51])/([.C50]+(1/2)*[.E51])" office:value-type="float" office:value="0.266039625720425" calcext:value-type="float">
            <text:p>0.266039625720425</text:p>
          </table:table-cell>
          <table:table-cell table:formula="of:=(((1/2)*([.D50]-[.C51])+[.C50]+[.E51])*([.D50]-[.C51])+((2/3)*[.E51]+[.C50])*(1/2)*[.E51])/([.D50]-[.C51]+(1/2)*[.E51])" office:value-type="float" office:value="0.0000215135633644288" calcext:value-type="float">
            <text:p>2.15135633644288E-05</text:p>
          </table:table-cell>
          <table:table-cell table:formula="of:=(((1/2)*([.B51]-[.B50])+[.B50])*([.D50]-[.C51])+((1/3)*([.B51]-[.B50])+[.B50])*(1/2)*[.E51])/([.D50]-[.C51]+(1/2)*[.E51])" office:value-type="float" office:value="0.265973742749574" calcext:value-type="float">
            <text:p>0.265973742749574</text:p>
          </table:table-cell>
          <table:table-cell table:formula="of:=DEGREES(ATAN(([.G50]-[.I50])/([.H50]-[.F50])))" office:value-type="float" office:value="76.2423527358104" calcext:value-type="float">
            <text:p>76.2423527358104</text:p>
          </table:table-cell>
          <table:table-cell table:formula="of:=DEGREES(ATAN(([.C51]-[.C50])/([.B51]-[.B50])))" office:value-type="float" office:value="0.000549407315738644" calcext:value-type="float">
            <text:p>0.000549407315739</text:p>
          </table:table-cell>
          <table:table-cell table:formula="of:=[.J50]-[.K50]" office:value-type="float" office:value="76.2418033284947" calcext:value-type="float">
            <text:p>76.2418033284947</text:p>
          </table:table-cell>
          <table:table-cell table:formula="of:=ABS([.L50])" office:value-type="float" office:value="76.2418033284947" calcext:value-type="float">
            <text:p>76.2418033284947</text:p>
          </table:table-cell>
          <table:table-cell table:formula="of:=[.E51]/([.B51]-[.B50])" office:value-type="float" office:value="0.0000095889665944773" calcext:value-type="float">
            <text:p>9.5889665944773E-06</text:p>
          </table:table-cell>
          <table:table-cell table:formula="of:=[.C51]-[.N50]*[.B51]" office:value-type="float" office:value="0.00000821452038856362" calcext:value-type="float">
            <text:p>8.21452038856362E-06</text:p>
          </table:table-cell>
          <table:table-cell table:formula="of:=([.F50]-[.H50])/([.G50]-[.I50])" office:value-type="float" office:value="-0.244839909612352" calcext:value-type="float">
            <text:p>-0.244839909612352</text:p>
          </table:table-cell>
          <table:table-cell table:formula="of:=[.F50]-[.P50]*[.G50]" office:value-type="float" office:value="0.065142500697429" calcext:value-type="float">
            <text:p>0.065142500697429</text:p>
          </table:table-cell>
          <table:table-cell table:formula="of:=([.Q50]-[.O50])/([.N50]-[.P50])" office:value-type="float" office:value="0.266017641674031" calcext:value-type="float">
            <text:p>0.266017641674031</text:p>
          </table:table-cell>
          <table:table-cell table:formula="of:=[.N50]*[.R50]+[.O50]" office:value-type="float" office:value="0.0000107653546681175" calcext:value-type="float">
            <text:p>1.07653546681175E-05</text:p>
          </table:table-cell>
          <table:table-cell table:formula="of:=SQRT(([.B51]-[.R50])^2+([.C51]-[.S50])^2)*SQRT(([.F50]-[.S50])^2+([.G50]-[.R50])^2)" office:value-type="float" office:value="0.000000274713431218799" calcext:value-type="float">
            <text:p>2.74713431218799E-07</text:p>
          </table:table-cell>
          <table:table-cell table:formula="of:=(-([.B51]-[.R50])*([.F50]-[.S50])+([.C51]-[.S50])*([.G50]-[.R50]))/[.T50]" office:value-type="float" office:value="0.23782484902723" calcext:value-type="float">
            <text:p>0.23782484902723</text:p>
          </table:table-cell>
          <table:table-cell table:formula="of:=DEGREES(ACOS([.U50]))" office:value-type="float" office:value="76.2418033284707" calcext:value-type="float">
            <text:p>76.2418033284707</text:p>
          </table:table-cell>
          <table:table-cell table:number-columns-repeated="6"/>
          <table:table-cell table:formula="of:=[.M50]-DEGREES(ACOS([.U50]))" office:value-type="float" office:value="0.0000000000239595010498306" calcext:value-type="float">
            <text:p>2.39595010498306E-1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78155170440697" calcext:value-type="float">
            <text:p>0.278155170440697</text:p>
          </table:table-cell>
          <table:table-cell table:formula="of:=[.C50]+[.E51]" office:value-type="float" office:value="0.0000108817410260006" calcext:value-type="float">
            <text:p>1.08817410260006E-05</text:p>
          </table:table-cell>
          <table:table-cell table:formula="of:=[$Arkusz3.C44]" office:value-type="float" office:value="0.0000322621930060606" calcext:value-type="float">
            <text:p>3.23E-05</text:p>
          </table:table-cell>
          <table:table-cell table:formula="of:=[$Arkusz3.E43]" office:value-type="float" office:value="0.000000233193006063499" calcext:value-type="float">
            <text:p>2.33193006063499E-07</text:p>
          </table:table-cell>
          <table:table-cell table:number-columns-repeated="8"/>
          <table:table-cell table:style-name="Default" table:number-columns-repeated="6"/>
          <table:table-cell table:number-columns-repeated="11"/>
        </table:table-row>
      </table:table>
      <table:table table:name="Arkusz1_2" table:style-name="ta1">
        <table:shapes>
          <draw:frame draw:z-index="0" draw:style-name="gr1" draw:text-style-name="P1" svg:width="8.4441in" svg:height="4.7496in" svg:x="9.6728in" svg:y="3.6484in">
            <draw:object draw:notify-on-update-of-ranges="Arkusz1_2.B8:Arkusz1_2.B50 Arkusz1_2.C8:Arkusz1_2.C50 Arkusz1_2.B8:Arkusz1_2.B50 Arkusz1_2.D8:Arkusz1_2.D50 Arkusz1_2.B8:Arkusz1_2.B50 Arkusz1_2.Y8:Arkusz1_2.Y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0"/>
        <table:table-column table:style-name="co1" table:number-columns-repeated="6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table:formula="of:=([.B2]*((1/2)*[.C2]+(1/3)*[.E2]))/([.C2]+(1/2)*[.E2])" office:value-type="float" office:value="5.07936507936508" calcext:value-type="float">
            <text:p>5.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.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.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.57460317460317</text:p>
          </table:table-cell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Δy – zmienna niezależna, od niego zależą kolejne Y1</text:p>
          </table:table-cell>
          <table:table-cell/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Y2 – stałe</text:p>
          </table:table-cell>
          <table:table-cell office:value-type="string" calcext:value-type="string">
            <text:p>Y1 dla X=0 też parametrem wejściowym jest</text:p>
          </table:table-cell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/>
          <table:table-cell table:style-name="Default"/>
          <table:table-cell table:number-columns-repeated="9"/>
          <table:table-cell table:style-name="ce4" office:value-type="string" calcext:value-type="string" table:number-columns-spanned="3" table:number-rows-spanned="1">
            <text:p>Nowe funkcje</text:p>
          </table:table-cell>
          <table:covered-table-cell table:number-columns-repeated="2"/>
          <table:table-cell table:style-name="Default" office:value-type="string" calcext:value-type="string">
            <text:p>Nieortogonalność</text:p>
          </table:table-cell>
          <table:table-cell table:style-name="Default"/>
          <table:table-cell table:style-name="ce6" office:value-type="string" calcext:value-type="string" table:number-columns-spanned="8" table:number-rows-spanned="1">
            <text:p>Do sprawdzenia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table:style-name="Default"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środek x</text:p>
          </table:table-cell>
          <table:table-cell office:value-type="string" calcext:value-type="string">
            <text:p>środek y</text:p>
          </table:table-cell>
          <table:table-cell office:value-type="string" calcext:value-type="string">
            <text:p>normalizacja</text:p>
          </table:table-cell>
          <table:table-cell office:value-type="string" calcext:value-type="string">
            <text:p>cos(beta)</text:p>
          </table:table-cell>
          <table:table-cell office:value-type="string" calcext:value-type="string">
            <text:p>Kąt</text:p>
          </table:table-cell>
          <table:table-cell table:style-name="ce7" office:value-type="string" calcext:value-type="string">
            <text:p>cos(alpha)</text:p>
          </table:table-cell>
          <table:table-cell table:style-name="ce7" office:value-type="string" calcext:value-type="string">
            <text:p>Kąt</text:p>
          </table:table-cell>
          <table:table-cell table:style-name="ce8" office:value-type="string" calcext:value-type="string">
            <text:p>Normalizacja</text:p>
          </table:table-cell>
          <table:table-cell table:style-name="ce7" office:value-type="string" calcext:value-type="string">
            <text:p>cos (beta)-Fluent(nieorto)</text:p>
          </table:table-cell>
          <table:table-cell table:style-name="ce7"/>
          <table:table-cell office:value-type="string" calcext:value-type="string">
            <text:p>cos z iloczynu skalarnego</text:p>
          </table:table-cell>
          <table:table-cell office:value-type="string" calcext:value-type="string">
            <text:p>cos z iloczynu wektoroweg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[$Arkusz3.B1]" office:value-type="float" office:value="0.0000160643705129985" calcext:value-type="float">
            <text:p>1.61E-05</text:p>
          </table:table-cell>
          <table:table-cell table:formula="of:=[$Arkusz3.C1]" office:value-type="float" office:value="0.000032262193006057" calcext:value-type="float">
            <text:p>3.23E-05</text:p>
          </table:table-cell>
          <table:table-cell/>
          <table:table-cell table:formula="of:=((1/2)*[.C8]*[.C8]+((1/3)*[.E9]+[.C8])*(1/2)*[.E9])/([.C8]+(1/2)*[.E9])" office:value-type="float" office:value="0.00000795742089258658" calcext:value-type="float">
            <text:p>7.95742089258658E-06</text:p>
          </table:table-cell>
          <table:table-cell table:formula="of:=(((1/2)*([.B9]-[.B8])+[.B8])*[.C8]+((2/3)*([.B9]-[.B8])+[.B8])*(1/2)*[.E9])/([.C8]+(1/2)*[.E9])" office:value-type="float" office:value="0.000498429092751125" calcext:value-type="float">
            <text:p>0.000498429092751</text:p>
          </table:table-cell>
          <table:table-cell table:formula="of:=(((1/2)*([.D8]-[.C9])+[.C8]+[.E9])*([.D8]-[.C9])+((2/3)*[.E9]+[.C8])*(1/2)*[.E9])/([.D8]-[.C9]+(1/2)*[.E9])" office:value-type="float" office:value="0.0000240880523711794" calcext:value-type="float">
            <text:p>2.40880523711794E-05</text:p>
          </table:table-cell>
          <table:table-cell table:formula="of:=(((1/2)*([.B9]-[.B8])+[.B8])*([.D8]-[.C9])+((1/3)*([.B9]-[.B8])+[.B8])*(1/2)*[.E9])/([.D8]-[.C9]+(1/2)*[.E9])" office:value-type="float" office:value="0.00050152925565533" calcext:value-type="float">
            <text:p>0.000501529255655</text:p>
          </table:table-cell>
          <table:table-cell table:formula="of:=DEGREES(ATAN(([.G8]-[.I8])/([.H8]-[.F8])))" office:value-type="float" office:value="-10.8790818137288" calcext:value-type="float">
            <text:p>-10.8790818137288</text:p>
          </table:table-cell>
          <table:table-cell table:formula="of:=DEGREES(ATAN(([.C9]-[.C8])/([.B9]-[.B8])))" office:value-type="float" office:value="-0.0171887333382631" calcext:value-type="float">
            <text:p>-0.017188733338263</text:p>
          </table:table-cell>
          <table:table-cell table:formula="of:=[.J8]-[.K8]" office:value-type="float" office:value="-10.8618930803905" calcext:value-type="float">
            <text:p>-10.8618930803905</text:p>
          </table:table-cell>
          <table:table-cell table:formula="of:=ABS([.L8])" office:value-type="float" office:value="10.8618930803905" calcext:value-type="float">
            <text:p>10.8618930803905</text:p>
          </table:table-cell>
          <table:table-cell table:formula="of:=[.B8]+0.5*([.B9]-[.B8])" office:value-type="float" office:value="0.00049999999999999" calcext:value-type="float">
            <text:p>0.0005</text:p>
          </table:table-cell>
          <table:table-cell table:formula="of:=[.C8]+0.5*([.C9]-[.C8])" office:value-type="float" office:value="0.0000159143705129985" calcext:value-type="float">
            <text:p>1.59143705129985E-05</text:p>
          </table:table-cell>
          <table:table-cell table:formula="of:=SQRT(([.B9]-[.N8])^2+([.C9]-[.O8])^2)*SQRT(([.F8]-[.O8])^2+([.G8]-[.N8])^2)" office:value-type="float" office:value="0.00000000405526826383225" calcext:value-type="float">
            <text:p>4.05526826383225E-09</text:p>
          </table:table-cell>
          <table:table-cell table:formula="of:=(-([.B9]-[.N8])*([.F8]-[.O8])+([.C9]-[.O8])*([.G8]-[.N8]))/[.P8]" office:value-type="float" office:value="0.98112139257917" calcext:value-type="float">
            <text:p>0.98112139257917</text:p>
          </table:table-cell>
          <table:table-cell table:formula="of:=DEGREES(ACOS([.Q8]))" office:value-type="float" office:value="11.1508564420626" calcext:value-type="float">
            <text:p>11.1508564420626</text:p>
          </table:table-cell>
          <table:table-cell table:style-name="ce7" table:formula="of:=(([.B9]-[.N8])*([.G8]-[.N8])+([.C9]-[.O8])*([.F8]-[.O8]))/[.U8]" office:value-type="float" office:value="-0.193392898068958" calcext:value-type="float">
            <text:p>-0.193392898068958</text:p>
          </table:table-cell>
          <table:table-cell table:style-name="ce7" table:formula="of:=DEGREES(ACOS([.S8]))" office:value-type="float" office:value="101.150856442063" calcext:value-type="float">
            <text:p>101.150856442063</text:p>
          </table:table-cell>
          <table:table-cell table:style-name="ce9" table:formula="of:=SQRT(([.B9]-[.N8])^2+([.C9]-[.O8])^2)*SQRT(([.F8]-[.O8])^2+([.G8]-[.N8])^2)" office:value-type="float" office:value="0.00000000405526826383225" calcext:value-type="float">
            <text:p>.000000004055268</text:p>
          </table:table-cell>
          <table:table-cell table:style-name="ce7" table:formula="of:=SQRT(1-[.S8]^2)" office:value-type="float" office:value="0.98112139257917" calcext:value-type="float">
            <text:p>0.98112139257917</text:p>
          </table:table-cell>
          <table:table-cell table:style-name="ce7" table:formula="of:=DEGREES(ACOS([.V8]))" office:value-type="float" office:value="11.1508564420626" calcext:value-type="float">
            <text:p>11.1508564420626</text:p>
          </table:table-cell>
          <table:table-cell table:formula="of:=[.M8]-[.W8]" office:value-type="float" office:value="-0.288963361672108" calcext:value-type="float">
            <text:p>-0.288963361672108</text:p>
          </table:table-cell>
          <table:table-cell table:formula="of:=[.M8]-DEGREES(ACOS([.Q8]))" office:value-type="float" office:value="-0.28896336167206" calcext:value-type="float">
            <text:p>-0.288963361672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99999999999998" calcext:value-type="float">
            <text:p>0.001</text:p>
          </table:table-cell>
          <table:table-cell table:formula="of:=[.C8]+[.E9]" office:value-type="float" office:value="0.0000157643705129985" calcext:value-type="float">
            <text:p>1.57643705129985E-05</text:p>
          </table:table-cell>
          <table:table-cell table:formula="of:=[$Arkusz3.C2]" office:value-type="float" office:value="0.000032262193006057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9]*[.C9]+((1/3)*[.E10]+[.C9])*(1/2)*[.E10])/([.C9]+(1/2)*[.E10])" office:value-type="float" office:value="0.00000795742089258658" calcext:value-type="float">
            <text:p>7.95742089258658E-06</text:p>
          </table:table-cell>
          <table:table-cell table:formula="of:=(((1/2)*([.B10]-[.B9])+[.B9])*[.C9]+((2/3)*([.B10]-[.B9])+[.B9])*(1/2)*[.E10])/([.C9]+(1/2)*[.E10])" office:value-type="float" office:value="0.00150576505737793" calcext:value-type="float">
            <text:p>0.001505765057378</text:p>
          </table:table-cell>
          <table:table-cell table:formula="of:=(((1/2)*([.D9]-[.C10])+[.C9]+[.E10])*([.D9]-[.C10])+((2/3)*[.E10]+[.C9])*(1/2)*[.E10])/([.D9]-[.C10]+(1/2)*[.E10])" office:value-type="float" office:value="0.0000240880523711794" calcext:value-type="float">
            <text:p>2.40880523711794E-05</text:p>
          </table:table-cell>
          <table:table-cell table:formula="of:=(((1/2)*([.B10]-[.B9])+[.B9])*([.D9]-[.C10])+((1/3)*([.B10]-[.B9])+[.B9])*(1/2)*[.E10])/([.D9]-[.C10]+(1/2)*[.E10])" office:value-type="float" office:value="0.00150263897082374" calcext:value-type="float">
            <text:p>0.001502638970824</text:p>
          </table:table-cell>
          <table:table-cell table:formula="of:=DEGREES(ATAN(([.G9]-[.I9])/([.H9]-[.F9])))" office:value-type="float" office:value="10.9678556899551" calcext:value-type="float">
            <text:p>10.9678556899551</text:p>
          </table:table-cell>
          <table:table-cell table:formula="of:=DEGREES(ATAN(([.C10]-[.C9])/([.B10]-[.B9])))" office:value-type="float" office:value="0.017046192601559" calcext:value-type="float">
            <text:p>0.017046192601559</text:p>
          </table:table-cell>
          <table:table-cell table:formula="of:=[.J9]-[.K9]" office:value-type="float" office:value="10.9508094973536" calcext:value-type="float">
            <text:p>10.9508094973536</text:p>
          </table:table-cell>
          <table:table-cell table:formula="of:=ABS([.L9])" office:value-type="float" office:value="10.9508094973536" calcext:value-type="float">
            <text:p>10.9508094973536</text:p>
          </table:table-cell>
          <table:table-cell table:formula="of:=[.B9]+0.5*([.B10]-[.B9])" office:value-type="float" office:value="0.00150418101415817" calcext:value-type="float">
            <text:p>0.001504181014158</text:p>
          </table:table-cell>
          <table:table-cell table:formula="of:=[.C9]+0.5*([.C10]-[.C9])" office:value-type="float" office:value="0.0000159143705129985" calcext:value-type="float">
            <text:p>1.59143705129985E-05</text:p>
          </table:table-cell>
          <table:table-cell table:formula="of:=SQRT(([.B10]-[.N9])^2+([.C10]-[.O9])^2)*SQRT(([.F9]-[.O9])^2+([.G9]-[.N9])^2)" office:value-type="float" office:value="0.0000000040904664618766" calcext:value-type="float">
            <text:p>4.0904664618766E-09</text:p>
          </table:table-cell>
          <table:table-cell table:formula="of:=(-([.B10]-[.N9])*([.F9]-[.O9])+([.C10]-[.O9])*([.G9]-[.N9]))/[.P9]" office:value-type="float" office:value="0.980812475325193" calcext:value-type="float">
            <text:p>0.980812475325193</text:p>
          </table:table-cell>
          <table:table-cell table:formula="of:=DEGREES(ACOS([.Q9]))" office:value-type="float" office:value="11.2420103642404" calcext:value-type="float">
            <text:p>11.2420103642404</text:p>
          </table:table-cell>
          <table:table-cell table:style-name="ce7" table:formula="of:=(([.B10]-[.N9])*([.G9]-[.N9])+([.C10]-[.O9])*([.F9]-[.O9]))/[.U9]" office:value-type="float" office:value="0.194953554074985" calcext:value-type="float">
            <text:p>0.194953554074985</text:p>
          </table:table-cell>
          <table:table-cell table:style-name="ce7" table:formula="of:=DEGREES(ACOS([.S9]))" office:value-type="float" office:value="78.7579896357595" calcext:value-type="float">
            <text:p>78.7579896357595</text:p>
          </table:table-cell>
          <table:table-cell table:style-name="ce9" table:formula="of:=SQRT(([.B10]-[.N9])^2+([.C10]-[.O9])^2)*SQRT(([.F9]-[.O9])^2+([.G9]-[.N9])^2)" office:value-type="float" office:value="0.0000000040904664618766" calcext:value-type="float">
            <text:p>.000000004090466</text:p>
          </table:table-cell>
          <table:table-cell table:style-name="ce7" table:formula="of:=SQRT(1-[.S9]^2)" office:value-type="float" office:value="0.980812475325193" calcext:value-type="float">
            <text:p>0.980812475325193</text:p>
          </table:table-cell>
          <table:table-cell table:style-name="ce7" table:formula="of:=DEGREES(ACOS([.V9]))" office:value-type="float" office:value="11.2420103642405" calcext:value-type="float">
            <text:p>11.2420103642405</text:p>
          </table:table-cell>
          <table:table-cell table:formula="of:=[.M9]-[.W9]" office:value-type="float" office:value="-0.29120086688695" calcext:value-type="float">
            <text:p>-0.29120086688695</text:p>
          </table:table-cell>
          <table:table-cell table:formula="of:=[.M9]-DEGREES(ACOS([.Q9]))" office:value-type="float" office:value="-0.291200866886809" calcext:value-type="float">
            <text:p>-0.2912008668868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00836202831636" calcext:value-type="float">
            <text:p>0.002008362028316</text:p>
          </table:table-cell>
          <table:table-cell table:formula="of:=[.C9]+[.E10]" office:value-type="float" office:value="0.0000160643705129985" calcext:value-type="float">
            <text:p>1.60643705129985E-05</text:p>
          </table:table-cell>
          <table:table-cell table:formula="of:=[$Arkusz3.C3]" office:value-type="float" office:value="0.0000322621930060571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10]*[.C10]+((1/3)*[.E11]+[.C10])*(1/2)*[.E11])/([.C10]+(1/2)*[.E11])" office:value-type="float" office:value="0.00000795742089258658" calcext:value-type="float">
            <text:p>7.95742089258658E-06</text:p>
          </table:table-cell>
          <table:table-cell table:formula="of:=(((1/2)*([.B11]-[.B10])+[.B10])*[.C10]+((2/3)*([.B11]-[.B10])+[.B10])*(1/2)*[.E11])/([.C10]+(1/2)*[.E11])" office:value-type="float" office:value="0.00251932960754473" calcext:value-type="float">
            <text:p>0.002519329607545</text:p>
          </table:table-cell>
          <table:table-cell table:formula="of:=(((1/2)*([.D10]-[.C11])+[.C10]+[.E11])*([.D10]-[.C11])+((2/3)*[.E11]+[.C10])*(1/2)*[.E11])/([.D10]-[.C11]+(1/2)*[.E11])" office:value-type="float" office:value="0.0000240880523711795" calcext:value-type="float">
            <text:p>2.40880523711795E-05</text:p>
          </table:table-cell>
          <table:table-cell table:formula="of:=(((1/2)*([.B11]-[.B10])+[.B10])*([.D10]-[.C11])+((1/3)*([.B11]-[.B10])+[.B10])*(1/2)*[.E11])/([.D10]-[.C11]+(1/2)*[.E11])" office:value-type="float" office:value="0.0025225077581732" calcext:value-type="float">
            <text:p>0.002522507758173</text:p>
          </table:table-cell>
          <table:table-cell table:formula="of:=DEGREES(ATAN(([.G10]-[.I10])/([.H10]-[.F10])))" office:value-type="float" office:value="-11.1459844326938" calcext:value-type="float">
            <text:p>-11.1459844326938</text:p>
          </table:table-cell>
          <table:table-cell table:formula="of:=DEGREES(ATAN(([.C11]-[.C10])/([.B11]-[.B10])))" office:value-type="float" office:value="-0.016766943978576" calcext:value-type="float">
            <text:p>-0.016766943978576</text:p>
          </table:table-cell>
          <table:table-cell table:formula="of:=[.J10]-[.K10]" office:value-type="float" office:value="-11.1292174887152" calcext:value-type="float">
            <text:p>-11.1292174887152</text:p>
          </table:table-cell>
          <table:table-cell table:formula="of:=ABS([.L10])" office:value-type="float" office:value="11.1292174887152" calcext:value-type="float">
            <text:p>11.1292174887152</text:p>
          </table:table-cell>
          <table:table-cell table:formula="of:=[.B10]+0.5*([.B11]-[.B10])" office:value-type="float" office:value="0.00252094003254965" calcext:value-type="float">
            <text:p>0.00252094003255</text:p>
          </table:table-cell>
          <table:table-cell table:formula="of:=[.C10]+0.5*([.C11]-[.C10])" office:value-type="float" office:value="0.0000159143705129985" calcext:value-type="float">
            <text:p>1.59143705129985E-05</text:p>
          </table:table-cell>
          <table:table-cell table:formula="of:=SQRT(([.B11]-[.N10])^2+([.C11]-[.O10])^2)*SQRT(([.F10]-[.O10])^2+([.G10]-[.N10])^2)" office:value-type="float" office:value="0.00000000416125338425797" calcext:value-type="float">
            <text:p>4.16125338425797E-09</text:p>
          </table:table-cell>
          <table:table-cell table:formula="of:=(-([.B11]-[.N10])*([.F10]-[.O10])+([.C11]-[.O10])*([.G10]-[.N10]))/[.P10]" office:value-type="float" office:value="0.980185185405047" calcext:value-type="float">
            <text:p>0.980185185405047</text:p>
          </table:table-cell>
          <table:table-cell table:formula="of:=DEGREES(ACOS([.Q10]))" office:value-type="float" office:value="11.4248992312108" calcext:value-type="float">
            <text:p>11.4248992312108</text:p>
          </table:table-cell>
          <table:table-cell table:style-name="ce7" table:formula="of:=(([.B11]-[.N10])*([.G10]-[.N10])+([.C11]-[.O10])*([.F10]-[.O10]))/[.U10]" office:value-type="float" office:value="-0.198083321641359" calcext:value-type="float">
            <text:p>-0.198083321641359</text:p>
          </table:table-cell>
          <table:table-cell table:style-name="ce7" table:formula="of:=DEGREES(ACOS([.S10]))" office:value-type="float" office:value="101.424899231211" calcext:value-type="float">
            <text:p>101.424899231211</text:p>
          </table:table-cell>
          <table:table-cell table:style-name="ce9" table:formula="of:=SQRT(([.B11]-[.N10])^2+([.C11]-[.O10])^2)*SQRT(([.F10]-[.O10])^2+([.G10]-[.N10])^2)" office:value-type="float" office:value="0.00000000416125338425797" calcext:value-type="float">
            <text:p>.000000004161253</text:p>
          </table:table-cell>
          <table:table-cell table:style-name="ce7" table:formula="of:=SQRT(1-[.S10]^2)" office:value-type="float" office:value="0.980185185405047" calcext:value-type="float">
            <text:p>0.980185185405047</text:p>
          </table:table-cell>
          <table:table-cell table:style-name="ce7" table:formula="of:=DEGREES(ACOS([.V10]))" office:value-type="float" office:value="11.4248992312108" calcext:value-type="float">
            <text:p>11.4248992312108</text:p>
          </table:table-cell>
          <table:table-cell table:formula="of:=[.M10]-[.W10]" office:value-type="float" office:value="-0.295681742495567" calcext:value-type="float">
            <text:p>-0.295681742495567</text:p>
          </table:table-cell>
          <table:table-cell table:formula="of:=[.M10]-DEGREES(ACOS([.Q10]))" office:value-type="float" office:value="-0.295681742495537" calcext:value-type="float">
            <text:p>-0.2956817424955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03351803678293" calcext:value-type="float">
            <text:p>0.003033518036783</text:p>
          </table:table-cell>
          <table:table-cell table:formula="of:=[.C10]+[.E11]" office:value-type="float" office:value="0.0000157643705129985" calcext:value-type="float">
            <text:p>1.57643705129985E-05</text:p>
          </table:table-cell>
          <table:table-cell table:formula="of:=[$Arkusz3.C4]" office:value-type="float" office:value="0.0000322621930060571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11]*[.C11]+((1/3)*[.E12]+[.C11])*(1/2)*[.E12])/([.C11]+(1/2)*[.E12])" office:value-type="float" office:value="0.00000795742089258658" calcext:value-type="float">
            <text:p>7.95742089258658E-06</text:p>
          </table:table-cell>
          <table:table-cell table:formula="of:=(((1/2)*([.B12]-[.B11])+[.B11])*[.C11]+((2/3)*([.B12]-[.B11])+[.B11])*(1/2)*[.E12])/([.C11]+(1/2)*[.E12])" office:value-type="float" office:value="0.00356042949608667" calcext:value-type="float">
            <text:p>0.003560429496087</text:p>
          </table:table-cell>
          <table:table-cell table:formula="of:=(((1/2)*([.D11]-[.C12])+[.C11]+[.E12])*([.D11]-[.C12])+((2/3)*[.E12]+[.C11])*(1/2)*[.E12])/([.D11]-[.C12]+(1/2)*[.E12])" office:value-type="float" office:value="0.0000240880523711795" calcext:value-type="float">
            <text:p>2.40880523711795E-05</text:p>
          </table:table-cell>
          <table:table-cell table:formula="of:=(((1/2)*([.B12]-[.B11])+[.B11])*([.D11]-[.C12])+((1/3)*([.B12]-[.B11])+[.B11])*(1/2)*[.E12])/([.D11]-[.C12]+(1/2)*[.E12])" office:value-type="float" office:value="0.00355717270559837" calcext:value-type="float">
            <text:p>0.003557172705598</text:p>
          </table:table-cell>
          <table:table-cell table:formula="of:=DEGREES(ATAN(([.G11]-[.I11])/([.H11]-[.F11])))" office:value-type="float" office:value="11.4146236879912" calcext:value-type="float">
            <text:p>11.4146236879912</text:p>
          </table:table-cell>
          <table:table-cell table:formula="of:=DEGREES(ATAN(([.C12]-[.C11])/([.B12]-[.B11])))" office:value-type="float" office:value="0.0163620821809471" calcext:value-type="float">
            <text:p>0.016362082180947</text:p>
          </table:table-cell>
          <table:table-cell table:formula="of:=[.J11]-[.K11]" office:value-type="float" office:value="11.3982616058102" calcext:value-type="float">
            <text:p>11.3982616058102</text:p>
          </table:table-cell>
          <table:table-cell table:formula="of:=ABS([.L11])" office:value-type="float" office:value="11.3982616058102" calcext:value-type="float">
            <text:p>11.3982616058102</text:p>
          </table:table-cell>
          <table:table-cell table:formula="of:=[.B11]+0.5*([.B12]-[.B11])" office:value-type="float" office:value="0.0035587792228771" calcext:value-type="float">
            <text:p>0.003558779222877</text:p>
          </table:table-cell>
          <table:table-cell table:formula="of:=[.C11]+0.5*([.C12]-[.C11])" office:value-type="float" office:value="0.0000159143705129985" calcext:value-type="float">
            <text:p>1.59143705129985E-05</text:p>
          </table:table-cell>
          <table:table-cell table:formula="of:=SQRT(([.B12]-[.N11])^2+([.C12]-[.O11])^2)*SQRT(([.F11]-[.O11])^2+([.G11]-[.N11])^2)" office:value-type="float" office:value="0.00000000426842036575108" calcext:value-type="float">
            <text:p>4.26842036575108E-09</text:p>
          </table:table-cell>
          <table:table-cell table:formula="of:=(-([.B12]-[.N11])*([.F11]-[.O11])+([.C12]-[.O11])*([.G11]-[.N11]))/[.P11]" office:value-type="float" office:value="0.979220408989658" calcext:value-type="float">
            <text:p>0.979220408989658</text:p>
          </table:table-cell>
          <table:table-cell table:formula="of:=DEGREES(ACOS([.Q11]))" office:value-type="float" office:value="11.7006785407788" calcext:value-type="float">
            <text:p>11.7006785407788</text:p>
          </table:table-cell>
          <table:table-cell table:style-name="ce7" table:formula="of:=(([.B12]-[.N11])*([.G11]-[.N11])+([.C12]-[.O11])*([.F11]-[.O11]))/[.U11]" office:value-type="float" office:value="0.2027988920535" calcext:value-type="float">
            <text:p>0.2027988920535</text:p>
          </table:table-cell>
          <table:table-cell table:style-name="ce7" table:formula="of:=DEGREES(ACOS([.S11]))" office:value-type="float" office:value="78.2993214592212" calcext:value-type="float">
            <text:p>78.2993214592212</text:p>
          </table:table-cell>
          <table:table-cell table:style-name="ce9" table:formula="of:=SQRT(([.B12]-[.N11])^2+([.C12]-[.O11])^2)*SQRT(([.F11]-[.O11])^2+([.G11]-[.N11])^2)" office:value-type="float" office:value="0.00000000426842036575108" calcext:value-type="float">
            <text:p>.000000004268420</text:p>
          </table:table-cell>
          <table:table-cell table:style-name="ce7" table:formula="of:=SQRT(1-[.S11]^2)" office:value-type="float" office:value="0.979220408989658" calcext:value-type="float">
            <text:p>0.979220408989658</text:p>
          </table:table-cell>
          <table:table-cell table:style-name="ce7" table:formula="of:=DEGREES(ACOS([.V11]))" office:value-type="float" office:value="11.7006785407788" calcext:value-type="float">
            <text:p>11.7006785407788</text:p>
          </table:table-cell>
          <table:table-cell table:formula="of:=[.M11]-[.W11]" office:value-type="float" office:value="-0.302416934968559" calcext:value-type="float">
            <text:p>-0.302416934968559</text:p>
          </table:table-cell>
          <table:table-cell table:formula="of:=[.M11]-DEGREES(ACOS([.Q11]))" office:value-type="float" office:value="-0.30241693496852" calcext:value-type="float">
            <text:p>-0.302416934968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08404040897127" calcext:value-type="float">
            <text:p>0.004084040408971</text:p>
          </table:table-cell>
          <table:table-cell table:formula="of:=[.C11]+[.E12]" office:value-type="float" office:value="0.0000160643705129985" calcext:value-type="float">
            <text:p>1.60643705129985E-05</text:p>
          </table:table-cell>
          <table:table-cell table:formula="of:=[$Arkusz3.C5]" office:value-type="float" office:value="0.0000322621930060571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12]*[.C12]+((1/3)*[.E13]+[.C12])*(1/2)*[.E13])/([.C12]+(1/2)*[.E13])" office:value-type="float" office:value="0.00000795742089258658" calcext:value-type="float">
            <text:p>7.95742089258658E-06</text:p>
          </table:table-cell>
          <table:table-cell table:formula="of:=(((1/2)*([.B13]-[.B12])+[.B12])*[.C12]+((2/3)*([.B13]-[.B12])+[.B12])*(1/2)*[.E13])/([.C12]+(1/2)*[.E13])" office:value-type="float" office:value="0.00462467310479235" calcext:value-type="float">
            <text:p>0.004624673104792</text:p>
          </table:table-cell>
          <table:table-cell table:formula="of:=(((1/2)*([.D12]-[.C13])+[.C12]+[.E13])*([.D12]-[.C13])+((2/3)*[.E13]+[.C12])*(1/2)*[.E13])/([.D12]-[.C13]+(1/2)*[.E13])" office:value-type="float" office:value="0.0000240880523711795" calcext:value-type="float">
            <text:p>2.40880523711795E-05</text:p>
          </table:table-cell>
          <table:table-cell table:formula="of:=(((1/2)*([.B13]-[.B12])+[.B12])*([.D12]-[.C13])+((1/3)*([.B13]-[.B12])+[.B12])*(1/2)*[.E13])/([.D12]-[.C13]+(1/2)*[.E13])" office:value-type="float" office:value="0.00462803576851476" calcext:value-type="float">
            <text:p>0.004628035768515</text:p>
          </table:table-cell>
          <table:table-cell table:formula="of:=DEGREES(ATAN(([.G12]-[.I12])/([.H12]-[.F12])))" office:value-type="float" office:value="-11.7754903904267" calcext:value-type="float">
            <text:p>-11.7754903904267</text:p>
          </table:table-cell>
          <table:table-cell table:formula="of:=DEGREES(ATAN(([.C13]-[.C12])/([.B13]-[.B12])))" office:value-type="float" office:value="-0.0158469231848463" calcext:value-type="float">
            <text:p>-0.015846923184846</text:p>
          </table:table-cell>
          <table:table-cell table:formula="of:=[.J12]-[.K12]" office:value-type="float" office:value="-11.7596434672419" calcext:value-type="float">
            <text:p>-11.7596434672419</text:p>
          </table:table-cell>
          <table:table-cell table:formula="of:=ABS([.L12])" office:value-type="float" office:value="11.7596434672419" calcext:value-type="float">
            <text:p>11.7596434672419</text:p>
          </table:table-cell>
          <table:table-cell table:formula="of:=[.B12]+0.5*([.B13]-[.B12])" office:value-type="float" office:value="0.00462637702583788" calcext:value-type="float">
            <text:p>0.004626377025838</text:p>
          </table:table-cell>
          <table:table-cell table:formula="of:=[.C12]+0.5*([.C13]-[.C12])" office:value-type="float" office:value="0.0000159143705129985" calcext:value-type="float">
            <text:p>1.59143705129985E-05</text:p>
          </table:table-cell>
          <table:table-cell table:formula="of:=SQRT(([.B13]-[.N12])^2+([.C13]-[.O12])^2)*SQRT(([.F12]-[.O12])^2+([.G12]-[.N12])^2)" office:value-type="float" office:value="0.00000000441318067767885" calcext:value-type="float">
            <text:p>4.41318067767885E-09</text:p>
          </table:table-cell>
          <table:table-cell table:formula="of:=(-([.B13]-[.N12])*([.F12]-[.O12])+([.C13]-[.O12])*([.G12]-[.N12]))/[.P12]" office:value-type="float" office:value="0.977888974203266" calcext:value-type="float">
            <text:p>0.977888974203266</text:p>
          </table:table-cell>
          <table:table-cell table:formula="of:=DEGREES(ACOS([.Q12]))" office:value-type="float" office:value="12.0710643287199" calcext:value-type="float">
            <text:p>12.0710643287199</text:p>
          </table:table-cell>
          <table:table-cell table:style-name="ce7" table:formula="of:=(([.B13]-[.N12])*([.G12]-[.N12])+([.C13]-[.O12])*([.F12]-[.O12]))/[.U12]" office:value-type="float" office:value="-0.209124733428844" calcext:value-type="float">
            <text:p>-0.209124733428844</text:p>
          </table:table-cell>
          <table:table-cell table:style-name="ce7" table:formula="of:=DEGREES(ACOS([.S12]))" office:value-type="float" office:value="102.07106432872" calcext:value-type="float">
            <text:p>102.07106432872</text:p>
          </table:table-cell>
          <table:table-cell table:style-name="ce9" table:formula="of:=SQRT(([.B13]-[.N12])^2+([.C13]-[.O12])^2)*SQRT(([.F12]-[.O12])^2+([.G12]-[.N12])^2)" office:value-type="float" office:value="0.00000000441318067767885" calcext:value-type="float">
            <text:p>.000000004413181</text:p>
          </table:table-cell>
          <table:table-cell table:style-name="ce7" table:formula="of:=SQRT(1-[.S12]^2)" office:value-type="float" office:value="0.977888974203266" calcext:value-type="float">
            <text:p>0.977888974203266</text:p>
          </table:table-cell>
          <table:table-cell table:style-name="ce7" table:formula="of:=DEGREES(ACOS([.V12]))" office:value-type="float" office:value="12.0710643287199" calcext:value-type="float">
            <text:p>12.0710643287199</text:p>
          </table:table-cell>
          <table:table-cell table:formula="of:=[.M12]-[.W12]" office:value-type="float" office:value="-0.311420861478039" calcext:value-type="float">
            <text:p>-0.311420861478039</text:p>
          </table:table-cell>
          <table:table-cell table:formula="of:=[.M12]-DEGREES(ACOS([.Q12]))" office:value-type="float" office:value="-0.311420861478013" calcext:value-type="float">
            <text:p>-0.31142086147801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16871364270448" calcext:value-type="float">
            <text:p>0.005168713642704</text:p>
          </table:table-cell>
          <table:table-cell table:formula="of:=[.C12]+[.E13]" office:value-type="float" office:value="0.0000157643705129985" calcext:value-type="float">
            <text:p>1.57643705129985E-05</text:p>
          </table:table-cell>
          <table:table-cell table:formula="of:=[$Arkusz3.C6]" office:value-type="float" office:value="0.0000322621930060571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13]*[.C13]+((1/3)*[.E14]+[.C13])*(1/2)*[.E14])/([.C13]+(1/2)*[.E14])" office:value-type="float" office:value="0.00000795742089258658" calcext:value-type="float">
            <text:p>7.95742089258658E-06</text:p>
          </table:table-cell>
          <table:table-cell table:formula="of:=(((1/2)*([.B14]-[.B13])+[.B13])*[.C13]+((2/3)*([.B14]-[.B13])+[.B13])*(1/2)*[.E14])/([.C13]+(1/2)*[.E14])" office:value-type="float" office:value="0.0057344325416083" calcext:value-type="float">
            <text:p>0.005734432541608</text:p>
          </table:table-cell>
          <table:table-cell table:formula="of:=(((1/2)*([.D13]-[.C14])+[.C13]+[.E14])*([.D13]-[.C14])+((2/3)*[.E14]+[.C13])*(1/2)*[.E14])/([.D13]-[.C14]+(1/2)*[.E14])" office:value-type="float" office:value="0.0000240880523711795" calcext:value-type="float">
            <text:p>2.40880523711795E-05</text:p>
          </table:table-cell>
          <table:table-cell table:formula="of:=(((1/2)*([.B14]-[.B13])+[.B13])*([.D13]-[.C14])+((1/3)*([.B14]-[.B13])+[.B13])*(1/2)*[.E14])/([.D13]-[.C14]+(1/2)*[.E14])" office:value-type="float" office:value="0.00573093588596252" calcext:value-type="float">
            <text:p>0.005730935885963</text:p>
          </table:table-cell>
          <table:table-cell table:formula="of:=DEGREES(ATAN(([.G13]-[.I13])/([.H13]-[.F13])))" office:value-type="float" office:value="12.2308409495883" calcext:value-type="float">
            <text:p>12.2308409495883</text:p>
          </table:table-cell>
          <table:table-cell table:formula="of:=DEGREES(ATAN(([.C14]-[.C13])/([.B14]-[.B13])))" office:value-type="float" office:value="0.0152396687594614" calcext:value-type="float">
            <text:p>0.015239668759461</text:p>
          </table:table-cell>
          <table:table-cell table:formula="of:=[.J13]-[.K13]" office:value-type="float" office:value="12.2156012808288" calcext:value-type="float">
            <text:p>12.2156012808288</text:p>
          </table:table-cell>
          <table:table-cell table:formula="of:=ABS([.L13])" office:value-type="float" office:value="12.2156012808288" calcext:value-type="float">
            <text:p>12.2156012808288</text:p>
          </table:table-cell>
          <table:table-cell table:formula="of:=[.B13]+0.5*([.B14]-[.B13])" office:value-type="float" office:value="0.00573266072449079" calcext:value-type="float">
            <text:p>0.005732660724491</text:p>
          </table:table-cell>
          <table:table-cell table:formula="of:=[.C13]+0.5*([.C14]-[.C13])" office:value-type="float" office:value="0.0000159143705129985" calcext:value-type="float">
            <text:p>1.59143705129985E-05</text:p>
          </table:table-cell>
          <table:table-cell table:formula="of:=SQRT(([.B14]-[.N13])^2+([.C14]-[.O13])^2)*SQRT(([.F13]-[.O13])^2+([.G13]-[.N13])^2)" office:value-type="float" office:value="0.0000000045972026598915" calcext:value-type="float">
            <text:p>4.5972026598915E-09</text:p>
          </table:table-cell>
          <table:table-cell table:formula="of:=(-([.B14]-[.N13])*([.F13]-[.O13])+([.C14]-[.O13])*([.G13]-[.N13]))/[.P13]" office:value-type="float" office:value="0.976151069012365" calcext:value-type="float">
            <text:p>0.976151069012365</text:p>
          </table:table-cell>
          <table:table-cell table:formula="of:=DEGREES(ACOS([.Q13]))" office:value-type="float" office:value="12.5383101692412" calcext:value-type="float">
            <text:p>12.5383101692412</text:p>
          </table:table-cell>
          <table:table-cell table:style-name="ce7" table:formula="of:=(([.B14]-[.N13])*([.G13]-[.N13])+([.C14]-[.O13])*([.F13]-[.O13]))/[.U13]" office:value-type="float" office:value="0.217092354692688" calcext:value-type="float">
            <text:p>0.217092354692688</text:p>
          </table:table-cell>
          <table:table-cell table:style-name="ce7" table:formula="of:=DEGREES(ACOS([.S13]))" office:value-type="float" office:value="77.4616898307588" calcext:value-type="float">
            <text:p>77.4616898307588</text:p>
          </table:table-cell>
          <table:table-cell table:style-name="ce9" table:formula="of:=SQRT(([.B14]-[.N13])^2+([.C14]-[.O13])^2)*SQRT(([.F13]-[.O13])^2+([.G13]-[.N13])^2)" office:value-type="float" office:value="0.0000000045972026598915" calcext:value-type="float">
            <text:p>.000000004597203</text:p>
          </table:table-cell>
          <table:table-cell table:style-name="ce7" table:formula="of:=SQRT(1-[.S13]^2)" office:value-type="float" office:value="0.976151069012365" calcext:value-type="float">
            <text:p>0.976151069012365</text:p>
          </table:table-cell>
          <table:table-cell table:style-name="ce7" table:formula="of:=DEGREES(ACOS([.V13]))" office:value-type="float" office:value="12.5383101692412" calcext:value-type="float">
            <text:p>12.5383101692412</text:p>
          </table:table-cell>
          <table:table-cell table:formula="of:=[.M13]-[.W13]" office:value-type="float" office:value="-0.322708888412407" calcext:value-type="float">
            <text:p>-0.322708888412407</text:p>
          </table:table-cell>
          <table:table-cell table:formula="of:=[.M13]-DEGREES(ACOS([.Q13]))" office:value-type="float" office:value="-0.322708888412428" calcext:value-type="float">
            <text:p>-0.32270888841242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629660780627709" calcext:value-type="float">
            <text:p>0.006296607806277</text:p>
          </table:table-cell>
          <table:table-cell table:formula="of:=[.C13]+[.E14]" office:value-type="float" office:value="0.0000160643705129985" calcext:value-type="float">
            <text:p>1.60643705129985E-05</text:p>
          </table:table-cell>
          <table:table-cell table:formula="of:=[$Arkusz3.C7]" office:value-type="float" office:value="0.0000322621930060571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14]*[.C14]+((1/3)*[.E15]+[.C14])*(1/2)*[.E15])/([.C14]+(1/2)*[.E15])" office:value-type="float" office:value="0.00000795742089258658" calcext:value-type="float">
            <text:p>7.95742089258658E-06</text:p>
          </table:table-cell>
          <table:table-cell table:formula="of:=(((1/2)*([.B15]-[.B14])+[.B14])*[.C14]+((2/3)*([.B15]-[.B14])+[.B14])*(1/2)*[.E15])/([.C14]+(1/2)*[.E15])" office:value-type="float" office:value="0.00688502656527548" calcext:value-type="float">
            <text:p>0.006885026565275</text:p>
          </table:table-cell>
          <table:table-cell table:formula="of:=(((1/2)*([.D14]-[.C15])+[.C14]+[.E15])*([.D14]-[.C15])+((2/3)*[.E15]+[.C14])*(1/2)*[.E15])/([.D14]-[.C15]+(1/2)*[.E15])" office:value-type="float" office:value="0.0000240880523711795" calcext:value-type="float">
            <text:p>2.40880523711795E-05</text:p>
          </table:table-cell>
          <table:table-cell table:formula="of:=(((1/2)*([.B15]-[.B14])+[.B14])*([.D14]-[.C15])+((1/3)*([.B15]-[.B14])+[.B14])*(1/2)*[.E15])/([.D14]-[.C15]+(1/2)*[.E15])" office:value-type="float" office:value="0.00688868645197815" calcext:value-type="float">
            <text:p>0.006888686451978</text:p>
          </table:table-cell>
          <table:table-cell table:formula="of:=DEGREES(ATAN(([.G14]-[.I14])/([.H14]-[.F14])))" office:value-type="float" office:value="-12.7834388307679" calcext:value-type="float">
            <text:p>-12.7834388307679</text:p>
          </table:table-cell>
          <table:table-cell table:formula="of:=DEGREES(ATAN(([.C15]-[.C14])/([.B15]-[.B14])))" office:value-type="float" office:value="-0.0145599791048781" calcext:value-type="float">
            <text:p>-0.014559979104878</text:p>
          </table:table-cell>
          <table:table-cell table:formula="of:=[.J14]-[.K14]" office:value-type="float" office:value="-12.768878851663" calcext:value-type="float">
            <text:p>-12.768878851663</text:p>
          </table:table-cell>
          <table:table-cell table:formula="of:=ABS([.L14])" office:value-type="float" office:value="12.768878851663" calcext:value-type="float">
            <text:p>12.768878851663</text:p>
          </table:table-cell>
          <table:table-cell table:formula="of:=[.B14]+0.5*([.B15]-[.B14])" office:value-type="float" office:value="0.00688688109444989" calcext:value-type="float">
            <text:p>0.00688688109445</text:p>
          </table:table-cell>
          <table:table-cell table:formula="of:=[.C14]+0.5*([.C15]-[.C14])" office:value-type="float" office:value="0.0000159143705129985" calcext:value-type="float">
            <text:p>1.59143705129985E-05</text:p>
          </table:table-cell>
          <table:table-cell table:formula="of:=SQRT(([.B15]-[.N14])^2+([.C15]-[.O14])^2)*SQRT(([.F14]-[.O14])^2+([.G14]-[.N14])^2)" office:value-type="float" office:value="0.00000000482265667072109" calcext:value-type="float">
            <text:p>4.82265667072109E-09</text:p>
          </table:table-cell>
          <table:table-cell table:formula="of:=(-([.B15]-[.N14])*([.F14]-[.O14])+([.C15]-[.O14])*([.G14]-[.N14]))/[.P14]" office:value-type="float" office:value="0.973955501364701" calcext:value-type="float">
            <text:p>0.973955501364701</text:p>
          </table:table-cell>
          <table:table-cell table:formula="of:=DEGREES(ACOS([.Q14]))" office:value-type="float" office:value="13.1051726289006" calcext:value-type="float">
            <text:p>13.1051726289006</text:p>
          </table:table-cell>
          <table:table-cell table:style-name="ce7" table:formula="of:=(([.B15]-[.N14])*([.G14]-[.N14])+([.C15]-[.O14])*([.F14]-[.O14]))/[.U14]" office:value-type="float" office:value="-0.22673923648419" calcext:value-type="float">
            <text:p>-0.22673923648419</text:p>
          </table:table-cell>
          <table:table-cell table:style-name="ce7" table:formula="of:=DEGREES(ACOS([.S14]))" office:value-type="float" office:value="103.105172628901" calcext:value-type="float">
            <text:p>103.105172628901</text:p>
          </table:table-cell>
          <table:table-cell table:style-name="ce9" table:formula="of:=SQRT(([.B15]-[.N14])^2+([.C15]-[.O14])^2)*SQRT(([.F14]-[.O14])^2+([.G14]-[.N14])^2)" office:value-type="float" office:value="0.00000000482265667072109" calcext:value-type="float">
            <text:p>.000000004822657</text:p>
          </table:table-cell>
          <table:table-cell table:style-name="ce7" table:formula="of:=SQRT(1-[.S14]^2)" office:value-type="float" office:value="0.973955501364701" calcext:value-type="float">
            <text:p>0.973955501364701</text:p>
          </table:table-cell>
          <table:table-cell table:style-name="ce7" table:formula="of:=DEGREES(ACOS([.V14]))" office:value-type="float" office:value="13.1051726289006" calcext:value-type="float">
            <text:p>13.1051726289006</text:p>
          </table:table-cell>
          <table:table-cell table:formula="of:=[.M14]-[.W14]" office:value-type="float" office:value="-0.336293777237575" calcext:value-type="float">
            <text:p>-0.336293777237575</text:p>
          </table:table-cell>
          <table:table-cell table:formula="of:=[.M14]-DEGREES(ACOS([.Q14]))" office:value-type="float" office:value="-0.336293777237566" calcext:value-type="float">
            <text:p>-0.33629377723756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47715438262268" calcext:value-type="float">
            <text:p>0.007477154382623</text:p>
          </table:table-cell>
          <table:table-cell table:formula="of:=[.C14]+[.E15]" office:value-type="float" office:value="0.0000157643705129985" calcext:value-type="float">
            <text:p>1.57643705129985E-05</text:p>
          </table:table-cell>
          <table:table-cell table:formula="of:=[$Arkusz3.C8]" office:value-type="float" office:value="0.0000322621930060571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15]*[.C15]+((1/3)*[.E16]+[.C15])*(1/2)*[.E16])/([.C15]+(1/2)*[.E16])" office:value-type="float" office:value="0.00000795742089258658" calcext:value-type="float">
            <text:p>7.95742089258658E-06</text:p>
          </table:table-cell>
          <table:table-cell table:formula="of:=(((1/2)*([.B16]-[.B15])+[.B15])*[.C15]+((2/3)*([.B16]-[.B15])+[.B15])*(1/2)*[.E16])/([.C15]+(1/2)*[.E16])" office:value-type="float" office:value="0.00810064250798884" calcext:value-type="float">
            <text:p>0.008100642507989</text:p>
          </table:table-cell>
          <table:table-cell table:formula="of:=(((1/2)*([.D15]-[.C16])+[.C15]+[.E16])*([.D15]-[.C16])+((2/3)*[.E16]+[.C15])*(1/2)*[.E16])/([.D15]-[.C16]+(1/2)*[.E16])" office:value-type="float" office:value="0.0000240880523711795" calcext:value-type="float">
            <text:p>2.40880523711795E-05</text:p>
          </table:table-cell>
          <table:table-cell table:formula="of:=(((1/2)*([.B16]-[.B15])+[.B15])*([.D15]-[.C16])+((1/3)*([.B16]-[.B15])+[.B15])*(1/2)*[.E16])/([.D15]-[.C16]+(1/2)*[.E16])" office:value-type="float" office:value="0.00809678878615303" calcext:value-type="float">
            <text:p>0.008096788786153</text:p>
          </table:table-cell>
          <table:table-cell table:formula="of:=DEGREES(ATAN(([.G15]-[.I15])/([.H15]-[.F15])))" office:value-type="float" office:value="13.4365085924564" calcext:value-type="float">
            <text:p>13.4365085924564</text:p>
          </table:table-cell>
          <table:table-cell table:formula="of:=DEGREES(ATAN(([.C16]-[.C15])/([.B16]-[.B15])))" office:value-type="float" office:value="0.013827638916344" calcext:value-type="float">
            <text:p>0.013827638916344</text:p>
          </table:table-cell>
          <table:table-cell table:formula="of:=[.J15]-[.K15]" office:value-type="float" office:value="13.42268095354" calcext:value-type="float">
            <text:p>13.42268095354</text:p>
          </table:table-cell>
          <table:table-cell table:formula="of:=ABS([.L15])" office:value-type="float" office:value="13.42268095354" calcext:value-type="float">
            <text:p>13.42268095354</text:p>
          </table:table-cell>
          <table:table-cell table:formula="of:=[.B15]+0.5*([.B16]-[.B15])" office:value-type="float" office:value="0.00809868975913207" calcext:value-type="float">
            <text:p>0.008098689759132</text:p>
          </table:table-cell>
          <table:table-cell table:formula="of:=[.C15]+0.5*([.C16]-[.C15])" office:value-type="float" office:value="0.0000159143705129985" calcext:value-type="float">
            <text:p>1.59143705129985E-05</text:p>
          </table:table-cell>
          <table:table-cell table:formula="of:=SQRT(([.B16]-[.N15])^2+([.C16]-[.O15])^2)*SQRT(([.F15]-[.O15])^2+([.G15]-[.N15])^2)" office:value-type="float" office:value="0.00000000509227841860315" calcext:value-type="float">
            <text:p>5.09227841860315E-09</text:p>
          </table:table-cell>
          <table:table-cell table:formula="of:=(-([.B16]-[.N15])*([.F15]-[.O15])+([.C16]-[.O15])*([.G15]-[.N15]))/[.P15]" office:value-type="float" office:value="0.971238841232519" calcext:value-type="float">
            <text:p>0.971238841232519</text:p>
          </table:table-cell>
          <table:table-cell table:formula="of:=DEGREES(ACOS([.Q15]))" office:value-type="float" office:value="13.7748618992465" calcext:value-type="float">
            <text:p>13.7748618992465</text:p>
          </table:table-cell>
          <table:table-cell table:style-name="ce7" table:formula="of:=(([.B16]-[.N15])*([.G15]-[.N15])+([.C16]-[.O15])*([.F15]-[.O15]))/[.U15]" office:value-type="float" office:value="0.238107356629973" calcext:value-type="float">
            <text:p>0.238107356629973</text:p>
          </table:table-cell>
          <table:table-cell table:style-name="ce7" table:formula="of:=DEGREES(ACOS([.S15]))" office:value-type="float" office:value="76.2251381007536" calcext:value-type="float">
            <text:p>76.2251381007536</text:p>
          </table:table-cell>
          <table:table-cell table:style-name="ce9" table:formula="of:=SQRT(([.B16]-[.N15])^2+([.C16]-[.O15])^2)*SQRT(([.F15]-[.O15])^2+([.G15]-[.N15])^2)" office:value-type="float" office:value="0.00000000509227841860315" calcext:value-type="float">
            <text:p>.000000005092278</text:p>
          </table:table-cell>
          <table:table-cell table:style-name="ce7" table:formula="of:=SQRT(1-[.S15]^2)" office:value-type="float" office:value="0.971238841232519" calcext:value-type="float">
            <text:p>0.971238841232519</text:p>
          </table:table-cell>
          <table:table-cell table:style-name="ce7" table:formula="of:=DEGREES(ACOS([.V15]))" office:value-type="float" office:value="13.7748618992464" calcext:value-type="float">
            <text:p>13.7748618992464</text:p>
          </table:table-cell>
          <table:table-cell table:formula="of:=[.M15]-[.W15]" office:value-type="float" office:value="-0.352180945706353" calcext:value-type="float">
            <text:p>-0.352180945706353</text:p>
          </table:table-cell>
          <table:table-cell table:formula="of:=[.M15]-DEGREES(ACOS([.Q15]))" office:value-type="float" office:value="-0.352180945706451" calcext:value-type="float">
            <text:p>-0.35218094570645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872022513564146" calcext:value-type="float">
            <text:p>0.008720225135641</text:p>
          </table:table-cell>
          <table:table-cell table:formula="of:=[.C15]+[.E16]" office:value-type="float" office:value="0.0000160643705129985" calcext:value-type="float">
            <text:p>1.60643705129985E-05</text:p>
          </table:table-cell>
          <table:table-cell table:formula="of:=[$Arkusz3.C9]" office:value-type="float" office:value="0.0000322621930060571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16]*[.C16]+((1/3)*[.E17]+[.C16])*(1/2)*[.E17])/([.C16]+(1/2)*[.E17])" office:value-type="float" office:value="0.00000795742089258658" calcext:value-type="float">
            <text:p>7.95742089258658E-06</text:p>
          </table:table-cell>
          <table:table-cell table:formula="of:=(((1/2)*([.B17]-[.B16])+[.B16])*[.C16]+((2/3)*([.B17]-[.B16])+[.B16])*(1/2)*[.E17])/([.C16]+(1/2)*[.E17])" office:value-type="float" office:value="0.00937615259942506" calcext:value-type="float">
            <text:p>0.009376152599425</text:p>
          </table:table-cell>
          <table:table-cell table:formula="of:=(((1/2)*([.D16]-[.C17])+[.C16]+[.E17])*([.D16]-[.C17])+((2/3)*[.E17]+[.C16])*(1/2)*[.E17])/([.D16]-[.C17]+(1/2)*[.E17])" office:value-type="float" office:value="0.0000240880523711795" calcext:value-type="float">
            <text:p>2.40880523711795E-05</text:p>
          </table:table-cell>
          <table:table-cell table:formula="of:=(((1/2)*([.B17]-[.B16])+[.B16])*([.D16]-[.C17])+((1/3)*([.B17]-[.B16])+[.B16])*(1/2)*[.E17])/([.D16]-[.C17]+(1/2)*[.E17])" office:value-type="float" office:value="0.00938023238132512" calcext:value-type="float">
            <text:p>0.009380232381325</text:p>
          </table:table-cell>
          <table:table-cell table:formula="of:=DEGREES(ATAN(([.G16]-[.I16])/([.H16]-[.F16])))" office:value-type="float" office:value="-14.1936726476626" calcext:value-type="float">
            <text:p>-14.1936726476626</text:p>
          </table:table-cell>
          <table:table-cell table:formula="of:=DEGREES(ATAN(([.C17]-[.C16])/([.B17]-[.B16])))" office:value-type="float" office:value="-0.0130614516771762" calcext:value-type="float">
            <text:p>-0.013061451677176</text:p>
          </table:table-cell>
          <table:table-cell table:formula="of:=[.J16]-[.K16]" office:value-type="float" office:value="-14.1806111959854" calcext:value-type="float">
            <text:p>-14.1806111959854</text:p>
          </table:table-cell>
          <table:table-cell table:formula="of:=ABS([.L16])" office:value-type="float" office:value="14.1806111959854" calcext:value-type="float">
            <text:p>14.1806111959854</text:p>
          </table:table-cell>
          <table:table-cell table:formula="of:=[.B16]+0.5*([.B17]-[.B16])" office:value-type="float" office:value="0.00937821989690543" calcext:value-type="float">
            <text:p>0.009378219896905</text:p>
          </table:table-cell>
          <table:table-cell table:formula="of:=[.C16]+0.5*([.C17]-[.C16])" office:value-type="float" office:value="0.0000159143705129985" calcext:value-type="float">
            <text:p>1.59143705129985E-05</text:p>
          </table:table-cell>
          <table:table-cell table:formula="of:=SQRT(([.B17]-[.N16])^2+([.C17]-[.O16])^2)*SQRT(([.F16]-[.O16])^2+([.G16]-[.N16])^2)" office:value-type="float" office:value="0.00000000540945211458142" calcext:value-type="float">
            <text:p>5.40945211458142E-09</text:p>
          </table:table-cell>
          <table:table-cell table:formula="of:=(-([.B17]-[.N16])*([.F16]-[.O16])+([.C17]-[.O16])*([.G16]-[.N16]))/[.P16]" office:value-type="float" office:value="0.967924505030872" calcext:value-type="float">
            <text:p>0.967924505030872</text:p>
          </table:table-cell>
          <table:table-cell table:formula="of:=DEGREES(ACOS([.Q16]))" office:value-type="float" office:value="14.5509735717007" calcext:value-type="float">
            <text:p>14.5509735717007</text:p>
          </table:table-cell>
          <table:table-cell table:style-name="ce7" table:formula="of:=(([.B17]-[.N16])*([.G16]-[.N16])+([.C17]-[.O16])*([.F16]-[.O16]))/[.U16]" office:value-type="float" office:value="-0.2512412238482" calcext:value-type="float">
            <text:p>-0.2512412238482</text:p>
          </table:table-cell>
          <table:table-cell table:style-name="ce7" table:formula="of:=DEGREES(ACOS([.S16]))" office:value-type="float" office:value="104.550973571701" calcext:value-type="float">
            <text:p>104.550973571701</text:p>
          </table:table-cell>
          <table:table-cell table:style-name="ce9" table:formula="of:=SQRT(([.B17]-[.N16])^2+([.C17]-[.O16])^2)*SQRT(([.F16]-[.O16])^2+([.G16]-[.N16])^2)" office:value-type="float" office:value="0.00000000540945211458142" calcext:value-type="float">
            <text:p>.000000005409452</text:p>
          </table:table-cell>
          <table:table-cell table:style-name="ce7" table:formula="of:=SQRT(1-[.S16]^2)" office:value-type="float" office:value="0.967924505030872" calcext:value-type="float">
            <text:p>0.967924505030872</text:p>
          </table:table-cell>
          <table:table-cell table:style-name="ce7" table:formula="of:=DEGREES(ACOS([.V16]))" office:value-type="float" office:value="14.5509735717007" calcext:value-type="float">
            <text:p>14.5509735717007</text:p>
          </table:table-cell>
          <table:table-cell table:formula="of:=[.M16]-[.W16]" office:value-type="float" office:value="-0.370362375715283" calcext:value-type="float">
            <text:p>-0.370362375715283</text:p>
          </table:table-cell>
          <table:table-cell table:formula="of:=[.M16]-DEGREES(ACOS([.Q16]))" office:value-type="float" office:value="-0.370362375715299" calcext:value-type="float">
            <text:p>-0.37036237571529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00362146581694" calcext:value-type="float">
            <text:p>0.010036214658169</text:p>
          </table:table-cell>
          <table:table-cell table:formula="of:=[.C16]+[.E17]" office:value-type="float" office:value="0.0000157643705129985" calcext:value-type="float">
            <text:p>1.57643705129985E-05</text:p>
          </table:table-cell>
          <table:table-cell table:formula="of:=[$Arkusz3.C10]" office:value-type="float" office:value="0.0000322621930060572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17]*[.C17]+((1/3)*[.E18]+[.C17])*(1/2)*[.E18])/([.C17]+(1/2)*[.E18])" office:value-type="float" office:value="0.00000795742089258658" calcext:value-type="float">
            <text:p>7.95742089258658E-06</text:p>
          </table:table-cell>
          <table:table-cell table:formula="of:=(((1/2)*([.B18]-[.B17])+[.B17])*[.C17]+((2/3)*([.B18]-[.B17])+[.B17])*(1/2)*[.E18])/([.C17]+(1/2)*[.E18])" office:value-type="float" office:value="0.0107383701079176" calcext:value-type="float">
            <text:p>0.010738370107918</text:p>
          </table:table-cell>
          <table:table-cell table:formula="of:=(((1/2)*([.D17]-[.C18])+[.C17]+[.E18])*([.D17]-[.C18])+((2/3)*[.E18]+[.C17])*(1/2)*[.E18])/([.D17]-[.C18]+(1/2)*[.E18])" office:value-type="float" office:value="0.0000240880523711795" calcext:value-type="float">
            <text:p>2.40880523711795E-05</text:p>
          </table:table-cell>
          <table:table-cell table:formula="of:=(((1/2)*([.B18]-[.B17])+[.B17])*([.D17]-[.C18])+((1/3)*([.B18]-[.B17])+[.B17])*(1/2)*[.E18])/([.D17]-[.C18]+(1/2)*[.E18])" office:value-type="float" office:value="0.0107340301507015" calcext:value-type="float">
            <text:p>0.010734030150702</text:p>
          </table:table-cell>
          <table:table-cell table:formula="of:=DEGREES(ATAN(([.G17]-[.I17])/([.H17]-[.F17])))" office:value-type="float" office:value="15.0588662464458" calcext:value-type="float">
            <text:p>15.0588662464458</text:p>
          </table:table-cell>
          <table:table-cell table:formula="of:=DEGREES(ATAN(([.C18]-[.C17])/([.B18]-[.B17])))" office:value-type="float" office:value="0.0122784330801496" calcext:value-type="float">
            <text:p>0.01227843308015</text:p>
          </table:table-cell>
          <table:table-cell table:formula="of:=[.J17]-[.K17]" office:value-type="float" office:value="15.0465878133657" calcext:value-type="float">
            <text:p>15.0465878133657</text:p>
          </table:table-cell>
          <table:table-cell table:formula="of:=ABS([.L17])" office:value-type="float" office:value="15.0465878133657" calcext:value-type="float">
            <text:p>15.0465878133657</text:p>
          </table:table-cell>
          <table:table-cell table:formula="of:=[.B17]+0.5*([.B18]-[.B17])" office:value-type="float" office:value="0.0107361709750136" calcext:value-type="float">
            <text:p>0.010736170975014</text:p>
          </table:table-cell>
          <table:table-cell table:formula="of:=[.C17]+0.5*([.C18]-[.C17])" office:value-type="float" office:value="0.0000159143705129985" calcext:value-type="float">
            <text:p>1.59143705129985E-05</text:p>
          </table:table-cell>
          <table:table-cell table:formula="of:=SQRT(([.B18]-[.N17])^2+([.C18]-[.O17])^2)*SQRT(([.F17]-[.O17])^2+([.G17]-[.N17])^2)" office:value-type="float" office:value="0.00000000577831791858272" calcext:value-type="float">
            <text:p>5.77831791858272E-09</text:p>
          </table:table-cell>
          <table:table-cell table:formula="of:=(-([.B18]-[.N17])*([.F17]-[.O17])+([.C18]-[.O17])*([.G17]-[.N17]))/[.P17]" office:value-type="float" office:value="0.963921871041692" calcext:value-type="float">
            <text:p>0.963921871041692</text:p>
          </table:table-cell>
          <table:table-cell table:formula="of:=DEGREES(ACOS([.Q17]))" office:value-type="float" office:value="15.4373968188628" calcext:value-type="float">
            <text:p>15.4373968188628</text:p>
          </table:table-cell>
          <table:table-cell table:style-name="ce7" table:formula="of:=(([.B18]-[.N17])*([.G17]-[.N17])+([.C18]-[.O17])*([.F17]-[.O17]))/[.U17]" office:value-type="float" office:value="0.266185323651557" calcext:value-type="float">
            <text:p>0.266185323651557</text:p>
          </table:table-cell>
          <table:table-cell table:style-name="ce7" table:formula="of:=DEGREES(ACOS([.S17]))" office:value-type="float" office:value="74.5626031811373" calcext:value-type="float">
            <text:p>74.5626031811373</text:p>
          </table:table-cell>
          <table:table-cell table:style-name="ce9" table:formula="of:=SQRT(([.B18]-[.N17])^2+([.C18]-[.O17])^2)*SQRT(([.F17]-[.O17])^2+([.G17]-[.N17])^2)" office:value-type="float" office:value="0.00000000577831791858272" calcext:value-type="float">
            <text:p>.000000005778318</text:p>
          </table:table-cell>
          <table:table-cell table:style-name="ce7" table:formula="of:=SQRT(1-[.S17]^2)" office:value-type="float" office:value="0.963921871041692" calcext:value-type="float">
            <text:p>0.963921871041692</text:p>
          </table:table-cell>
          <table:table-cell table:style-name="ce7" table:formula="of:=DEGREES(ACOS([.V17]))" office:value-type="float" office:value="15.4373968188627" calcext:value-type="float">
            <text:p>15.4373968188627</text:p>
          </table:table-cell>
          <table:table-cell table:formula="of:=[.M17]-[.W17]" office:value-type="float" office:value="-0.390809005497042" calcext:value-type="float">
            <text:p>-0.390809005497042</text:p>
          </table:table-cell>
          <table:table-cell table:formula="of:=[.M17]-DEGREES(ACOS([.Q17]))" office:value-type="float" office:value="-0.390809005497097" calcext:value-type="float">
            <text:p>-0.39080900549709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14361272918578" calcext:value-type="float">
            <text:p>0.011436127291858</text:p>
          </table:table-cell>
          <table:table-cell table:formula="of:=[.C17]+[.E18]" office:value-type="float" office:value="0.0000160643705129985" calcext:value-type="float">
            <text:p>1.60643705129985E-05</text:p>
          </table:table-cell>
          <table:table-cell table:formula="of:=[$Arkusz3.C11]" office:value-type="float" office:value="0.0000322621930060572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18]*[.C18]+((1/3)*[.E19]+[.C18])*(1/2)*[.E19])/([.C18]+(1/2)*[.E19])" office:value-type="float" office:value="0.00000795742089258658" calcext:value-type="float">
            <text:p>7.95742089258658E-06</text:p>
          </table:table-cell>
          <table:table-cell table:formula="of:=(((1/2)*([.B19]-[.B18])+[.B18])*[.C18]+((2/3)*([.B19]-[.B18])+[.B18])*(1/2)*[.E19])/([.C18]+(1/2)*[.E19])" office:value-type="float" office:value="0.0121815488612846" calcext:value-type="float">
            <text:p>0.012181548861285</text:p>
          </table:table-cell>
          <table:table-cell table:formula="of:=(((1/2)*([.D18]-[.C19])+[.C18]+[.E19])*([.D18]-[.C19])+((2/3)*[.E19]+[.C18])*(1/2)*[.E19])/([.D18]-[.C19]+(1/2)*[.E19])" office:value-type="float" office:value="0.0000240880523711795" calcext:value-type="float">
            <text:p>2.40880523711795E-05</text:p>
          </table:table-cell>
          <table:table-cell table:formula="of:=(((1/2)*([.B19]-[.B18])+[.B18])*([.D18]-[.C19])+((1/3)*([.B19]-[.B18])+[.B18])*(1/2)*[.E19])/([.D18]-[.C19]+(1/2)*[.E19])" office:value-type="float" office:value="0.0121861852846618" calcext:value-type="float">
            <text:p>0.012186185284662</text:p>
          </table:table-cell>
          <table:table-cell table:formula="of:=DEGREES(ATAN(([.G18]-[.I18])/([.H18]-[.F18])))" office:value-type="float" office:value="-16.0362255153542" calcext:value-type="float">
            <text:p>-16.0362255153542</text:p>
          </table:table-cell>
          <table:table-cell table:formula="of:=DEGREES(ATAN(([.C19]-[.C18])/([.B19]-[.B18])))" office:value-type="float" office:value="-0.0114933150002985" calcext:value-type="float">
            <text:p>-0.011493315000299</text:p>
          </table:table-cell>
          <table:table-cell table:formula="of:=[.J18]-[.K18]" office:value-type="float" office:value="-16.0247322003539" calcext:value-type="float">
            <text:p>-16.0247322003539</text:p>
          </table:table-cell>
          <table:table-cell table:formula="of:=ABS([.L18])" office:value-type="float" office:value="16.0247322003539" calcext:value-type="float">
            <text:p>16.0247322003539</text:p>
          </table:table-cell>
          <table:table-cell table:formula="of:=[.B18]+0.5*([.B19]-[.B18])" office:value-type="float" office:value="0.0121838982188239" calcext:value-type="float">
            <text:p>0.012183898218824</text:p>
          </table:table-cell>
          <table:table-cell table:formula="of:=[.C18]+0.5*([.C19]-[.C18])" office:value-type="float" office:value="0.0000159143705129985" calcext:value-type="float">
            <text:p>1.59143705129985E-05</text:p>
          </table:table-cell>
          <table:table-cell table:formula="of:=SQRT(([.B19]-[.N18])^2+([.C19]-[.O18])^2)*SQRT(([.F18]-[.O18])^2+([.G18]-[.N18])^2)" office:value-type="float" office:value="0.0000000062039093743071" calcext:value-type="float">
            <text:p>6.2039093743071E-09</text:p>
          </table:table-cell>
          <table:table-cell table:formula="of:=(-([.B19]-[.N18])*([.F18]-[.O18])+([.C19]-[.O18])*([.G18]-[.N18]))/[.P18]" office:value-type="float" office:value="0.95912555101975" calcext:value-type="float">
            <text:p>0.95912555101975</text:p>
          </table:table-cell>
          <table:table-cell table:formula="of:=DEGREES(ACOS([.Q18]))" office:value-type="float" office:value="16.4381936867064" calcext:value-type="float">
            <text:p>16.4381936867064</text:p>
          </table:table-cell>
          <table:table-cell table:style-name="ce7" table:formula="of:=(([.B19]-[.N18])*([.G18]-[.N18])+([.C19]-[.O18])*([.F18]-[.O18]))/[.U18]" office:value-type="float" office:value="-0.282980878119107" calcext:value-type="float">
            <text:p>-0.282980878119107</text:p>
          </table:table-cell>
          <table:table-cell table:style-name="ce7" table:formula="of:=DEGREES(ACOS([.S18]))" office:value-type="float" office:value="106.438193686706" calcext:value-type="float">
            <text:p>106.438193686706</text:p>
          </table:table-cell>
          <table:table-cell table:style-name="ce9" table:formula="of:=SQRT(([.B19]-[.N18])^2+([.C19]-[.O18])^2)*SQRT(([.F18]-[.O18])^2+([.G18]-[.N18])^2)" office:value-type="float" office:value="0.0000000062039093743071" calcext:value-type="float">
            <text:p>.000000006203909</text:p>
          </table:table-cell>
          <table:table-cell table:style-name="ce7" table:formula="of:=SQRT(1-[.S18]^2)" office:value-type="float" office:value="0.95912555101975" calcext:value-type="float">
            <text:p>0.95912555101975</text:p>
          </table:table-cell>
          <table:table-cell table:style-name="ce7" table:formula="of:=DEGREES(ACOS([.V18]))" office:value-type="float" office:value="16.4381936867064" calcext:value-type="float">
            <text:p>16.4381936867064</text:p>
          </table:table-cell>
          <table:table-cell table:formula="of:=[.M18]-[.W18]" office:value-type="float" office:value="-0.413461486352499" calcext:value-type="float">
            <text:p>-0.413461486352499</text:p>
          </table:table-cell>
          <table:table-cell table:formula="of:=[.M18]-DEGREES(ACOS([.Q18]))" office:value-type="float" office:value="-0.413461486352507" calcext:value-type="float">
            <text:p>-0.41346148635250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293166914579" calcext:value-type="float">
            <text:p>0.01293166914579</text:p>
          </table:table-cell>
          <table:table-cell table:formula="of:=[.C18]+[.E19]" office:value-type="float" office:value="0.0000157643705129985" calcext:value-type="float">
            <text:p>1.57643705129985E-05</text:p>
          </table:table-cell>
          <table:table-cell table:formula="of:=[$Arkusz3.C12]" office:value-type="float" office:value="0.0000322621930060572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19]*[.C19]+((1/3)*[.E20]+[.C19])*(1/2)*[.E20])/([.C19]+(1/2)*[.E20])" office:value-type="float" office:value="0.00000795742089258658" calcext:value-type="float">
            <text:p>7.95742089258658E-06</text:p>
          </table:table-cell>
          <table:table-cell table:formula="of:=(((1/2)*([.B20]-[.B19])+[.B19])*[.C19]+((2/3)*([.B20]-[.B19])+[.B19])*(1/2)*[.E20])/([.C19]+(1/2)*[.E20])" office:value-type="float" office:value="0.0137360267921123" calcext:value-type="float">
            <text:p>0.013736026792112</text:p>
          </table:table-cell>
          <table:table-cell table:formula="of:=(((1/2)*([.D19]-[.C20])+[.C19]+[.E20])*([.D19]-[.C20])+((2/3)*[.E20]+[.C19])*(1/2)*[.E20])/([.D19]-[.C20]+(1/2)*[.E20])" office:value-type="float" office:value="0.0000240880523711795" calcext:value-type="float">
            <text:p>2.40880523711795E-05</text:p>
          </table:table-cell>
          <table:table-cell table:formula="of:=(((1/2)*([.B20]-[.B19])+[.B19])*([.D19]-[.C20])+((1/3)*([.B20]-[.B19])+[.B19])*(1/2)*[.E20])/([.D19]-[.C20]+(1/2)*[.E20])" office:value-type="float" office:value="0.0137310551326704" calcext:value-type="float">
            <text:p>0.01373105513267</text:p>
          </table:table-cell>
          <table:table-cell table:formula="of:=DEGREES(ATAN(([.G19]-[.I19])/([.H19]-[.F19])))" office:value-type="float" office:value="17.1299429721193" calcext:value-type="float">
            <text:p>17.1299429721193</text:p>
          </table:table-cell>
          <table:table-cell table:formula="of:=DEGREES(ATAN(([.C20]-[.C19])/([.B20]-[.B19])))" office:value-type="float" office:value="0.0107183275653833" calcext:value-type="float">
            <text:p>0.010718327565383</text:p>
          </table:table-cell>
          <table:table-cell table:formula="of:=[.J19]-[.K19]" office:value-type="float" office:value="17.1192246445539" calcext:value-type="float">
            <text:p>17.1192246445539</text:p>
          </table:table-cell>
          <table:table-cell table:formula="of:=ABS([.L19])" office:value-type="float" office:value="17.1192246445539" calcext:value-type="float">
            <text:p>17.1192246445539</text:p>
          </table:table-cell>
          <table:table-cell table:formula="of:=[.B19]+0.5*([.B20]-[.B19])" office:value-type="float" office:value="0.0137335075645434" calcext:value-type="float">
            <text:p>0.013733507564544</text:p>
          </table:table-cell>
          <table:table-cell table:formula="of:=[.C19]+0.5*([.C20]-[.C19])" office:value-type="float" office:value="0.0000159143705129985" calcext:value-type="float">
            <text:p>1.59143705129985E-05</text:p>
          </table:table-cell>
          <table:table-cell table:formula="of:=SQRT(([.B20]-[.N19])^2+([.C20]-[.O19])^2)*SQRT(([.F19]-[.O19])^2+([.G19]-[.N19])^2)" office:value-type="float" office:value="0.00000000669232796328542" calcext:value-type="float">
            <text:p>6.69232796328542E-09</text:p>
          </table:table-cell>
          <table:table-cell table:formula="of:=(-([.B20]-[.N19])*([.F19]-[.O19])+([.C20]-[.O19])*([.G19]-[.N19]))/[.P19]" office:value-type="float" office:value="0.953414988158311" calcext:value-type="float">
            <text:p>0.953414988158311</text:p>
          </table:table-cell>
          <table:table-cell table:formula="of:=DEGREES(ACOS([.Q19]))" office:value-type="float" office:value="17.5574439250855" calcext:value-type="float">
            <text:p>17.5574439250855</text:p>
          </table:table-cell>
          <table:table-cell table:style-name="ce7" table:formula="of:=(([.B20]-[.N19])*([.G19]-[.N19])+([.C20]-[.O19])*([.F19]-[.O19]))/[.U19]" office:value-type="float" office:value="0.301661831120689" calcext:value-type="float">
            <text:p>0.301661831120689</text:p>
          </table:table-cell>
          <table:table-cell table:style-name="ce7" table:formula="of:=DEGREES(ACOS([.S19]))" office:value-type="float" office:value="72.4425560749145" calcext:value-type="float">
            <text:p>72.4425560749145</text:p>
          </table:table-cell>
          <table:table-cell table:style-name="ce9" table:formula="of:=SQRT(([.B20]-[.N19])^2+([.C20]-[.O19])^2)*SQRT(([.F19]-[.O19])^2+([.G19]-[.N19])^2)" office:value-type="float" office:value="0.00000000669232796328542" calcext:value-type="float">
            <text:p>.000000006692328</text:p>
          </table:table-cell>
          <table:table-cell table:style-name="ce7" table:formula="of:=SQRT(1-[.S19]^2)" office:value-type="float" office:value="0.953414988158311" calcext:value-type="float">
            <text:p>0.953414988158311</text:p>
          </table:table-cell>
          <table:table-cell table:style-name="ce7" table:formula="of:=DEGREES(ACOS([.V19]))" office:value-type="float" office:value="17.5574439250855" calcext:value-type="float">
            <text:p>17.5574439250855</text:p>
          </table:table-cell>
          <table:table-cell table:formula="of:=[.M19]-[.W19]" office:value-type="float" office:value="-0.438219280531587" calcext:value-type="float">
            <text:p>-0.438219280531587</text:p>
          </table:table-cell>
          <table:table-cell table:formula="of:=[.M19]-DEGREES(ACOS([.Q19]))" office:value-type="float" office:value="-0.438219280531634" calcext:value-type="float">
            <text:p>-0.43821928053163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45353459832969" calcext:value-type="float">
            <text:p>0.014535345983297</text:p>
          </table:table-cell>
          <table:table-cell table:formula="of:=[.C19]+[.E20]" office:value-type="float" office:value="0.0000160643705129985" calcext:value-type="float">
            <text:p>1.60643705129985E-05</text:p>
          </table:table-cell>
          <table:table-cell table:formula="of:=[$Arkusz3.C13]" office:value-type="float" office:value="0.0000322621930060572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20]*[.C20]+((1/3)*[.E21]+[.C20])*(1/2)*[.E21])/([.C20]+(1/2)*[.E21])" office:value-type="float" office:value="0.00000795742089258658" calcext:value-type="float">
            <text:p>7.95742089258658E-06</text:p>
          </table:table-cell>
          <table:table-cell table:formula="of:=(((1/2)*([.B21]-[.B20])+[.B20])*[.C20]+((2/3)*([.B21]-[.B20])+[.B20])*(1/2)*[.E21])/([.C20]+(1/2)*[.E21])" office:value-type="float" office:value="0.0153952467259498" calcext:value-type="float">
            <text:p>0.01539524672595</text:p>
          </table:table-cell>
          <table:table-cell table:formula="of:=(((1/2)*([.D20]-[.C21])+[.C20]+[.E21])*([.D20]-[.C21])+((2/3)*[.E21]+[.C20])*(1/2)*[.E21])/([.D20]-[.C21]+(1/2)*[.E21])" office:value-type="float" office:value="0.0000240880523711795" calcext:value-type="float">
            <text:p>2.40880523711795E-05</text:p>
          </table:table-cell>
          <table:table-cell table:formula="of:=(((1/2)*([.B21]-[.B20])+[.B20])*([.D20]-[.C21])+((1/3)*([.B21]-[.B20])+[.B20])*(1/2)*[.E21])/([.D20]-[.C21]+(1/2)*[.E21])" office:value-type="float" office:value="0.0154005951946135" calcext:value-type="float">
            <text:p>0.015400595194614</text:p>
          </table:table-cell>
          <table:table-cell table:formula="of:=DEGREES(ATAN(([.G20]-[.I20])/([.H20]-[.F20])))" office:value-type="float" office:value="-18.3440849664108" calcext:value-type="float">
            <text:p>-18.3440849664108</text:p>
          </table:table-cell>
          <table:table-cell table:formula="of:=DEGREES(ATAN(([.C21]-[.C20])/([.B21]-[.B20])))" office:value-type="float" office:value="-0.00996320215699345" calcext:value-type="float">
            <text:p>-0.009963202156993</text:p>
          </table:table-cell>
          <table:table-cell table:formula="of:=[.J20]-[.K20]" office:value-type="float" office:value="-18.3341217642538" calcext:value-type="float">
            <text:p>-18.3341217642538</text:p>
          </table:table-cell>
          <table:table-cell table:formula="of:=ABS([.L20])" office:value-type="float" office:value="18.3341217642538" calcext:value-type="float">
            <text:p>18.3341217642538</text:p>
          </table:table-cell>
          <table:table-cell table:formula="of:=[.B20]+0.5*([.B21]-[.B20])" office:value-type="float" office:value="0.0153979568894005" calcext:value-type="float">
            <text:p>0.015397956889401</text:p>
          </table:table-cell>
          <table:table-cell table:formula="of:=[.C20]+0.5*([.C21]-[.C20])" office:value-type="float" office:value="0.0000159143705129985" calcext:value-type="float">
            <text:p>1.59143705129985E-05</text:p>
          </table:table-cell>
          <table:table-cell table:formula="of:=SQRT(([.B21]-[.N20])^2+([.C21]-[.O20])^2)*SQRT(([.F20]-[.O20])^2+([.G20]-[.N20])^2)" office:value-type="float" office:value="0.00000000725096357492771" calcext:value-type="float">
            <text:p>7.25096357492771E-09</text:p>
          </table:table-cell>
          <table:table-cell table:formula="of:=(-([.B21]-[.N20])*([.F20]-[.O20])+([.C21]-[.O20])*([.G20]-[.N20]))/[.P20]" office:value-type="float" office:value="0.946654603277312" calcext:value-type="float">
            <text:p>0.946654603277312</text:p>
          </table:table-cell>
          <table:table-cell table:formula="of:=DEGREES(ACOS([.Q20]))" office:value-type="float" office:value="18.7990500134834" calcext:value-type="float">
            <text:p>18.7990500134834</text:p>
          </table:table-cell>
          <table:table-cell table:style-name="ce7" table:formula="of:=(([.B21]-[.N20])*([.G20]-[.N20])+([.C21]-[.O20])*([.F20]-[.O20]))/[.U20]" office:value-type="float" office:value="-0.322249999369862" calcext:value-type="float">
            <text:p>-0.322249999369862</text:p>
          </table:table-cell>
          <table:table-cell table:style-name="ce7" table:formula="of:=DEGREES(ACOS([.S20]))" office:value-type="float" office:value="108.799050013483" calcext:value-type="float">
            <text:p>108.799050013483</text:p>
          </table:table-cell>
          <table:table-cell table:style-name="ce9" table:formula="of:=SQRT(([.B21]-[.N20])^2+([.C21]-[.O20])^2)*SQRT(([.F20]-[.O20])^2+([.G20]-[.N20])^2)" office:value-type="float" office:value="0.00000000725096357492771" calcext:value-type="float">
            <text:p>.000000007250964</text:p>
          </table:table-cell>
          <table:table-cell table:style-name="ce7" table:formula="of:=SQRT(1-[.S20]^2)" office:value-type="float" office:value="0.946654603277311" calcext:value-type="float">
            <text:p>0.946654603277311</text:p>
          </table:table-cell>
          <table:table-cell table:style-name="ce7" table:formula="of:=DEGREES(ACOS([.V20]))" office:value-type="float" office:value="18.7990500134835" calcext:value-type="float">
            <text:p>18.7990500134835</text:p>
          </table:table-cell>
          <table:table-cell table:formula="of:=[.M20]-[.W20]" office:value-type="float" office:value="-0.464928249229715" calcext:value-type="float">
            <text:p>-0.464928249229715</text:p>
          </table:table-cell>
          <table:table-cell table:formula="of:=[.M20]-DEGREES(ACOS([.Q20]))" office:value-type="float" office:value="-0.464928249229629" calcext:value-type="float">
            <text:p>-0.46492824922962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6260567795504" calcext:value-type="float">
            <text:p>0.016260567795504</text:p>
          </table:table-cell>
          <table:table-cell table:formula="of:=[.C20]+[.E21]" office:value-type="float" office:value="0.0000157643705129985" calcext:value-type="float">
            <text:p>1.57643705129985E-05</text:p>
          </table:table-cell>
          <table:table-cell table:formula="of:=[$Arkusz3.C14]" office:value-type="float" office:value="0.0000322621930060573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21]*[.C21]+((1/3)*[.E22]+[.C21])*(1/2)*[.E22])/([.C21]+(1/2)*[.E22])" office:value-type="float" office:value="0.00000795742089258658" calcext:value-type="float">
            <text:p>7.95742089258658E-06</text:p>
          </table:table-cell>
          <table:table-cell table:formula="of:=(((1/2)*([.B22]-[.B21])+[.B21])*[.C21]+((2/3)*([.B22]-[.B21])+[.B21])*(1/2)*[.E22])/([.C21]+(1/2)*[.E22])" office:value-type="float" office:value="0.0171940881275765" calcext:value-type="float">
            <text:p>0.017194088127577</text:p>
          </table:table-cell>
          <table:table-cell table:formula="of:=(((1/2)*([.D21]-[.C22])+[.C21]+[.E22])*([.D21]-[.C22])+((2/3)*[.E22]+[.C21])*(1/2)*[.E22])/([.D21]-[.C22]+(1/2)*[.E22])" office:value-type="float" office:value="0.0000240880523711796" calcext:value-type="float">
            <text:p>2.40880523711796E-05</text:p>
          </table:table-cell>
          <table:table-cell table:formula="of:=(((1/2)*([.B22]-[.B21])+[.B21])*([.D21]-[.C22])+((1/3)*([.B22]-[.B21])+[.B21])*(1/2)*[.E22])/([.D21]-[.C22]+(1/2)*[.E22])" office:value-type="float" office:value="0.0171883181256446" calcext:value-type="float">
            <text:p>0.017188318125645</text:p>
          </table:table-cell>
          <table:table-cell table:formula="of:=DEGREES(ATAN(([.G21]-[.I21])/([.H21]-[.F21])))" office:value-type="float" office:value="19.6823662596967" calcext:value-type="float">
            <text:p>19.6823662596967</text:p>
          </table:table-cell>
          <table:table-cell table:formula="of:=DEGREES(ATAN(([.C22]-[.C21])/([.B22]-[.B21])))" office:value-type="float" office:value="0.0092353304611665" calcext:value-type="float">
            <text:p>0.009235330461167</text:p>
          </table:table-cell>
          <table:table-cell table:formula="of:=[.J21]-[.K21]" office:value-type="float" office:value="19.6731309292355" calcext:value-type="float">
            <text:p>19.6731309292355</text:p>
          </table:table-cell>
          <table:table-cell table:formula="of:=ABS([.L21])" office:value-type="float" office:value="19.6731309292355" calcext:value-type="float">
            <text:p>19.6731309292355</text:p>
          </table:table-cell>
          <table:table-cell table:formula="of:=[.B21]+0.5*([.B22]-[.B21])" office:value-type="float" office:value="0.0171911643657805" calcext:value-type="float">
            <text:p>0.017191164365781</text:p>
          </table:table-cell>
          <table:table-cell table:formula="of:=[.C21]+0.5*([.C22]-[.C21])" office:value-type="float" office:value="0.0000159143705129985" calcext:value-type="float">
            <text:p>1.59143705129985E-05</text:p>
          </table:table-cell>
          <table:table-cell table:formula="of:=SQRT(([.B22]-[.N21])^2+([.C22]-[.O21])^2)*SQRT(([.F21]-[.O21])^2+([.G21]-[.N21])^2)" office:value-type="float" office:value="0.000000007888771589522" calcext:value-type="float">
            <text:p>7.888771589522E-09</text:p>
          </table:table-cell>
          <table:table-cell table:formula="of:=(-([.B22]-[.N21])*([.F21]-[.O21])+([.C22]-[.O21])*([.G21]-[.N21]))/[.P21]" office:value-type="float" office:value="0.938694764685962" calcext:value-type="float">
            <text:p>0.938694764685962</text:p>
          </table:table-cell>
          <table:table-cell table:formula="of:=DEGREES(ACOS([.Q21]))" office:value-type="float" office:value="20.1664980767545" calcext:value-type="float">
            <text:p>20.1664980767545</text:p>
          </table:table-cell>
          <table:table-cell table:style-name="ce7" table:formula="of:=(([.B22]-[.N21])*([.G21]-[.N21])+([.C22]-[.O21])*([.F21]-[.O21]))/[.U21]" office:value-type="float" office:value="0.344749385425365" calcext:value-type="float">
            <text:p>0.344749385425365</text:p>
          </table:table-cell>
          <table:table-cell table:style-name="ce7" table:formula="of:=DEGREES(ACOS([.S21]))" office:value-type="float" office:value="69.8335019232455" calcext:value-type="float">
            <text:p>69.8335019232455</text:p>
          </table:table-cell>
          <table:table-cell table:style-name="ce9" table:formula="of:=SQRT(([.B22]-[.N21])^2+([.C22]-[.O21])^2)*SQRT(([.F21]-[.O21])^2+([.G21]-[.N21])^2)" office:value-type="float" office:value="0.000000007888771589522" calcext:value-type="float">
            <text:p>.000000007888772</text:p>
          </table:table-cell>
          <table:table-cell table:style-name="ce7" table:formula="of:=SQRT(1-[.S21]^2)" office:value-type="float" office:value="0.938694764685962" calcext:value-type="float">
            <text:p>0.938694764685962</text:p>
          </table:table-cell>
          <table:table-cell table:style-name="ce7" table:formula="of:=DEGREES(ACOS([.V21]))" office:value-type="float" office:value="20.1664980767545" calcext:value-type="float">
            <text:p>20.1664980767545</text:p>
          </table:table-cell>
          <table:table-cell table:formula="of:=[.M21]-[.W21]" office:value-type="float" office:value="-0.493367147518988" calcext:value-type="float">
            <text:p>-0.493367147518988</text:p>
          </table:table-cell>
          <table:table-cell table:formula="of:=[.M21]-DEGREES(ACOS([.Q21]))" office:value-type="float" office:value="-0.493367147518963" calcext:value-type="float">
            <text:p>-0.49336714751896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8121760936057" calcext:value-type="float">
            <text:p>0.018121760936057</text:p>
          </table:table-cell>
          <table:table-cell table:formula="of:=[.C21]+[.E22]" office:value-type="float" office:value="0.0000160643705129985" calcext:value-type="float">
            <text:p>1.60643705129985E-05</text:p>
          </table:table-cell>
          <table:table-cell table:formula="of:=[$Arkusz3.C15]" office:value-type="float" office:value="0.0000322621930060573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22]*[.C22]+((1/3)*[.E23]+[.C22])*(1/2)*[.E23])/([.C22]+(1/2)*[.E23])" office:value-type="float" office:value="0.00000795742089258658" calcext:value-type="float">
            <text:p>7.95742089258658E-06</text:p>
          </table:table-cell>
          <table:table-cell table:formula="of:=(((1/2)*([.B23]-[.B22])+[.B22])*[.C22]+((2/3)*([.B23]-[.B22])+[.B22])*(1/2)*[.E23])/([.C22]+(1/2)*[.E23])" office:value-type="float" office:value="0.0191249630366579" calcext:value-type="float">
            <text:p>0.019124963036658</text:p>
          </table:table-cell>
          <table:table-cell table:formula="of:=(((1/2)*([.D22]-[.C23])+[.C22]+[.E23])*([.D22]-[.C23])+((2/3)*[.E23]+[.C22])*(1/2)*[.E23])/([.D22]-[.C23]+(1/2)*[.E23])" office:value-type="float" office:value="0.0000240880523711796" calcext:value-type="float">
            <text:p>2.40880523711796E-05</text:p>
          </table:table-cell>
          <table:table-cell table:formula="of:=(((1/2)*([.B23]-[.B22])+[.B22])*([.D22]-[.C23])+((1/3)*([.B23]-[.B22])+[.B22])*(1/2)*[.E23])/([.D22]-[.C23]+(1/2)*[.E23])" office:value-type="float" office:value="0.0191312028207775" calcext:value-type="float">
            <text:p>0.019131202820778</text:p>
          </table:table-cell>
          <table:table-cell table:formula="of:=DEGREES(ATAN(([.G22]-[.I22])/([.H22]-[.F22])))" office:value-type="float" office:value="-21.1478788025861" calcext:value-type="float">
            <text:p>-21.1478788025861</text:p>
          </table:table-cell>
          <table:table-cell table:formula="of:=DEGREES(ATAN(([.C23]-[.C22])/([.B23]-[.B22])))" office:value-type="float" office:value="-0.00854001895707354" calcext:value-type="float">
            <text:p>-0.008540018957074</text:p>
          </table:table-cell>
          <table:table-cell table:formula="of:=[.J22]-[.K22]" office:value-type="float" office:value="-21.139338783629" calcext:value-type="float">
            <text:p>-21.139338783629</text:p>
          </table:table-cell>
          <table:table-cell table:formula="of:=ABS([.L22])" office:value-type="float" office:value="21.139338783629" calcext:value-type="float">
            <text:p>21.139338783629</text:p>
          </table:table-cell>
          <table:table-cell table:formula="of:=[.B22]+0.5*([.B23]-[.B22])" office:value-type="float" office:value="0.0191281248453782" calcext:value-type="float">
            <text:p>0.019128124845378</text:p>
          </table:table-cell>
          <table:table-cell table:formula="of:=[.C22]+0.5*([.C23]-[.C22])" office:value-type="float" office:value="0.0000159143705129985" calcext:value-type="float">
            <text:p>1.59143705129985E-05</text:p>
          </table:table-cell>
          <table:table-cell table:formula="of:=SQRT(([.B23]-[.N22])^2+([.C23]-[.O22])^2)*SQRT(([.F22]-[.O22])^2+([.G22]-[.N22])^2)" office:value-type="float" office:value="0.00000000861661939097294" calcext:value-type="float">
            <text:p>8.61661939097294E-09</text:p>
          </table:table-cell>
          <table:table-cell table:formula="of:=(-([.B23]-[.N22])*([.F22]-[.O22])+([.C23]-[.O22])*([.G22]-[.N22]))/[.P22]" office:value-type="float" office:value="0.929373903408886" calcext:value-type="float">
            <text:p>0.929373903408886</text:p>
          </table:table-cell>
          <table:table-cell table:formula="of:=DEGREES(ACOS([.Q22]))" office:value-type="float" office:value="21.6625726077045" calcext:value-type="float">
            <text:p>21.6625726077045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/>
          <table:table-cell table:formula="of:=[.M22]-DEGREES(ACOS([.Q22]))" office:value-type="float" office:value="-0.523233824075497" calcext:value-type="float">
            <text:p>-0.52323382407549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01344887546993" calcext:value-type="float">
            <text:p>0.020134488754699</text:p>
          </table:table-cell>
          <table:table-cell table:formula="of:=[.C22]+[.E23]" office:value-type="float" office:value="0.0000157643705129985" calcext:value-type="float">
            <text:p>1.57643705129985E-05</text:p>
          </table:table-cell>
          <table:table-cell table:formula="of:=[$Arkusz3.C16]" office:value-type="float" office:value="0.0000322621930060573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23]*[.C23]+((1/3)*[.E24]+[.C23])*(1/2)*[.E24])/([.C23]+(1/2)*[.E24])" office:value-type="float" office:value="0.00000795742089258658" calcext:value-type="float">
            <text:p>7.95742089258658E-06</text:p>
          </table:table-cell>
          <table:table-cell table:formula="of:=(((1/2)*([.B24]-[.B23])+[.B23])*[.C23]+((2/3)*([.B24]-[.B23])+[.B23])*(1/2)*[.E24])/([.C23]+(1/2)*[.E24])" office:value-type="float" office:value="0.02122846154135" calcext:value-type="float">
            <text:p>0.02122846154135</text:p>
          </table:table-cell>
          <table:table-cell table:formula="of:=(((1/2)*([.D23]-[.C24])+[.C23]+[.E24])*([.D23]-[.C24])+((2/3)*[.E24]+[.C23])*(1/2)*[.E24])/([.D23]-[.C24]+(1/2)*[.E24])" office:value-type="float" office:value="0.0000240880523711796" calcext:value-type="float">
            <text:p>2.40880523711796E-05</text:p>
          </table:table-cell>
          <table:table-cell table:formula="of:=(((1/2)*([.B24]-[.B23])+[.B23])*([.D23]-[.C24])+((1/3)*([.B24]-[.B23])+[.B23])*(1/2)*[.E24])/([.D23]-[.C24]+(1/2)*[.E24])" office:value-type="float" office:value="0.0212216997977912" calcext:value-type="float">
            <text:p>0.021221699797791</text:p>
          </table:table-cell>
          <table:table-cell table:formula="of:=DEGREES(ATAN(([.G23]-[.I23])/([.H23]-[.F23])))" office:value-type="float" office:value="22.7427750820655" calcext:value-type="float">
            <text:p>22.7427750820655</text:p>
          </table:table-cell>
          <table:table-cell table:formula="of:=DEGREES(ATAN(([.C24]-[.C23])/([.B24]-[.B23])))" office:value-type="float" office:value="0.00788078906935027" calcext:value-type="float">
            <text:p>0.00788078906935</text:p>
          </table:table-cell>
          <table:table-cell table:formula="of:=[.J23]-[.K23]" office:value-type="float" office:value="22.7348942929961" calcext:value-type="float">
            <text:p>22.7348942929961</text:p>
          </table:table-cell>
          <table:table-cell table:formula="of:=ABS([.L23])" office:value-type="float" office:value="22.7348942929961" calcext:value-type="float">
            <text:p>22.7348942929961</text:p>
          </table:table-cell>
          <table:table-cell table:formula="of:=[.B23]+0.5*([.B24]-[.B23])" office:value-type="float" office:value="0.0212250352465714" calcext:value-type="float">
            <text:p>0.021225035246571</text:p>
          </table:table-cell>
          <table:table-cell table:formula="of:=[.C23]+0.5*([.C24]-[.C23])" office:value-type="float" office:value="0.0000159143705129985" calcext:value-type="float">
            <text:p>1.59143705129985E-05</text:p>
          </table:table-cell>
          <table:table-cell table:formula="of:=SQRT(([.B24]-[.N23])^2+([.C24]-[.O23])^2)*SQRT(([.F23]-[.O23])^2+([.G23]-[.N23])^2)" office:value-type="float" office:value="0.00000000944771743143489" calcext:value-type="float">
            <text:p>9.44771743143489E-09</text:p>
          </table:table-cell>
          <table:table-cell table:formula="of:=(-([.B24]-[.N23])*([.F23]-[.O23])+([.C24]-[.O23])*([.G23]-[.N23]))/[.P23]" office:value-type="float" office:value="0.918522119415469" calcext:value-type="float">
            <text:p>0.918522119415469</text:p>
          </table:table-cell>
          <table:table-cell table:formula="of:=DEGREES(ACOS([.Q23]))" office:value-type="float" office:value="23.2890267061545" calcext:value-type="float">
            <text:p>23.2890267061545</text:p>
          </table:table-cell>
          <table:table-cell table:number-columns-repeated="6"/>
          <table:table-cell table:formula="of:=[.M23]-DEGREES(ACOS([.Q23]))" office:value-type="float" office:value="-0.554132413158413" calcext:value-type="float">
            <text:p>-0.55413241315841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23155817384435" calcext:value-type="float">
            <text:p>0.022315581738444</text:p>
          </table:table-cell>
          <table:table-cell table:formula="of:=[.C23]+[.E24]" office:value-type="float" office:value="0.0000160643705129985" calcext:value-type="float">
            <text:p>1.60643705129985E-05</text:p>
          </table:table-cell>
          <table:table-cell table:formula="of:=[$Arkusz3.C17]" office:value-type="float" office:value="0.0000322621930060573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24]*[.C24]+((1/3)*[.E25]+[.C24])*(1/2)*[.E25])/([.C24]+(1/2)*[.E25])" office:value-type="float" office:value="0.00000795742089258658" calcext:value-type="float">
            <text:p>7.95742089258658E-06</text:p>
          </table:table-cell>
          <table:table-cell table:formula="of:=(((1/2)*([.B25]-[.B24])+[.B24])*[.C24]+((2/3)*([.B25]-[.B24])+[.B24])*(1/2)*[.E25])/([.C24]+(1/2)*[.E25])" office:value-type="float" office:value="0.023495710561901" calcext:value-type="float">
            <text:p>0.023495710561901</text:p>
          </table:table-cell>
          <table:table-cell table:formula="of:=(((1/2)*([.D24]-[.C25])+[.C24]+[.E25])*([.D24]-[.C25])+((2/3)*[.E25]+[.C24])*(1/2)*[.E25])/([.D24]-[.C25]+(1/2)*[.E25])" office:value-type="float" office:value="0.0000240880523711796" calcext:value-type="float">
            <text:p>2.40880523711796E-05</text:p>
          </table:table-cell>
          <table:table-cell table:formula="of:=(((1/2)*([.B25]-[.B24])+[.B24])*([.D24]-[.C25])+((1/3)*([.B25]-[.B24])+[.B24])*(1/2)*[.E25])/([.D24]-[.C25]+(1/2)*[.E25])" office:value-type="float" office:value="0.0235030508067901" calcext:value-type="float">
            <text:p>0.02350305080679</text:p>
          </table:table-cell>
          <table:table-cell table:formula="of:=DEGREES(ATAN(([.G24]-[.I24])/([.H24]-[.F24])))" office:value-type="float" office:value="-24.4679115406989" calcext:value-type="float">
            <text:p>-24.4679115406989</text:p>
          </table:table-cell>
          <table:table-cell table:formula="of:=DEGREES(ATAN(([.C25]-[.C24])/([.B25]-[.B24])))" office:value-type="float" office:value="-0.00725968623442712" calcext:value-type="float">
            <text:p>-0.007259686234427</text:p>
          </table:table-cell>
          <table:table-cell table:formula="of:=[.J24]-[.K24]" office:value-type="float" office:value="-24.4606518544645" calcext:value-type="float">
            <text:p>-24.4606518544645</text:p>
          </table:table-cell>
          <table:table-cell table:formula="of:=ABS([.L24])" office:value-type="float" office:value="24.4606518544645" calcext:value-type="float">
            <text:p>24.4606518544645</text:p>
          </table:table-cell>
          <table:table-cell table:formula="of:=[.B24]+0.5*([.B25]-[.B24])" office:value-type="float" office:value="0.0234994299935118" calcext:value-type="float">
            <text:p>0.023499429993512</text:p>
          </table:table-cell>
          <table:table-cell table:formula="of:=[.C24]+0.5*([.C25]-[.C24])" office:value-type="float" office:value="0.0000159143705129985" calcext:value-type="float">
            <text:p>1.59143705129985E-05</text:p>
          </table:table-cell>
          <table:table-cell table:formula="of:=SQRT(([.B25]-[.N24])^2+([.C25]-[.O24])^2)*SQRT(([.F24]-[.O24])^2+([.G24]-[.N24])^2)" office:value-type="float" office:value="0.0000000103981524110663" calcext:value-type="float">
            <text:p>1.03981524110663E-08</text:p>
          </table:table-cell>
          <table:table-cell table:formula="of:=(-([.B25]-[.N24])*([.F24]-[.O24])+([.C25]-[.O24])*([.G24]-[.N24]))/[.P24]" office:value-type="float" office:value="0.905966605039114" calcext:value-type="float">
            <text:p>0.905966605039114</text:p>
          </table:table-cell>
          <table:table-cell table:formula="of:=DEGREES(ACOS([.Q24]))" office:value-type="float" office:value="25.046215225225" calcext:value-type="float">
            <text:p>25.046215225225</text:p>
          </table:table-cell>
          <table:table-cell table:number-columns-repeated="6"/>
          <table:table-cell table:formula="of:=[.M24]-DEGREES(ACOS([.Q24]))" office:value-type="float" office:value="-0.585563370760507" calcext:value-type="float">
            <text:p>-0.58556337076050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46832782485802" calcext:value-type="float">
            <text:p>0.02468327824858</text:p>
          </table:table-cell>
          <table:table-cell table:formula="of:=[.C24]+[.E25]" office:value-type="float" office:value="0.0000157643705129985" calcext:value-type="float">
            <text:p>1.57643705129985E-05</text:p>
          </table:table-cell>
          <table:table-cell table:formula="of:=[$Arkusz3.C18]" office:value-type="float" office:value="0.0000322621930060574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25]*[.C25]+((1/3)*[.E26]+[.C25])*(1/2)*[.E26])/([.C25]+(1/2)*[.E26])" office:value-type="float" office:value="0.00000795742089258658" calcext:value-type="float">
            <text:p>7.95742089258658E-06</text:p>
          </table:table-cell>
          <table:table-cell table:formula="of:=(((1/2)*([.B26]-[.B25])+[.B25])*[.C25]+((2/3)*([.B26]-[.B25])+[.B25])*(1/2)*[.E26])/([.C25]+(1/2)*[.E26])" office:value-type="float" office:value="0.0259743713099116" calcext:value-type="float">
            <text:p>0.025974371309912</text:p>
          </table:table-cell>
          <table:table-cell table:formula="of:=(((1/2)*([.D25]-[.C26])+[.C25]+[.E26])*([.D25]-[.C26])+((2/3)*[.E26]+[.C25])*(1/2)*[.E26])/([.D25]-[.C26]+(1/2)*[.E26])" office:value-type="float" office:value="0.0000240880523711796" calcext:value-type="float">
            <text:p>2.40880523711796E-05</text:p>
          </table:table-cell>
          <table:table-cell table:formula="of:=(((1/2)*([.B26]-[.B25])+[.B25])*([.D25]-[.C26])+((1/3)*([.B26]-[.B25])+[.B25])*(1/2)*[.E26])/([.D25]-[.C26]+(1/2)*[.E26])" office:value-type="float" office:value="0.0259663911843565" calcext:value-type="float">
            <text:p>0.025966391184357</text:p>
          </table:table-cell>
          <table:table-cell table:formula="of:=DEGREES(ATAN(([.G25]-[.I25])/([.H25]-[.F25])))" office:value-type="float" office:value="26.3224646746562" calcext:value-type="float">
            <text:p>26.3224646746562</text:p>
          </table:table-cell>
          <table:table-cell table:formula="of:=DEGREES(ATAN(([.C26]-[.C25])/([.B26]-[.B25])))" office:value-type="float" office:value="0.00667757348618028" calcext:value-type="float">
            <text:p>0.00667757348618</text:p>
          </table:table-cell>
          <table:table-cell table:formula="of:=[.J25]-[.K25]" office:value-type="float" office:value="26.31578710117" calcext:value-type="float">
            <text:p>26.31578710117</text:p>
          </table:table-cell>
          <table:table-cell table:formula="of:=ABS([.L25])" office:value-type="float" office:value="26.31578710117" calcext:value-type="float">
            <text:p>26.31578710117</text:p>
          </table:table-cell>
          <table:table-cell table:formula="of:=[.B25]+0.5*([.B26]-[.B25])" office:value-type="float" office:value="0.025970327639476" calcext:value-type="float">
            <text:p>0.025970327639476</text:p>
          </table:table-cell>
          <table:table-cell table:formula="of:=[.C25]+0.5*([.C26]-[.C25])" office:value-type="float" office:value="0.0000159143705129985" calcext:value-type="float">
            <text:p>1.59143705129985E-05</text:p>
          </table:table-cell>
          <table:table-cell table:formula="of:=SQRT(([.B26]-[.N25])^2+([.C26]-[.O25])^2)*SQRT(([.F25]-[.O25])^2+([.G25]-[.N25])^2)" office:value-type="float" office:value="0.0000000114875426607663" calcext:value-type="float">
            <text:p>1.14875426607663E-08</text:p>
          </table:table-cell>
          <table:table-cell table:formula="of:=(-([.B26]-[.N25])*([.F25]-[.O25])+([.C26]-[.O25])*([.G25]-[.N25]))/[.P25]" office:value-type="float" office:value="0.891539123322122" calcext:value-type="float">
            <text:p>0.891539123322122</text:p>
          </table:table-cell>
          <table:table-cell table:formula="of:=DEGREES(ACOS([.Q25]))" office:value-type="float" office:value="26.9327058585335" calcext:value-type="float">
            <text:p>26.9327058585335</text:p>
          </table:table-cell>
          <table:table-cell table:number-columns-repeated="6"/>
          <table:table-cell table:formula="of:=[.M25]-DEGREES(ACOS([.Q25]))" office:value-type="float" office:value="-0.616918757363468" calcext:value-type="float">
            <text:p>-0.61691875736346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72573770303718" calcext:value-type="float">
            <text:p>0.027257377030372</text:p>
          </table:table-cell>
          <table:table-cell table:formula="of:=[.C25]+[.E26]" office:value-type="float" office:value="0.0000160643705129985" calcext:value-type="float">
            <text:p>1.60643705129985E-05</text:p>
          </table:table-cell>
          <table:table-cell table:formula="of:=[$Arkusz3.C19]" office:value-type="float" office:value="0.0000322621930060574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26]*[.C26]+((1/3)*[.E27]+[.C26])*(1/2)*[.E27])/([.C26]+(1/2)*[.E27])" office:value-type="float" office:value="0.00000795742089258658" calcext:value-type="float">
            <text:p>7.95742089258658E-06</text:p>
          </table:table-cell>
          <table:table-cell table:formula="of:=(((1/2)*([.B27]-[.B26])+[.B26])*[.C26]+((2/3)*([.B27]-[.B26])+[.B26])*(1/2)*[.E27])/([.C26]+(1/2)*[.E27])" office:value-type="float" office:value="0.0286539881779992" calcext:value-type="float">
            <text:p>0.028653988177999</text:p>
          </table:table-cell>
          <table:table-cell table:formula="of:=(((1/2)*([.D26]-[.C27])+[.C26]+[.E27])*([.D26]-[.C27])+((2/3)*[.E27]+[.C26])*(1/2)*[.E27])/([.D26]-[.C27]+(1/2)*[.E27])" office:value-type="float" office:value="0.0000240880523711796" calcext:value-type="float">
            <text:p>2.40880523711796E-05</text:p>
          </table:table-cell>
          <table:table-cell table:formula="of:=(((1/2)*([.B27]-[.B26])+[.B26])*([.D26]-[.C27])+((1/3)*([.B27]-[.B26])+[.B26])*(1/2)*[.E27])/([.D26]-[.C27]+(1/2)*[.E27])" office:value-type="float" office:value="0.028662674914256" calcext:value-type="float">
            <text:p>0.028662674914256</text:p>
          </table:table-cell>
          <table:table-cell table:formula="of:=DEGREES(ATAN(([.G26]-[.I26])/([.H26]-[.F26])))" office:value-type="float" office:value="-28.3035412788706" calcext:value-type="float">
            <text:p>-28.3035412788706</text:p>
          </table:table-cell>
          <table:table-cell table:formula="of:=DEGREES(ATAN(([.C27]-[.C26])/([.B27]-[.B26])))" office:value-type="float" office:value="-0.00613439539142381" calcext:value-type="float">
            <text:p>-0.006134395391424</text:p>
          </table:table-cell>
          <table:table-cell table:formula="of:=[.J26]-[.K26]" office:value-type="float" office:value="-28.2974068834792" calcext:value-type="float">
            <text:p>-28.2974068834792</text:p>
          </table:table-cell>
          <table:table-cell table:formula="of:=ABS([.L26])" office:value-type="float" office:value="28.2974068834792" calcext:value-type="float">
            <text:p>28.2974068834792</text:p>
          </table:table-cell>
          <table:table-cell table:formula="of:=[.B26]+0.5*([.B27]-[.B26])" office:value-type="float" office:value="0.0286583899005462" calcext:value-type="float">
            <text:p>0.028658389900546</text:p>
          </table:table-cell>
          <table:table-cell table:formula="of:=[.C26]+0.5*([.C27]-[.C26])" office:value-type="float" office:value="0.0000159143705129985" calcext:value-type="float">
            <text:p>1.59143705129985E-05</text:p>
          </table:table-cell>
          <table:table-cell table:formula="of:=SQRT(([.B27]-[.N26])^2+([.C27]-[.O26])^2)*SQRT(([.F26]-[.O26])^2+([.G26]-[.N26])^2)" office:value-type="float" office:value="0.000000012739838398012" calcext:value-type="float">
            <text:p>1.2739838398012E-08</text:p>
          </table:table-cell>
          <table:table-cell table:formula="of:=(-([.B27]-[.N26])*([.F26]-[.O26])+([.C27]-[.O26])*([.G26]-[.N26]))/[.P26]" office:value-type="float" office:value="0.875085596505534" calcext:value-type="float">
            <text:p>0.875085596505534</text:p>
          </table:table-cell>
          <table:table-cell table:formula="of:=DEGREES(ACOS([.Q26]))" office:value-type="float" office:value="28.9448924359159" calcext:value-type="float">
            <text:p>28.9448924359159</text:p>
          </table:table-cell>
          <table:table-cell table:number-columns-repeated="6"/>
          <table:table-cell table:formula="of:=[.M26]-DEGREES(ACOS([.Q26]))" office:value-type="float" office:value="-0.647485552436745" calcext:value-type="float">
            <text:p>-0.64748555243674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00594027707206" calcext:value-type="float">
            <text:p>0.030059402770721</text:p>
          </table:table-cell>
          <table:table-cell table:formula="of:=[.C26]+[.E27]" office:value-type="float" office:value="0.0000157643705129985" calcext:value-type="float">
            <text:p>1.57643705129985E-05</text:p>
          </table:table-cell>
          <table:table-cell table:formula="of:=[$Arkusz3.C20]" office:value-type="float" office:value="0.0000322621930060574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27]*[.C27]+((1/3)*[.E28]+[.C27])*(1/2)*[.E28])/([.C27]+(1/2)*[.E28])" office:value-type="float" office:value="0.00000795742089258658" calcext:value-type="float">
            <text:p>7.95742089258658E-06</text:p>
          </table:table-cell>
          <table:table-cell table:formula="of:=(((1/2)*([.B28]-[.B27])+[.B27])*[.C27]+((2/3)*([.B28]-[.B27])+[.B27])*(1/2)*[.E28])/([.C27]+(1/2)*[.E28])" office:value-type="float" office:value="0.0315908910114525" calcext:value-type="float">
            <text:p>0.031590891011453</text:p>
          </table:table-cell>
          <table:table-cell table:formula="of:=(((1/2)*([.D27]-[.C28])+[.C27]+[.E28])*([.D27]-[.C28])+((2/3)*[.E28]+[.C27])*(1/2)*[.E28])/([.D27]-[.C28]+(1/2)*[.E28])" office:value-type="float" office:value="0.0000240880523711796" calcext:value-type="float">
            <text:p>2.40880523711796E-05</text:p>
          </table:table-cell>
          <table:table-cell table:formula="of:=(((1/2)*([.B28]-[.B27])+[.B27])*([.D27]-[.C28])+((1/3)*([.B28]-[.B27])+[.B27])*(1/2)*[.E28])/([.D27]-[.C28]+(1/2)*[.E28])" office:value-type="float" office:value="0.0315814250257594" calcext:value-type="float">
            <text:p>0.031581425025759</text:p>
          </table:table-cell>
          <table:table-cell table:formula="of:=DEGREES(ATAN(([.G27]-[.I27])/([.H27]-[.F27])))" office:value-type="float" office:value="30.4058140933603" calcext:value-type="float">
            <text:p>30.4058140933603</text:p>
          </table:table-cell>
          <table:table-cell table:formula="of:=DEGREES(ATAN(([.C28]-[.C27])/([.B28]-[.B27])))" office:value-type="float" office:value="0.00562940581359607" calcext:value-type="float">
            <text:p>0.005629405813596</text:p>
          </table:table-cell>
          <table:table-cell table:formula="of:=[.J27]-[.K27]" office:value-type="float" office:value="30.4001846875467" calcext:value-type="float">
            <text:p>30.4001846875467</text:p>
          </table:table-cell>
          <table:table-cell table:formula="of:=ABS([.L27])" office:value-type="float" office:value="30.4001846875467" calcext:value-type="float">
            <text:p>30.4001846875467</text:p>
          </table:table-cell>
          <table:table-cell table:formula="of:=[.B27]+0.5*([.B28]-[.B27])" office:value-type="float" office:value="0.0315860944294655" calcext:value-type="float">
            <text:p>0.031586094429466</text:p>
          </table:table-cell>
          <table:table-cell table:formula="of:=[.C27]+0.5*([.C28]-[.C27])" office:value-type="float" office:value="0.0000159143705129985" calcext:value-type="float">
            <text:p>1.59143705129985E-05</text:p>
          </table:table-cell>
          <table:table-cell table:formula="of:=SQRT(([.B28]-[.N27])^2+([.C28]-[.O27])^2)*SQRT(([.F27]-[.O27])^2+([.G27]-[.N27])^2)" office:value-type="float" office:value="0.0000000141842922111943" calcext:value-type="float">
            <text:p>1.41842922111943E-08</text:p>
          </table:table-cell>
          <table:table-cell table:formula="of:=(-([.B28]-[.N27])*([.F27]-[.O27])+([.C28]-[.O27])*([.G27]-[.N27]))/[.P27]" office:value-type="float" office:value="0.856477568351775" calcext:value-type="float">
            <text:p>0.856477568351775</text:p>
          </table:table-cell>
          <table:table-cell table:formula="of:=DEGREES(ACOS([.Q27]))" office:value-type="float" office:value="31.0766444752162" calcext:value-type="float">
            <text:p>31.0766444752162</text:p>
          </table:table-cell>
          <table:table-cell table:number-columns-repeated="6"/>
          <table:table-cell table:formula="of:=[.M27]-DEGREES(ACOS([.Q27]))" office:value-type="float" office:value="-0.676459787669501" calcext:value-type="float">
            <text:p>-0.6764597876695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31127860882105" calcext:value-type="float">
            <text:p>0.033112786088211</text:p>
          </table:table-cell>
          <table:table-cell table:formula="of:=[.C27]+[.E28]" office:value-type="float" office:value="0.0000160643705129985" calcext:value-type="float">
            <text:p>1.60643705129985E-05</text:p>
          </table:table-cell>
          <table:table-cell table:formula="of:=[$Arkusz3.C21]" office:value-type="float" office:value="0.0000322621930060575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28]*[.C28]+((1/3)*[.E29]+[.C28])*(1/2)*[.E29])/([.C28]+(1/2)*[.E29])" office:value-type="float" office:value="0.00000795742089258658" calcext:value-type="float">
            <text:p>7.95742089258658E-06</text:p>
          </table:table-cell>
          <table:table-cell table:formula="of:=(((1/2)*([.B29]-[.B28])+[.B28])*[.C28]+((2/3)*([.B29]-[.B28])+[.B28])*(1/2)*[.E29])/([.C28]+(1/2)*[.E29])" office:value-type="float" office:value="0.0347726912238254" calcext:value-type="float">
            <text:p>0.034772691223825</text:p>
          </table:table-cell>
          <table:table-cell table:formula="of:=(((1/2)*([.D28]-[.C29])+[.C28]+[.E29])*([.D28]-[.C29])+((2/3)*[.E29]+[.C28])*(1/2)*[.E29])/([.D28]-[.C29]+(1/2)*[.E29])" office:value-type="float" office:value="0.0000240880523711797" calcext:value-type="float">
            <text:p>2.40880523711797E-05</text:p>
          </table:table-cell>
          <table:table-cell table:formula="of:=(((1/2)*([.B29]-[.B28])+[.B28])*([.D28]-[.C29])+((1/3)*([.B29]-[.B28])+[.B28])*(1/2)*[.E29])/([.D28]-[.C29]+(1/2)*[.E29])" office:value-type="float" office:value="0.0347830156137954" calcext:value-type="float">
            <text:p>0.034783015613795</text:p>
          </table:table-cell>
          <table:table-cell table:formula="of:=DEGREES(ATAN(([.G28]-[.I28])/([.H28]-[.F28])))" office:value-type="float" office:value="-32.6212231882538" calcext:value-type="float">
            <text:p>-32.6212231882538</text:p>
          </table:table-cell>
          <table:table-cell table:formula="of:=DEGREES(ATAN(([.C29]-[.C28])/([.B29]-[.B28])))" office:value-type="float" office:value="-0.00516135820858477" calcext:value-type="float">
            <text:p>-0.005161358208585</text:p>
          </table:table-cell>
          <table:table-cell table:formula="of:=[.J28]-[.K28]" office:value-type="float" office:value="-32.6160618300453" calcext:value-type="float">
            <text:p>-32.6160618300453</text:p>
          </table:table-cell>
          <table:table-cell table:formula="of:=ABS([.L28])" office:value-type="float" office:value="32.6160618300453" calcext:value-type="float">
            <text:p>32.6160618300453</text:p>
          </table:table-cell>
          <table:table-cell table:formula="of:=[.B28]+0.5*([.B29]-[.B28])" office:value-type="float" office:value="0.0347779227744068" calcext:value-type="float">
            <text:p>0.034777922774407</text:p>
          </table:table-cell>
          <table:table-cell table:formula="of:=[.C28]+0.5*([.C29]-[.C28])" office:value-type="float" office:value="0.0000159143705129985" calcext:value-type="float">
            <text:p>1.59143705129985E-05</text:p>
          </table:table-cell>
          <table:table-cell table:formula="of:=SQRT(([.B29]-[.N28])^2+([.C29]-[.O28])^2)*SQRT(([.F28]-[.O28])^2+([.G28]-[.N28])^2)" office:value-type="float" office:value="0.0000000158566280886857" calcext:value-type="float">
            <text:p>1.58566280886857E-08</text:p>
          </table:table-cell>
          <table:table-cell table:formula="of:=(-([.B29]-[.N28])*([.F28]-[.O28])+([.C29]-[.O28])*([.G28]-[.N28]))/[.P28]" office:value-type="float" office:value="0.835624912285439" calcext:value-type="float">
            <text:p>0.835624912285439</text:p>
          </table:table-cell>
          <table:table-cell table:formula="of:=DEGREES(ACOS([.Q28]))" office:value-type="float" office:value="33.3190354924521" calcext:value-type="float">
            <text:p>33.3190354924521</text:p>
          </table:table-cell>
          <table:table-cell table:number-columns-repeated="6"/>
          <table:table-cell table:formula="of:=[.M28]-DEGREES(ACOS([.Q28]))" office:value-type="float" office:value="-0.702973662406855" calcext:value-type="float">
            <text:p>-0.70297366240685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64430594606031" calcext:value-type="float">
            <text:p>0.036443059460603</text:p>
          </table:table-cell>
          <table:table-cell table:formula="of:=[.C28]+[.E29]" office:value-type="float" office:value="0.0000157643705129985" calcext:value-type="float">
            <text:p>1.57643705129985E-05</text:p>
          </table:table-cell>
          <table:table-cell table:formula="of:=[$Arkusz3.C22]" office:value-type="float" office:value="0.0000322621930060575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29]*[.C29]+((1/3)*[.E30]+[.C29])*(1/2)*[.E30])/([.C29]+(1/2)*[.E30])" office:value-type="float" office:value="0.00000795742089258658" calcext:value-type="float">
            <text:p>7.95742089258658E-06</text:p>
          </table:table-cell>
          <table:table-cell table:formula="of:=(((1/2)*([.B30]-[.B29])+[.B29])*[.C29]+((2/3)*([.B30]-[.B29])+[.B29])*(1/2)*[.E30])/([.C29]+(1/2)*[.E30])" office:value-type="float" office:value="0.0382662753599212" calcext:value-type="float">
            <text:p>0.038266275359921</text:p>
          </table:table-cell>
          <table:table-cell table:formula="of:=(((1/2)*([.D29]-[.C30])+[.C29]+[.E30])*([.D29]-[.C30])+((2/3)*[.E30]+[.C29])*(1/2)*[.E30])/([.D29]-[.C30]+(1/2)*[.E30])" office:value-type="float" office:value="0.0000240880523711797" calcext:value-type="float">
            <text:p>2.40880523711797E-05</text:p>
          </table:table-cell>
          <table:table-cell table:formula="of:=(((1/2)*([.B30]-[.B29])+[.B29])*([.D29]-[.C30])+((1/3)*([.B30]-[.B29])+[.B29])*(1/2)*[.E30])/([.D29]-[.C30]+(1/2)*[.E30])" office:value-type="float" office:value="0.0382550062328332" calcext:value-type="float">
            <text:p>0.038255006232833</text:p>
          </table:table-cell>
          <table:table-cell table:formula="of:=DEGREES(ATAN(([.G29]-[.I29])/([.H29]-[.F29])))" office:value-type="float" office:value="34.9387893884309" calcext:value-type="float">
            <text:p>34.9387893884309</text:p>
          </table:table-cell>
          <table:table-cell table:formula="of:=DEGREES(ATAN(([.C30]-[.C29])/([.B30]-[.B29])))" office:value-type="float" office:value="0.00472866039464804" calcext:value-type="float">
            <text:p>0.004728660394648</text:p>
          </table:table-cell>
          <table:table-cell table:formula="of:=[.J29]-[.K29]" office:value-type="float" office:value="34.9340607280363" calcext:value-type="float">
            <text:p>34.9340607280363</text:p>
          </table:table-cell>
          <table:table-cell table:formula="of:=ABS([.L29])" office:value-type="float" office:value="34.9340607280363" calcext:value-type="float">
            <text:p>34.9340607280363</text:p>
          </table:table-cell>
          <table:table-cell table:formula="of:=[.B29]+0.5*([.B30]-[.B29])" office:value-type="float" office:value="0.0382605650943713" calcext:value-type="float">
            <text:p>0.038260565094371</text:p>
          </table:table-cell>
          <table:table-cell table:formula="of:=[.C29]+0.5*([.C30]-[.C29])" office:value-type="float" office:value="0.0000159143705129985" calcext:value-type="float">
            <text:p>1.59143705129985E-05</text:p>
          </table:table-cell>
          <table:table-cell table:formula="of:=SQRT(([.B30]-[.N29])^2+([.C30]-[.O29])^2)*SQRT(([.F29]-[.O29])^2+([.G29]-[.N29])^2)" office:value-type="float" office:value="0.0000000178004409015846" calcext:value-type="float">
            <text:p>1.78004409015846E-08</text:p>
          </table:table-cell>
          <table:table-cell table:formula="of:=(-([.B30]-[.N29])*([.F29]-[.O29])+([.C30]-[.O29])*([.G29]-[.N29]))/[.P29]" office:value-type="float" office:value="0.812488712077544" calcext:value-type="float">
            <text:p>0.812488712077544</text:p>
          </table:table-cell>
          <table:table-cell table:formula="of:=DEGREES(ACOS([.Q29]))" office:value-type="float" office:value="35.6601971037626" calcext:value-type="float">
            <text:p>35.6601971037626</text:p>
          </table:table-cell>
          <table:table-cell table:number-columns-repeated="6"/>
          <table:table-cell table:formula="of:=[.M29]-DEGREES(ACOS([.Q29]))" office:value-type="float" office:value="-0.72613637572632" calcext:value-type="float">
            <text:p>-0.7261363757263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00780707281395" calcext:value-type="float">
            <text:p>0.04007807072814</text:p>
          </table:table-cell>
          <table:table-cell table:formula="of:=[.C29]+[.E30]" office:value-type="float" office:value="0.0000160643705129985" calcext:value-type="float">
            <text:p>1.60643705129985E-05</text:p>
          </table:table-cell>
          <table:table-cell table:formula="of:=[$Arkusz3.C23]" office:value-type="float" office:value="0.0000322621930060575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30]*[.C30]+((1/3)*[.E31]+[.C30])*(1/2)*[.E31])/([.C30]+(1/2)*[.E31])" office:value-type="float" office:value="0.00000795742089258658" calcext:value-type="float">
            <text:p>7.95742089258658E-06</text:p>
          </table:table-cell>
          <table:table-cell table:formula="of:=(((1/2)*([.B31]-[.B30])+[.B30])*[.C30]+((2/3)*([.B31]-[.B30])+[.B30])*(1/2)*[.E31])/([.C30]+(1/2)*[.E31])" office:value-type="float" office:value="0.0420569066131337" calcext:value-type="float">
            <text:p>0.042056906613134</text:p>
          </table:table-cell>
          <table:table-cell table:formula="of:=(((1/2)*([.D30]-[.C31])+[.C30]+[.E31])*([.D30]-[.C31])+((2/3)*[.E31]+[.C30])*(1/2)*[.E31])/([.D30]-[.C31]+(1/2)*[.E31])" office:value-type="float" office:value="0.0000240880523711797" calcext:value-type="float">
            <text:p>2.40880523711797E-05</text:p>
          </table:table-cell>
          <table:table-cell table:formula="of:=(((1/2)*([.B31]-[.B30])+[.B30])*([.D30]-[.C31])+((1/3)*([.B31]-[.B30])+[.B30])*(1/2)*[.E31])/([.D30]-[.C31]+(1/2)*[.E31])" office:value-type="float" office:value="0.0420692147100995" calcext:value-type="float">
            <text:p>0.0420692147101</text:p>
          </table:table-cell>
          <table:table-cell table:formula="of:=DEGREES(ATAN(([.G30]-[.I30])/([.H30]-[.F30])))" office:value-type="float" office:value="-37.3445860175473" calcext:value-type="float">
            <text:p>-37.3445860175473</text:p>
          </table:table-cell>
          <table:table-cell table:formula="of:=DEGREES(ATAN(([.C31]-[.C30])/([.B31]-[.B30])))" office:value-type="float" office:value="-0.00432949749345756" calcext:value-type="float">
            <text:p>-0.004329497493458</text:p>
          </table:table-cell>
          <table:table-cell table:formula="of:=[.J30]-[.K30]" office:value-type="float" office:value="-37.3402565200538" calcext:value-type="float">
            <text:p>-37.3402565200538</text:p>
          </table:table-cell>
          <table:table-cell table:formula="of:=ABS([.L30])" office:value-type="float" office:value="37.3402565200538" calcext:value-type="float">
            <text:p>37.3402565200538</text:p>
          </table:table-cell>
          <table:table-cell table:formula="of:=[.B30]+0.5*([.B31]-[.B30])" office:value-type="float" office:value="0.0420631433430543" calcext:value-type="float">
            <text:p>0.042063143343054</text:p>
          </table:table-cell>
          <table:table-cell table:formula="of:=[.C30]+0.5*([.C31]-[.C30])" office:value-type="float" office:value="0.0000159143705129985" calcext:value-type="float">
            <text:p>1.59143705129985E-05</text:p>
          </table:table-cell>
          <table:table-cell table:formula="of:=SQRT(([.B31]-[.N30])^2+([.C31]-[.O30])^2)*SQRT(([.F30]-[.O30])^2+([.G30]-[.N30])^2)" office:value-type="float" office:value="0.000000020068863043224" calcext:value-type="float">
            <text:p>2.0068863043224E-08</text:p>
          </table:table-cell>
          <table:table-cell table:formula="of:=(-([.B31]-[.N30])*([.F30]-[.O30])+([.C31]-[.O30])*([.G30]-[.N30]))/[.P30]" office:value-type="float" office:value="0.787092834566804" calcext:value-type="float">
            <text:p>0.787092834566804</text:p>
          </table:table-cell>
          <table:table-cell table:formula="of:=DEGREES(ACOS([.Q30]))" office:value-type="float" office:value="38.0853436860663" calcext:value-type="float">
            <text:p>38.0853436860663</text:p>
          </table:table-cell>
          <table:table-cell table:number-columns-repeated="6"/>
          <table:table-cell table:formula="of:=[.M30]-DEGREES(ACOS([.Q30]))" office:value-type="float" office:value="-0.745087166012517" calcext:value-type="float">
            <text:p>-0.74508716601251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4048215957969" calcext:value-type="float">
            <text:p>0.044048215957969</text:p>
          </table:table-cell>
          <table:table-cell table:formula="of:=[.C30]+[.E31]" office:value-type="float" office:value="0.0000157643705129985" calcext:value-type="float">
            <text:p>1.57643705129985E-05</text:p>
          </table:table-cell>
          <table:table-cell table:formula="of:=[$Arkusz3.C24]" office:value-type="float" office:value="0.0000322621930060576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31]*[.C31]+((1/3)*[.E32]+[.C31])*(1/2)*[.E32])/([.C31]+(1/2)*[.E32])" office:value-type="float" office:value="0.00000795742089258658" calcext:value-type="float">
            <text:p>7.95742089258658E-06</text:p>
          </table:table-cell>
          <table:table-cell table:formula="of:=(((1/2)*([.B32]-[.B31])+[.B31])*[.C31]+((2/3)*([.B32]-[.B31])+[.B31])*(1/2)*[.E32])/([.C31]+(1/2)*[.E32])" office:value-type="float" office:value="0.0462242701334497" calcext:value-type="float">
            <text:p>0.04622427013345</text:p>
          </table:table-cell>
          <table:table-cell table:formula="of:=(((1/2)*([.D31]-[.C32])+[.C31]+[.E32])*([.D31]-[.C32])+((2/3)*[.E32]+[.C31])*(1/2)*[.E32])/([.D31]-[.C32]+(1/2)*[.E32])" office:value-type="float" office:value="0.0000240880523711797" calcext:value-type="float">
            <text:p>2.40880523711797E-05</text:p>
          </table:table-cell>
          <table:table-cell table:formula="of:=(((1/2)*([.B32]-[.B31])+[.B31])*([.D31]-[.C32])+((1/3)*([.B32]-[.B31])+[.B31])*(1/2)*[.E32])/([.D31]-[.C32]+(1/2)*[.E32])" office:value-type="float" office:value="0.0462108201459507" calcext:value-type="float">
            <text:p>0.046210820145951</text:p>
          </table:table-cell>
          <table:table-cell table:formula="of:=DEGREES(ATAN(([.G31]-[.I31])/([.H31]-[.F31])))" office:value-type="float" office:value="39.8219066724269" calcext:value-type="float">
            <text:p>39.8219066724269</text:p>
          </table:table-cell>
          <table:table-cell table:formula="of:=DEGREES(ATAN(([.C32]-[.C31])/([.B32]-[.B31])))" office:value-type="float" office:value="0.00396192747265886" calcext:value-type="float">
            <text:p>0.003961927472659</text:p>
          </table:table-cell>
          <table:table-cell table:formula="of:=[.J31]-[.K31]" office:value-type="float" office:value="39.8179447449542" calcext:value-type="float">
            <text:p>39.8179447449542</text:p>
          </table:table-cell>
          <table:table-cell table:formula="of:=ABS([.L31])" office:value-type="float" office:value="39.8179447449542" calcext:value-type="float">
            <text:p>39.8179447449542</text:p>
          </table:table-cell>
          <table:table-cell table:formula="of:=[.B31]+0.5*([.B32]-[.B31])" office:value-type="float" office:value="0.0462174547874463" calcext:value-type="float">
            <text:p>0.046217454787446</text:p>
          </table:table-cell>
          <table:table-cell table:formula="of:=[.C31]+0.5*([.C32]-[.C31])" office:value-type="float" office:value="0.0000159143705129985" calcext:value-type="float">
            <text:p>1.59143705129985E-05</text:p>
          </table:table-cell>
          <table:table-cell table:formula="of:=SQRT(([.B32]-[.N31])^2+([.C32]-[.O31])^2)*SQRT(([.F31]-[.O31])^2+([.G31]-[.N31])^2)" office:value-type="float" office:value="0.0000000227265416802034" calcext:value-type="float">
            <text:p>2.27265416802034E-08</text:p>
          </table:table-cell>
          <table:table-cell table:formula="of:=(-([.B32]-[.N31])*([.F31]-[.O31])+([.C32]-[.O31])*([.G31]-[.N31]))/[.P31]" office:value-type="float" office:value="0.759532472013923" calcext:value-type="float">
            <text:p>0.759532472013923</text:p>
          </table:table-cell>
          <table:table-cell table:formula="of:=DEGREES(ACOS([.Q31]))" office:value-type="float" office:value="40.5770010263838" calcext:value-type="float">
            <text:p>40.5770010263838</text:p>
          </table:table-cell>
          <table:table-cell table:number-columns-repeated="6"/>
          <table:table-cell table:formula="of:=[.M31]-DEGREES(ACOS([.Q31]))" office:value-type="float" office:value="-0.759056281429551" calcext:value-type="float">
            <text:p>-0.75905628142955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83866936169235" calcext:value-type="float">
            <text:p>0.048386693616924</text:p>
          </table:table-cell>
          <table:table-cell table:formula="of:=[.C31]+[.E32]" office:value-type="float" office:value="0.0000160643705129985" calcext:value-type="float">
            <text:p>1.60643705129985E-05</text:p>
          </table:table-cell>
          <table:table-cell table:formula="of:=[$Arkusz3.C25]" office:value-type="float" office:value="0.0000322621930060577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32]*[.C32]+((1/3)*[.E33]+[.C32])*(1/2)*[.E33])/([.C32]+(1/2)*[.E33])" office:value-type="float" office:value="0.00000795742089258658" calcext:value-type="float">
            <text:p>7.95742089258658E-06</text:p>
          </table:table-cell>
          <table:table-cell table:formula="of:=(((1/2)*([.B33]-[.B32])+[.B32])*[.C32]+((2/3)*([.B33]-[.B32])+[.B32])*(1/2)*[.E33])/([.C32]+(1/2)*[.E33])" office:value-type="float" office:value="0.0507507869452776" calcext:value-type="float">
            <text:p>0.050750786945278</text:p>
          </table:table-cell>
          <table:table-cell table:formula="of:=(((1/2)*([.D32]-[.C33])+[.C32]+[.E33])*([.D32]-[.C33])+((2/3)*[.E33]+[.C32])*(1/2)*[.E33])/([.D32]-[.C33]+(1/2)*[.E33])" office:value-type="float" office:value="0.0000240880523711798" calcext:value-type="float">
            <text:p>2.40880523711798E-05</text:p>
          </table:table-cell>
          <table:table-cell table:formula="of:=(((1/2)*([.B33]-[.B32])+[.B32])*([.D32]-[.C33])+((1/3)*([.B33]-[.B32])+[.B32])*(1/2)*[.E33])/([.D32]-[.C33]+(1/2)*[.E33])" office:value-type="float" office:value="0.0507654912924861" calcext:value-type="float">
            <text:p>0.050765491292486</text:p>
          </table:table-cell>
          <table:table-cell table:formula="of:=DEGREES(ATAN(([.G32]-[.I32])/([.H32]-[.F32])))" office:value-type="float" office:value="-42.3516485004025" calcext:value-type="float">
            <text:p>-42.3516485004025</text:p>
          </table:table-cell>
          <table:table-cell table:formula="of:=DEGREES(ATAN(([.C33]-[.C32])/([.B33]-[.B32])))" office:value-type="float" office:value="-0.00362395380341959" calcext:value-type="float">
            <text:p>-0.00362395380342</text:p>
          </table:table-cell>
          <table:table-cell table:formula="of:=[.J32]-[.K32]" office:value-type="float" office:value="-42.3480245465991" calcext:value-type="float">
            <text:p>-42.3480245465991</text:p>
          </table:table-cell>
          <table:table-cell table:formula="of:=ABS([.L32])" office:value-type="float" office:value="42.3480245465991" calcext:value-type="float">
            <text:p>42.3480245465991</text:p>
          </table:table-cell>
          <table:table-cell table:formula="of:=[.B32]+0.5*([.B33]-[.B32])" office:value-type="float" office:value="0.0507582378974803" calcext:value-type="float">
            <text:p>0.05075823789748</text:p>
          </table:table-cell>
          <table:table-cell table:formula="of:=[.C32]+0.5*([.C33]-[.C32])" office:value-type="float" office:value="0.0000159143705129985" calcext:value-type="float">
            <text:p>1.59143705129985E-05</text:p>
          </table:table-cell>
          <table:table-cell table:formula="of:=SQRT(([.B33]-[.N32])^2+([.C33]-[.O32])^2)*SQRT(([.F32]-[.O32])^2+([.G32]-[.N32])^2)" office:value-type="float" office:value="0.0000000258519796284254" calcext:value-type="float">
            <text:p>2.58519796284254E-08</text:p>
          </table:table-cell>
          <table:table-cell table:formula="of:=(-([.B33]-[.N32])*([.F32]-[.O32])+([.C33]-[.O32])*([.G32]-[.N32]))/[.P32]" office:value-type="float" office:value="0.729977985324054" calcext:value-type="float">
            <text:p>0.729977985324054</text:p>
          </table:table-cell>
          <table:table-cell table:formula="of:=DEGREES(ACOS([.Q32]))" office:value-type="float" office:value="43.1154514819153" calcext:value-type="float">
            <text:p>43.1154514819153</text:p>
          </table:table-cell>
          <table:table-cell table:number-columns-repeated="6"/>
          <table:table-cell table:formula="of:=[.M32]-DEGREES(ACOS([.Q32]))" office:value-type="float" office:value="-0.767426935316202" calcext:value-type="float">
            <text:p>-0.76742693531620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53129782178037" calcext:value-type="float">
            <text:p>0.053129782178037</text:p>
          </table:table-cell>
          <table:table-cell table:formula="of:=[.C32]+[.E33]" office:value-type="float" office:value="0.0000157643705129985" calcext:value-type="float">
            <text:p>1.57643705129985E-05</text:p>
          </table:table-cell>
          <table:table-cell table:formula="of:=[$Arkusz3.C26]" office:value-type="float" office:value="0.0000322621930060577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33]*[.C33]+((1/3)*[.E34]+[.C33])*(1/2)*[.E34])/([.C33]+(1/2)*[.E34])" office:value-type="float" office:value="0.00000795742089258658" calcext:value-type="float">
            <text:p>7.95742089258658E-06</text:p>
          </table:table-cell>
          <table:table-cell table:formula="of:=(((1/2)*([.B34]-[.B33])+[.B33])*[.C33]+((2/3)*([.B34]-[.B33])+[.B33])*(1/2)*[.E34])/([.C33]+(1/2)*[.E34])" office:value-type="float" office:value="0.0557316116935758" calcext:value-type="float">
            <text:p>0.055731611693576</text:p>
          </table:table-cell>
          <table:table-cell table:formula="of:=(((1/2)*([.D33]-[.C34])+[.C33]+[.E34])*([.D33]-[.C34])+((2/3)*[.E34]+[.C33])*(1/2)*[.E34])/([.D33]-[.C34]+(1/2)*[.E34])" office:value-type="float" office:value="0.0000240880523711798" calcext:value-type="float">
            <text:p>2.40880523711798E-05</text:p>
          </table:table-cell>
          <table:table-cell table:formula="of:=(((1/2)*([.B34]-[.B33])+[.B33])*([.D33]-[.C34])+((1/3)*([.B34]-[.B33])+[.B33])*(1/2)*[.E34])/([.D33]-[.C34]+(1/2)*[.E34])" office:value-type="float" office:value="0.0557155300284901" calcext:value-type="float">
            <text:p>0.05571553002849</text:p>
          </table:table-cell>
          <table:table-cell table:formula="of:=DEGREES(ATAN(([.G33]-[.I33])/([.H33]-[.F33])))" office:value-type="float" office:value="44.9129038974038" calcext:value-type="float">
            <text:p>44.9129038974038</text:p>
          </table:table-cell>
          <table:table-cell table:formula="of:=DEGREES(ATAN(([.C34]-[.C33])/([.B34]-[.B33])))" office:value-type="float" office:value="0.00331357945340821" calcext:value-type="float">
            <text:p>0.003313579453408</text:p>
          </table:table-cell>
          <table:table-cell table:formula="of:=[.J33]-[.K33]" office:value-type="float" office:value="44.9095903179504" calcext:value-type="float">
            <text:p>44.9095903179504</text:p>
          </table:table-cell>
          <table:table-cell table:formula="of:=ABS([.L33])" office:value-type="float" office:value="44.9095903179504" calcext:value-type="float">
            <text:p>44.9095903179504</text:p>
          </table:table-cell>
          <table:table-cell table:formula="of:=[.B33]+0.5*([.B34]-[.B33])" office:value-type="float" office:value="0.0557234628301007" calcext:value-type="float">
            <text:p>0.055723462830101</text:p>
          </table:table-cell>
          <table:table-cell table:formula="of:=[.C33]+0.5*([.C34]-[.C33])" office:value-type="float" office:value="0.0000159143705129985" calcext:value-type="float">
            <text:p>1.59143705129985E-05</text:p>
          </table:table-cell>
          <table:table-cell table:formula="of:=SQRT(([.B34]-[.N33])^2+([.C34]-[.O33])^2)*SQRT(([.F33]-[.O33])^2+([.G33]-[.N33])^2)" office:value-type="float" office:value="0.0000000295403060150554" calcext:value-type="float">
            <text:p>2.95403060150554E-08</text:p>
          </table:table-cell>
          <table:table-cell table:formula="of:=(-([.B34]-[.N33])*([.F33]-[.O33])+([.C34]-[.O33])*([.G33]-[.N33]))/[.P33]" office:value-type="float" office:value="0.698672809919793" calcext:value-type="float">
            <text:p>0.698672809919793</text:p>
          </table:table-cell>
          <table:table-cell table:formula="of:=DEGREES(ACOS([.Q33]))" office:value-type="float" office:value="45.6793798967043" calcext:value-type="float">
            <text:p>45.6793798967043</text:p>
          </table:table-cell>
          <table:table-cell table:number-columns-repeated="6"/>
          <table:table-cell table:formula="of:=[.M33]-DEGREES(ACOS([.Q33]))" office:value-type="float" office:value="-0.769789578753873" calcext:value-type="float">
            <text:p>-0.76978957875387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583171434821644" calcext:value-type="float">
            <text:p>0.058317143482164</text:p>
          </table:table-cell>
          <table:table-cell table:formula="of:=[.C33]+[.E34]" office:value-type="float" office:value="0.0000160643705129985" calcext:value-type="float">
            <text:p>1.60643705129985E-05</text:p>
          </table:table-cell>
          <table:table-cell table:formula="of:=[$Arkusz3.C27]" office:value-type="float" office:value="0.0000322621930060578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34]*[.C34]+((1/3)*[.E35]+[.C34])*(1/2)*[.E35])/([.C34]+(1/2)*[.E35])" office:value-type="float" office:value="0.00000795742089258658" calcext:value-type="float">
            <text:p>7.95742089258658E-06</text:p>
          </table:table-cell>
          <table:table-cell table:formula="of:=(((1/2)*([.B35]-[.B34])+[.B34])*[.C34]+((2/3)*([.B35]-[.B34])+[.B34])*(1/2)*[.E35])/([.C34]+(1/2)*[.E35])" office:value-type="float" office:value="0.0611457340210165" calcext:value-type="float">
            <text:p>0.061145734021017</text:p>
          </table:table-cell>
          <table:table-cell table:formula="of:=(((1/2)*([.D34]-[.C35])+[.C34]+[.E35])*([.D34]-[.C35])+((2/3)*[.E35]+[.C34])*(1/2)*[.E35])/([.D34]-[.C35]+(1/2)*[.E35])" office:value-type="float" office:value="0.0000240880523711798" calcext:value-type="float">
            <text:p>2.40880523711798E-05</text:p>
          </table:table-cell>
          <table:table-cell table:formula="of:=(((1/2)*([.B35]-[.B34])+[.B34])*([.D34]-[.C35])+((1/3)*([.B35]-[.B34])+[.B34])*(1/2)*[.E35])/([.D34]-[.C35]+(1/2)*[.E35])" office:value-type="float" office:value="0.0611633274793183" calcext:value-type="float">
            <text:p>0.061163327479318</text:p>
          </table:table-cell>
          <table:table-cell table:formula="of:=DEGREES(ATAN(([.G34]-[.I34])/([.H34]-[.F34])))" office:value-type="float" office:value="-47.4837229877922" calcext:value-type="float">
            <text:p>-47.4837229877922</text:p>
          </table:table-cell>
          <table:table-cell table:formula="of:=DEGREES(ATAN(([.C35]-[.C34])/([.B35]-[.B34])))" office:value-type="float" office:value="-0.00302884595514794" calcext:value-type="float">
            <text:p>-0.003028845955148</text:p>
          </table:table-cell>
          <table:table-cell table:formula="of:=[.J34]-[.K34]" office:value-type="float" office:value="-47.480694141837" calcext:value-type="float">
            <text:p>-47.480694141837</text:p>
          </table:table-cell>
          <table:table-cell table:formula="of:=ABS([.L34])" office:value-type="float" office:value="47.480694141837" calcext:value-type="float">
            <text:p>47.480694141837</text:p>
          </table:table-cell>
          <table:table-cell table:formula="of:=[.B34]+0.5*([.B35]-[.B34])" office:value-type="float" office:value="0.0611546489367912" calcext:value-type="float">
            <text:p>0.061154648936791</text:p>
          </table:table-cell>
          <table:table-cell table:formula="of:=[.C34]+0.5*([.C35]-[.C34])" office:value-type="float" office:value="0.0000159143705129985" calcext:value-type="float">
            <text:p>1.59143705129985E-05</text:p>
          </table:table-cell>
          <table:table-cell table:formula="of:=SQRT(([.B35]-[.N34])^2+([.C35]-[.O34])^2)*SQRT(([.F34]-[.O34])^2+([.G34]-[.N34])^2)" office:value-type="float" office:value="0.0000000339065601726033" calcext:value-type="float">
            <text:p>3.39065601726033E-08</text:p>
          </table:table-cell>
          <table:table-cell table:formula="of:=(-([.B35]-[.N34])*([.F34]-[.O34])+([.C35]-[.O34])*([.G34]-[.N34]))/[.P34]" office:value-type="float" office:value="0.665924973590208" calcext:value-type="float">
            <text:p>0.665924973590208</text:p>
          </table:table-cell>
          <table:table-cell table:formula="of:=DEGREES(ACOS([.Q34]))" office:value-type="float" office:value="48.2466739737998" calcext:value-type="float">
            <text:p>48.2466739737998</text:p>
          </table:table-cell>
          <table:table-cell table:number-columns-repeated="6"/>
          <table:table-cell table:formula="of:=[.M34]-DEGREES(ACOS([.Q34]))" office:value-type="float" office:value="-0.765979831962738" calcext:value-type="float">
            <text:p>-0.76597983196273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3992154391418" calcext:value-type="float">
            <text:p>0.063992154391418</text:p>
          </table:table-cell>
          <table:table-cell table:formula="of:=[.C34]+[.E35]" office:value-type="float" office:value="0.0000157643705129985" calcext:value-type="float">
            <text:p>1.57643705129985E-05</text:p>
          </table:table-cell>
          <table:table-cell table:formula="of:=[$Arkusz3.C28]" office:value-type="float" office:value="0.0000322621930060579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35]*[.C35]+((1/3)*[.E36]+[.C35])*(1/2)*[.E36])/([.C35]+(1/2)*[.E36])" office:value-type="float" office:value="0.00000795742089258658" calcext:value-type="float">
            <text:p>7.95742089258658E-06</text:p>
          </table:table-cell>
          <table:table-cell table:formula="of:=(((1/2)*([.B36]-[.B35])+[.B35])*[.C35]+((2/3)*([.B36]-[.B35])+[.B35])*(1/2)*[.E36])/([.C35]+(1/2)*[.E36])" office:value-type="float" office:value="0.0671069674644197" calcext:value-type="float">
            <text:p>0.06710696746442</text:p>
          </table:table-cell>
          <table:table-cell table:formula="of:=(((1/2)*([.D35]-[.C36])+[.C35]+[.E36])*([.D35]-[.C36])+((2/3)*[.E36]+[.C35])*(1/2)*[.E36])/([.D35]-[.C36]+(1/2)*[.E36])" office:value-type="float" office:value="0.0000240880523711799" calcext:value-type="float">
            <text:p>2.40880523711799E-05</text:p>
          </table:table-cell>
          <table:table-cell table:formula="of:=(((1/2)*([.B36]-[.B35])+[.B35])*([.D35]-[.C36])+((1/3)*([.B36]-[.B35])+[.B35])*(1/2)*[.E36])/([.D35]-[.C36]+(1/2)*[.E36])" office:value-type="float" office:value="0.0670877150959053" calcext:value-type="float">
            <text:p>0.067087715095905</text:p>
          </table:table-cell>
          <table:table-cell table:formula="of:=DEGREES(ATAN(([.G35]-[.I35])/([.H35]-[.F35])))" office:value-type="float" office:value="50.041981282223" calcext:value-type="float">
            <text:p>50.041981282223</text:p>
          </table:table-cell>
          <table:table-cell table:formula="of:=DEGREES(ATAN(([.C36]-[.C35])/([.B36]-[.B35])))" office:value-type="float" office:value="0.00276786074310308" calcext:value-type="float">
            <text:p>0.002767860743103</text:p>
          </table:table-cell>
          <table:table-cell table:formula="of:=[.J35]-[.K35]" office:value-type="float" office:value="50.0392134214799" calcext:value-type="float">
            <text:p>50.0392134214799</text:p>
          </table:table-cell>
          <table:table-cell table:formula="of:=ABS([.L35])" office:value-type="float" office:value="50.0392134214799" calcext:value-type="float">
            <text:p>50.0392134214799</text:p>
          </table:table-cell>
          <table:table-cell table:formula="of:=[.B35]+0.5*([.B36]-[.B35])" office:value-type="float" office:value="0.0670972119495672" calcext:value-type="float">
            <text:p>0.067097211949567</text:p>
          </table:table-cell>
          <table:table-cell table:formula="of:=[.C35]+0.5*([.C36]-[.C35])" office:value-type="float" office:value="0.0000159143705129985" calcext:value-type="float">
            <text:p>1.59143705129985E-05</text:p>
          </table:table-cell>
          <table:table-cell table:formula="of:=SQRT(([.B36]-[.N35])^2+([.C36]-[.O35])^2)*SQRT(([.F35]-[.O35])^2+([.G35]-[.N35])^2)" office:value-type="float" office:value="0.0000000390895938535363" calcext:value-type="float">
            <text:p>3.90895938535363E-08</text:p>
          </table:table-cell>
          <table:table-cell table:formula="of:=(-([.B36]-[.N35])*([.F35]-[.O35])+([.C36]-[.O35])*([.G35]-[.N35]))/[.P35]" office:value-type="float" office:value="0.632092775854347" calcext:value-type="float">
            <text:p>0.632092775854347</text:p>
          </table:table-cell>
          <table:table-cell table:formula="of:=DEGREES(ACOS([.Q35]))" office:value-type="float" office:value="50.7953069317795" calcext:value-type="float">
            <text:p>50.7953069317795</text:p>
          </table:table-cell>
          <table:table-cell table:number-columns-repeated="6"/>
          <table:table-cell table:formula="of:=[.M35]-DEGREES(ACOS([.Q35]))" office:value-type="float" office:value="-0.756093510299635" calcext:value-type="float">
            <text:p>-0.75609351029963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02022695077165" calcext:value-type="float">
            <text:p>0.070202269507717</text:p>
          </table:table-cell>
          <table:table-cell table:formula="of:=[.C35]+[.E36]" office:value-type="float" office:value="0.0000160643705129985" calcext:value-type="float">
            <text:p>1.60643705129985E-05</text:p>
          </table:table-cell>
          <table:table-cell table:formula="of:=[$Arkusz3.C29]" office:value-type="float" office:value="0.0000322621930060579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36]*[.C36]+((1/3)*[.E37]+[.C36])*(1/2)*[.E37])/([.C36]+(1/2)*[.E37])" office:value-type="float" office:value="0.00000795742089258658" calcext:value-type="float">
            <text:p>7.95742089258658E-06</text:p>
          </table:table-cell>
          <table:table-cell table:formula="of:=(((1/2)*([.B37]-[.B36])+[.B36])*[.C36]+((2/3)*([.B37]-[.B36])+[.B36])*(1/2)*[.E37])/([.C36]+(1/2)*[.E37])" office:value-type="float" office:value="0.0735901660587917" calcext:value-type="float">
            <text:p>0.073590166058792</text:p>
          </table:table-cell>
          <table:table-cell table:formula="of:=(((1/2)*([.D36]-[.C37])+[.C36]+[.E37])*([.D36]-[.C37])+((2/3)*[.E37]+[.C36])*(1/2)*[.E37])/([.D36]-[.C37]+(1/2)*[.E37])" office:value-type="float" office:value="0.0000240880523711799" calcext:value-type="float">
            <text:p>2.40880523711799E-05</text:p>
          </table:table-cell>
          <table:table-cell table:formula="of:=(((1/2)*([.B37]-[.B36])+[.B36])*([.D36]-[.C37])+((1/3)*([.B37]-[.B36])+[.B36])*(1/2)*[.E37])/([.D36]-[.C37]+(1/2)*[.E37])" office:value-type="float" office:value="0.0736112383263693" calcext:value-type="float">
            <text:p>0.073611238326369</text:p>
          </table:table-cell>
          <table:table-cell table:formula="of:=DEGREES(ATAN(([.G36]-[.I36])/([.H36]-[.F36])))" office:value-type="float" office:value="-52.5662685541627" calcext:value-type="float">
            <text:p>-52.5662685541627</text:p>
          </table:table-cell>
          <table:table-cell table:formula="of:=DEGREES(ATAN(([.C37]-[.C36])/([.B37]-[.B36])))" office:value-type="float" office:value="-0.00252881541264019" calcext:value-type="float">
            <text:p>-0.00252881541264</text:p>
          </table:table-cell>
          <table:table-cell table:formula="of:=[.J36]-[.K36]" office:value-type="float" office:value="-52.5637397387501" calcext:value-type="float">
            <text:p>-52.5637397387501</text:p>
          </table:table-cell>
          <table:table-cell table:formula="of:=ABS([.L36])" office:value-type="float" office:value="52.5637397387501" calcext:value-type="float">
            <text:p>52.5637397387501</text:p>
          </table:table-cell>
          <table:table-cell table:formula="of:=[.B36]+0.5*([.B37]-[.B36])" office:value-type="float" office:value="0.0736008437486133" calcext:value-type="float">
            <text:p>0.073600843748613</text:p>
          </table:table-cell>
          <table:table-cell table:formula="of:=[.C36]+0.5*([.C37]-[.C36])" office:value-type="float" office:value="0.0000159143705129985" calcext:value-type="float">
            <text:p>1.59143705129985E-05</text:p>
          </table:table-cell>
          <table:table-cell table:formula="of:=SQRT(([.B37]-[.N36])^2+([.C37]-[.O36])^2)*SQRT(([.F36]-[.O36])^2+([.G36]-[.N36])^2)" office:value-type="float" office:value="0.0000000452567227961373" calcext:value-type="float">
            <text:p>4.52567227961373E-08</text:p>
          </table:table-cell>
          <table:table-cell table:formula="of:=(-([.B37]-[.N36])*([.F36]-[.O36])+([.C37]-[.O36])*([.G36]-[.N36]))/[.P36]" office:value-type="float" office:value="0.597566151471908" calcext:value-type="float">
            <text:p>0.597566151471908</text:p>
          </table:table-cell>
          <table:table-cell table:formula="of:=DEGREES(ACOS([.Q36]))" office:value-type="float" office:value="53.3042157687194" calcext:value-type="float">
            <text:p>53.3042157687194</text:p>
          </table:table-cell>
          <table:table-cell table:number-columns-repeated="6"/>
          <table:table-cell table:formula="of:=[.M36]-DEGREES(ACOS([.Q36]))" office:value-type="float" office:value="-0.740476029969351" calcext:value-type="float">
            <text:p>-0.74047602996935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69994179895101" calcext:value-type="float">
            <text:p>0.07699941798951</text:p>
          </table:table-cell>
          <table:table-cell table:formula="of:=[.C36]+[.E37]" office:value-type="float" office:value="0.0000157643705129985" calcext:value-type="float">
            <text:p>1.57643705129985E-05</text:p>
          </table:table-cell>
          <table:table-cell table:formula="of:=[$Arkusz3.C30]" office:value-type="float" office:value="0.000032262193006058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37]*[.C37]+((1/3)*[.E38]+[.C37])*(1/2)*[.E38])/([.C37]+(1/2)*[.E38])" office:value-type="float" office:value="0.00000795742089258658" calcext:value-type="float">
            <text:p>7.95742089258658E-06</text:p>
          </table:table-cell>
          <table:table-cell table:formula="of:=(((1/2)*([.B38]-[.B37])+[.B37])*[.C37]+((2/3)*([.B38]-[.B37])+[.B37])*(1/2)*[.E38])/([.C37]+(1/2)*[.E38])" office:value-type="float" office:value="0.0807316170391275" calcext:value-type="float">
            <text:p>0.080731617039128</text:p>
          </table:table-cell>
          <table:table-cell table:formula="of:=(((1/2)*([.D37]-[.C38])+[.C37]+[.E38])*([.D37]-[.C38])+((2/3)*[.E38]+[.C37])*(1/2)*[.E38])/([.D37]-[.C38]+(1/2)*[.E38])" office:value-type="float" office:value="0.0000240880523711799" calcext:value-type="float">
            <text:p>2.40880523711799E-05</text:p>
          </table:table-cell>
          <table:table-cell table:formula="of:=(((1/2)*([.B38]-[.B37])+[.B37])*([.D37]-[.C38])+((1/3)*([.B38]-[.B37])+[.B37])*(1/2)*[.E38])/([.D37]-[.C38]+(1/2)*[.E38])" office:value-type="float" office:value="0.0807085486655885" calcext:value-type="float">
            <text:p>0.080708548665589</text:p>
          </table:table-cell>
          <table:table-cell table:formula="of:=DEGREES(ATAN(([.G37]-[.I37])/([.H37]-[.F37])))" office:value-type="float" office:value="55.0367112166015" calcext:value-type="float">
            <text:p>55.0367112166015</text:p>
          </table:table-cell>
          <table:table-cell table:formula="of:=DEGREES(ATAN(([.C38]-[.C37])/([.B38]-[.B37])))" office:value-type="float" office:value="0.00230999705918278" calcext:value-type="float">
            <text:p>0.002309997059183</text:p>
          </table:table-cell>
          <table:table-cell table:formula="of:=[.J37]-[.K37]" office:value-type="float" office:value="55.0344012195423" calcext:value-type="float">
            <text:p>55.0344012195423</text:p>
          </table:table-cell>
          <table:table-cell table:formula="of:=ABS([.L37])" office:value-type="float" office:value="55.0344012195423" calcext:value-type="float">
            <text:p>55.0344012195423</text:p>
          </table:table-cell>
          <table:table-cell table:formula="of:=[.B37]+0.5*([.B38]-[.B37])" office:value-type="float" office:value="0.0807199278871921" calcext:value-type="float">
            <text:p>0.080719927887192</text:p>
          </table:table-cell>
          <table:table-cell table:formula="of:=[.C37]+0.5*([.C38]-[.C37])" office:value-type="float" office:value="0.0000159143705129985" calcext:value-type="float">
            <text:p>1.59143705129985E-05</text:p>
          </table:table-cell>
          <table:table-cell table:formula="of:=SQRT(([.B38]-[.N37])^2+([.C38]-[.O37])^2)*SQRT(([.F37]-[.O37])^2+([.G37]-[.N37])^2)" office:value-type="float" office:value="0.0000000526092887718769" calcext:value-type="float">
            <text:p>5.26092887718769E-08</text:p>
          </table:table-cell>
          <table:table-cell table:formula="of:=(-([.B38]-[.N37])*([.F37]-[.O37])+([.C38]-[.O37])*([.G37]-[.N37]))/[.P37]" office:value-type="float" office:value="0.562745931032539" calcext:value-type="float">
            <text:p>0.562745931032539</text:p>
          </table:table-cell>
          <table:table-cell table:formula="of:=DEGREES(ACOS([.Q37]))" office:value-type="float" office:value="55.7540893050565" calcext:value-type="float">
            <text:p>55.7540893050565</text:p>
          </table:table-cell>
          <table:table-cell table:number-columns-repeated="6"/>
          <table:table-cell table:formula="of:=[.M37]-DEGREES(ACOS([.Q37]))" office:value-type="float" office:value="-0.719688085514207" calcext:value-type="float">
            <text:p>-0.71968808551420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84440437784874" calcext:value-type="float">
            <text:p>0.084440437784874</text:p>
          </table:table-cell>
          <table:table-cell table:formula="of:=[.C37]+[.E38]" office:value-type="float" office:value="0.0000160643705129985" calcext:value-type="float">
            <text:p>1.60643705129985E-05</text:p>
          </table:table-cell>
          <table:table-cell table:formula="of:=[$Arkusz3.C31]" office:value-type="float" office:value="0.0000322621930060581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38]*[.C38]+((1/3)*[.E39]+[.C38])*(1/2)*[.E39])/([.C38]+(1/2)*[.E39])" office:value-type="float" office:value="0.00000795742089258658" calcext:value-type="float">
            <text:p>7.95742089258658E-06</text:p>
          </table:table-cell>
          <table:table-cell table:formula="of:=(((1/2)*([.B39]-[.B38])+[.B38])*[.C38]+((2/3)*([.B39]-[.B38])+[.B38])*(1/2)*[.E39])/([.C38]+(1/2)*[.E39])" office:value-type="float" office:value="0.088501195989388" calcext:value-type="float">
            <text:p>0.088501195989388</text:p>
          </table:table-cell>
          <table:table-cell table:formula="of:=(((1/2)*([.D38]-[.C39])+[.C38]+[.E39])*([.D38]-[.C39])+((2/3)*[.E39]+[.C38])*(1/2)*[.E39])/([.D38]-[.C39]+(1/2)*[.E39])" office:value-type="float" office:value="0.00002408805237118" calcext:value-type="float">
            <text:p>2.408805237118E-05</text:p>
          </table:table-cell>
          <table:table-cell table:formula="of:=(((1/2)*([.B39]-[.B38])+[.B38])*([.D38]-[.C39])+((1/3)*([.B39]-[.B38])+[.B38])*(1/2)*[.E39])/([.D38]-[.C39]+(1/2)*[.E39])" office:value-type="float" office:value="0.0885264533672812" calcext:value-type="float">
            <text:p>0.088526453367281</text:p>
          </table:table-cell>
          <table:table-cell table:formula="of:=DEGREES(ATAN(([.G38]-[.I38])/([.H38]-[.F38])))" office:value-type="float" office:value="-57.4356523754493" calcext:value-type="float">
            <text:p>-57.4356523754493</text:p>
          </table:table-cell>
          <table:table-cell table:formula="of:=DEGREES(ATAN(([.C39]-[.C38])/([.B39]-[.B38])))" office:value-type="float" office:value="-0.0021097944238484" calcext:value-type="float">
            <text:p>-0.002109794423848</text:p>
          </table:table-cell>
          <table:table-cell table:formula="of:=[.J38]-[.K38]" office:value-type="float" office:value="-57.4335425810255" calcext:value-type="float">
            <text:p>-57.4335425810255</text:p>
          </table:table-cell>
          <table:table-cell table:formula="of:=ABS([.L38])" office:value-type="float" office:value="57.4335425810255" calcext:value-type="float">
            <text:p>57.4335425810255</text:p>
          </table:table-cell>
          <table:table-cell table:formula="of:=[.B38]+0.5*([.B39]-[.B38])" office:value-type="float" office:value="0.0885139943484568" calcext:value-type="float">
            <text:p>0.088513994348457</text:p>
          </table:table-cell>
          <table:table-cell table:formula="of:=[.C38]+0.5*([.C39]-[.C38])" office:value-type="float" office:value="0.0000159143705129985" calcext:value-type="float">
            <text:p>1.59143705129985E-05</text:p>
          </table:table-cell>
          <table:table-cell table:formula="of:=SQRT(([.B39]-[.N38])^2+([.C39]-[.O38])^2)*SQRT(([.F38]-[.O38])^2+([.G38]-[.N38])^2)" office:value-type="float" office:value="0.0000000613893275837523" calcext:value-type="float">
            <text:p>6.13893275837523E-08</text:p>
          </table:table-cell>
          <table:table-cell table:formula="of:=(-([.B39]-[.N38])*([.F38]-[.O38])+([.C39]-[.O38])*([.G38]-[.N38]))/[.P38]" office:value-type="float" office:value="0.528023442869015" calcext:value-type="float">
            <text:p>0.528023442869015</text:p>
          </table:table-cell>
          <table:table-cell table:formula="of:=DEGREES(ACOS([.Q38]))" office:value-type="float" office:value="58.1279961499601" calcext:value-type="float">
            <text:p>58.1279961499601</text:p>
          </table:table-cell>
          <table:table-cell table:number-columns-repeated="6"/>
          <table:table-cell table:formula="of:=[.M38]-DEGREES(ACOS([.Q38]))" office:value-type="float" office:value="-0.694453568934605" calcext:value-type="float">
            <text:p>-0.69445356893460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25875509120395" calcext:value-type="float">
            <text:p>0.09258755091204</text:p>
          </table:table-cell>
          <table:table-cell table:formula="of:=[.C38]+[.E39]" office:value-type="float" office:value="0.0000157643705129985" calcext:value-type="float">
            <text:p>1.57643705129985E-05</text:p>
          </table:table-cell>
          <table:table-cell table:formula="of:=[$Arkusz3.C32]" office:value-type="float" office:value="0.0000322621930060582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39]*[.C39]+((1/3)*[.E40]+[.C39])*(1/2)*[.E40])/([.C39]+(1/2)*[.E40])" office:value-type="float" office:value="0.00000795742089258658" calcext:value-type="float">
            <text:p>7.95742089258658E-06</text:p>
          </table:table-cell>
          <table:table-cell table:formula="of:=(((1/2)*([.B40]-[.B39])+[.B39])*[.C39]+((2/3)*([.B40]-[.B39])+[.B39])*(1/2)*[.E40])/([.C39]+(1/2)*[.E40])" office:value-type="float" office:value="0.0970622319232988" calcext:value-type="float">
            <text:p>0.097062231923299</text:p>
          </table:table-cell>
          <table:table-cell table:formula="of:=(((1/2)*([.D39]-[.C40])+[.C39]+[.E40])*([.D39]-[.C40])+((2/3)*[.E40]+[.C39])*(1/2)*[.E40])/([.D39]-[.C40]+(1/2)*[.E40])" office:value-type="float" office:value="0.00002408805237118" calcext:value-type="float">
            <text:p>2.408805237118E-05</text:p>
          </table:table-cell>
          <table:table-cell table:formula="of:=(((1/2)*([.B40]-[.B39])+[.B39])*([.D39]-[.C40])+((1/3)*([.B40]-[.B39])+[.B39])*(1/2)*[.E40])/([.D39]-[.C40]+(1/2)*[.E40])" office:value-type="float" office:value="0.0970345743381423" calcext:value-type="float">
            <text:p>0.097034574338142</text:p>
          </table:table-cell>
          <table:table-cell table:formula="of:=DEGREES(ATAN(([.G39]-[.I39])/([.H39]-[.F39])))" office:value-type="float" office:value="59.7481379865941" calcext:value-type="float">
            <text:p>59.7481379865941</text:p>
          </table:table-cell>
          <table:table-cell table:formula="of:=DEGREES(ATAN(([.C40]-[.C39])/([.B40]-[.B39])))" office:value-type="float" office:value="0.00192670020692635" calcext:value-type="float">
            <text:p>0.001926700206926</text:p>
          </table:table-cell>
          <table:table-cell table:formula="of:=[.J39]-[.K39]" office:value-type="float" office:value="59.7462112863872" calcext:value-type="float">
            <text:p>59.7462112863872</text:p>
          </table:table-cell>
          <table:table-cell table:formula="of:=ABS([.L39])" office:value-type="float" office:value="59.7462112863872" calcext:value-type="float">
            <text:p>59.7462112863872</text:p>
          </table:table-cell>
          <table:table-cell table:formula="of:=[.B39]+0.5*([.B40]-[.B39])" office:value-type="float" office:value="0.0970482173368558" calcext:value-type="float">
            <text:p>0.097048217336856</text:p>
          </table:table-cell>
          <table:table-cell table:formula="of:=[.C39]+0.5*([.C40]-[.C39])" office:value-type="float" office:value="0.0000159143705129985" calcext:value-type="float">
            <text:p>1.59143705129985E-05</text:p>
          </table:table-cell>
          <table:table-cell table:formula="of:=SQRT(([.B40]-[.N39])^2+([.C40]-[.O39])^2)*SQRT(([.F39]-[.O39])^2+([.G39]-[.N39])^2)" office:value-type="float" office:value="0.0000000718875776307008" calcext:value-type="float">
            <text:p>7.18875776307008E-08</text:p>
          </table:table-cell>
          <table:table-cell table:formula="of:=(-([.B40]-[.N39])*([.F39]-[.O39])+([.C40]-[.O39])*([.G39]-[.N39]))/[.P39]" office:value-type="float" office:value="0.493762641245731" calcext:value-type="float">
            <text:p>0.493762641245731</text:p>
          </table:table-cell>
          <table:table-cell table:formula="of:=DEGREES(ACOS([.Q39]))" office:value-type="float" office:value="60.4118094471317" calcext:value-type="float">
            <text:p>60.4118094471317</text:p>
          </table:table-cell>
          <table:table-cell table:number-columns-repeated="6"/>
          <table:table-cell table:formula="of:=[.M39]-DEGREES(ACOS([.Q39]))" office:value-type="float" office:value="-0.665598160744572" calcext:value-type="float">
            <text:p>-0.66559816074457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01508883761672" calcext:value-type="float">
            <text:p>0.101508883761672</text:p>
          </table:table-cell>
          <table:table-cell table:formula="of:=[.C39]+[.E40]" office:value-type="float" office:value="0.0000160643705129985" calcext:value-type="float">
            <text:p>1.60643705129985E-05</text:p>
          </table:table-cell>
          <table:table-cell table:formula="of:=[$Arkusz3.C33]" office:value-type="float" office:value="0.0000322621930060583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40]*[.C40]+((1/3)*[.E41]+[.C40])*(1/2)*[.E41])/([.C40]+(1/2)*[.E41])" office:value-type="float" office:value="0.00000795742089258658" calcext:value-type="float">
            <text:p>7.95742089258658E-06</text:p>
          </table:table-cell>
          <table:table-cell table:formula="of:=(((1/2)*([.B41]-[.B40])+[.B40])*[.C40]+((2/3)*([.B41]-[.B40])+[.B40])*(1/2)*[.E41])/([.C40]+(1/2)*[.E41])" office:value-type="float" office:value="0.106378612262491" calcext:value-type="float">
            <text:p>0.106378612262491</text:p>
          </table:table-cell>
          <table:table-cell table:formula="of:=(((1/2)*([.D40]-[.C41])+[.C40]+[.E41])*([.D40]-[.C41])+((2/3)*[.E41]+[.C40])*(1/2)*[.E41])/([.D40]-[.C41]+(1/2)*[.E41])" office:value-type="float" office:value="0.0000240880523711801" calcext:value-type="float">
            <text:p>2.40880523711801E-05</text:p>
          </table:table-cell>
          <table:table-cell table:formula="of:=(((1/2)*([.B41]-[.B40])+[.B40])*([.D40]-[.C41])+((1/3)*([.B41]-[.B40])+[.B40])*(1/2)*[.E41])/([.D40]-[.C41]+(1/2)*[.E41])" office:value-type="float" office:value="0.106408901328421" calcext:value-type="float">
            <text:p>0.106408901328421</text:p>
          </table:table-cell>
          <table:table-cell table:formula="of:=DEGREES(ATAN(([.G40]-[.I40])/([.H40]-[.F40])))" office:value-type="float" office:value="-61.9621877836272" calcext:value-type="float">
            <text:p>-61.9621877836272</text:p>
          </table:table-cell>
          <table:table-cell table:formula="of:=DEGREES(ATAN(([.C41]-[.C40])/([.B41]-[.B40])))" office:value-type="float" office:value="-0.00175931060966125" calcext:value-type="float">
            <text:p>-0.001759310609661</text:p>
          </table:table-cell>
          <table:table-cell table:formula="of:=[.J40]-[.K40]" office:value-type="float" office:value="-61.9604284730175" calcext:value-type="float">
            <text:p>-61.9604284730175</text:p>
          </table:table-cell>
          <table:table-cell table:formula="of:=ABS([.L40])" office:value-type="float" office:value="61.9604284730175" calcext:value-type="float">
            <text:p>61.9604284730175</text:p>
          </table:table-cell>
          <table:table-cell table:formula="of:=[.B40]+0.5*([.B41]-[.B40])" office:value-type="float" office:value="0.106393960266677" calcext:value-type="float">
            <text:p>0.106393960266677</text:p>
          </table:table-cell>
          <table:table-cell table:formula="of:=[.C40]+0.5*([.C41]-[.C40])" office:value-type="float" office:value="0.0000159143705129985" calcext:value-type="float">
            <text:p>1.59143705129985E-05</text:p>
          </table:table-cell>
          <table:table-cell table:formula="of:=SQRT(([.B41]-[.N40])^2+([.C41]-[.O40])^2)*SQRT(([.F40]-[.O40])^2+([.G40]-[.N40])^2)" office:value-type="float" office:value="0.0000000844531088100837" calcext:value-type="float">
            <text:p>8.44531088100837E-08</text:p>
          </table:table-cell>
          <table:table-cell table:formula="of:=(-([.B41]-[.N40])*([.F40]-[.O40])+([.C41]-[.O40])*([.G40]-[.N40]))/[.P40]" office:value-type="float" office:value="0.460286310243742" calcext:value-type="float">
            <text:p>0.460286310243742</text:p>
          </table:table-cell>
          <table:table-cell table:formula="of:=DEGREES(ACOS([.Q40]))" office:value-type="float" office:value="62.5944158785807" calcext:value-type="float">
            <text:p>62.5944158785807</text:p>
          </table:table-cell>
          <table:table-cell table:number-columns-repeated="6"/>
          <table:table-cell table:formula="of:=[.M40]-DEGREES(ACOS([.Q40]))" office:value-type="float" office:value="-0.633987405563133" calcext:value-type="float">
            <text:p>-0.6339874055631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11279036771681" calcext:value-type="float">
            <text:p>0.111279036771681</text:p>
          </table:table-cell>
          <table:table-cell table:formula="of:=[.C40]+[.E41]" office:value-type="float" office:value="0.0000157643705129985" calcext:value-type="float">
            <text:p>1.57643705129985E-05</text:p>
          </table:table-cell>
          <table:table-cell table:formula="of:=[$Arkusz3.C34]" office:value-type="float" office:value="0.0000322621930060585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41]*[.C41]+((1/3)*[.E42]+[.C41])*(1/2)*[.E42])/([.C41]+(1/2)*[.E42])" office:value-type="float" office:value="0.00000795742089258658" calcext:value-type="float">
            <text:p>7.95742089258658E-06</text:p>
          </table:table-cell>
          <table:table-cell table:formula="of:=(((1/2)*([.B42]-[.B41])+[.B41])*[.C41]+((2/3)*([.B42]-[.B41])+[.B41])*(1/2)*[.E42])/([.C41]+(1/2)*[.E42])" office:value-type="float" office:value="0.11664618226731" calcext:value-type="float">
            <text:p>0.11664618226731</text:p>
          </table:table-cell>
          <table:table-cell table:formula="of:=(((1/2)*([.D41]-[.C42])+[.C41]+[.E42])*([.D41]-[.C42])+((2/3)*[.E42]+[.C41])*(1/2)*[.E42])/([.D41]-[.C42]+(1/2)*[.E42])" office:value-type="float" office:value="0.0000240880523711802" calcext:value-type="float">
            <text:p>2.40880523711802E-05</text:p>
          </table:table-cell>
          <table:table-cell table:formula="of:=(((1/2)*([.B42]-[.B41])+[.B41])*([.D41]-[.C42])+((1/3)*([.B42]-[.B41])+[.B41])*(1/2)*[.E42])/([.D41]-[.C42]+(1/2)*[.E42])" office:value-type="float" office:value="0.116613008442579" calcext:value-type="float">
            <text:p>0.116613008442579</text:p>
          </table:table-cell>
          <table:table-cell table:formula="of:=DEGREES(ATAN(([.G41]-[.I41])/([.H41]-[.F41])))" office:value-type="float" office:value="64.0688587946031" calcext:value-type="float">
            <text:p>64.0688587946031</text:p>
          </table:table-cell>
          <table:table-cell table:formula="of:=DEGREES(ATAN(([.C42]-[.C41])/([.B42]-[.B41])))" office:value-type="float" office:value="0.00160632292125019" calcext:value-type="float">
            <text:p>0.00160632292125</text:p>
          </table:table-cell>
          <table:table-cell table:formula="of:=[.J41]-[.K41]" office:value-type="float" office:value="64.0672524716818" calcext:value-type="float">
            <text:p>64.0672524716818</text:p>
          </table:table-cell>
          <table:table-cell table:formula="of:=ABS([.L41])" office:value-type="float" office:value="64.0672524716818" calcext:value-type="float">
            <text:p>64.0672524716818</text:p>
          </table:table-cell>
          <table:table-cell table:formula="of:=[.B41]+0.5*([.B42]-[.B41])" office:value-type="float" office:value="0.116629372504936" calcext:value-type="float">
            <text:p>0.116629372504936</text:p>
          </table:table-cell>
          <table:table-cell table:formula="of:=[.C41]+0.5*([.C42]-[.C41])" office:value-type="float" office:value="0.0000159143705129985" calcext:value-type="float">
            <text:p>1.59143705129985E-05</text:p>
          </table:table-cell>
          <table:table-cell table:formula="of:=SQRT(([.B42]-[.N41])^2+([.C42]-[.O41])^2)*SQRT(([.F41]-[.O41])^2+([.G41]-[.N41])^2)" office:value-type="float" office:value="0.0000000995049045339417" calcext:value-type="float">
            <text:p>9.95049045339417E-08</text:p>
          </table:table-cell>
          <table:table-cell table:formula="of:=(-([.B42]-[.N41])*([.F41]-[.O41])+([.C42]-[.O41])*([.G41]-[.N41]))/[.P41]" office:value-type="float" office:value="0.427867083995135" calcext:value-type="float">
            <text:p>0.427867083995135</text:p>
          </table:table-cell>
          <table:table-cell table:formula="of:=DEGREES(ACOS([.Q41]))" office:value-type="float" office:value="64.6677240996709" calcext:value-type="float">
            <text:p>64.6677240996709</text:p>
          </table:table-cell>
          <table:table-cell table:number-columns-repeated="6"/>
          <table:table-cell table:formula="of:=[.M41]-DEGREES(ACOS([.Q41]))" office:value-type="float" office:value="-0.600471627989109" calcext:value-type="float">
            <text:p>-0.6004716279891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197970823819" calcext:value-type="float">
            <text:p>0.12197970823819</text:p>
          </table:table-cell>
          <table:table-cell table:formula="of:=[.C41]+[.E42]" office:value-type="float" office:value="0.0000160643705129985" calcext:value-type="float">
            <text:p>1.60643705129985E-05</text:p>
          </table:table-cell>
          <table:table-cell table:formula="of:=[$Arkusz3.C35]" office:value-type="float" office:value="0.0000322621930060586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42]*[.C42]+((1/3)*[.E43]+[.C42])*(1/2)*[.E43])/([.C42]+(1/2)*[.E43])" office:value-type="float" office:value="0.00000795742089258658" calcext:value-type="float">
            <text:p>7.95742089258658E-06</text:p>
          </table:table-cell>
          <table:table-cell table:formula="of:=(((1/2)*([.B43]-[.B42])+[.B42])*[.C42]+((2/3)*([.B43]-[.B42])+[.B42])*(1/2)*[.E43])/([.C42]+(1/2)*[.E43])" office:value-type="float" office:value="0.127821630774326" calcext:value-type="float">
            <text:p>0.127821630774326</text:p>
          </table:table-cell>
          <table:table-cell table:formula="of:=(((1/2)*([.D42]-[.C43])+[.C42]+[.E43])*([.D42]-[.C43])+((2/3)*[.E43]+[.C42])*(1/2)*[.E43])/([.D42]-[.C43]+(1/2)*[.E43])" office:value-type="float" office:value="0.0000240880523711802" calcext:value-type="float">
            <text:p>2.40880523711802E-05</text:p>
          </table:table-cell>
          <table:table-cell table:formula="of:=(((1/2)*([.B43]-[.B42])+[.B42])*([.D42]-[.C43])+((1/3)*([.B43]-[.B42])+[.B42])*(1/2)*[.E43])/([.D42]-[.C43]+(1/2)*[.E43])" office:value-type="float" office:value="0.127857966758319" calcext:value-type="float">
            <text:p>0.127857966758319</text:p>
          </table:table-cell>
          <table:table-cell table:formula="of:=DEGREES(ATAN(([.G42]-[.I42])/([.H42]-[.F42])))" office:value-type="float" office:value="-66.0621317789203" calcext:value-type="float">
            <text:p>-66.0621317789203</text:p>
          </table:table-cell>
          <table:table-cell table:formula="of:=DEGREES(ATAN(([.C43]-[.C42])/([.B43]-[.B42])))" office:value-type="float" office:value="-0.00146653177365615" calcext:value-type="float">
            <text:p>-0.001466531773656</text:p>
          </table:table-cell>
          <table:table-cell table:formula="of:=[.J42]-[.K42]" office:value-type="float" office:value="-66.0606652471466" calcext:value-type="float">
            <text:p>-66.0606652471466</text:p>
          </table:table-cell>
          <table:table-cell table:formula="of:=ABS([.L42])" office:value-type="float" office:value="66.0606652471466" calcext:value-type="float">
            <text:p>66.0606652471466</text:p>
          </table:table-cell>
          <table:table-cell table:formula="of:=[.B42]+0.5*([.B43]-[.B42])" office:value-type="float" office:value="0.127840042858598" calcext:value-type="float">
            <text:p>0.127840042858598</text:p>
          </table:table-cell>
          <table:table-cell table:formula="of:=[.C42]+0.5*([.C43]-[.C42])" office:value-type="float" office:value="0.0000159143705129985" calcext:value-type="float">
            <text:p>1.59143705129985E-05</text:p>
          </table:table-cell>
          <table:table-cell table:formula="of:=SQRT(([.B43]-[.N42])^2+([.C43]-[.O42])^2)*SQRT(([.F42]-[.O42])^2+([.G42]-[.N42])^2)" office:value-type="float" office:value="0.000000117545792841414" calcext:value-type="float">
            <text:p>1.17545792841414E-07</text:p>
          </table:table-cell>
          <table:table-cell table:formula="of:=(-([.B43]-[.N42])*([.F42]-[.O42])+([.C43]-[.O42])*([.G42]-[.N42]))/[.P42]" office:value-type="float" office:value="0.396723251583304" calcext:value-type="float">
            <text:p>0.396723251583304</text:p>
          </table:table-cell>
          <table:table-cell table:formula="of:=DEGREES(ACOS([.Q42]))" office:value-type="float" office:value="66.6265077291869" calcext:value-type="float">
            <text:p>66.6265077291869</text:p>
          </table:table-cell>
          <table:table-cell table:number-columns-repeated="6"/>
          <table:table-cell table:formula="of:=[.M42]-DEGREES(ACOS([.Q42]))" office:value-type="float" office:value="-0.565842482040267" calcext:value-type="float">
            <text:p>-0.56584248204026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33700377479006" calcext:value-type="float">
            <text:p>0.133700377479006</text:p>
          </table:table-cell>
          <table:table-cell table:formula="of:=[.C42]+[.E43]" office:value-type="float" office:value="0.0000157643705129985" calcext:value-type="float">
            <text:p>1.57643705129985E-05</text:p>
          </table:table-cell>
          <table:table-cell table:formula="of:=[$Arkusz3.C36]" office:value-type="float" office:value="0.0000322621930060587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43]*[.C43]+((1/3)*[.E44]+[.C43])*(1/2)*[.E44])/([.C43]+(1/2)*[.E44])" office:value-type="float" office:value="0.00000795742089258658" calcext:value-type="float">
            <text:p>7.95742089258658E-06</text:p>
          </table:table-cell>
          <table:table-cell table:formula="of:=(((1/2)*([.B44]-[.B43])+[.B43])*[.C43]+((2/3)*([.B44]-[.B43])+[.B43])*(1/2)*[.E44])/([.C43]+(1/2)*[.E44])" office:value-type="float" office:value="0.140139883639146" calcext:value-type="float">
            <text:p>0.140139883639146</text:p>
          </table:table-cell>
          <table:table-cell table:formula="of:=(((1/2)*([.D43]-[.C44])+[.C43]+[.E44])*([.D43]-[.C44])+((2/3)*[.E44]+[.C43])*(1/2)*[.E44])/([.D43]-[.C44]+(1/2)*[.E44])" office:value-type="float" office:value="0.0000240880523711803" calcext:value-type="float">
            <text:p>2.40880523711803E-05</text:p>
          </table:table-cell>
          <table:table-cell table:formula="of:=(((1/2)*([.B44]-[.B43])+[.B43])*([.D43]-[.C44])+((1/3)*([.B44]-[.B43])+[.B43])*(1/2)*[.E44])/([.D43]-[.C44]+(1/2)*[.E44])" office:value-type="float" office:value="0.140100081653364" calcext:value-type="float">
            <text:p>0.140100081653364</text:p>
          </table:table-cell>
          <table:table-cell table:formula="of:=DEGREES(ATAN(([.G43]-[.I43])/([.H43]-[.F43])))" office:value-type="float" office:value="67.9386640306902" calcext:value-type="float">
            <text:p>67.9386640306902</text:p>
          </table:table-cell>
          <table:table-cell table:formula="of:=DEGREES(ATAN(([.C44]-[.C43])/([.B44]-[.B43])))" office:value-type="float" office:value="0.00133882453368377" calcext:value-type="float">
            <text:p>0.001338824533684</text:p>
          </table:table-cell>
          <table:table-cell table:formula="of:=[.J43]-[.K43]" office:value-type="float" office:value="67.9373252061565" calcext:value-type="float">
            <text:p>67.9373252061565</text:p>
          </table:table-cell>
          <table:table-cell table:formula="of:=ABS([.L43])" office:value-type="float" office:value="67.9373252061565" calcext:value-type="float">
            <text:p>67.9373252061565</text:p>
          </table:table-cell>
          <table:table-cell table:formula="of:=[.B43]+0.5*([.B44]-[.B43])" office:value-type="float" office:value="0.140119715270607" calcext:value-type="float">
            <text:p>0.140119715270607</text:p>
          </table:table-cell>
          <table:table-cell table:formula="of:=[.C43]+0.5*([.C44]-[.C43])" office:value-type="float" office:value="0.0000159143705129985" calcext:value-type="float">
            <text:p>1.59143705129985E-05</text:p>
          </table:table-cell>
          <table:table-cell table:formula="of:=SQRT(([.B44]-[.N43])^2+([.C44]-[.O43])^2)*SQRT(([.F43]-[.O43])^2+([.G43]-[.N43])^2)" office:value-type="float" office:value="0.000000139179198730144" calcext:value-type="float">
            <text:p>1.39179198730144E-07</text:p>
          </table:table-cell>
          <table:table-cell table:formula="of:=(-([.B44]-[.N43])*([.F43]-[.O43])+([.C44]-[.O43])*([.G43]-[.N43]))/[.P43]" office:value-type="float" office:value="0.367018729275015" calcext:value-type="float">
            <text:p>0.367018729275015</text:p>
          </table:table-cell>
          <table:table-cell table:formula="of:=DEGREES(ACOS([.Q43]))" office:value-type="float" office:value="68.4681283291889" calcext:value-type="float">
            <text:p>68.4681283291889</text:p>
          </table:table-cell>
          <table:table-cell table:number-columns-repeated="6"/>
          <table:table-cell table:formula="of:=[.M43]-DEGREES(ACOS([.Q43]))" office:value-type="float" office:value="-0.530803123032356" calcext:value-type="float">
            <text:p>-0.53080312303235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46539053062207" calcext:value-type="float">
            <text:p>0.146539053062207</text:p>
          </table:table-cell>
          <table:table-cell table:formula="of:=[.C43]+[.E44]" office:value-type="float" office:value="0.0000160643705129985" calcext:value-type="float">
            <text:p>1.60643705129985E-05</text:p>
          </table:table-cell>
          <table:table-cell table:formula="of:=[$Arkusz3.C37]" office:value-type="float" office:value="0.0000322621930060589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44]*[.C44]+((1/3)*[.E45]+[.C44])*(1/2)*[.E45])/([.C44]+(1/2)*[.E45])" office:value-type="float" office:value="0.00000795742089258658" calcext:value-type="float">
            <text:p>7.95742089258658E-06</text:p>
          </table:table-cell>
          <table:table-cell table:formula="of:=(((1/2)*([.B45]-[.B44])+[.B44])*[.C44]+((2/3)*([.B45]-[.B44])+[.B44])*(1/2)*[.E45])/([.C44]+(1/2)*[.E45])" office:value-type="float" office:value="0.15354897940811" calcext:value-type="float">
            <text:p>0.15354897940811</text:p>
          </table:table-cell>
          <table:table-cell table:formula="of:=(((1/2)*([.D44]-[.C45])+[.C44]+[.E45])*([.D44]-[.C45])+((2/3)*[.E45]+[.C44])*(1/2)*[.E45])/([.D44]-[.C45]+(1/2)*[.E45])" office:value-type="float" office:value="0.0000240880523711804" calcext:value-type="float">
            <text:p>2.40880523711804E-05</text:p>
          </table:table-cell>
          <table:table-cell table:formula="of:=(((1/2)*([.B45]-[.B44])+[.B44])*([.D44]-[.C45])+((1/3)*([.B45]-[.B44])+[.B44])*(1/2)*[.E45])/([.D44]-[.C45]+(1/2)*[.E45])" office:value-type="float" office:value="0.153592580221013" calcext:value-type="float">
            <text:p>0.153592580221013</text:p>
          </table:table-cell>
          <table:table-cell table:formula="of:=DEGREES(ATAN(([.G44]-[.I44])/([.H44]-[.F44])))" office:value-type="float" office:value="-69.6974557886772" calcext:value-type="float">
            <text:p>-69.6974557886772</text:p>
          </table:table-cell>
          <table:table-cell table:formula="of:=DEGREES(ATAN(([.C45]-[.C44])/([.B45]-[.B44])))" office:value-type="float" office:value="-0.00122217618221633" calcext:value-type="float">
            <text:p>-0.001222176182216</text:p>
          </table:table-cell>
          <table:table-cell table:formula="of:=[.J44]-[.K44]" office:value-type="float" office:value="-69.696233612495" calcext:value-type="float">
            <text:p>-69.696233612495</text:p>
          </table:table-cell>
          <table:table-cell table:formula="of:=ABS([.L44])" office:value-type="float" office:value="69.696233612495" calcext:value-type="float">
            <text:p>69.696233612495</text:p>
          </table:table-cell>
          <table:table-cell table:formula="of:=[.B44]+0.5*([.B45]-[.B44])" office:value-type="float" office:value="0.153571072709386" calcext:value-type="float">
            <text:p>0.153571072709386</text:p>
          </table:table-cell>
          <table:table-cell table:formula="of:=[.C44]+0.5*([.C45]-[.C44])" office:value-type="float" office:value="0.0000159143705129985" calcext:value-type="float">
            <text:p>1.59143705129985E-05</text:p>
          </table:table-cell>
          <table:table-cell table:formula="of:=SQRT(([.B45]-[.N44])^2+([.C45]-[.O44])^2)*SQRT(([.F44]-[.O44])^2+([.G44]-[.N44])^2)" office:value-type="float" office:value="0.000000165129281959951" calcext:value-type="float">
            <text:p>1.65129281959951E-07</text:p>
          </table:table-cell>
          <table:table-cell table:formula="of:=(-([.B45]-[.N44])*([.F44]-[.O44])+([.C45]-[.O44])*([.G44]-[.N44]))/[.P44]" office:value-type="float" office:value="0.338866247060339" calcext:value-type="float">
            <text:p>0.338866247060339</text:p>
          </table:table-cell>
          <table:table-cell table:formula="of:=DEGREES(ACOS([.Q44]))" office:value-type="float" office:value="70.1921852314411" calcext:value-type="float">
            <text:p>70.1921852314411</text:p>
          </table:table-cell>
          <table:table-cell table:number-columns-repeated="6"/>
          <table:table-cell table:formula="of:=[.M44]-DEGREES(ACOS([.Q44]))" office:value-type="float" office:value="-0.495951618946052" calcext:value-type="float">
            <text:p>-0.49595161894605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60603092356564" calcext:value-type="float">
            <text:p>0.160603092356564</text:p>
          </table:table-cell>
          <table:table-cell table:formula="of:=[.C44]+[.E45]" office:value-type="float" office:value="0.0000157643705129985" calcext:value-type="float">
            <text:p>1.57643705129985E-05</text:p>
          </table:table-cell>
          <table:table-cell table:formula="of:=[$Arkusz3.C38]" office:value-type="float" office:value="0.0000322621930060591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45]*[.C45]+((1/3)*[.E46]+[.C45])*(1/2)*[.E46])/([.C45]+(1/2)*[.E46])" office:value-type="float" office:value="0.00000795742089258658" calcext:value-type="float">
            <text:p>7.95742089258658E-06</text:p>
          </table:table-cell>
          <table:table-cell table:formula="of:=(((1/2)*([.B46]-[.B45])+[.B45])*[.C45]+((2/3)*([.B46]-[.B45])+[.B45])*(1/2)*[.E46])/([.C45]+(1/2)*[.E46])" office:value-type="float" office:value="0.168330798785555" calcext:value-type="float">
            <text:p>0.168330798785555</text:p>
          </table:table-cell>
          <table:table-cell table:formula="of:=(((1/2)*([.D45]-[.C46])+[.C45]+[.E46])*([.D45]-[.C46])+((2/3)*[.E46]+[.C45])*(1/2)*[.E46])/([.D45]-[.C46]+(1/2)*[.E46])" office:value-type="float" office:value="0.0000240880523711805" calcext:value-type="float">
            <text:p>2.40880523711805E-05</text:p>
          </table:table-cell>
          <table:table-cell table:formula="of:=(((1/2)*([.B46]-[.B45])+[.B45])*([.D45]-[.C46])+((1/3)*([.B46]-[.B45])+[.B45])*(1/2)*[.E46])/([.D45]-[.C46]+(1/2)*[.E46])" office:value-type="float" office:value="0.168283034554298" calcext:value-type="float">
            <text:p>0.168283034554298</text:p>
          </table:table-cell>
          <table:table-cell table:formula="of:=DEGREES(ATAN(([.G45]-[.I45])/([.H45]-[.F45])))" office:value-type="float" office:value="71.3394739899396" calcext:value-type="float">
            <text:p>71.3394739899396</text:p>
          </table:table-cell>
          <table:table-cell table:formula="of:=DEGREES(ATAN(([.C46]-[.C45])/([.B46]-[.B45])))" office:value-type="float" office:value="0.00111564393804338" calcext:value-type="float">
            <text:p>0.001115643938043</text:p>
          </table:table-cell>
          <table:table-cell table:formula="of:=[.J45]-[.K45]" office:value-type="float" office:value="71.3383583460015" calcext:value-type="float">
            <text:p>71.3383583460015</text:p>
          </table:table-cell>
          <table:table-cell table:formula="of:=ABS([.L45])" office:value-type="float" office:value="71.3383583460015" calcext:value-type="float">
            <text:p>71.3383583460015</text:p>
          </table:table-cell>
          <table:table-cell table:formula="of:=[.B45]+0.5*([.B46]-[.B45])" office:value-type="float" office:value="0.168306595806732" calcext:value-type="float">
            <text:p>0.168306595806732</text:p>
          </table:table-cell>
          <table:table-cell table:formula="of:=[.C45]+0.5*([.C46]-[.C45])" office:value-type="float" office:value="0.0000159143705129985" calcext:value-type="float">
            <text:p>1.59143705129985E-05</text:p>
          </table:table-cell>
          <table:table-cell table:formula="of:=SQRT(([.B46]-[.N45])^2+([.C46]-[.O45])^2)*SQRT(([.F45]-[.O45])^2+([.G45]-[.N45])^2)" office:value-type="float" office:value="0.00000019626513609611" calcext:value-type="float">
            <text:p>1.9626513609611E-07</text:p>
          </table:table-cell>
          <table:table-cell table:formula="of:=(-([.B46]-[.N45])*([.F45]-[.O45])+([.C46]-[.O45])*([.G45]-[.N45]))/[.P45]" office:value-type="float" office:value="0.312332697084118" calcext:value-type="float">
            <text:p>0.312332697084118</text:p>
          </table:table-cell>
          <table:table-cell table:formula="of:=DEGREES(ACOS([.Q45]))" office:value-type="float" office:value="71.8001339812117" calcext:value-type="float">
            <text:p>71.8001339812117</text:p>
          </table:table-cell>
          <table:table-cell table:number-columns-repeated="6"/>
          <table:table-cell table:formula="of:=[.M45]-DEGREES(ACOS([.Q45]))" office:value-type="float" office:value="-0.461775635210131" calcext:value-type="float">
            <text:p>-0.46177563521013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760100992569" calcext:value-type="float">
            <text:p>0.1760100992569</text:p>
          </table:table-cell>
          <table:table-cell table:formula="of:=[.C45]+[.E46]" office:value-type="float" office:value="0.0000160643705129985" calcext:value-type="float">
            <text:p>1.60643705129985E-05</text:p>
          </table:table-cell>
          <table:table-cell table:formula="of:=[$Arkusz3.C39]" office:value-type="float" office:value="0.0000322621930060593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46]*[.C46]+((1/3)*[.E47]+[.C46])*(1/2)*[.E47])/([.C46]+(1/2)*[.E47])" office:value-type="float" office:value="0.00000795742089258658" calcext:value-type="float">
            <text:p>7.95742089258658E-06</text:p>
          </table:table-cell>
          <table:table-cell table:formula="of:=(((1/2)*([.B47]-[.B46])+[.B46])*[.C46]+((2/3)*([.B47]-[.B46])+[.B46])*(1/2)*[.E47])/([.C46]+(1/2)*[.E47])" office:value-type="float" office:value="0.184422988381677" calcext:value-type="float">
            <text:p>0.184422988381677</text:p>
          </table:table-cell>
          <table:table-cell table:formula="of:=(((1/2)*([.D46]-[.C47])+[.C46]+[.E47])*([.D46]-[.C47])+((2/3)*[.E47]+[.C46])*(1/2)*[.E47])/([.D46]-[.C47]+(1/2)*[.E47])" office:value-type="float" office:value="0.0000240880523711806" calcext:value-type="float">
            <text:p>2.40880523711806E-05</text:p>
          </table:table-cell>
          <table:table-cell table:formula="of:=(((1/2)*([.B47]-[.B46])+[.B46])*([.D46]-[.C47])+((1/3)*([.B47]-[.B46])+[.B46])*(1/2)*[.E47])/([.D46]-[.C47]+(1/2)*[.E47])" office:value-type="float" office:value="0.184475315437143" calcext:value-type="float">
            <text:p>0.184475315437143</text:p>
          </table:table-cell>
          <table:table-cell table:formula="of:=DEGREES(ATAN(([.G46]-[.I46])/([.H46]-[.F46])))" office:value-type="float" office:value="-72.8672691506404" calcext:value-type="float">
            <text:p>-72.8672691506404</text:p>
          </table:table-cell>
          <table:table-cell table:formula="of:=DEGREES(ATAN(([.C47]-[.C46])/([.B47]-[.B46])))" office:value-type="float" office:value="-0.00101836181273539" calcext:value-type="float">
            <text:p>-0.001018361812735</text:p>
          </table:table-cell>
          <table:table-cell table:formula="of:=[.J46]-[.K46]" office:value-type="float" office:value="-72.8662507888276" calcext:value-type="float">
            <text:p>-72.8662507888276</text:p>
          </table:table-cell>
          <table:table-cell table:formula="of:=ABS([.L46])" office:value-type="float" office:value="72.8662507888276" calcext:value-type="float">
            <text:p>72.8662507888276</text:p>
          </table:table-cell>
          <table:table-cell table:formula="of:=[.B46]+0.5*([.B47]-[.B46])" office:value-type="float" office:value="0.184449503424042" calcext:value-type="float">
            <text:p>0.184449503424042</text:p>
          </table:table-cell>
          <table:table-cell table:formula="of:=[.C46]+0.5*([.C47]-[.C46])" office:value-type="float" office:value="0.0000159143705129985" calcext:value-type="float">
            <text:p>1.59143705129985E-05</text:p>
          </table:table-cell>
          <table:table-cell table:formula="of:=SQRT(([.B47]-[.N46])^2+([.C47]-[.O46])^2)*SQRT(([.F46]-[.O46])^2+([.G46]-[.N46])^2)" office:value-type="float" office:value="0.00000023362985929181" calcext:value-type="float">
            <text:p>2.3362985929181E-07</text:p>
          </table:table-cell>
          <table:table-cell table:formula="of:=(-([.B47]-[.N46])*([.F46]-[.O46])+([.C47]-[.O46])*([.G46]-[.N46]))/[.P46]" office:value-type="float" office:value="0.287445668306972" calcext:value-type="float">
            <text:p>0.287445668306972</text:p>
          </table:table-cell>
          <table:table-cell table:formula="of:=DEGREES(ACOS([.Q46]))" office:value-type="float" office:value="73.2949064546659" calcext:value-type="float">
            <text:p>73.2949064546659</text:p>
          </table:table-cell>
          <table:table-cell table:number-columns-repeated="6"/>
          <table:table-cell table:formula="of:=[.M46]-DEGREES(ACOS([.Q46]))" office:value-type="float" office:value="-0.428655665838221" calcext:value-type="float">
            <text:p>-0.42865566583822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92888907591184" calcext:value-type="float">
            <text:p>0.192888907591184</text:p>
          </table:table-cell>
          <table:table-cell table:formula="of:=[.C46]+[.E47]" office:value-type="float" office:value="0.0000157643705129985" calcext:value-type="float">
            <text:p>1.57643705129985E-05</text:p>
          </table:table-cell>
          <table:table-cell table:formula="of:=[$Arkusz3.C40]" office:value-type="float" office:value="0.0000322621930060595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47]*[.C47]+((1/3)*[.E48]+[.C47])*(1/2)*[.E48])/([.C47]+(1/2)*[.E48])" office:value-type="float" office:value="0.00000795742089258658" calcext:value-type="float">
            <text:p>7.95742089258658E-06</text:p>
          </table:table-cell>
          <table:table-cell table:formula="of:=(((1/2)*([.B48]-[.B47])+[.B47])*[.C47]+((2/3)*([.B48]-[.B47])+[.B47])*(1/2)*[.E48])/([.C47]+(1/2)*[.E48])" office:value-type="float" office:value="0.202163831837361" calcext:value-type="float">
            <text:p>0.202163831837361</text:p>
          </table:table-cell>
          <table:table-cell table:formula="of:=(((1/2)*([.D47]-[.C48])+[.C47]+[.E48])*([.D47]-[.C48])+((2/3)*[.E48]+[.C47])*(1/2)*[.E48])/([.D47]-[.C48]+(1/2)*[.E48])" office:value-type="float" office:value="0.0000240880523711807" calcext:value-type="float">
            <text:p>2.40880523711807E-05</text:p>
          </table:table-cell>
          <table:table-cell table:formula="of:=(((1/2)*([.B48]-[.B47])+[.B47])*([.D47]-[.C48])+((1/3)*([.B48]-[.B47])+[.B47])*(1/2)*[.E48])/([.D47]-[.C48]+(1/2)*[.E48])" office:value-type="float" office:value="0.202106504397368" calcext:value-type="float">
            <text:p>0.202106504397368</text:p>
          </table:table-cell>
          <table:table-cell table:formula="of:=DEGREES(ATAN(([.G47]-[.I47])/([.H47]-[.F47])))" office:value-type="float" office:value="74.2846114498317" calcext:value-type="float">
            <text:p>74.2846114498317</text:p>
          </table:table-cell>
          <table:table-cell table:formula="of:=DEGREES(ATAN(([.C48]-[.C47])/([.B48]-[.B47])))" office:value-type="float" office:value="0.000929535228966418" calcext:value-type="float">
            <text:p>0.000929535228966</text:p>
          </table:table-cell>
          <table:table-cell table:formula="of:=[.J47]-[.K47]" office:value-type="float" office:value="74.2836819146027" calcext:value-type="float">
            <text:p>74.2836819146027</text:p>
          </table:table-cell>
          <table:table-cell table:formula="of:=ABS([.L47])" office:value-type="float" office:value="74.2836819146027" calcext:value-type="float">
            <text:p>74.2836819146027</text:p>
          </table:table-cell>
          <table:table-cell table:formula="of:=[.B47]+0.5*([.B48]-[.B47])" office:value-type="float" office:value="0.202134783011919" calcext:value-type="float">
            <text:p>0.202134783011919</text:p>
          </table:table-cell>
          <table:table-cell table:formula="of:=[.C47]+0.5*([.C48]-[.C47])" office:value-type="float" office:value="0.0000159143705129985" calcext:value-type="float">
            <text:p>1.59143705129985E-05</text:p>
          </table:table-cell>
          <table:table-cell table:formula="of:=SQRT(([.B48]-[.N47])^2+([.C48]-[.O47])^2)*SQRT(([.F47]-[.O47])^2+([.G47]-[.N47])^2)" office:value-type="float" office:value="0.000000278475469781777" calcext:value-type="float">
            <text:p>2.78475469781777E-07</text:p>
          </table:table-cell>
          <table:table-cell table:formula="of:=(-([.B48]-[.N47])*([.F47]-[.O47])+([.C48]-[.O47])*([.G47]-[.N47]))/[.P47]" office:value-type="float" office:value="0.264200370326579" calcext:value-type="float">
            <text:p>0.264200370326579</text:p>
          </table:table-cell>
          <table:table-cell table:formula="of:=DEGREES(ACOS([.Q47]))" office:value-type="float" office:value="74.6805559048686" calcext:value-type="float">
            <text:p>74.6805559048686</text:p>
          </table:table-cell>
          <table:table-cell table:number-columns-repeated="6"/>
          <table:table-cell table:formula="of:=[.M47]-DEGREES(ACOS([.Q47]))" office:value-type="float" office:value="-0.396873990265846" calcext:value-type="float">
            <text:p>-0.39687399026584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11380658432655" calcext:value-type="float">
            <text:p>0.211380658432655</text:p>
          </table:table-cell>
          <table:table-cell table:formula="of:=[.C47]+[.E48]" office:value-type="float" office:value="0.0000160643705129985" calcext:value-type="float">
            <text:p>1.60643705129985E-05</text:p>
          </table:table-cell>
          <table:table-cell table:formula="of:=[$Arkusz3.C41]" office:value-type="float" office:value="0.0000322621930060597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48]*[.C48]+((1/3)*[.E49]+[.C48])*(1/2)*[.E49])/([.C48]+(1/2)*[.E49])" office:value-type="float" office:value="0.00000795742089258658" calcext:value-type="float">
            <text:p>7.95742089258658E-06</text:p>
          </table:table-cell>
          <table:table-cell table:formula="of:=(((1/2)*([.B49]-[.B48])+[.B48])*[.C48]+((2/3)*([.B49]-[.B48])+[.B48])*(1/2)*[.E49])/([.C48]+(1/2)*[.E49])" office:value-type="float" office:value="0.221478493863442" calcext:value-type="float">
            <text:p>0.221478493863442</text:p>
          </table:table-cell>
          <table:table-cell table:formula="of:=(((1/2)*([.D48]-[.C49])+[.C48]+[.E49])*([.D48]-[.C49])+((2/3)*[.E49]+[.C48])*(1/2)*[.E49])/([.D48]-[.C49]+(1/2)*[.E49])" office:value-type="float" office:value="0.0000240880523711808" calcext:value-type="float">
            <text:p>2.40880523711808E-05</text:p>
          </table:table-cell>
          <table:table-cell table:formula="of:=(((1/2)*([.B49]-[.B48])+[.B48])*([.D48]-[.C49])+((1/3)*([.B49]-[.B48])+[.B48])*(1/2)*[.E49])/([.D48]-[.C49]+(1/2)*[.E49])" office:value-type="float" office:value="0.221541301061639" calcext:value-type="float">
            <text:p>0.221541301061639</text:p>
          </table:table-cell>
          <table:table-cell table:formula="of:=DEGREES(ATAN(([.G48]-[.I48])/([.H48]-[.F48])))" office:value-type="float" office:value="-75.596162644108" calcext:value-type="float">
            <text:p>-75.596162644108</text:p>
          </table:table-cell>
          <table:table-cell table:formula="of:=DEGREES(ATAN(([.C49]-[.C48])/([.B49]-[.B48])))" office:value-type="float" office:value="-0.000848435793834093" calcext:value-type="float">
            <text:p>-0.000848435793834</text:p>
          </table:table-cell>
          <table:table-cell table:formula="of:=[.J48]-[.K48]" office:value-type="float" office:value="-75.5953142083142" calcext:value-type="float">
            <text:p>-75.5953142083142</text:p>
          </table:table-cell>
          <table:table-cell table:formula="of:=ABS([.L48])" office:value-type="float" office:value="75.5953142083142" calcext:value-type="float">
            <text:p>75.5953142083142</text:p>
          </table:table-cell>
          <table:table-cell table:formula="of:=[.B48]+0.5*([.B49]-[.B48])" office:value-type="float" office:value="0.221510319379061" calcext:value-type="float">
            <text:p>0.221510319379061</text:p>
          </table:table-cell>
          <table:table-cell table:formula="of:=[.C48]+0.5*([.C49]-[.C48])" office:value-type="float" office:value="0.0000159143705129985" calcext:value-type="float">
            <text:p>1.59143705129985E-05</text:p>
          </table:table-cell>
          <table:table-cell table:formula="of:=SQRT(([.B49]-[.N48])^2+([.C49]-[.O48])^2)*SQRT(([.F48]-[.O48])^2+([.G48]-[.N48])^2)" office:value-type="float" office:value="0.000000332304834563553" calcext:value-type="float">
            <text:p>3.32304834563553E-07</text:p>
          </table:table-cell>
          <table:table-cell table:formula="of:=(-([.B49]-[.N48])*([.F48]-[.O48])+([.C49]-[.O48])*([.G48]-[.N48]))/[.P48]" office:value-type="float" office:value="0.242566364571905" calcext:value-type="float">
            <text:p>0.242566364571905</text:p>
          </table:table-cell>
          <table:table-cell table:formula="of:=DEGREES(ACOS([.Q48]))" office:value-type="float" office:value="75.9619410744182" calcext:value-type="float">
            <text:p>75.9619410744182</text:p>
          </table:table-cell>
          <table:table-cell table:number-columns-repeated="6"/>
          <table:table-cell table:formula="of:=[.M48]-DEGREES(ACOS([.Q48]))" office:value-type="float" office:value="-0.366626866104056" calcext:value-type="float">
            <text:p>-0.36662686610405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31639980325467" calcext:value-type="float">
            <text:p>0.231639980325467</text:p>
          </table:table-cell>
          <table:table-cell table:formula="of:=[.C48]+[.E49]" office:value-type="float" office:value="0.0000157643705129985" calcext:value-type="float">
            <text:p>1.57643705129985E-05</text:p>
          </table:table-cell>
          <table:table-cell table:formula="of:=[$Arkusz3.C42]" office:value-type="float" office:value="0.00003226219300606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49]*[.C49]+((1/3)*[.E50]+[.C49])*(1/2)*[.E50])/([.C49]+(1/2)*[.E50])" office:value-type="float" office:value="0.00000795742089258658" calcext:value-type="float">
            <text:p>7.95742089258658E-06</text:p>
          </table:table-cell>
          <table:table-cell table:formula="of:=(((1/2)*([.B50]-[.B49])+[.B49])*[.C49]+((2/3)*([.B50]-[.B49])+[.B49])*(1/2)*[.E50])/([.C49]+(1/2)*[.E50])" office:value-type="float" office:value="0.242772999640871" calcext:value-type="float">
            <text:p>0.242772999640871</text:p>
          </table:table-cell>
          <table:table-cell table:formula="of:=(((1/2)*([.D49]-[.C50])+[.C49]+[.E50])*([.D49]-[.C50])+((2/3)*[.E50]+[.C49])*(1/2)*[.E50])/([.D49]-[.C50]+(1/2)*[.E50])" office:value-type="float" office:value="0.0000240880523711809" calcext:value-type="float">
            <text:p>2.40880523711809E-05</text:p>
          </table:table-cell>
          <table:table-cell table:formula="of:=(((1/2)*([.B50]-[.B49])+[.B49])*([.D49]-[.C50])+((1/3)*([.B50]-[.B49])+[.B49])*(1/2)*[.E50])/([.D49]-[.C50]+(1/2)*[.E50])" office:value-type="float" office:value="0.242704187488901" calcext:value-type="float">
            <text:p>0.242704187488901</text:p>
          </table:table-cell>
          <table:table-cell table:formula="of:=DEGREES(ATAN(([.G49]-[.I49])/([.H49]-[.F49])))" office:value-type="float" office:value="76.8071924461737" calcext:value-type="float">
            <text:p>76.8071924461737</text:p>
          </table:table-cell>
          <table:table-cell table:formula="of:=DEGREES(ATAN(([.C50]-[.C49])/([.B50]-[.B49])))" office:value-type="float" office:value="0.000774396288086769" calcext:value-type="float">
            <text:p>0.000774396288087</text:p>
          </table:table-cell>
          <table:table-cell table:formula="of:=[.J49]-[.K49]" office:value-type="float" office:value="76.8064180498856" calcext:value-type="float">
            <text:p>76.8064180498856</text:p>
          </table:table-cell>
          <table:table-cell table:formula="of:=ABS([.L49])" office:value-type="float" office:value="76.8064180498856" calcext:value-type="float">
            <text:p>76.8064180498856</text:p>
          </table:table-cell>
          <table:table-cell table:formula="of:=[.B49]+0.5*([.B50]-[.B49])" office:value-type="float" office:value="0.242738131309213" calcext:value-type="float">
            <text:p>0.242738131309213</text:p>
          </table:table-cell>
          <table:table-cell table:formula="of:=[.C49]+0.5*([.C50]-[.C49])" office:value-type="float" office:value="0.0000159143705129985" calcext:value-type="float">
            <text:p>1.59143705129985E-05</text:p>
          </table:table-cell>
          <table:table-cell table:formula="of:=SQRT(([.B50]-[.N49])^2+([.C50]-[.O49])^2)*SQRT(([.F49]-[.O49])^2+([.G49]-[.N49])^2)" office:value-type="float" office:value="0.000000396922014743174" calcext:value-type="float">
            <text:p>3.96922014743174E-07</text:p>
          </table:table-cell>
          <table:table-cell table:formula="of:=(-([.B50]-[.N49])*([.F49]-[.O49])+([.C50]-[.O49])*([.G49]-[.N49]))/[.P49]" office:value-type="float" office:value="0.222493727298746" calcext:value-type="float">
            <text:p>0.222493727298746</text:p>
          </table:table-cell>
          <table:table-cell table:formula="of:=DEGREES(ACOS([.Q49]))" office:value-type="float" office:value="77.1444560525505" calcext:value-type="float">
            <text:p>77.1444560525505</text:p>
          </table:table-cell>
          <table:table-cell table:number-columns-repeated="6"/>
          <table:table-cell table:formula="of:=[.M49]-DEGREES(ACOS([.Q49]))" office:value-type="float" office:value="-0.338038002664916" calcext:value-type="float">
            <text:p>-0.33803800266491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53836282292958" calcext:value-type="float">
            <text:p>0.253836282292958</text:p>
          </table:table-cell>
          <table:table-cell table:formula="of:=[.C49]+[.E50]" office:value-type="float" office:value="0.0000160643705129985" calcext:value-type="float">
            <text:p>1.60643705129985E-05</text:p>
          </table:table-cell>
          <table:table-cell table:formula="of:=[$Arkusz3.C43]" office:value-type="float" office:value="0.0000322621930060603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50]*[.C50]+((1/3)*[.E51]+[.C50])*(1/2)*[.E51])/([.C50]+(1/2)*[.E51])" office:value-type="float" office:value="0.00000795742089258658" calcext:value-type="float">
            <text:p>7.95742089258658E-06</text:p>
          </table:table-cell>
          <table:table-cell table:formula="of:=(((1/2)*([.B51]-[.B50])+[.B50])*[.C50]+((2/3)*([.B51]-[.B50])+[.B50])*(1/2)*[.E51])/([.C50]+(1/2)*[.E51])" office:value-type="float" office:value="0.265957523649152" calcext:value-type="float">
            <text:p>0.265957523649152</text:p>
          </table:table-cell>
          <table:table-cell table:formula="of:=(((1/2)*([.D50]-[.C51])+[.C50]+[.E51])*([.D50]-[.C51])+((2/3)*[.E51]+[.C50])*(1/2)*[.E51])/([.D50]-[.C51]+(1/2)*[.E51])" office:value-type="float" office:value="0.0000240880523711811" calcext:value-type="float">
            <text:p>2.40880523711811E-05</text:p>
          </table:table-cell>
          <table:table-cell table:formula="of:=(((1/2)*([.B51]-[.B50])+[.B50])*([.D50]-[.C51])+((1/3)*([.B51]-[.B50])+[.B50])*(1/2)*[.E51])/([.D50]-[.C51]+(1/2)*[.E51])" office:value-type="float" office:value="0.266032916164059" calcext:value-type="float">
            <text:p>0.266032916164059</text:p>
          </table:table-cell>
          <table:table-cell table:formula="of:=DEGREES(ATAN(([.G50]-[.I50])/([.H50]-[.F50])))" office:value-type="float" office:value="-77.9233419369035" calcext:value-type="float">
            <text:p>-77.9233419369035</text:p>
          </table:table-cell>
          <table:table-cell table:formula="of:=DEGREES(ATAN(([.C51]-[.C50])/([.B51]-[.B50])))" office:value-type="float" office:value="-0.000706805909407946" calcext:value-type="float">
            <text:p>-0.000706805909408</text:p>
          </table:table-cell>
          <table:table-cell table:formula="of:=[.J50]-[.K50]" office:value-type="float" office:value="-77.9226351309941" calcext:value-type="float">
            <text:p>-77.9226351309941</text:p>
          </table:table-cell>
          <table:table-cell table:formula="of:=ABS([.L50])" office:value-type="float" office:value="77.9226351309941" calcext:value-type="float">
            <text:p>77.9226351309941</text:p>
          </table:table-cell>
          <table:table-cell table:formula="of:=[.B50]+0.5*([.B51]-[.B50])" office:value-type="float" office:value="0.265995726366828" calcext:value-type="float">
            <text:p>0.265995726366828</text:p>
          </table:table-cell>
          <table:table-cell table:formula="of:=[.C50]+0.5*([.C51]-[.C50])" office:value-type="float" office:value="0.0000159143705129985" calcext:value-type="float">
            <text:p>1.59143705129985E-05</text:p>
          </table:table-cell>
          <table:table-cell table:formula="of:=SQRT(([.B51]-[.N50])^2+([.C51]-[.O50])^2)*SQRT(([.F50]-[.O50])^2+([.G50]-[.N50])^2)" office:value-type="float" office:value="0.000000474492713269645" calcext:value-type="float">
            <text:p>4.74492713269645E-07</text:p>
          </table:table-cell>
          <table:table-cell table:formula="of:=(-([.B51]-[.N50])*([.F50]-[.O50])+([.C51]-[.O50])*([.G50]-[.N50]))/[.P50]" office:value-type="float" office:value="0.203918440915364" calcext:value-type="float">
            <text:p>0.203918440915364</text:p>
          </table:table-cell>
          <table:table-cell table:formula="of:=DEGREES(ACOS([.Q50]))" office:value-type="float" office:value="78.2338070620954" calcext:value-type="float">
            <text:p>78.2338070620954</text:p>
          </table:table-cell>
          <table:table-cell table:number-columns-repeated="6"/>
          <table:table-cell table:formula="of:=[.M50]-DEGREES(ACOS([.Q50]))" office:value-type="float" office:value="-0.311171931101285" calcext:value-type="float">
            <text:p>-0.31117193110128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78155170440697" calcext:value-type="float">
            <text:p>0.278155170440697</text:p>
          </table:table-cell>
          <table:table-cell table:formula="of:=[.C50]+[.E51]" office:value-type="float" office:value="0.0000157643705129985" calcext:value-type="float">
            <text:p>1.57643705129985E-05</text:p>
          </table:table-cell>
          <table:table-cell table:formula="of:=[$Arkusz3.C44]" office:value-type="float" office:value="0.0000322621930060606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number-columns-repeated="21"/>
        </table:table-row>
      </table:table>
      <table:table table:name="Arkusz3" table:style-name="ta1">
        <table:table-column table:style-name="co11" table:default-cell-style-name="Default"/>
        <table:table-column table:style-name="co12" table:default-cell-style-name="ce10"/>
        <table:table-column table:style-name="co13" table:default-cell-style-name="ce10"/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160643705129985" calcext:value-type="float">
            <text:p>1.61E-05</text:p>
          </table:table-cell>
          <table:table-cell office:value-type="float" office:value="0.000032262193006057" calcext:value-type="float">
            <text:p>3.23E-05</text:p>
          </table:table-cell>
          <table:table-cell table:formula="of:=[.B2]-[.B1]" office:value-type="float" office:value="-0.0000034273705129961" calcext:value-type="float">
            <text:p>-3.4273705129961E-06</text:p>
          </table:table-cell>
          <table:table-cell table:formula="of:=(-1)*[.D1]" office:value-type="float" office:value="0.0000034273705129961" calcext:value-type="float">
            <text:p>3.4273705129961E-06</text:p>
          </table:table-cell>
        </table:table-row>
        <table:table-row table:style-name="ro1">
          <table:table-cell office:value-type="float" office:value="0.00099999999999998" calcext:value-type="float">
            <text:p>0.001</text:p>
          </table:table-cell>
          <table:table-cell office:value-type="float" office:value="0.0000126370000000024" calcext:value-type="float">
            <text:p>1.26E-05</text:p>
          </table:table-cell>
          <table:table-cell office:value-type="float" office:value="0.000032262193006057" calcext:value-type="float">
            <text:p>3.23E-05</text:p>
          </table:table-cell>
          <table:table-cell table:formula="of:=[.B3]-[.B2]" office:value-type="float" office:value="0.0000045451930060559" calcext:value-type="float">
            <text:p>4.5451930060559E-06</text:p>
          </table:table-cell>
          <table:table-cell table:formula="of:=(-1)*[.D2]" office:value-type="float" office:value="-0.0000045451930060559" calcext:value-type="float">
            <text:p>-4.5451930060559E-06</text:p>
          </table:table-cell>
        </table:table-row>
        <table:table-row table:style-name="ro1">
          <table:table-cell office:value-type="float" office:value="0.00200836202831636" calcext:value-type="float">
            <text:p>0.002008362028316</text:p>
          </table:table-cell>
          <table:table-cell office:value-type="float" office:value="0.0000171821930060583" calcext:value-type="float">
            <text:p>1.72E-05</text:p>
          </table:table-cell>
          <table:table-cell office:value-type="float" office:value="0.0000322621930060571" calcext:value-type="float">
            <text:p>3.23E-05</text:p>
          </table:table-cell>
          <table:table-cell table:formula="of:=[.B4]-[.B3]" office:value-type="float" office:value="-0.0000035791930060569" calcext:value-type="float">
            <text:p>-3.5791930060569E-06</text:p>
          </table:table-cell>
          <table:table-cell table:formula="of:=(-1)*[.D3]" office:value-type="float" office:value="0.0000035791930060569" calcext:value-type="float">
            <text:p>3.5791930060569E-06</text:p>
          </table:table-cell>
        </table:table-row>
        <table:table-row table:style-name="ro1">
          <table:table-cell office:value-type="float" office:value="0.00303351803678293" calcext:value-type="float">
            <text:p>0.003033518036783</text:p>
          </table:table-cell>
          <table:table-cell office:value-type="float" office:value="0.0000136030000000014" calcext:value-type="float">
            <text:p>1.36E-05</text:p>
          </table:table-cell>
          <table:table-cell office:value-type="float" office:value="0.0000322621930060571" calcext:value-type="float">
            <text:p>3.23E-05</text:p>
          </table:table-cell>
          <table:table-cell table:formula="of:=[.B5]-[.B4]" office:value-type="float" office:value="0.0000046631930060558" calcext:value-type="float">
            <text:p>4.6631930060558E-06</text:p>
          </table:table-cell>
          <table:table-cell table:formula="of:=(-1)*[.D4]" office:value-type="float" office:value="-0.0000046631930060558" calcext:value-type="float">
            <text:p>-4.6631930060558E-06</text:p>
          </table:table-cell>
        </table:table-row>
        <table:table-row table:style-name="ro1">
          <table:table-cell office:value-type="float" office:value="0.00408404040897127" calcext:value-type="float">
            <text:p>0.004084040408971</text:p>
          </table:table-cell>
          <table:table-cell office:value-type="float" office:value="0.0000182661930060572" calcext:value-type="float">
            <text:p>1.83E-05</text:p>
          </table:table-cell>
          <table:table-cell office:value-type="float" office:value="0.0000322621930060571" calcext:value-type="float">
            <text:p>3.23E-05</text:p>
          </table:table-cell>
          <table:table-cell table:formula="of:=[.B6]-[.B5]" office:value-type="float" office:value="-0.0000036221930060571" calcext:value-type="float">
            <text:p>-3.6221930060571E-06</text:p>
          </table:table-cell>
          <table:table-cell table:formula="of:=(-1)*[.D5]" office:value-type="float" office:value="0.0000036221930060571" calcext:value-type="float">
            <text:p>3.6221930060571E-06</text:p>
          </table:table-cell>
        </table:table-row>
        <table:table-row table:style-name="ro1">
          <table:table-cell office:value-type="float" office:value="0.00516871364270448" calcext:value-type="float">
            <text:p>0.005168713642704</text:p>
          </table:table-cell>
          <table:table-cell office:value-type="float" office:value="0.0000146440000000001" calcext:value-type="float">
            <text:p>1.46E-05</text:p>
          </table:table-cell>
          <table:table-cell office:value-type="float" office:value="0.0000322621930060571" calcext:value-type="float">
            <text:p>3.23E-05</text:p>
          </table:table-cell>
          <table:table-cell table:formula="of:=[.B7]-[.B6]" office:value-type="float" office:value="0.0000045961930060559" calcext:value-type="float">
            <text:p>4.5961930060559E-06</text:p>
          </table:table-cell>
          <table:table-cell table:formula="of:=(-1)*[.D6]" office:value-type="float" office:value="-0.0000045961930060559" calcext:value-type="float">
            <text:p>-4.5961930060559E-06</text:p>
          </table:table-cell>
        </table:table-row>
        <table:table-row table:style-name="ro1">
          <table:table-cell office:value-type="float" office:value="0.00629660780627709" calcext:value-type="float">
            <text:p>0.006296607806277</text:p>
          </table:table-cell>
          <table:table-cell office:value-type="float" office:value="0.000019240193006056" calcext:value-type="float">
            <text:p>1.92E-05</text:p>
          </table:table-cell>
          <table:table-cell office:value-type="float" office:value="0.0000322621930060571" calcext:value-type="float">
            <text:p>3.23E-05</text:p>
          </table:table-cell>
          <table:table-cell table:formula="of:=[.B8]-[.B7]" office:value-type="float" office:value="-0.0000035501930060571" calcext:value-type="float">
            <text:p>-3.5501930060571E-06</text:p>
          </table:table-cell>
          <table:table-cell table:formula="of:=(-1)*[.D7]" office:value-type="float" office:value="0.0000035501930060571" calcext:value-type="float">
            <text:p>3.5501930060571E-06</text:p>
          </table:table-cell>
        </table:table-row>
        <table:table-row table:style-name="ro1">
          <table:table-cell office:value-type="float" office:value="0.00747715438262268" calcext:value-type="float">
            <text:p>0.007477154382623</text:p>
          </table:table-cell>
          <table:table-cell office:value-type="float" office:value="0.0000156899999999989" calcext:value-type="float">
            <text:p>1.57E-05</text:p>
          </table:table-cell>
          <table:table-cell office:value-type="float" office:value="0.0000322621930060571" calcext:value-type="float">
            <text:p>3.23E-05</text:p>
          </table:table-cell>
          <table:table-cell table:formula="of:=[.B9]-[.B8]" office:value-type="float" office:value="0.0000043611930060559" calcext:value-type="float">
            <text:p>4.3611930060559E-06</text:p>
          </table:table-cell>
          <table:table-cell table:formula="of:=(-1)*[.D8]" office:value-type="float" office:value="-0.0000043611930060559" calcext:value-type="float">
            <text:p>-4.3611930060559E-06</text:p>
          </table:table-cell>
        </table:table-row>
        <table:table-row table:style-name="ro1">
          <table:table-cell office:value-type="float" office:value="0.00872022513564146" calcext:value-type="float">
            <text:p>0.008720225135641</text:p>
          </table:table-cell>
          <table:table-cell office:value-type="float" office:value="0.0000200511930060548" calcext:value-type="float">
            <text:p>2.01E-05</text:p>
          </table:table-cell>
          <table:table-cell office:value-type="float" office:value="0.0000322621930060571" calcext:value-type="float">
            <text:p>3.23E-05</text:p>
          </table:table-cell>
          <table:table-cell table:formula="of:=[.B10]-[.B9]" office:value-type="float" office:value="-0.0000033741930060568" calcext:value-type="float">
            <text:p>-3.3741930060568E-06</text:p>
          </table:table-cell>
          <table:table-cell table:formula="of:=(-1)*[.D9]" office:value-type="float" office:value="0.0000033741930060568" calcext:value-type="float">
            <text:p>3.3741930060568E-06</text:p>
          </table:table-cell>
        </table:table-row>
        <table:table-row table:style-name="ro1">
          <table:table-cell office:value-type="float" office:value="0.0100362146581694" calcext:value-type="float">
            <text:p>0.010036214658169</text:p>
          </table:table-cell>
          <table:table-cell office:value-type="float" office:value="0.000016676999999998" calcext:value-type="float">
            <text:p>1.67E-05</text:p>
          </table:table-cell>
          <table:table-cell office:value-type="float" office:value="0.0000322621930060572" calcext:value-type="float">
            <text:p>3.23E-05</text:p>
          </table:table-cell>
          <table:table-cell table:formula="of:=[.B11]-[.B10]" office:value-type="float" office:value="0.000004002193006057" calcext:value-type="float">
            <text:p>4.002193006057E-06</text:p>
          </table:table-cell>
          <table:table-cell table:formula="of:=(-1)*[.D10]" office:value-type="float" office:value="-0.000004002193006057" calcext:value-type="float">
            <text:p>-4.002193006057E-06</text:p>
          </table:table-cell>
        </table:table-row>
        <table:table-row table:style-name="ro1">
          <table:table-cell office:value-type="float" office:value="0.0114361272918578" calcext:value-type="float">
            <text:p>0.011436127291858</text:p>
          </table:table-cell>
          <table:table-cell office:value-type="float" office:value="0.000020679193006055" calcext:value-type="float">
            <text:p>2.07E-05</text:p>
          </table:table-cell>
          <table:table-cell office:value-type="float" office:value="0.0000322621930060572" calcext:value-type="float">
            <text:p>3.23E-05</text:p>
          </table:table-cell>
          <table:table-cell table:formula="of:=[.B12]-[.B11]" office:value-type="float" office:value="-0.0000031211930060578" calcext:value-type="float">
            <text:p>-3.1211930060578E-06</text:p>
          </table:table-cell>
          <table:table-cell table:formula="of:=(-1)*[.D11]" office:value-type="float" office:value="0.0000031211930060578" calcext:value-type="float">
            <text:p>3.1211930060578E-06</text:p>
          </table:table-cell>
        </table:table-row>
        <table:table-row table:style-name="ro1">
          <table:table-cell office:value-type="float" office:value="0.01293166914579" calcext:value-type="float">
            <text:p>0.01293166914579</text:p>
          </table:table-cell>
          <table:table-cell office:value-type="float" office:value="0.0000175579999999972" calcext:value-type="float">
            <text:p>1.76E-05</text:p>
          </table:table-cell>
          <table:table-cell office:value-type="float" office:value="0.0000322621930060572" calcext:value-type="float">
            <text:p>3.23E-05</text:p>
          </table:table-cell>
          <table:table-cell table:formula="of:=[.B13]-[.B12]" office:value-type="float" office:value="0.0000035731930060583" calcext:value-type="float">
            <text:p>3.5731930060583E-06</text:p>
          </table:table-cell>
          <table:table-cell table:formula="of:=(-1)*[.D12]" office:value-type="float" office:value="-0.0000035731930060583" calcext:value-type="float">
            <text:p>-3.5731930060583E-06</text:p>
          </table:table-cell>
        </table:table-row>
        <table:table-row table:style-name="ro1">
          <table:table-cell office:value-type="float" office:value="0.0145353459832969" calcext:value-type="float">
            <text:p>0.014535345983297</text:p>
          </table:table-cell>
          <table:table-cell office:value-type="float" office:value="0.0000211311930060555" calcext:value-type="float">
            <text:p>2.11E-05</text:p>
          </table:table-cell>
          <table:table-cell office:value-type="float" office:value="0.0000322621930060572" calcext:value-type="float">
            <text:p>3.23E-05</text:p>
          </table:table-cell>
          <table:table-cell table:formula="of:=[.B14]-[.B13]" office:value-type="float" office:value="-0.0000028191930060588" calcext:value-type="float">
            <text:p>-2.8191930060588E-06</text:p>
          </table:table-cell>
          <table:table-cell table:formula="of:=(-1)*[.D13]" office:value-type="float" office:value="0.0000028191930060588" calcext:value-type="float">
            <text:p>2.8191930060588E-06</text:p>
          </table:table-cell>
        </table:table-row>
        <table:table-row table:style-name="ro1">
          <table:table-cell office:value-type="float" office:value="0.016260567795504" calcext:value-type="float">
            <text:p>0.016260567795504</text:p>
          </table:table-cell>
          <table:table-cell office:value-type="float" office:value="0.0000183119999999967" calcext:value-type="float">
            <text:p>1.83E-05</text:p>
          </table:table-cell>
          <table:table-cell office:value-type="float" office:value="0.0000322621930060573" calcext:value-type="float">
            <text:p>3.23E-05</text:p>
          </table:table-cell>
          <table:table-cell table:formula="of:=[.B15]-[.B14]" office:value-type="float" office:value="0.0000031231930060592" calcext:value-type="float">
            <text:p>3.1231930060592E-06</text:p>
          </table:table-cell>
          <table:table-cell table:formula="of:=(-1)*[.D14]" office:value-type="float" office:value="-0.0000031231930060592" calcext:value-type="float">
            <text:p>-3.1231930060592E-06</text:p>
          </table:table-cell>
        </table:table-row>
        <table:table-row table:style-name="ro1">
          <table:table-cell office:value-type="float" office:value="0.018121760936057" calcext:value-type="float">
            <text:p>0.018121760936057</text:p>
          </table:table-cell>
          <table:table-cell office:value-type="float" office:value="0.0000214351930060559" calcext:value-type="float">
            <text:p>2.14E-05</text:p>
          </table:table-cell>
          <table:table-cell office:value-type="float" office:value="0.0000322621930060573" calcext:value-type="float">
            <text:p>3.23E-05</text:p>
          </table:table-cell>
          <table:table-cell table:formula="of:=[.B16]-[.B15]" office:value-type="float" office:value="-0.0000024991930060595" calcext:value-type="float">
            <text:p>-2.4991930060595E-06</text:p>
          </table:table-cell>
          <table:table-cell table:formula="of:=(-1)*[.D15]" office:value-type="float" office:value="0.0000024991930060595" calcext:value-type="float">
            <text:p>2.4991930060595E-06</text:p>
          </table:table-cell>
        </table:table-row>
        <table:table-row table:style-name="ro1">
          <table:table-cell office:value-type="float" office:value="0.0201344887546993" calcext:value-type="float">
            <text:p>0.020134488754699</text:p>
          </table:table-cell>
          <table:table-cell office:value-type="float" office:value="0.0000189359999999964" calcext:value-type="float">
            <text:p>1.89E-05</text:p>
          </table:table-cell>
          <table:table-cell office:value-type="float" office:value="0.0000322621930060573" calcext:value-type="float">
            <text:p>3.23E-05</text:p>
          </table:table-cell>
          <table:table-cell table:formula="of:=[.B17]-[.B16]" office:value-type="float" office:value="0.0000026861930060598" calcext:value-type="float">
            <text:p>2.6861930060598E-06</text:p>
          </table:table-cell>
          <table:table-cell table:formula="of:=(-1)*[.D16]" office:value-type="float" office:value="-0.0000026861930060598" calcext:value-type="float">
            <text:p>-2.6861930060598E-06</text:p>
          </table:table-cell>
        </table:table-row>
        <table:table-row table:style-name="ro1">
          <table:table-cell office:value-type="float" office:value="0.0223155817384435" calcext:value-type="float">
            <text:p>0.022315581738444</text:p>
          </table:table-cell>
          <table:table-cell office:value-type="float" office:value="0.0000216221930060562" calcext:value-type="float">
            <text:p>2.16E-05</text:p>
          </table:table-cell>
          <table:table-cell office:value-type="float" office:value="0.0000322621930060573" calcext:value-type="float">
            <text:p>3.23E-05</text:p>
          </table:table-cell>
          <table:table-cell table:formula="of:=[.B18]-[.B17]" office:value-type="float" office:value="-0.00000218319300606" calcext:value-type="float">
            <text:p>-2.18319300606E-06</text:p>
          </table:table-cell>
          <table:table-cell table:formula="of:=(-1)*[.D17]" office:value-type="float" office:value="0.00000218319300606" calcext:value-type="float">
            <text:p>2.18319300606E-06</text:p>
          </table:table-cell>
        </table:table-row>
        <table:table-row table:style-name="ro1">
          <table:table-cell office:value-type="float" office:value="0.0246832782485802" calcext:value-type="float">
            <text:p>0.02468327824858</text:p>
          </table:table-cell>
          <table:table-cell office:value-type="float" office:value="0.0000194389999999962" calcext:value-type="float">
            <text:p>1.94E-05</text:p>
          </table:table-cell>
          <table:table-cell office:value-type="float" office:value="0.0000322621930060574" calcext:value-type="float">
            <text:p>3.23E-05</text:p>
          </table:table-cell>
          <table:table-cell table:formula="of:=[.B19]-[.B18]" office:value-type="float" office:value="0.0000022841930060603" calcext:value-type="float">
            <text:p>2.2841930060603E-06</text:p>
          </table:table-cell>
          <table:table-cell table:formula="of:=(-1)*[.D18]" office:value-type="float" office:value="-0.0000022841930060603" calcext:value-type="float">
            <text:p>-2.2841930060603E-06</text:p>
          </table:table-cell>
        </table:table-row>
        <table:table-row table:style-name="ro1">
          <table:table-cell office:value-type="float" office:value="0.0272573770303718" calcext:value-type="float">
            <text:p>0.027257377030372</text:p>
          </table:table-cell>
          <table:table-cell office:value-type="float" office:value="0.0000217231930060565" calcext:value-type="float">
            <text:p>2.17E-05</text:p>
          </table:table-cell>
          <table:table-cell office:value-type="float" office:value="0.0000322621930060574" calcext:value-type="float">
            <text:p>3.23E-05</text:p>
          </table:table-cell>
          <table:table-cell table:formula="of:=[.B20]-[.B19]" office:value-type="float" office:value="-0.0000018841930060604" calcext:value-type="float">
            <text:p>-1.8841930060604E-06</text:p>
          </table:table-cell>
          <table:table-cell table:formula="of:=(-1)*[.D19]" office:value-type="float" office:value="0.0000018841930060604" calcext:value-type="float">
            <text:p>1.8841930060604E-06</text:p>
          </table:table-cell>
        </table:table-row>
        <table:table-row table:style-name="ro1">
          <table:table-cell office:value-type="float" office:value="0.0300594027707206" calcext:value-type="float">
            <text:p>0.030059402770721</text:p>
          </table:table-cell>
          <table:table-cell office:value-type="float" office:value="0.0000198389999999961" calcext:value-type="float">
            <text:p>1.98E-05</text:p>
          </table:table-cell>
          <table:table-cell office:value-type="float" office:value="0.0000322621930060574" calcext:value-type="float">
            <text:p>3.23E-05</text:p>
          </table:table-cell>
          <table:table-cell table:formula="of:=[.B21]-[.B20]" office:value-type="float" office:value="0.0000019271930060606" calcext:value-type="float">
            <text:p>1.9271930060606E-06</text:p>
          </table:table-cell>
          <table:table-cell table:formula="of:=(-1)*[.D20]" office:value-type="float" office:value="-0.0000019271930060606" calcext:value-type="float">
            <text:p>-1.9271930060606E-06</text:p>
          </table:table-cell>
        </table:table-row>
        <table:table-row table:style-name="ro1">
          <table:table-cell office:value-type="float" office:value="0.0331127860882105" calcext:value-type="float">
            <text:p>0.033112786088211</text:p>
          </table:table-cell>
          <table:table-cell office:value-type="float" office:value="0.0000217661930060567" calcext:value-type="float">
            <text:p>2.18E-05</text:p>
          </table:table-cell>
          <table:table-cell office:value-type="float" office:value="0.0000322621930060575" calcext:value-type="float">
            <text:p>3.23E-05</text:p>
          </table:table-cell>
          <table:table-cell table:formula="of:=[.B22]-[.B21]" office:value-type="float" office:value="-0.0000016111930060606" calcext:value-type="float">
            <text:p>-1.6111930060606E-06</text:p>
          </table:table-cell>
          <table:table-cell table:formula="of:=(-1)*[.D21]" office:value-type="float" office:value="0.0000016111930060606" calcext:value-type="float">
            <text:p>1.6111930060606E-06</text:p>
          </table:table-cell>
        </table:table-row>
        <table:table-row table:style-name="ro1">
          <table:table-cell office:value-type="float" office:value="0.0364430594606031" calcext:value-type="float">
            <text:p>0.036443059460603</text:p>
          </table:table-cell>
          <table:table-cell office:value-type="float" office:value="0.0000201549999999961" calcext:value-type="float">
            <text:p>2.02E-05</text:p>
          </table:table-cell>
          <table:table-cell office:value-type="float" office:value="0.0000322621930060575" calcext:value-type="float">
            <text:p>3.23E-05</text:p>
          </table:table-cell>
          <table:table-cell table:formula="of:=[.B23]-[.B22]" office:value-type="float" office:value="0.0000016171930060608" calcext:value-type="float">
            <text:p>1.6171930060608E-06</text:p>
          </table:table-cell>
          <table:table-cell table:formula="of:=(-1)*[.D22]" office:value-type="float" office:value="-0.0000016171930060608" calcext:value-type="float">
            <text:p>-1.6171930060608E-06</text:p>
          </table:table-cell>
        </table:table-row>
        <table:table-row table:style-name="ro1">
          <table:table-cell office:value-type="float" office:value="0.0400780707281395" calcext:value-type="float">
            <text:p>0.04007807072814</text:p>
          </table:table-cell>
          <table:table-cell office:value-type="float" office:value="0.0000217721930060569" calcext:value-type="float">
            <text:p>2.18E-05</text:p>
          </table:table-cell>
          <table:table-cell office:value-type="float" office:value="0.0000322621930060575" calcext:value-type="float">
            <text:p>3.23E-05</text:p>
          </table:table-cell>
          <table:table-cell table:formula="of:=[.B24]-[.B23]" office:value-type="float" office:value="-0.0000013691930060608" calcext:value-type="float">
            <text:p>-1.3691930060608E-06</text:p>
          </table:table-cell>
          <table:table-cell table:formula="of:=(-1)*[.D23]" office:value-type="float" office:value="0.0000013691930060608" calcext:value-type="float">
            <text:p>1.3691930060608E-06</text:p>
          </table:table-cell>
        </table:table-row>
        <table:table-row table:style-name="ro1">
          <table:table-cell office:value-type="float" office:value="0.044048215957969" calcext:value-type="float">
            <text:p>0.044048215957969</text:p>
          </table:table-cell>
          <table:table-cell office:value-type="float" office:value="0.0000204029999999961" calcext:value-type="float">
            <text:p>2.04E-05</text:p>
          </table:table-cell>
          <table:table-cell office:value-type="float" office:value="0.0000322621930060576" calcext:value-type="float">
            <text:p>3.23E-05</text:p>
          </table:table-cell>
          <table:table-cell table:formula="of:=[.B25]-[.B24]" office:value-type="float" office:value="0.000001353193006061" calcext:value-type="float">
            <text:p>1.353193006061E-06</text:p>
          </table:table-cell>
          <table:table-cell table:formula="of:=(-1)*[.D24]" office:value-type="float" office:value="-0.000001353193006061" calcext:value-type="float">
            <text:p>-1.353193006061E-06</text:p>
          </table:table-cell>
        </table:table-row>
        <table:table-row table:style-name="ro1">
          <table:table-cell office:value-type="float" office:value="0.0483866936169235" calcext:value-type="float">
            <text:p>0.048386693616924</text:p>
          </table:table-cell>
          <table:table-cell office:value-type="float" office:value="0.0000217561930060571" calcext:value-type="float">
            <text:p>2.18E-05</text:p>
          </table:table-cell>
          <table:table-cell office:value-type="float" office:value="0.0000322621930060577" calcext:value-type="float">
            <text:p>3.23E-05</text:p>
          </table:table-cell>
          <table:table-cell table:formula="of:=[.B26]-[.B25]" office:value-type="float" office:value="-0.000001158193006061" calcext:value-type="float">
            <text:p>-1.158193006061E-06</text:p>
          </table:table-cell>
          <table:table-cell table:formula="of:=(-1)*[.D25]" office:value-type="float" office:value="0.000001158193006061" calcext:value-type="float">
            <text:p>1.158193006061E-06</text:p>
          </table:table-cell>
        </table:table-row>
        <table:table-row table:style-name="ro1">
          <table:table-cell office:value-type="float" office:value="0.053129782178037" calcext:value-type="float">
            <text:p>0.053129782178037</text:p>
          </table:table-cell>
          <table:table-cell office:value-type="float" office:value="0.0000205979999999961" calcext:value-type="float">
            <text:p>2.06E-05</text:p>
          </table:table-cell>
          <table:table-cell office:value-type="float" office:value="0.0000322621930060577" calcext:value-type="float">
            <text:p>3.23E-05</text:p>
          </table:table-cell>
          <table:table-cell table:formula="of:=[.B27]-[.B26]" office:value-type="float" office:value="0.0000011281930060612" calcext:value-type="float">
            <text:p>1.1281930060612E-06</text:p>
          </table:table-cell>
          <table:table-cell table:formula="of:=(-1)*[.D26]" office:value-type="float" office:value="-0.0000011281930060612" calcext:value-type="float">
            <text:p>-1.1281930060612E-06</text:p>
          </table:table-cell>
        </table:table-row>
        <table:table-row table:style-name="ro1">
          <table:table-cell office:value-type="float" office:value="0.0583171434821644" calcext:value-type="float">
            <text:p>0.058317143482164</text:p>
          </table:table-cell>
          <table:table-cell office:value-type="float" office:value="0.0000217261930060573" calcext:value-type="float">
            <text:p>2.17E-05</text:p>
          </table:table-cell>
          <table:table-cell office:value-type="float" office:value="0.0000322621930060578" calcext:value-type="float">
            <text:p>3.23E-05</text:p>
          </table:table-cell>
          <table:table-cell table:formula="of:=[.B28]-[.B27]" office:value-type="float" office:value="-0.0000009761930060611" calcext:value-type="float">
            <text:p>-9.761930060611E-07</text:p>
          </table:table-cell>
          <table:table-cell table:formula="of:=(-1)*[.D27]" office:value-type="float" office:value="0.0000009761930060611" calcext:value-type="float">
            <text:p>9.761930060611E-07</text:p>
          </table:table-cell>
        </table:table-row>
        <table:table-row table:style-name="ro1">
          <table:table-cell office:value-type="float" office:value="0.063992154391418" calcext:value-type="float">
            <text:p>0.063992154391418</text:p>
          </table:table-cell>
          <table:table-cell office:value-type="float" office:value="0.0000207499999999962" calcext:value-type="float">
            <text:p>2.07E-05</text:p>
          </table:table-cell>
          <table:table-cell office:value-type="float" office:value="0.0000322621930060579" calcext:value-type="float">
            <text:p>3.23E-05</text:p>
          </table:table-cell>
          <table:table-cell table:formula="of:=[.B29]-[.B28]" office:value-type="float" office:value="0.000000940193006061303" calcext:value-type="float">
            <text:p>9.40193006061303E-07</text:p>
          </table:table-cell>
          <table:table-cell table:formula="of:=(-1)*[.D28]" office:value-type="float" office:value="-0.000000940193006061303" calcext:value-type="float">
            <text:p>-9.40193006061303E-07</text:p>
          </table:table-cell>
        </table:table-row>
        <table:table-row table:style-name="ro1">
          <table:table-cell office:value-type="float" office:value="0.0702022695077165" calcext:value-type="float">
            <text:p>0.070202269507717</text:p>
          </table:table-cell>
          <table:table-cell office:value-type="float" office:value="0.0000216901930060575" calcext:value-type="float">
            <text:p>2.17E-05</text:p>
          </table:table-cell>
          <table:table-cell office:value-type="float" office:value="0.0000322621930060579" calcext:value-type="float">
            <text:p>3.23E-05</text:p>
          </table:table-cell>
          <table:table-cell table:formula="of:=[.B30]-[.B29]" office:value-type="float" office:value="-0.000000819193006061301" calcext:value-type="float">
            <text:p>-8.19193006061301E-07</text:p>
          </table:table-cell>
          <table:table-cell table:formula="of:=(-1)*[.D29]" office:value-type="float" office:value="0.000000819193006061301" calcext:value-type="float">
            <text:p>8.19193006061301E-07</text:p>
          </table:table-cell>
        </table:table-row>
        <table:table-row table:style-name="ro1">
          <table:table-cell office:value-type="float" office:value="0.0769994179895101" calcext:value-type="float">
            <text:p>0.07699941798951</text:p>
          </table:table-cell>
          <table:table-cell office:value-type="float" office:value="0.0000208709999999962" calcext:value-type="float">
            <text:p>2.09E-05</text:p>
          </table:table-cell>
          <table:table-cell office:value-type="float" office:value="0.000032262193006058" calcext:value-type="float">
            <text:p>3.23E-05</text:p>
          </table:table-cell>
          <table:table-cell table:formula="of:=[.B31]-[.B30]" office:value-type="float" office:value="0.0000007821930060616" calcext:value-type="float">
            <text:p>7.821930060616E-07</text:p>
          </table:table-cell>
          <table:table-cell table:formula="of:=(-1)*[.D30]" office:value-type="float" office:value="-0.0000007821930060616" calcext:value-type="float">
            <text:p>-7.821930060616E-07</text:p>
          </table:table-cell>
        </table:table-row>
        <table:table-row table:style-name="ro1">
          <table:table-cell office:value-type="float" office:value="0.084440437784874" calcext:value-type="float">
            <text:p>0.084440437784874</text:p>
          </table:table-cell>
          <table:table-cell office:value-type="float" office:value="0.0000216531930060578" calcext:value-type="float">
            <text:p>2.17E-05</text:p>
          </table:table-cell>
          <table:table-cell office:value-type="float" office:value="0.0000322621930060581" calcext:value-type="float">
            <text:p>3.23E-05</text:p>
          </table:table-cell>
          <table:table-cell table:formula="of:=[.B32]-[.B31]" office:value-type="float" office:value="-0.000000687193006061598" calcext:value-type="float">
            <text:p>-6.87193006061598E-07</text:p>
          </table:table-cell>
          <table:table-cell table:formula="of:=(-1)*[.D31]" office:value-type="float" office:value="0.000000687193006061598" calcext:value-type="float">
            <text:p>6.87193006061598E-07</text:p>
          </table:table-cell>
        </table:table-row>
        <table:table-row table:style-name="ro1">
          <table:table-cell office:value-type="float" office:value="0.0925875509120395" calcext:value-type="float">
            <text:p>0.09258755091204</text:p>
          </table:table-cell>
          <table:table-cell office:value-type="float" office:value="0.0000209659999999962" calcext:value-type="float">
            <text:p>2.10E-05</text:p>
          </table:table-cell>
          <table:table-cell office:value-type="float" office:value="0.0000322621930060582" calcext:value-type="float">
            <text:p>3.23E-05</text:p>
          </table:table-cell>
          <table:table-cell table:formula="of:=[.B33]-[.B32]" office:value-type="float" office:value="0.0000006511930060618" calcext:value-type="float">
            <text:p>6.511930060618E-07</text:p>
          </table:table-cell>
          <table:table-cell table:formula="of:=(-1)*[.D32]" office:value-type="float" office:value="-0.0000006511930060618" calcext:value-type="float">
            <text:p>-6.511930060618E-07</text:p>
          </table:table-cell>
        </table:table-row>
        <table:table-row table:style-name="ro1">
          <table:table-cell office:value-type="float" office:value="0.101508883761672" calcext:value-type="float">
            <text:p>0.101508883761672</text:p>
          </table:table-cell>
          <table:table-cell office:value-type="float" office:value="0.000021617193006058" calcext:value-type="float">
            <text:p>2.16E-05</text:p>
          </table:table-cell>
          <table:table-cell office:value-type="float" office:value="0.0000322621930060583" calcext:value-type="float">
            <text:p>3.23E-05</text:p>
          </table:table-cell>
          <table:table-cell table:formula="of:=[.B34]-[.B33]" office:value-type="float" office:value="-0.000000575193006061702" calcext:value-type="float">
            <text:p>-5.75193006061702E-07</text:p>
          </table:table-cell>
          <table:table-cell table:formula="of:=(-1)*[.D33]" office:value-type="float" office:value="0.000000575193006061702" calcext:value-type="float">
            <text:p>5.75193006061702E-07</text:p>
          </table:table-cell>
        </table:table-row>
        <table:table-row table:style-name="ro1">
          <table:table-cell office:value-type="float" office:value="0.111279036771681" calcext:value-type="float">
            <text:p>0.111279036771681</text:p>
          </table:table-cell>
          <table:table-cell office:value-type="float" office:value="0.0000210419999999963" calcext:value-type="float">
            <text:p>2.10E-05</text:p>
          </table:table-cell>
          <table:table-cell office:value-type="float" office:value="0.0000322621930060585" calcext:value-type="float">
            <text:p>3.23E-05</text:p>
          </table:table-cell>
          <table:table-cell table:formula="of:=[.B35]-[.B34]" office:value-type="float" office:value="0.000000541193006062" calcext:value-type="float">
            <text:p>5.41193006062E-07</text:p>
          </table:table-cell>
          <table:table-cell table:formula="of:=(-1)*[.D34]" office:value-type="float" office:value="-0.000000541193006062" calcext:value-type="float">
            <text:p>-5.41193006062E-07</text:p>
          </table:table-cell>
        </table:table-row>
        <table:table-row table:style-name="ro1">
          <table:table-cell office:value-type="float" office:value="0.12197970823819" calcext:value-type="float">
            <text:p>0.12197970823819</text:p>
          </table:table-cell>
          <table:table-cell office:value-type="float" office:value="0.0000215831930060583" calcext:value-type="float">
            <text:p>2.16E-05</text:p>
          </table:table-cell>
          <table:table-cell office:value-type="float" office:value="0.0000322621930060586" calcext:value-type="float">
            <text:p>3.23E-05</text:p>
          </table:table-cell>
          <table:table-cell table:formula="of:=[.B36]-[.B35]" office:value-type="float" office:value="-0.000000481193006062" calcext:value-type="float">
            <text:p>-4.81193006062E-07</text:p>
          </table:table-cell>
          <table:table-cell table:formula="of:=(-1)*[.D35]" office:value-type="float" office:value="0.000000481193006062" calcext:value-type="float">
            <text:p>4.81193006062E-07</text:p>
          </table:table-cell>
        </table:table-row>
        <table:table-row table:style-name="ro1">
          <table:table-cell office:value-type="float" office:value="0.133700377479006" calcext:value-type="float">
            <text:p>0.133700377479006</text:p>
          </table:table-cell>
          <table:table-cell office:value-type="float" office:value="0.0000211019999999963" calcext:value-type="float">
            <text:p>2.11E-05</text:p>
          </table:table-cell>
          <table:table-cell office:value-type="float" office:value="0.0000322621930060587" calcext:value-type="float">
            <text:p>3.23E-05</text:p>
          </table:table-cell>
          <table:table-cell table:formula="of:=[.B37]-[.B36]" office:value-type="float" office:value="0.000000450193006062302" calcext:value-type="float">
            <text:p>4.50193006062302E-07</text:p>
          </table:table-cell>
          <table:table-cell table:formula="of:=(-1)*[.D36]" office:value-type="float" office:value="-0.000000450193006062302" calcext:value-type="float">
            <text:p>-4.50193006062302E-07</text:p>
          </table:table-cell>
        </table:table-row>
        <table:table-row table:style-name="ro1">
          <table:table-cell office:value-type="float" office:value="0.146539053062207" calcext:value-type="float">
            <text:p>0.146539053062207</text:p>
          </table:table-cell>
          <table:table-cell office:value-type="float" office:value="0.0000215521930060586" calcext:value-type="float">
            <text:p>2.16E-05</text:p>
          </table:table-cell>
          <table:table-cell office:value-type="float" office:value="0.0000322621930060589" calcext:value-type="float">
            <text:p>3.23E-05</text:p>
          </table:table-cell>
          <table:table-cell table:formula="of:=[.B38]-[.B37]" office:value-type="float" office:value="-0.000000401193006062303" calcext:value-type="float">
            <text:p>-4.01193006062303E-07</text:p>
          </table:table-cell>
          <table:table-cell table:formula="of:=(-1)*[.D37]" office:value-type="float" office:value="0.000000401193006062303" calcext:value-type="float">
            <text:p>4.01193006062303E-07</text:p>
          </table:table-cell>
        </table:table-row>
        <table:table-row table:style-name="ro1">
          <table:table-cell office:value-type="float" office:value="0.160603092356564" calcext:value-type="float">
            <text:p>0.160603092356564</text:p>
          </table:table-cell>
          <table:table-cell office:value-type="float" office:value="0.0000211509999999963" calcext:value-type="float">
            <text:p>2.12E-05</text:p>
          </table:table-cell>
          <table:table-cell office:value-type="float" office:value="0.0000322621930060591" calcext:value-type="float">
            <text:p>3.23E-05</text:p>
          </table:table-cell>
          <table:table-cell table:formula="of:=[.B39]-[.B38]" office:value-type="float" office:value="0.000000374193006062704" calcext:value-type="float">
            <text:p>3.74193006062704E-07</text:p>
          </table:table-cell>
          <table:table-cell table:formula="of:=(-1)*[.D38]" office:value-type="float" office:value="-0.000000374193006062704" calcext:value-type="float">
            <text:p>-3.74193006062704E-07</text:p>
          </table:table-cell>
        </table:table-row>
        <table:table-row table:style-name="ro1">
          <table:table-cell office:value-type="float" office:value="0.1760100992569" calcext:value-type="float">
            <text:p>0.1760100992569</text:p>
          </table:table-cell>
          <table:table-cell office:value-type="float" office:value="0.000021525193006059" calcext:value-type="float">
            <text:p>2.15E-05</text:p>
          </table:table-cell>
          <table:table-cell office:value-type="float" office:value="0.0000322621930060593" calcext:value-type="float">
            <text:p>3.23E-05</text:p>
          </table:table-cell>
          <table:table-cell table:formula="of:=[.B40]-[.B39]" office:value-type="float" office:value="-0.000000335193006062602" calcext:value-type="float">
            <text:p>-3.35193006062602E-07</text:p>
          </table:table-cell>
          <table:table-cell table:formula="of:=(-1)*[.D39]" office:value-type="float" office:value="0.000000335193006062602" calcext:value-type="float">
            <text:p>3.35193006062602E-07</text:p>
          </table:table-cell>
        </table:table-row>
        <table:table-row table:style-name="ro1">
          <table:table-cell office:value-type="float" office:value="0.192888907591184" calcext:value-type="float">
            <text:p>0.192888907591184</text:p>
          </table:table-cell>
          <table:table-cell office:value-type="float" office:value="0.0000211899999999964" calcext:value-type="float">
            <text:p>2.12E-05</text:p>
          </table:table-cell>
          <table:table-cell office:value-type="float" office:value="0.0000322621930060595" calcext:value-type="float">
            <text:p>3.23E-05</text:p>
          </table:table-cell>
          <table:table-cell table:formula="of:=[.B41]-[.B40]" office:value-type="float" office:value="0.000000311193006063" calcext:value-type="float">
            <text:p>3.11193006063E-07</text:p>
          </table:table-cell>
          <table:table-cell table:formula="of:=(-1)*[.D40]" office:value-type="float" office:value="-0.000000311193006063" calcext:value-type="float">
            <text:p>-3.11193006063E-07</text:p>
          </table:table-cell>
        </table:table-row>
        <table:table-row table:style-name="ro1">
          <table:table-cell office:value-type="float" office:value="0.211380658432655" calcext:value-type="float">
            <text:p>0.211380658432655</text:p>
          </table:table-cell>
          <table:table-cell office:value-type="float" office:value="0.0000215011930060594" calcext:value-type="float">
            <text:p>2.15E-05</text:p>
          </table:table-cell>
          <table:table-cell office:value-type="float" office:value="0.0000322621930060597" calcext:value-type="float">
            <text:p>3.23E-05</text:p>
          </table:table-cell>
          <table:table-cell table:formula="of:=[.B42]-[.B41]" office:value-type="float" office:value="-0.000000279193006063001" calcext:value-type="float">
            <text:p>-2.79193006063001E-07</text:p>
          </table:table-cell>
          <table:table-cell table:formula="of:=(-1)*[.D41]" office:value-type="float" office:value="0.000000279193006063001" calcext:value-type="float">
            <text:p>2.79193006063001E-07</text:p>
          </table:table-cell>
        </table:table-row>
        <table:table-row table:style-name="ro1">
          <table:table-cell office:value-type="float" office:value="0.231639980325467" calcext:value-type="float">
            <text:p>0.231639980325467</text:p>
          </table:table-cell>
          <table:table-cell office:value-type="float" office:value="0.0000212219999999964" calcext:value-type="float">
            <text:p>2.12E-05</text:p>
          </table:table-cell>
          <table:table-cell office:value-type="float" office:value="0.00003226219300606" calcext:value-type="float">
            <text:p>3.23E-05</text:p>
          </table:table-cell>
          <table:table-cell table:formula="of:=[.B43]-[.B42]" office:value-type="float" office:value="0.0000002581930060635" calcext:value-type="float">
            <text:p>2.581930060635E-07</text:p>
          </table:table-cell>
          <table:table-cell table:formula="of:=(-1)*[.D42]" office:value-type="float" office:value="-0.0000002581930060635" calcext:value-type="float">
            <text:p>-2.581930060635E-07</text:p>
          </table:table-cell>
        </table:table-row>
        <table:table-row table:style-name="ro1">
          <table:table-cell office:value-type="float" office:value="0.253836282292958" calcext:value-type="float">
            <text:p>0.253836282292958</text:p>
          </table:table-cell>
          <table:table-cell office:value-type="float" office:value="0.0000214801930060599" calcext:value-type="float">
            <text:p>2.15E-05</text:p>
          </table:table-cell>
          <table:table-cell office:value-type="float" office:value="0.0000322621930060603" calcext:value-type="float">
            <text:p>3.23E-05</text:p>
          </table:table-cell>
          <table:table-cell table:formula="of:=[.B44]-[.B43]" office:value-type="float" office:value="-0.000000233193006063499" calcext:value-type="float">
            <text:p>-2.33193006063499E-07</text:p>
          </table:table-cell>
          <table:table-cell table:formula="of:=(-1)*[.D43]" office:value-type="float" office:value="0.000000233193006063499" calcext:value-type="float">
            <text:p>2.33193006063499E-07</text:p>
          </table:table-cell>
        </table:table-row>
        <table:table-row table:style-name="ro1">
          <table:table-cell office:value-type="float" office:value="0.278155170440697" calcext:value-type="float">
            <text:p>0.278155170440697</text:p>
          </table:table-cell>
          <table:table-cell office:value-type="float" office:value="0.0000212469999999964" calcext:value-type="float">
            <text:p>2.12E-05</text:p>
          </table:table-cell>
          <table:table-cell office:value-type="float" office:value="0.0000322621930060606" calcext:value-type="float">
            <text:p>3.23E-05</text:p>
          </table:table-cell>
          <table:table-cell table:number-columns-repeated="2"/>
        </table:table-row>
      </table:table>
      <table:table table:name="Arkusz1_2-idealna siatka" table:style-name="ta1">
        <table:shapes>
          <draw:frame draw:z-index="0" draw:style-name="gr1" draw:text-style-name="P1" svg:width="8.4441in" svg:height="4.7496in" svg:x="2.3339in" svg:y="4.128in">
            <draw:object draw:notify-on-update-of-ranges="'Arkusz1_2-idealna siatka'.B8:'Arkusz1_2-idealna siatka'.B22 'Arkusz1_2-idealna siatka'.C8:'Arkusz1_2-idealna siatka'.C22 'Arkusz1_2-idealna siatka'.B8:'Arkusz1_2-idealna siatka'.B22 'Arkusz1_2-idealna siatka'.D8:'Arkusz1_2-idealna siatka'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table:formula="of:=([.B2]*((1/2)*[.C2]+(1/3)*[.E2]))/([.C2]+(1/2)*[.E2])" office:value-type="float" office:value="5.07936507936508" calcext:value-type="float">
            <text:p>5.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.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.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.57460317460317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((1/2)*[.C8]*[.C8]+((1/3)*[.E9]+[.C8])*(1/2)*[.E9])/([.C8]+(1/2)*[.E9])" office:value-type="float" office:value="0.5" calcext:value-type="float">
            <text:p>0.5</text:p>
          </table:table-cell>
          <table:table-cell table:formula="of:=(((1/2)*([.B9]-[.B8])+[.B8])*[.C8]+((2/3)*([.B9]-[.B8])+[.B8])*(1/2)*[.E9])/([.C8]+(1/2)*[.E9])" office:value-type="float" office:value="9" calcext:value-type="float">
            <text:p>9</text:p>
          </table:table-cell>
          <table:table-cell table:formula="of:=(((1/2)*([.D8]-[.C9])+[.C8]+[.E9])*([.D8]-[.C9])+((2/3)*[.E9]+[.C8])*(1/2)*[.E9])/([.D8]-[.C9]+(1/2)*[.E9])" office:value-type="float" office:value="1.55" calcext:value-type="float">
            <text:p>1.55</text:p>
          </table:table-cell>
          <table:table-cell table:formula="of:=(((1/2)*([.B9]-[.B8])+[.B8])*([.D8]-[.C9])+((1/3)*([.B9]-[.B8])+[.B8])*(1/2)*[.E9])/([.D8]-[.C9]+(1/2)*[.E9])" office:value-type="float" office:value="9" calcext:value-type="float">
            <text:p>9</text:p>
          </table:table-cell>
          <table:table-cell table:formula="of:=DEGREES(ATAN(([.G8]-[.I8])/([.H8]-[.F8])))" office:value-type="float" office:value="0" calcext:value-type="float">
            <text:p>0</text:p>
          </table:table-cell>
          <table:table-cell table:formula="of:=DEGREES(ATAN(([.C9]-[.C8])/([.B9]-[.B8])))" office:value-type="float" office:value="0" calcext:value-type="float">
            <text:p>0</text:p>
          </table:table-cell>
          <table:table-cell table:formula="of:=[.J8]-[.K8]" office:value-type="float" office:value="0" calcext:value-type="float">
            <text:p>0</text:p>
          </table:table-cell>
          <table:table-cell table:formula="of:=ABS([.L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+[.A9]*[.A9]*2" office:value-type="float" office:value="18" calcext:value-type="float">
            <text:p>18</text:p>
          </table:table-cell>
          <table:table-cell table:formula="of:=[.C8]+[.E9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9]*[.C9]+((1/3)*[.E10]+[.C9])*(1/2)*[.E10])/([.C9]+(1/2)*[.E10])" office:value-type="float" office:value="0.5" calcext:value-type="float">
            <text:p>0.5</text:p>
          </table:table-cell>
          <table:table-cell table:formula="of:=(((1/2)*([.B10]-[.B9])+[.B9])*[.C9]+((2/3)*([.B10]-[.B9])+[.B9])*(1/2)*[.E10])/([.C9]+(1/2)*[.E10])" office:value-type="float" office:value="23" calcext:value-type="float">
            <text:p>23</text:p>
          </table:table-cell>
          <table:table-cell table:formula="of:=(((1/2)*([.D9]-[.C10])+[.C9]+[.E10])*([.D9]-[.C10])+((2/3)*[.E10]+[.C9])*(1/2)*[.E10])/([.D9]-[.C10]+(1/2)*[.E10])" office:value-type="float" office:value="1.55" calcext:value-type="float">
            <text:p>1.55</text:p>
          </table:table-cell>
          <table:table-cell table:formula="of:=(((1/2)*([.B10]-[.B9])+[.B9])*([.D9]-[.C10])+((1/3)*([.B10]-[.B9])+[.B9])*(1/2)*[.E10])/([.D9]-[.C10]+(1/2)*[.E10])" office:value-type="float" office:value="23" calcext:value-type="float">
            <text:p>23</text:p>
          </table:table-cell>
          <table:table-cell table:formula="of:=DEGREES(ATAN(([.G9]-[.I9])/([.H9]-[.F9])))" office:value-type="float" office:value="0" calcext:value-type="float">
            <text:p>0</text:p>
          </table:table-cell>
          <table:table-cell table:formula="of:=DEGREES(ATAN(([.C10]-[.C9])/([.B10]-[.B9])))" office:value-type="float" office:value="0" calcext:value-type="float">
            <text:p>0</text:p>
          </table:table-cell>
          <table:table-cell table:formula="of:=[.J9]-[.K9]" office:value-type="float" office:value="0" calcext:value-type="float">
            <text:p>0</text:p>
          </table:table-cell>
          <table:table-cell table:formula="of:=ABS([.L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+[.A10]*[.A10]*2" office:value-type="float" office:value="28" calcext:value-type="float">
            <text:p>28</text:p>
          </table:table-cell>
          <table:table-cell table:formula="of:=[.C9]+[.E10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0]*[.C10]+((1/3)*[.E11]+[.C10])*(1/2)*[.E11])/([.C10]+(1/2)*[.E11])" office:value-type="float" office:value="0.5" calcext:value-type="float">
            <text:p>0.5</text:p>
          </table:table-cell>
          <table:table-cell table:formula="of:=(((1/2)*([.B11]-[.B10])+[.B10])*[.C10]+((2/3)*([.B11]-[.B10])+[.B10])*(1/2)*[.E11])/([.C10]+(1/2)*[.E11])" office:value-type="float" office:value="35" calcext:value-type="float">
            <text:p>35</text:p>
          </table:table-cell>
          <table:table-cell table:formula="of:=(((1/2)*([.D10]-[.C11])+[.C10]+[.E11])*([.D10]-[.C11])+((2/3)*[.E11]+[.C10])*(1/2)*[.E11])/([.D10]-[.C11]+(1/2)*[.E11])" office:value-type="float" office:value="1.55" calcext:value-type="float">
            <text:p>1.55</text:p>
          </table:table-cell>
          <table:table-cell table:formula="of:=(((1/2)*([.B11]-[.B10])+[.B10])*([.D10]-[.C11])+((1/3)*([.B11]-[.B10])+[.B10])*(1/2)*[.E11])/([.D10]-[.C11]+(1/2)*[.E11])" office:value-type="float" office:value="35" calcext:value-type="float">
            <text:p>35</text:p>
          </table:table-cell>
          <table:table-cell table:formula="of:=DEGREES(ATAN(([.G10]-[.I10])/([.H10]-[.F10])))" office:value-type="float" office:value="0" calcext:value-type="float">
            <text:p>0</text:p>
          </table:table-cell>
          <table:table-cell table:formula="of:=DEGREES(ATAN(([.C11]-[.C10])/([.B11]-[.B10])))" office:value-type="float" office:value="0" calcext:value-type="float">
            <text:p>0</text:p>
          </table:table-cell>
          <table:table-cell table:formula="of:=[.J10]-[.K10]" office:value-type="float" office:value="0" calcext:value-type="float">
            <text:p>0</text:p>
          </table:table-cell>
          <table:table-cell table:formula="of:=ABS([.L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+[.A11]*[.A11]*2" office:value-type="float" office:value="42" calcext:value-type="float">
            <text:p>42</text:p>
          </table:table-cell>
          <table:table-cell table:formula="of:=[.C10]+[.E11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1]*[.C11]+((1/3)*[.E12]+[.C11])*(1/2)*[.E12])/([.C11]+(1/2)*[.E12])" office:value-type="float" office:value="0.5" calcext:value-type="float">
            <text:p>0.5</text:p>
          </table:table-cell>
          <table:table-cell table:formula="of:=(((1/2)*([.B12]-[.B11])+[.B11])*[.C11]+((2/3)*([.B12]-[.B11])+[.B11])*(1/2)*[.E12])/([.C11]+(1/2)*[.E12])" office:value-type="float" office:value="51" calcext:value-type="float">
            <text:p>51</text:p>
          </table:table-cell>
          <table:table-cell table:formula="of:=(((1/2)*([.D11]-[.C12])+[.C11]+[.E12])*([.D11]-[.C12])+((2/3)*[.E12]+[.C11])*(1/2)*[.E12])/([.D11]-[.C12]+(1/2)*[.E12])" office:value-type="float" office:value="1.55" calcext:value-type="float">
            <text:p>1.55</text:p>
          </table:table-cell>
          <table:table-cell table:formula="of:=(((1/2)*([.B12]-[.B11])+[.B11])*([.D11]-[.C12])+((1/3)*([.B12]-[.B11])+[.B11])*(1/2)*[.E12])/([.D11]-[.C12]+(1/2)*[.E12])" office:value-type="float" office:value="51" calcext:value-type="float">
            <text:p>51</text:p>
          </table:table-cell>
          <table:table-cell table:formula="of:=DEGREES(ATAN(([.G11]-[.I11])/([.H11]-[.F11])))" office:value-type="float" office:value="0" calcext:value-type="float">
            <text:p>0</text:p>
          </table:table-cell>
          <table:table-cell table:formula="of:=DEGREES(ATAN(([.C12]-[.C11])/([.B12]-[.B11])))" office:value-type="float" office:value="0" calcext:value-type="float">
            <text:p>0</text:p>
          </table:table-cell>
          <table:table-cell table:formula="of:=[.J11]-[.K11]" office:value-type="float" office:value="0" calcext:value-type="float">
            <text:p>0</text:p>
          </table:table-cell>
          <table:table-cell table:formula="of:=ABS([.L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+[.A12]*[.A12]*2" office:value-type="float" office:value="60" calcext:value-type="float">
            <text:p>60</text:p>
          </table:table-cell>
          <table:table-cell table:formula="of:=[.C11]+[.E12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2]*[.C12]+((1/3)*[.E13]+[.C12])*(1/2)*[.E13])/([.C12]+(1/2)*[.E13])" office:value-type="float" office:value="0.5" calcext:value-type="float">
            <text:p>0.5</text:p>
          </table:table-cell>
          <table:table-cell table:formula="of:=(((1/2)*([.B13]-[.B12])+[.B12])*[.C12]+((2/3)*([.B13]-[.B12])+[.B12])*(1/2)*[.E13])/([.C12]+(1/2)*[.E13])" office:value-type="float" office:value="71" calcext:value-type="float">
            <text:p>71</text:p>
          </table:table-cell>
          <table:table-cell table:formula="of:=(((1/2)*([.D12]-[.C13])+[.C12]+[.E13])*([.D12]-[.C13])+((2/3)*[.E13]+[.C12])*(1/2)*[.E13])/([.D12]-[.C13]+(1/2)*[.E13])" office:value-type="float" office:value="1.55" calcext:value-type="float">
            <text:p>1.55</text:p>
          </table:table-cell>
          <table:table-cell table:formula="of:=(((1/2)*([.B13]-[.B12])+[.B12])*([.D12]-[.C13])+((1/3)*([.B13]-[.B12])+[.B12])*(1/2)*[.E13])/([.D12]-[.C13]+(1/2)*[.E13])" office:value-type="float" office:value="71" calcext:value-type="float">
            <text:p>71</text:p>
          </table:table-cell>
          <table:table-cell table:formula="of:=DEGREES(ATAN(([.G12]-[.I12])/([.H12]-[.F12])))" office:value-type="float" office:value="0" calcext:value-type="float">
            <text:p>0</text:p>
          </table:table-cell>
          <table:table-cell table:formula="of:=DEGREES(ATAN(([.C13]-[.C12])/([.B13]-[.B12])))" office:value-type="float" office:value="0" calcext:value-type="float">
            <text:p>0</text:p>
          </table:table-cell>
          <table:table-cell table:formula="of:=[.J12]-[.K12]" office:value-type="float" office:value="0" calcext:value-type="float">
            <text:p>0</text:p>
          </table:table-cell>
          <table:table-cell table:formula="of:=ABS([.L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+[.A13]*[.A13]*2" office:value-type="float" office:value="82" calcext:value-type="float">
            <text:p>82</text:p>
          </table:table-cell>
          <table:table-cell table:formula="of:=[.C12]+[.E13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3]*[.C13]+((1/3)*[.E14]+[.C13])*(1/2)*[.E14])/([.C13]+(1/2)*[.E14])" office:value-type="float" office:value="0.5" calcext:value-type="float">
            <text:p>0.5</text:p>
          </table:table-cell>
          <table:table-cell table:formula="of:=(((1/2)*([.B14]-[.B13])+[.B13])*[.C13]+((2/3)*([.B14]-[.B13])+[.B13])*(1/2)*[.E14])/([.C13]+(1/2)*[.E14])" office:value-type="float" office:value="95" calcext:value-type="float">
            <text:p>95</text:p>
          </table:table-cell>
          <table:table-cell table:formula="of:=(((1/2)*([.D13]-[.C14])+[.C13]+[.E14])*([.D13]-[.C14])+((2/3)*[.E14]+[.C13])*(1/2)*[.E14])/([.D13]-[.C14]+(1/2)*[.E14])" office:value-type="float" office:value="1.55" calcext:value-type="float">
            <text:p>1.55</text:p>
          </table:table-cell>
          <table:table-cell table:formula="of:=(((1/2)*([.B14]-[.B13])+[.B13])*([.D13]-[.C14])+((1/3)*([.B14]-[.B13])+[.B13])*(1/2)*[.E14])/([.D13]-[.C14]+(1/2)*[.E14])" office:value-type="float" office:value="95" calcext:value-type="float">
            <text:p>95</text:p>
          </table:table-cell>
          <table:table-cell table:formula="of:=DEGREES(ATAN(([.G13]-[.I13])/([.H13]-[.F13])))" office:value-type="float" office:value="0" calcext:value-type="float">
            <text:p>0</text:p>
          </table:table-cell>
          <table:table-cell table:formula="of:=DEGREES(ATAN(([.C14]-[.C13])/([.B14]-[.B13])))" office:value-type="float" office:value="0" calcext:value-type="float">
            <text:p>0</text:p>
          </table:table-cell>
          <table:table-cell table:formula="of:=[.J13]-[.K13]" office:value-type="float" office:value="0" calcext:value-type="float">
            <text:p>0</text:p>
          </table:table-cell>
          <table:table-cell table:formula="of:=ABS([.L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+[.A14]*[.A14]*2" office:value-type="float" office:value="108" calcext:value-type="float">
            <text:p>108</text:p>
          </table:table-cell>
          <table:table-cell table:formula="of:=[.C13]+[.E14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4]*[.C14]+((1/3)*[.E15]+[.C14])*(1/2)*[.E15])/([.C14]+(1/2)*[.E15])" office:value-type="float" office:value="0.5" calcext:value-type="float">
            <text:p>0.5</text:p>
          </table:table-cell>
          <table:table-cell table:formula="of:=(((1/2)*([.B15]-[.B14])+[.B14])*[.C14]+((2/3)*([.B15]-[.B14])+[.B14])*(1/2)*[.E15])/([.C14]+(1/2)*[.E15])" office:value-type="float" office:value="123" calcext:value-type="float">
            <text:p>123</text:p>
          </table:table-cell>
          <table:table-cell table:formula="of:=(((1/2)*([.D14]-[.C15])+[.C14]+[.E15])*([.D14]-[.C15])+((2/3)*[.E15]+[.C14])*(1/2)*[.E15])/([.D14]-[.C15]+(1/2)*[.E15])" office:value-type="float" office:value="1.55" calcext:value-type="float">
            <text:p>1.55</text:p>
          </table:table-cell>
          <table:table-cell table:formula="of:=(((1/2)*([.B15]-[.B14])+[.B14])*([.D14]-[.C15])+((1/3)*([.B15]-[.B14])+[.B14])*(1/2)*[.E15])/([.D14]-[.C15]+(1/2)*[.E15])" office:value-type="float" office:value="123" calcext:value-type="float">
            <text:p>123</text:p>
          </table:table-cell>
          <table:table-cell table:formula="of:=DEGREES(ATAN(([.G14]-[.I14])/([.H14]-[.F14])))" office:value-type="float" office:value="0" calcext:value-type="float">
            <text:p>0</text:p>
          </table:table-cell>
          <table:table-cell table:formula="of:=DEGREES(ATAN(([.C15]-[.C14])/([.B15]-[.B14])))" office:value-type="float" office:value="0" calcext:value-type="float">
            <text:p>0</text:p>
          </table:table-cell>
          <table:table-cell table:formula="of:=[.J14]-[.K14]" office:value-type="float" office:value="0" calcext:value-type="float">
            <text:p>0</text:p>
          </table:table-cell>
          <table:table-cell table:formula="of:=ABS([.L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+[.A15]*[.A15]*2" office:value-type="float" office:value="138" calcext:value-type="float">
            <text:p>138</text:p>
          </table:table-cell>
          <table:table-cell table:formula="of:=[.C14]+[.E15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5]*[.C15]+((1/3)*[.E16]+[.C15])*(1/2)*[.E16])/([.C15]+(1/2)*[.E16])" office:value-type="float" office:value="0.5" calcext:value-type="float">
            <text:p>0.5</text:p>
          </table:table-cell>
          <table:table-cell table:formula="of:=(((1/2)*([.B16]-[.B15])+[.B15])*[.C15]+((2/3)*([.B16]-[.B15])+[.B15])*(1/2)*[.E16])/([.C15]+(1/2)*[.E16])" office:value-type="float" office:value="155" calcext:value-type="float">
            <text:p>155</text:p>
          </table:table-cell>
          <table:table-cell table:formula="of:=(((1/2)*([.D15]-[.C16])+[.C15]+[.E16])*([.D15]-[.C16])+((2/3)*[.E16]+[.C15])*(1/2)*[.E16])/([.D15]-[.C16]+(1/2)*[.E16])" office:value-type="float" office:value="1.55" calcext:value-type="float">
            <text:p>1.55</text:p>
          </table:table-cell>
          <table:table-cell table:formula="of:=(((1/2)*([.B16]-[.B15])+[.B15])*([.D15]-[.C16])+((1/3)*([.B16]-[.B15])+[.B15])*(1/2)*[.E16])/([.D15]-[.C16]+(1/2)*[.E16])" office:value-type="float" office:value="155" calcext:value-type="float">
            <text:p>155</text:p>
          </table:table-cell>
          <table:table-cell table:formula="of:=DEGREES(ATAN(([.G15]-[.I15])/([.H15]-[.F15])))" office:value-type="float" office:value="0" calcext:value-type="float">
            <text:p>0</text:p>
          </table:table-cell>
          <table:table-cell table:formula="of:=DEGREES(ATAN(([.C16]-[.C15])/([.B16]-[.B15])))" office:value-type="float" office:value="0" calcext:value-type="float">
            <text:p>0</text:p>
          </table:table-cell>
          <table:table-cell table:formula="of:=[.J15]-[.K15]" office:value-type="float" office:value="0" calcext:value-type="float">
            <text:p>0</text:p>
          </table:table-cell>
          <table:table-cell table:formula="of:=ABS([.L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+[.A16]*[.A16]*2" office:value-type="float" office:value="172" calcext:value-type="float">
            <text:p>172</text:p>
          </table:table-cell>
          <table:table-cell table:formula="of:=[.C15]+[.E16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6]*[.C16]+((1/3)*[.E17]+[.C16])*(1/2)*[.E17])/([.C16]+(1/2)*[.E17])" office:value-type="float" office:value="0.5" calcext:value-type="float">
            <text:p>0.5</text:p>
          </table:table-cell>
          <table:table-cell table:formula="of:=(((1/2)*([.B17]-[.B16])+[.B16])*[.C16]+((2/3)*([.B17]-[.B16])+[.B16])*(1/2)*[.E17])/([.C16]+(1/2)*[.E17])" office:value-type="float" office:value="191" calcext:value-type="float">
            <text:p>191</text:p>
          </table:table-cell>
          <table:table-cell table:formula="of:=(((1/2)*([.D16]-[.C17])+[.C16]+[.E17])*([.D16]-[.C17])+((2/3)*[.E17]+[.C16])*(1/2)*[.E17])/([.D16]-[.C17]+(1/2)*[.E17])" office:value-type="float" office:value="1.55" calcext:value-type="float">
            <text:p>1.55</text:p>
          </table:table-cell>
          <table:table-cell table:formula="of:=(((1/2)*([.B17]-[.B16])+[.B16])*([.D16]-[.C17])+((1/3)*([.B17]-[.B16])+[.B16])*(1/2)*[.E17])/([.D16]-[.C17]+(1/2)*[.E17])" office:value-type="float" office:value="191" calcext:value-type="float">
            <text:p>191</text:p>
          </table:table-cell>
          <table:table-cell table:formula="of:=DEGREES(ATAN(([.G16]-[.I16])/([.H16]-[.F16])))" office:value-type="float" office:value="0" calcext:value-type="float">
            <text:p>0</text:p>
          </table:table-cell>
          <table:table-cell table:formula="of:=DEGREES(ATAN(([.C17]-[.C16])/([.B17]-[.B16])))" office:value-type="float" office:value="0" calcext:value-type="float">
            <text:p>0</text:p>
          </table:table-cell>
          <table:table-cell table:formula="of:=[.J16]-[.K16]" office:value-type="float" office:value="0" calcext:value-type="float">
            <text:p>0</text:p>
          </table:table-cell>
          <table:table-cell table:formula="of:=ABS([.L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+[.A17]*[.A17]*2" office:value-type="float" office:value="210" calcext:value-type="float">
            <text:p>210</text:p>
          </table:table-cell>
          <table:table-cell table:formula="of:=[.C16]+[.E17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7]*[.C17]+((1/3)*[.E18]+[.C17])*(1/2)*[.E18])/([.C17]+(1/2)*[.E18])" office:value-type="float" office:value="0.5" calcext:value-type="float">
            <text:p>0.5</text:p>
          </table:table-cell>
          <table:table-cell table:formula="of:=(((1/2)*([.B18]-[.B17])+[.B17])*[.C17]+((2/3)*([.B18]-[.B17])+[.B17])*(1/2)*[.E18])/([.C17]+(1/2)*[.E18])" office:value-type="float" office:value="231" calcext:value-type="float">
            <text:p>231</text:p>
          </table:table-cell>
          <table:table-cell table:formula="of:=(((1/2)*([.D17]-[.C18])+[.C17]+[.E18])*([.D17]-[.C18])+((2/3)*[.E18]+[.C17])*(1/2)*[.E18])/([.D17]-[.C18]+(1/2)*[.E18])" office:value-type="float" office:value="1.55" calcext:value-type="float">
            <text:p>1.55</text:p>
          </table:table-cell>
          <table:table-cell table:formula="of:=(((1/2)*([.B18]-[.B17])+[.B17])*([.D17]-[.C18])+((1/3)*([.B18]-[.B17])+[.B17])*(1/2)*[.E18])/([.D17]-[.C18]+(1/2)*[.E18])" office:value-type="float" office:value="231" calcext:value-type="float">
            <text:p>231</text:p>
          </table:table-cell>
          <table:table-cell table:formula="of:=DEGREES(ATAN(([.G17]-[.I17])/([.H17]-[.F17])))" office:value-type="float" office:value="0" calcext:value-type="float">
            <text:p>0</text:p>
          </table:table-cell>
          <table:table-cell table:formula="of:=DEGREES(ATAN(([.C18]-[.C17])/([.B18]-[.B17])))" office:value-type="float" office:value="0" calcext:value-type="float">
            <text:p>0</text:p>
          </table:table-cell>
          <table:table-cell table:formula="of:=[.J17]-[.K17]" office:value-type="float" office:value="0" calcext:value-type="float">
            <text:p>0</text:p>
          </table:table-cell>
          <table:table-cell table:formula="of:=ABS([.L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0+[.A18]*[.A18]*2" office:value-type="float" office:value="252" calcext:value-type="float">
            <text:p>252</text:p>
          </table:table-cell>
          <table:table-cell table:formula="of:=[.C17]+[.E18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8]*[.C18]+((1/3)*[.E19]+[.C18])*(1/2)*[.E19])/([.C18]+(1/2)*[.E19])" office:value-type="float" office:value="0.5" calcext:value-type="float">
            <text:p>0.5</text:p>
          </table:table-cell>
          <table:table-cell table:formula="of:=(((1/2)*([.B19]-[.B18])+[.B18])*[.C18]+((2/3)*([.B19]-[.B18])+[.B18])*(1/2)*[.E19])/([.C18]+(1/2)*[.E19])" office:value-type="float" office:value="275" calcext:value-type="float">
            <text:p>275</text:p>
          </table:table-cell>
          <table:table-cell table:formula="of:=(((1/2)*([.D18]-[.C19])+[.C18]+[.E19])*([.D18]-[.C19])+((2/3)*[.E19]+[.C18])*(1/2)*[.E19])/([.D18]-[.C19]+(1/2)*[.E19])" office:value-type="float" office:value="1.55" calcext:value-type="float">
            <text:p>1.55</text:p>
          </table:table-cell>
          <table:table-cell table:formula="of:=(((1/2)*([.B19]-[.B18])+[.B18])*([.D18]-[.C19])+((1/3)*([.B19]-[.B18])+[.B18])*(1/2)*[.E19])/([.D18]-[.C19]+(1/2)*[.E19])" office:value-type="float" office:value="275" calcext:value-type="float">
            <text:p>275</text:p>
          </table:table-cell>
          <table:table-cell table:formula="of:=DEGREES(ATAN(([.G18]-[.I18])/([.H18]-[.F18])))" office:value-type="float" office:value="0" calcext:value-type="float">
            <text:p>0</text:p>
          </table:table-cell>
          <table:table-cell table:formula="of:=DEGREES(ATAN(([.C19]-[.C18])/([.B19]-[.B18])))" office:value-type="float" office:value="0" calcext:value-type="float">
            <text:p>0</text:p>
          </table:table-cell>
          <table:table-cell table:formula="of:=[.J18]-[.K18]" office:value-type="float" office:value="0" calcext:value-type="float">
            <text:p>0</text:p>
          </table:table-cell>
          <table:table-cell table:formula="of:=ABS([.L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0+[.A19]*[.A19]*2" office:value-type="float" office:value="298" calcext:value-type="float">
            <text:p>298</text:p>
          </table:table-cell>
          <table:table-cell table:formula="of:=[.C18]+[.E19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9]*[.C19]+((1/3)*[.E20]+[.C19])*(1/2)*[.E20])/([.C19]+(1/2)*[.E20])" office:value-type="float" office:value="0.5" calcext:value-type="float">
            <text:p>0.5</text:p>
          </table:table-cell>
          <table:table-cell table:formula="of:=(((1/2)*([.B20]-[.B19])+[.B19])*[.C19]+((2/3)*([.B20]-[.B19])+[.B19])*(1/2)*[.E20])/([.C19]+(1/2)*[.E20])" office:value-type="float" office:value="323" calcext:value-type="float">
            <text:p>323</text:p>
          </table:table-cell>
          <table:table-cell table:formula="of:=(((1/2)*([.D19]-[.C20])+[.C19]+[.E20])*([.D19]-[.C20])+((2/3)*[.E20]+[.C19])*(1/2)*[.E20])/([.D19]-[.C20]+(1/2)*[.E20])" office:value-type="float" office:value="1.55" calcext:value-type="float">
            <text:p>1.55</text:p>
          </table:table-cell>
          <table:table-cell table:formula="of:=(((1/2)*([.B20]-[.B19])+[.B19])*([.D19]-[.C20])+((1/3)*([.B20]-[.B19])+[.B19])*(1/2)*[.E20])/([.D19]-[.C20]+(1/2)*[.E20])" office:value-type="float" office:value="323" calcext:value-type="float">
            <text:p>323</text:p>
          </table:table-cell>
          <table:table-cell table:formula="of:=DEGREES(ATAN(([.G19]-[.I19])/([.H19]-[.F19])))" office:value-type="float" office:value="0" calcext:value-type="float">
            <text:p>0</text:p>
          </table:table-cell>
          <table:table-cell table:formula="of:=DEGREES(ATAN(([.C20]-[.C19])/([.B20]-[.B19])))" office:value-type="float" office:value="0" calcext:value-type="float">
            <text:p>0</text:p>
          </table:table-cell>
          <table:table-cell table:formula="of:=[.J19]-[.K19]" office:value-type="float" office:value="0" calcext:value-type="float">
            <text:p>0</text:p>
          </table:table-cell>
          <table:table-cell table:formula="of:=ABS([.L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0+[.A20]*[.A20]*2" office:value-type="float" office:value="348" calcext:value-type="float">
            <text:p>348</text:p>
          </table:table-cell>
          <table:table-cell table:formula="of:=[.C19]+[.E20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20]*[.C20]+((1/3)*[.E21]+[.C20])*(1/2)*[.E21])/([.C20]+(1/2)*[.E21])" office:value-type="float" office:value="0.5" calcext:value-type="float">
            <text:p>0.5</text:p>
          </table:table-cell>
          <table:table-cell table:formula="of:=(((1/2)*([.B21]-[.B20])+[.B20])*[.C20]+((2/3)*([.B21]-[.B20])+[.B20])*(1/2)*[.E21])/([.C20]+(1/2)*[.E21])" office:value-type="float" office:value="375" calcext:value-type="float">
            <text:p>375</text:p>
          </table:table-cell>
          <table:table-cell table:formula="of:=(((1/2)*([.D20]-[.C21])+[.C20]+[.E21])*([.D20]-[.C21])+((2/3)*[.E21]+[.C20])*(1/2)*[.E21])/([.D20]-[.C21]+(1/2)*[.E21])" office:value-type="float" office:value="1.55" calcext:value-type="float">
            <text:p>1.55</text:p>
          </table:table-cell>
          <table:table-cell table:formula="of:=(((1/2)*([.B21]-[.B20])+[.B20])*([.D20]-[.C21])+((1/3)*([.B21]-[.B20])+[.B20])*(1/2)*[.E21])/([.D20]-[.C21]+(1/2)*[.E21])" office:value-type="float" office:value="375" calcext:value-type="float">
            <text:p>375</text:p>
          </table:table-cell>
          <table:table-cell table:formula="of:=DEGREES(ATAN(([.G20]-[.I20])/([.H20]-[.F20])))" office:value-type="float" office:value="0" calcext:value-type="float">
            <text:p>0</text:p>
          </table:table-cell>
          <table:table-cell table:formula="of:=DEGREES(ATAN(([.C21]-[.C20])/([.B21]-[.B20])))" office:value-type="float" office:value="0" calcext:value-type="float">
            <text:p>0</text:p>
          </table:table-cell>
          <table:table-cell table:formula="of:=[.J20]-[.K20]" office:value-type="float" office:value="0" calcext:value-type="float">
            <text:p>0</text:p>
          </table:table-cell>
          <table:table-cell table:formula="of:=ABS([.L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0+[.A21]*[.A21]*2" office:value-type="float" office:value="402" calcext:value-type="float">
            <text:p>402</text:p>
          </table:table-cell>
          <table:table-cell table:formula="of:=[.C20]+[.E21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21]*[.C21]+((1/3)*[.E22]+[.C21])*(1/2)*[.E22])/([.C21]+(1/2)*[.E22])" office:value-type="float" office:value="0.5" calcext:value-type="float">
            <text:p>0.5</text:p>
          </table:table-cell>
          <table:table-cell table:formula="of:=(((1/2)*([.B22]-[.B21])+[.B21])*[.C21]+((2/3)*([.B22]-[.B21])+[.B21])*(1/2)*[.E22])/([.C21]+(1/2)*[.E22])" office:value-type="float" office:value="431" calcext:value-type="float">
            <text:p>431</text:p>
          </table:table-cell>
          <table:table-cell table:formula="of:=(((1/2)*([.D21]-[.C22])+[.C21]+[.E22])*([.D21]-[.C22])+((2/3)*[.E22]+[.C21])*(1/2)*[.E22])/([.D21]-[.C22]+(1/2)*[.E22])" office:value-type="float" office:value="1.55" calcext:value-type="float">
            <text:p>1.55</text:p>
          </table:table-cell>
          <table:table-cell table:formula="of:=(((1/2)*([.B22]-[.B21])+[.B21])*([.D21]-[.C22])+((1/3)*([.B22]-[.B21])+[.B21])*(1/2)*[.E22])/([.D21]-[.C22]+(1/2)*[.E22])" office:value-type="float" office:value="431" calcext:value-type="float">
            <text:p>431</text:p>
          </table:table-cell>
          <table:table-cell table:formula="of:=DEGREES(ATAN(([.G21]-[.I21])/([.H21]-[.F21])))" office:value-type="float" office:value="0" calcext:value-type="float">
            <text:p>0</text:p>
          </table:table-cell>
          <table:table-cell table:formula="of:=DEGREES(ATAN(([.C22]-[.C21])/([.B22]-[.B21])))" office:value-type="float" office:value="0" calcext:value-type="float">
            <text:p>0</text:p>
          </table:table-cell>
          <table:table-cell table:formula="of:=[.J21]-[.K21]" office:value-type="float" office:value="0" calcext:value-type="float">
            <text:p>0</text:p>
          </table:table-cell>
          <table:table-cell table:formula="of:=ABS([.L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0+[.A22]*[.A22]*2" office:value-type="float" office:value="460" calcext:value-type="float">
            <text:p>460</text:p>
          </table:table-cell>
          <table:table-cell table:formula="of:=[.C21]+[.E22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09:05:18.68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0T09:16:56.646000000</meta:creation-date>
    <dc:date>2020-07-21T10:02:40.317000000</dc:date>
    <meta:editing-duration>PT1H50M40S</meta:editing-duration>
    <meta:editing-cycles>19</meta:editing-cycles>
    <meta:generator>LibreOffice/6.4.5.2$Windows_X86_64 LibreOffice_project/a726b36747cf2001e06b58ad5db1aa3a9a1872d6</meta:generator>
    <meta:document-statistic meta:table-count="4" meta:cell-count="2512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Arkusz1.B8:Arkusz1.D50 Arkusz1.AC8:Arkusz1.AC50" svg:x="-0.227cm" svg:y="0.389cm" svg:width="21.954cm" svg:height="11.582cm">
          <chartooo:coordinate-region svg:x="1.527cm" svg:y="0.591cm" svg:width="18.593cm" svg:height="10.72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rkusz1.C8:Arkusz1.C50" chart:class="chart:scatter">
            <chart:domain table:cell-range-address="Arkusz1.B8:Arkusz1.B50"/>
            <chart:data-point chart:repeated="43"/>
          </chart:series>
          <chart:series chart:attached-axis="primary-y" chart:style-name="ch7" chart:values-cell-range-address="Arkusz1.D8:Arkusz1.D50" chart:class="chart:scatter">
            <chart:data-point chart:repeated="43"/>
          </chart:series>
          <chart:series chart:attached-axis="secondary-y" chart:style-name="ch8" chart:values-cell-range-address="Arkusz1.AC8:Arkusz1.AC50" chart:class="chart:scatter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8:Arkusz1.B50</svg:desc>
                </draw:g>
              </table:table-cell>
              <table:table-cell office:value-type="float" office:value="0.0000160643705129985">
                <text:p>0.0000160643705129985</text:p>
                <draw:g>
                  <svg:desc>Arkusz1.C8:Arkusz1.C50</svg:desc>
                </draw:g>
              </table:table-cell>
              <table:table-cell office:value-type="float" office:value="0.000032262193006057">
                <text:p>0.000032262193006057</text:p>
                <draw:g>
                  <svg:desc>Arkusz1.D8:Arkusz1.D50</svg:desc>
                </draw:g>
              </table:table-cell>
              <table:table-cell office:value-type="float" office:value="0">
                <text:p>0</text:p>
                <draw:g>
                  <svg:desc>Arkusz1.AC8:Arkusz1.A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9999999999998">
                <text:p>0.00099999999999998</text:p>
              </table:table-cell>
              <table:table-cell office:value-type="float" office:value="0.0000194917410259946">
                <text:p>0.0000194917410259946</text:p>
              </table:table-cell>
              <table:table-cell office:value-type="float" office:value="0.000032262193006057">
                <text:p>0.000032262193006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0836202831636">
                <text:p>0.00200836202831636</text:p>
              </table:table-cell>
              <table:table-cell office:value-type="float" office:value="0.0000149465480199387">
                <text:p>0.0000149465480199387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0.000000000000682121026329696">
                <text:p>0.000000000000682121026329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3351803678293">
                <text:p>0.00303351803678293</text:p>
              </table:table-cell>
              <table:table-cell office:value-type="float" office:value="0.0000185257410259956">
                <text:p>0.0000185257410259956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08404040897127">
                <text:p>0.00408404040897127</text:p>
              </table:table-cell>
              <table:table-cell office:value-type="float" office:value="0.0000138625480199398">
                <text:p>0.0000138625480199398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000000000000397903932025656">
                <text:p>-0.000000000000397903932025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16871364270448">
                <text:p>0.00516871364270448</text:p>
              </table:table-cell>
              <table:table-cell office:value-type="float" office:value="0.0000174847410259969">
                <text:p>0.0000174847410259969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29660780627709">
                <text:p>0.00629660780627709</text:p>
              </table:table-cell>
              <table:table-cell office:value-type="float" office:value="0.000012888548019941">
                <text:p>0.000012888548019941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47715438262268">
                <text:p>0.00747715438262268</text:p>
              </table:table-cell>
              <table:table-cell office:value-type="float" office:value="0.0000164387410259981">
                <text:p>0.0000164387410259981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72022513564146">
                <text:p>0.00872022513564146</text:p>
              </table:table-cell>
              <table:table-cell office:value-type="float" office:value="0.0000120775480199422">
                <text:p>0.0000120775480199422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000000000000554223333892878">
                <text:p>-0.0000000000005542233338928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0362146581694">
                <text:p>0.0100362146581694</text:p>
              </table:table-cell>
              <table:table-cell office:value-type="float" office:value="0.000015451741025999">
                <text:p>0.000015451741025999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4361272918578">
                <text:p>0.0114361272918578</text:p>
              </table:table-cell>
              <table:table-cell office:value-type="float" office:value="0.000011449548019942">
                <text:p>0.000011449548019942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0.00000000000115107923193136">
                <text:p>0.00000000000115107923193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93166914579">
                <text:p>0.01293166914579</text:p>
              </table:table-cell>
              <table:table-cell office:value-type="float" office:value="0.0000145707410259998">
                <text:p>0.0000145707410259998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0.000000000000554223333892878">
                <text:p>-0.0000000000005542233338928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45353459832969">
                <text:p>0.0145353459832969</text:p>
              </table:table-cell>
              <table:table-cell office:value-type="float" office:value="0.0000109975480199415">
                <text:p>0.000010997548019941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0.00000000000206057393370429">
                <text:p>0.00000000000206057393370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260567795504">
                <text:p>0.016260567795504</text:p>
              </table:table-cell>
              <table:table-cell office:value-type="float" office:value="0.0000138167410260003">
                <text:p>0.0000138167410260003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0.000000000000596855898038484">
                <text:p>-0.0000000000005968558980384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121760936057">
                <text:p>0.018121760936057</text:p>
              </table:table-cell>
              <table:table-cell office:value-type="float" office:value="0.0000106935480199411">
                <text:p>0.0000106935480199411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0.00000000000056843418860808">
                <text:p>-0.000000000000568434188608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1344887546993">
                <text:p>0.0201344887546993</text:p>
              </table:table-cell>
              <table:table-cell office:value-type="float" office:value="0.0000131927410260006">
                <text:p>0.0000131927410260006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0.000000000000696331881044898">
                <text:p>0.0000000000006963318810448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3155817384435">
                <text:p>0.0223155817384435</text:p>
              </table:table-cell>
              <table:table-cell office:value-type="float" office:value="0.0000105065480199408">
                <text:p>0.0000105065480199408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46832782485802">
                <text:p>0.0246832782485802</text:p>
              </table:table-cell>
              <table:table-cell office:value-type="float" office:value="0.0000126897410260008">
                <text:p>0.0000126897410260008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2573770303718">
                <text:p>0.0272573770303718</text:p>
              </table:table-cell>
              <table:table-cell office:value-type="float" office:value="0.0000104055480199405">
                <text:p>0.0000104055480199405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0.00000000000147792889038101">
                <text:p>0.000000000001477928890381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00594027707206">
                <text:p>0.0300594027707206</text:p>
              </table:table-cell>
              <table:table-cell office:value-type="float" office:value="0.0000122897410260009">
                <text:p>0.0000122897410260009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-0.00000000000109423581307055">
                <text:p>-0.000000000001094235813070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31127860882105">
                <text:p>0.0331127860882105</text:p>
              </table:table-cell>
              <table:table-cell office:value-type="float" office:value="0.0000103625480199403">
                <text:p>0.0000103625480199403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-0.00000000000187583282240666">
                <text:p>-0.000000000001875832822406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64430594606031">
                <text:p>0.0364430594606031</text:p>
              </table:table-cell>
              <table:table-cell office:value-type="float" office:value="0.0000119737410260009">
                <text:p>0.0000119737410260009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0.000000000000483169060316868">
                <text:p>0.0000000000004831690603168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0780707281395">
                <text:p>0.0400780707281395</text:p>
              </table:table-cell>
              <table:table-cell office:value-type="float" office:value="0.0000103565480199401">
                <text:p>0.0000103565480199401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0.00000000000127897692436818">
                <text:p>0.00000000000127897692436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4048215957969">
                <text:p>0.044048215957969</text:p>
              </table:table-cell>
              <table:table-cell office:value-type="float" office:value="0.0000117257410260009">
                <text:p>0.0000117257410260009</text:p>
              </table:table-cell>
              <table:table-cell office:value-type="float" office:value="0.0000322621930060576">
                <text:p>0.0000322621930060576</text:p>
              </table:table-cell>
              <table:table-cell office:value-type="float" office:value="-0.00000000000112265752250096">
                <text:p>-0.000000000001122657522500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3866936169235">
                <text:p>0.0483866936169235</text:p>
              </table:table-cell>
              <table:table-cell office:value-type="float" office:value="0.0000103725480199399">
                <text:p>0.0000103725480199399</text:p>
              </table:table-cell>
              <table:table-cell office:value-type="float" office:value="0.0000322621930060577">
                <text:p>0.0000322621930060577</text:p>
              </table:table-cell>
              <table:table-cell office:value-type="float" office:value="0.00000000000346744855050929">
                <text:p>0.000000000003467448550509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3129782178037">
                <text:p>0.053129782178037</text:p>
              </table:table-cell>
              <table:table-cell office:value-type="float" office:value="0.0000115307410260009">
                <text:p>0.0000115307410260009</text:p>
              </table:table-cell>
              <table:table-cell office:value-type="float" office:value="0.0000322621930060577">
                <text:p>0.0000322621930060577</text:p>
              </table:table-cell>
              <table:table-cell office:value-type="float" office:value="0.00000000000267164068645798">
                <text:p>0.000000000002671640686457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83171434821644">
                <text:p>0.0583171434821644</text:p>
              </table:table-cell>
              <table:table-cell office:value-type="float" office:value="0.0000104025480199397">
                <text:p>0.0000104025480199397</text:p>
              </table:table-cell>
              <table:table-cell office:value-type="float" office:value="0.0000322621930060578">
                <text:p>0.0000322621930060578</text:p>
              </table:table-cell>
              <table:table-cell office:value-type="float" office:value="-0.00000000000191846538655227">
                <text:p>-0.000000000001918465386552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3992154391418">
                <text:p>0.063992154391418</text:p>
              </table:table-cell>
              <table:table-cell office:value-type="float" office:value="0.0000113787410260008">
                <text:p>0.0000113787410260008</text:p>
              </table:table-cell>
              <table:table-cell office:value-type="float" office:value="0.0000322621930060579">
                <text:p>0.0000322621930060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02022695077165">
                <text:p>0.0702022695077165</text:p>
              </table:table-cell>
              <table:table-cell office:value-type="float" office:value="0.0000104385480199395">
                <text:p>0.0000104385480199395</text:p>
              </table:table-cell>
              <table:table-cell office:value-type="float" office:value="0.0000322621930060579">
                <text:p>0.0000322621930060579</text:p>
              </table:table-cell>
              <table:table-cell office:value-type="float" office:value="0.00000000000267164068645798">
                <text:p>0.000000000002671640686457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69994179895101">
                <text:p>0.0769994179895101</text:p>
              </table:table-cell>
              <table:table-cell office:value-type="float" office:value="0.0000112577410260008">
                <text:p>0.0000112577410260008</text:p>
              </table:table-cell>
              <table:table-cell office:value-type="float" office:value="0.000032262193006058">
                <text:p>0.000032262193006058</text:p>
              </table:table-cell>
              <table:table-cell office:value-type="float" office:value="0.00000000000463273863715585">
                <text:p>0.000000000004632738637155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4440437784874">
                <text:p>0.084440437784874</text:p>
              </table:table-cell>
              <table:table-cell office:value-type="float" office:value="0.0000104755480199392">
                <text:p>0.0000104755480199392</text:p>
              </table:table-cell>
              <table:table-cell office:value-type="float" office:value="0.0000322621930060581">
                <text:p>0.0000322621930060581</text:p>
              </table:table-cell>
              <table:table-cell office:value-type="float" office:value="-0.00000000000814281975181075">
                <text:p>-0.000000000008142819751810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25875509120395">
                <text:p>0.0925875509120395</text:p>
              </table:table-cell>
              <table:table-cell office:value-type="float" office:value="0.0000111627410260008">
                <text:p>0.0000111627410260008</text:p>
              </table:table-cell>
              <table:table-cell office:value-type="float" office:value="0.0000322621930060582">
                <text:p>0.0000322621930060582</text:p>
              </table:table-cell>
              <table:table-cell office:value-type="float" office:value="0.00000000000160582658281783">
                <text:p>0.000000000001605826582817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1508883761672">
                <text:p>0.101508883761672</text:p>
              </table:table-cell>
              <table:table-cell office:value-type="float" office:value="0.000010511548019939">
                <text:p>0.000010511548019939</text:p>
              </table:table-cell>
              <table:table-cell office:value-type="float" office:value="0.0000322621930060583">
                <text:p>0.0000322621930060583</text:p>
              </table:table-cell>
              <table:table-cell office:value-type="float" office:value="-0.00000000000251532128459075">
                <text:p>-0.000000000002515321284590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1279036771681">
                <text:p>0.111279036771681</text:p>
              </table:table-cell>
              <table:table-cell office:value-type="float" office:value="0.0000110867410260007">
                <text:p>0.0000110867410260007</text:p>
              </table:table-cell>
              <table:table-cell office:value-type="float" office:value="0.0000322621930060585">
                <text:p>0.0000322621930060585</text:p>
              </table:table-cell>
              <table:table-cell office:value-type="float" office:value="0.00000000000750333128962666">
                <text:p>0.000000000007503331289626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197970823819">
                <text:p>0.12197970823819</text:p>
              </table:table-cell>
              <table:table-cell office:value-type="float" office:value="0.0000105455480199387">
                <text:p>0.0000105455480199387</text:p>
              </table:table-cell>
              <table:table-cell office:value-type="float" office:value="0.0000322621930060586">
                <text:p>0.0000322621930060586</text:p>
              </table:table-cell>
              <table:table-cell office:value-type="float" office:value="-0.000000000000298427949019242">
                <text:p>-0.000000000000298427949019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3700377479006">
                <text:p>0.133700377479006</text:p>
              </table:table-cell>
              <table:table-cell office:value-type="float" office:value="0.0000110267410260007">
                <text:p>0.0000110267410260007</text:p>
              </table:table-cell>
              <table:table-cell office:value-type="float" office:value="0.0000322621930060587">
                <text:p>0.0000322621930060587</text:p>
              </table:table-cell>
              <table:table-cell office:value-type="float" office:value="0.0000000000123350218927953">
                <text:p>0.00000000001233502189279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6539053062207">
                <text:p>0.146539053062207</text:p>
              </table:table-cell>
              <table:table-cell office:value-type="float" office:value="0.0000105765480199384">
                <text:p>0.0000105765480199384</text:p>
              </table:table-cell>
              <table:table-cell office:value-type="float" office:value="0.0000322621930060589">
                <text:p>0.0000322621930060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0603092356564">
                <text:p>0.160603092356564</text:p>
              </table:table-cell>
              <table:table-cell office:value-type="float" office:value="0.0000109777410260007">
                <text:p>0.0000109777410260007</text:p>
              </table:table-cell>
              <table:table-cell office:value-type="float" office:value="0.0000322621930060591">
                <text:p>0.0000322621930060591</text:p>
              </table:table-cell>
              <table:table-cell office:value-type="float" office:value="-0.00000000000855493453855161">
                <text:p>-0.00000000000855493453855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60100992569">
                <text:p>0.1760100992569</text:p>
              </table:table-cell>
              <table:table-cell office:value-type="float" office:value="0.000010603548019938">
                <text:p>0.000010603548019938</text:p>
              </table:table-cell>
              <table:table-cell office:value-type="float" office:value="0.0000322621930060593">
                <text:p>0.0000322621930060593</text:p>
              </table:table-cell>
              <table:table-cell office:value-type="float" office:value="-0.00000000000378008735424373">
                <text:p>-0.000000000003780087354243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2888907591184">
                <text:p>0.192888907591184</text:p>
              </table:table-cell>
              <table:table-cell office:value-type="float" office:value="0.0000109387410260006">
                <text:p>0.0000109387410260006</text:p>
              </table:table-cell>
              <table:table-cell office:value-type="float" office:value="0.0000322621930060595">
                <text:p>0.0000322621930060595</text:p>
              </table:table-cell>
              <table:table-cell office:value-type="float" office:value="-0.0000000000123918653116561">
                <text:p>-0.00000000001239186531165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1380658432655">
                <text:p>0.211380658432655</text:p>
              </table:table-cell>
              <table:table-cell office:value-type="float" office:value="0.0000106275480199376">
                <text:p>0.0000106275480199376</text:p>
              </table:table-cell>
              <table:table-cell office:value-type="float" office:value="0.0000322621930060597">
                <text:p>0.0000322621930060597</text:p>
              </table:table-cell>
              <table:table-cell office:value-type="float" office:value="-0.0000000000167261759997928">
                <text:p>-0.00000000001672617599979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1639980325467">
                <text:p>0.231639980325467</text:p>
              </table:table-cell>
              <table:table-cell office:value-type="float" office:value="0.0000109067410260006">
                <text:p>0.0000109067410260006</text:p>
              </table:table-cell>
              <table:table-cell office:value-type="float" office:value="0.00003226219300606">
                <text:p>0.00003226219300606</text:p>
              </table:table-cell>
              <table:table-cell office:value-type="float" office:value="-0.0000000000148219214679557">
                <text:p>-0.00000000001482192146795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3836282292958">
                <text:p>0.253836282292958</text:p>
              </table:table-cell>
              <table:table-cell office:value-type="float" office:value="0.0000106485480199371">
                <text:p>0.0000106485480199371</text:p>
              </table:table-cell>
              <table:table-cell office:value-type="float" office:value="0.0000322621930060603">
                <text:p>0.0000322621930060603</text:p>
              </table:table-cell>
              <table:table-cell office:value-type="float" office:value="0.0000000000239595010498306">
                <text:p>0.0000000000239595010498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'Arkusz1_2-idealna siatka'.B8:'Arkusz1_2-idealna siatka'.D22" svg:x="0.428cm" svg:y="0.241cm" svg:width="20.593cm" svg:height="11.583cm">
          <chartooo:coordinate-region svg:x="1.166cm" svg:y="0.443cm" svg:width="19.567cm" svg:height="10.72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Arkusz1_2-idealna siatka'.C8:'Arkusz1_2-idealna siatka'.C22" chart:class="chart:scatter">
            <chart:domain table:cell-range-address="'Arkusz1_2-idealna siatka'.B8:'Arkusz1_2-idealna siatka'.B22"/>
            <chart:data-point chart:repeated="15"/>
          </chart:series>
          <chart:series chart:style-name="ch6" chart:values-cell-range-address="'Arkusz1_2-idealna siatka'.D8:'Arkusz1_2-idealna siatka'.D22" chart:class="chart:scatte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rkusz1_2-idealna siatka'.B8:'Arkusz1_2-idealna siatka'.B22</svg:desc>
                </draw:g>
              </table:table-cell>
              <table:table-cell office:value-type="float" office:value="1">
                <text:p>1</text:p>
                <draw:g>
                  <svg:desc>'Arkusz1_2-idealna siatka'.C8:'Arkusz1_2-idealna siatka'.C22</svg:desc>
                </draw:g>
              </table:table-cell>
              <table:table-cell office:value-type="float" office:value="2.1">
                <text:p>2.1</text:p>
                <draw:g>
                  <svg:desc>'Arkusz1_2-idealna siatka'.D8:'Arkusz1_2-idealna siatka'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">
                <text:p>34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2">
                <text:p>40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Arkusz1_2.B8:Arkusz1_2.D50 Arkusz1_2.Y8:Arkusz1_2.Y50" svg:x="-0.227cm" svg:y="0.389cm" svg:width="21.213cm" svg:height="11.582cm">
          <chartooo:coordinate-region svg:x="1.527cm" svg:y="0.591cm" svg:width="18.593cm" svg:height="10.72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rkusz1_2.C8:Arkusz1_2.C50" chart:class="chart:scatter">
            <chart:domain table:cell-range-address="Arkusz1_2.B8:Arkusz1_2.B50"/>
            <chart:data-point chart:repeated="43"/>
          </chart:series>
          <chart:series chart:attached-axis="primary-y" chart:style-name="ch7" chart:values-cell-range-address="Arkusz1_2.D8:Arkusz1_2.D50" chart:class="chart:scatter">
            <chart:data-point chart:repeated="43"/>
          </chart:series>
          <chart:series chart:attached-axis="secondary-y" chart:style-name="ch8" chart:values-cell-range-address="Arkusz1_2.Y8:Arkusz1_2.Y50" chart:class="chart:scatter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_2.B8:Arkusz1_2.B50</svg:desc>
                </draw:g>
              </table:table-cell>
              <table:table-cell office:value-type="float" office:value="0.0000160643705129985">
                <text:p>0.0000160643705129985</text:p>
                <draw:g>
                  <svg:desc>Arkusz1_2.C8:Arkusz1_2.C50</svg:desc>
                </draw:g>
              </table:table-cell>
              <table:table-cell office:value-type="float" office:value="0.000032262193006057">
                <text:p>0.000032262193006057</text:p>
                <draw:g>
                  <svg:desc>Arkusz1_2.D8:Arkusz1_2.D50</svg:desc>
                </draw:g>
              </table:table-cell>
              <table:table-cell office:value-type="float" office:value="-0.28896336167206">
                <text:p>-0.28896336167206</text:p>
                <draw:g>
                  <svg:desc>Arkusz1_2.Y8:Arkusz1_2.Y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9999999999998">
                <text:p>0.00099999999999998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">
                <text:p>0.000032262193006057</text:p>
              </table:table-cell>
              <table:table-cell office:value-type="float" office:value="-0.291200866886809">
                <text:p>-0.2912008668868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0836202831636">
                <text:p>0.00200836202831636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295681742495537">
                <text:p>-0.295681742495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3351803678293">
                <text:p>0.00303351803678293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0241693496852">
                <text:p>-0.30241693496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08404040897127">
                <text:p>0.00408404040897127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11420861478013">
                <text:p>-0.311420861478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16871364270448">
                <text:p>0.00516871364270448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22708888412428">
                <text:p>-0.322708888412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29660780627709">
                <text:p>0.00629660780627709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36293777237566">
                <text:p>-0.3362937772375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47715438262268">
                <text:p>0.00747715438262268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52180945706451">
                <text:p>-0.3521809457064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72022513564146">
                <text:p>0.00872022513564146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70362375715299">
                <text:p>-0.370362375715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0362146581694">
                <text:p>0.0100362146581694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0.390809005497097">
                <text:p>-0.3908090054970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4361272918578">
                <text:p>0.0114361272918578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0.413461486352507">
                <text:p>-0.4134614863525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93166914579">
                <text:p>0.01293166914579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0.438219280531634">
                <text:p>-0.4382192805316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45353459832969">
                <text:p>0.0145353459832969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0.464928249229629">
                <text:p>-0.4649282492296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260567795504">
                <text:p>0.016260567795504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0.493367147518963">
                <text:p>-0.4933671475189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121760936057">
                <text:p>0.018121760936057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0.523233824075497">
                <text:p>-0.523233824075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1344887546993">
                <text:p>0.0201344887546993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0.554132413158413">
                <text:p>-0.5541324131584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3155817384435">
                <text:p>0.022315581738443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0.585563370760507">
                <text:p>-0.585563370760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46832782485802">
                <text:p>0.0246832782485802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-0.616918757363468">
                <text:p>-0.6169187573634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2573770303718">
                <text:p>0.0272573770303718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-0.647485552436745">
                <text:p>-0.6474855524367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00594027707206">
                <text:p>0.0300594027707206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-0.676459787669501">
                <text:p>-0.676459787669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31127860882105">
                <text:p>0.033112786088210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-0.702973662406855">
                <text:p>-0.702973662406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64430594606031">
                <text:p>0.0364430594606031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-0.72613637572632">
                <text:p>-0.72613637572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0780707281395">
                <text:p>0.040078070728139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-0.745087166012517">
                <text:p>-0.7450871660125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4048215957969">
                <text:p>0.044048215957969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6">
                <text:p>0.0000322621930060576</text:p>
              </table:table-cell>
              <table:table-cell office:value-type="float" office:value="-0.759056281429551">
                <text:p>-0.759056281429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3866936169235">
                <text:p>0.048386693616923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7">
                <text:p>0.0000322621930060577</text:p>
              </table:table-cell>
              <table:table-cell office:value-type="float" office:value="-0.767426935316202">
                <text:p>-0.7674269353162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3129782178037">
                <text:p>0.053129782178037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7">
                <text:p>0.0000322621930060577</text:p>
              </table:table-cell>
              <table:table-cell office:value-type="float" office:value="-0.769789578753873">
                <text:p>-0.7697895787538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83171434821644">
                <text:p>0.0583171434821644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8">
                <text:p>0.0000322621930060578</text:p>
              </table:table-cell>
              <table:table-cell office:value-type="float" office:value="-0.765979831962738">
                <text:p>-0.7659798319627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3992154391418">
                <text:p>0.063992154391418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9">
                <text:p>0.0000322621930060579</text:p>
              </table:table-cell>
              <table:table-cell office:value-type="float" office:value="-0.756093510299635">
                <text:p>-0.7560935102996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02022695077165">
                <text:p>0.070202269507716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9">
                <text:p>0.0000322621930060579</text:p>
              </table:table-cell>
              <table:table-cell office:value-type="float" office:value="-0.740476029969351">
                <text:p>-0.740476029969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69994179895101">
                <text:p>0.0769994179895101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8">
                <text:p>0.000032262193006058</text:p>
              </table:table-cell>
              <table:table-cell office:value-type="float" office:value="-0.719688085514207">
                <text:p>-0.7196880855142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4440437784874">
                <text:p>0.084440437784874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81">
                <text:p>0.0000322621930060581</text:p>
              </table:table-cell>
              <table:table-cell office:value-type="float" office:value="-0.694453568934605">
                <text:p>-0.694453568934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25875509120395">
                <text:p>0.0925875509120395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82">
                <text:p>0.0000322621930060582</text:p>
              </table:table-cell>
              <table:table-cell office:value-type="float" office:value="-0.665598160744572">
                <text:p>-0.6655981607445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1508883761672">
                <text:p>0.101508883761672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83">
                <text:p>0.0000322621930060583</text:p>
              </table:table-cell>
              <table:table-cell office:value-type="float" office:value="-0.633987405563133">
                <text:p>-0.6339874055631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1279036771681">
                <text:p>0.111279036771681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85">
                <text:p>0.0000322621930060585</text:p>
              </table:table-cell>
              <table:table-cell office:value-type="float" office:value="-0.600471627989109">
                <text:p>-0.6004716279891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197970823819">
                <text:p>0.12197970823819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86">
                <text:p>0.0000322621930060586</text:p>
              </table:table-cell>
              <table:table-cell office:value-type="float" office:value="-0.565842482040267">
                <text:p>-0.5658424820402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3700377479006">
                <text:p>0.133700377479006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87">
                <text:p>0.0000322621930060587</text:p>
              </table:table-cell>
              <table:table-cell office:value-type="float" office:value="-0.530803123032356">
                <text:p>-0.5308031230323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6539053062207">
                <text:p>0.146539053062207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89">
                <text:p>0.0000322621930060589</text:p>
              </table:table-cell>
              <table:table-cell office:value-type="float" office:value="-0.495951618946052">
                <text:p>-0.4959516189460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0603092356564">
                <text:p>0.160603092356564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91">
                <text:p>0.0000322621930060591</text:p>
              </table:table-cell>
              <table:table-cell office:value-type="float" office:value="-0.461775635210131">
                <text:p>-0.4617756352101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60100992569">
                <text:p>0.1760100992569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93">
                <text:p>0.0000322621930060593</text:p>
              </table:table-cell>
              <table:table-cell office:value-type="float" office:value="-0.428655665838221">
                <text:p>-0.4286556658382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2888907591184">
                <text:p>0.192888907591184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95">
                <text:p>0.0000322621930060595</text:p>
              </table:table-cell>
              <table:table-cell office:value-type="float" office:value="-0.396873990265846">
                <text:p>-0.396873990265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1380658432655">
                <text:p>0.21138065843265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97">
                <text:p>0.0000322621930060597</text:p>
              </table:table-cell>
              <table:table-cell office:value-type="float" office:value="-0.366626866104056">
                <text:p>-0.3666268661040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1639980325467">
                <text:p>0.231639980325467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6">
                <text:p>0.00003226219300606</text:p>
              </table:table-cell>
              <table:table-cell office:value-type="float" office:value="-0.338038002664916">
                <text:p>-0.3380380026649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3836282292958">
                <text:p>0.253836282292958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603">
                <text:p>0.0000322621930060603</text:p>
              </table:table-cell>
              <table:table-cell office:value-type="float" office:value="-0.311171931101285">
                <text:p>-0.3111719311012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